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86cm"/>
    </style:style>
    <style:style style:name="co2" style:family="table-column">
      <style:table-column-properties fo:break-before="auto" style:column-width="2.023cm"/>
    </style:style>
    <style:style style:name="co3" style:family="table-column">
      <style:table-column-properties fo:break-before="auto" style:column-width="3.572cm"/>
    </style:style>
    <style:style style:name="co4" style:family="table-column">
      <style:table-column-properties fo:break-before="auto" style:column-width="2.963cm"/>
    </style:style>
    <style:style style:name="co5" style:family="table-column">
      <style:table-column-properties fo:break-before="auto" style:column-width="11.312cm"/>
    </style:style>
    <style:style style:name="co6" style:family="table-column">
      <style:table-column-properties fo:break-before="auto" style:column-width="10.317cm"/>
    </style:style>
    <style:style style:name="co7" style:family="table-column">
      <style:table-column-properties fo:break-before="auto" style:column-width="18.168cm"/>
    </style:style>
    <style:style style:name="co8" style:family="table-column">
      <style:table-column-properties fo:break-before="auto" style:column-width="16.923cm"/>
    </style:style>
    <style:style style:name="co9" style:family="table-column">
      <style:table-column-properties fo:break-before="auto" style:column-width="23.199cm"/>
    </style:style>
    <style:style style:name="co10" style:family="table-column">
      <style:table-column-properties fo:break-before="auto" style:column-width="17.974cm"/>
    </style:style>
    <style:style style:name="co11" style:family="table-column">
      <style:table-column-properties fo:break-before="auto" style:column-width="17.477cm"/>
    </style:style>
    <style:style style:name="co12" style:family="table-column">
      <style:table-column-properties fo:break-before="auto" style:column-width="18.085cm"/>
    </style:style>
    <style:style style:name="co13" style:family="table-column">
      <style:table-column-properties fo:break-before="auto" style:column-width="17.145cm"/>
    </style:style>
    <style:style style:name="co14" style:family="table-column">
      <style:table-column-properties fo:break-before="auto" style:column-width="16.508cm"/>
    </style:style>
    <style:style style:name="co15" style:family="table-column">
      <style:table-column-properties fo:break-before="auto" style:column-width="16.702cm"/>
    </style:style>
    <style:style style:name="co16" style:family="table-column">
      <style:table-column-properties fo:break-before="auto" style:column-width="18.277cm"/>
    </style:style>
    <style:style style:name="co17" style:family="table-column">
      <style:table-column-properties fo:break-before="auto" style:column-width="13.384cm"/>
    </style:style>
    <style:style style:name="co18" style:family="table-column">
      <style:table-column-properties fo:break-before="auto" style:column-width="13.993cm"/>
    </style:style>
    <style:style style:name="co19" style:family="table-column">
      <style:table-column-properties fo:break-before="auto" style:column-width="22.895cm"/>
    </style:style>
    <style:style style:name="co20" style:family="table-column">
      <style:table-column-properties fo:break-before="auto" style:column-width="24.857cm"/>
    </style:style>
    <style:style style:name="co21" style:family="table-column">
      <style:table-column-properties fo:break-before="auto" style:column-width="23.999cm"/>
    </style:style>
    <style:style style:name="co22" style:family="table-column">
      <style:table-column-properties fo:break-before="auto" style:column-width="25.963cm"/>
    </style:style>
    <style:style style:name="co23" style:family="table-column">
      <style:table-column-properties fo:break-before="auto" style:column-width="25.437cm"/>
    </style:style>
    <style:style style:name="co24" style:family="table-column">
      <style:table-column-properties fo:break-before="auto" style:column-width="27.123cm"/>
    </style:style>
    <style:style style:name="co25" style:family="table-column">
      <style:table-column-properties fo:break-before="auto" style:column-width="24.996cm"/>
    </style:style>
    <style:style style:name="co26" style:family="table-column">
      <style:table-column-properties fo:break-before="auto" style:column-width="47.609cm"/>
    </style:style>
    <style:style style:name="co27" style:family="table-column">
      <style:table-column-properties fo:break-before="auto" style:column-width="15.625cm"/>
    </style:style>
    <style:style style:name="co28" style:family="table-column">
      <style:table-column-properties fo:break-before="auto" style:column-width="13.192cm"/>
    </style:style>
    <style:style style:name="co29" style:family="table-column">
      <style:table-column-properties fo:break-before="auto" style:column-width="12.638cm"/>
    </style:style>
    <style:style style:name="co30" style:family="table-column">
      <style:table-column-properties fo:break-before="auto" style:column-width="13.578cm"/>
    </style:style>
    <style:style style:name="co31" style:family="table-column">
      <style:table-column-properties fo:break-before="auto" style:column-width="12.693cm"/>
    </style:style>
    <style:style style:name="co32" style:family="table-column">
      <style:table-column-properties fo:break-before="auto" style:column-width="13.081cm"/>
    </style:style>
    <style:style style:name="co33" style:family="table-column">
      <style:table-column-properties fo:break-before="auto" style:column-width="12.776cm"/>
    </style:style>
    <style:style style:name="co34" style:family="table-column">
      <style:table-column-properties fo:break-before="auto" style:column-width="12.832cm"/>
    </style:style>
    <style:style style:name="co35" style:family="table-column">
      <style:table-column-properties fo:break-before="auto" style:column-width="15.817cm"/>
    </style:style>
    <style:style style:name="co36" style:family="table-column">
      <style:table-column-properties fo:break-before="auto" style:column-width="18.914cm"/>
    </style:style>
    <style:style style:name="co37" style:family="table-column">
      <style:table-column-properties fo:break-before="auto" style:column-width="27.289cm"/>
    </style:style>
    <style:style style:name="co38" style:family="table-column">
      <style:table-column-properties fo:break-before="auto" style:column-width="22.673cm"/>
    </style:style>
    <style:style style:name="co39" style:family="table-column">
      <style:table-column-properties fo:break-before="auto" style:column-width="24.747cm"/>
    </style:style>
    <style:style style:name="co40" style:family="table-column">
      <style:table-column-properties fo:break-before="auto" style:column-width="23.641cm"/>
    </style:style>
    <style:style style:name="co41" style:family="table-column">
      <style:table-column-properties fo:break-before="auto" style:column-width="23.447cm"/>
    </style:style>
    <style:style style:name="co42" style:family="table-column">
      <style:table-column-properties fo:break-before="auto" style:column-width="26.323cm"/>
    </style:style>
    <style:style style:name="co43" style:family="table-column">
      <style:table-column-properties fo:break-before="auto" style:column-width="48.99cm"/>
    </style:style>
    <style:style style:name="co44" style:family="table-column">
      <style:table-column-properties fo:break-before="auto" style:column-width="11.146cm"/>
    </style:style>
    <style:style style:name="co45" style:family="table-column">
      <style:table-column-properties fo:break-before="auto" style:column-width="7.414cm"/>
    </style:style>
    <style:style style:name="co46" style:family="table-column">
      <style:table-column-properties fo:break-before="auto" style:column-width="2.258cm"/>
    </style:style>
    <style:style style:name="co47" style:family="table-column">
      <style:table-column-properties fo:break-before="auto" style:column-width="0.751cm"/>
    </style:style>
    <style:style style:name="co48" style:family="table-column">
      <style:table-column-properties fo:break-before="auto" style:column-width="2.194cm"/>
    </style:style>
    <style:style style:name="co49" style:family="table-column">
      <style:table-column-properties fo:break-before="auto" style:column-width="3.854cm"/>
    </style:style>
    <style:style style:name="co50" style:family="table-column">
      <style:table-column-properties fo:break-before="auto" style:column-width="3.179cm"/>
    </style:style>
    <style:style style:name="co51" style:family="table-column">
      <style:table-column-properties fo:break-before="auto" style:column-width="11.686cm"/>
    </style:style>
    <style:style style:name="co52" style:family="table-column">
      <style:table-column-properties fo:break-before="auto" style:column-width="11.01cm"/>
    </style:style>
    <style:style style:name="co53" style:family="table-column">
      <style:table-column-properties fo:break-before="auto" style:column-width="19.059cm"/>
    </style:style>
    <style:style style:name="co54" style:family="table-column">
      <style:table-column-properties fo:break-before="auto" style:column-width="17.768cm"/>
    </style:style>
    <style:style style:name="co55" style:family="table-column">
      <style:table-column-properties fo:break-before="auto" style:column-width="23.881cm"/>
    </style:style>
    <style:style style:name="co56" style:family="table-column">
      <style:table-column-properties fo:break-before="auto" style:column-width="18.75cm"/>
    </style:style>
    <style:style style:name="co57" style:family="table-column">
      <style:table-column-properties fo:break-before="auto" style:column-width="18.567cm"/>
    </style:style>
    <style:style style:name="co58" style:family="table-column">
      <style:table-column-properties fo:break-before="auto" style:column-width="19.212cm"/>
    </style:style>
    <style:style style:name="co59" style:family="table-column">
      <style:table-column-properties fo:break-before="auto" style:column-width="17.399cm"/>
    </style:style>
    <style:style style:name="co60" style:family="table-column">
      <style:table-column-properties fo:break-before="auto" style:column-width="17.337cm"/>
    </style:style>
    <style:style style:name="co61" style:family="table-column">
      <style:table-column-properties fo:break-before="auto" style:column-width="19.089cm"/>
    </style:style>
    <style:style style:name="co62" style:family="table-column">
      <style:table-column-properties fo:break-before="auto" style:column-width="14.143cm"/>
    </style:style>
    <style:style style:name="co63" style:family="table-column">
      <style:table-column-properties fo:break-before="auto" style:column-width="14.758cm"/>
    </style:style>
    <style:style style:name="co64" style:family="table-column">
      <style:table-column-properties fo:break-before="auto" style:column-width="23.973cm"/>
    </style:style>
    <style:style style:name="co65" style:family="table-column">
      <style:table-column-properties fo:break-before="auto" style:column-width="26.03cm"/>
    </style:style>
    <style:style style:name="co66" style:family="table-column">
      <style:table-column-properties fo:break-before="auto" style:column-width="25.047cm"/>
    </style:style>
    <style:style style:name="co67" style:family="table-column">
      <style:table-column-properties fo:break-before="auto" style:column-width="27.106cm"/>
    </style:style>
    <style:style style:name="co68" style:family="table-column">
      <style:table-column-properties fo:break-before="auto" style:column-width="26.554cm"/>
    </style:style>
    <style:style style:name="co69" style:family="table-column">
      <style:table-column-properties fo:break-before="auto" style:column-width="28.427cm"/>
    </style:style>
    <style:style style:name="co70" style:family="table-column">
      <style:table-column-properties fo:break-before="auto" style:column-width="26.215cm"/>
    </style:style>
    <style:style style:name="co71" style:family="table-column">
      <style:table-column-properties fo:break-before="auto" style:column-width="49.959cm"/>
    </style:style>
    <style:style style:name="co72" style:family="table-column">
      <style:table-column-properties fo:break-before="auto" style:column-width="16.293cm"/>
    </style:style>
    <style:style style:name="co73" style:family="table-column">
      <style:table-column-properties fo:break-before="auto" style:column-width="13.868cm"/>
    </style:style>
    <style:style style:name="co74" style:family="table-column">
      <style:table-column-properties fo:break-before="auto" style:column-width="13.346cm"/>
    </style:style>
    <style:style style:name="co75" style:family="table-column">
      <style:table-column-properties fo:break-before="auto" style:column-width="14.296cm"/>
    </style:style>
    <style:style style:name="co76" style:family="table-column">
      <style:table-column-properties fo:break-before="auto" style:column-width="13.714cm"/>
    </style:style>
    <style:style style:name="co77" style:family="table-column">
      <style:table-column-properties fo:break-before="auto" style:column-width="13.437cm"/>
    </style:style>
    <style:style style:name="co78" style:family="table-column">
      <style:table-column-properties fo:break-before="auto" style:column-width="13.467cm"/>
    </style:style>
    <style:style style:name="co79" style:family="table-column">
      <style:table-column-properties fo:break-before="auto" style:column-width="13.499cm"/>
    </style:style>
    <style:style style:name="co80" style:family="table-column">
      <style:table-column-properties fo:break-before="auto" style:column-width="16.662cm"/>
    </style:style>
    <style:style style:name="co81" style:family="table-column">
      <style:table-column-properties fo:break-before="auto" style:column-width="19.856cm"/>
    </style:style>
    <style:style style:name="co82" style:family="table-column">
      <style:table-column-properties fo:break-before="auto" style:column-width="28.917cm"/>
    </style:style>
    <style:style style:name="co83" style:family="table-column">
      <style:table-column-properties fo:break-before="auto" style:column-width="23.911cm"/>
    </style:style>
    <style:style style:name="co84" style:family="table-column">
      <style:table-column-properties fo:break-before="auto" style:column-width="26cm"/>
    </style:style>
    <style:style style:name="co85" style:family="table-column">
      <style:table-column-properties fo:break-before="auto" style:column-width="25.017cm"/>
    </style:style>
    <style:style style:name="co86" style:family="table-column">
      <style:table-column-properties fo:break-before="auto" style:column-width="24.74cm"/>
    </style:style>
    <style:style style:name="co87" style:family="table-column">
      <style:table-column-properties fo:break-before="auto" style:column-width="24.985cm"/>
    </style:style>
    <style:style style:name="co88" style:family="table-column">
      <style:table-column-properties fo:break-before="auto" style:column-width="27.811cm"/>
    </style:style>
    <style:style style:name="co89" style:family="table-column">
      <style:table-column-properties fo:break-before="auto" style:column-width="51.218cm"/>
    </style:style>
    <style:style style:name="co90" style:family="table-column">
      <style:table-column-properties fo:break-before="auto" style:column-width="11.594cm"/>
    </style:style>
    <style:style style:name="co91" style:family="table-column">
      <style:table-column-properties fo:break-before="auto" style:column-width="7.632cm"/>
    </style:style>
    <style:style style:name="co92" style:family="table-column">
      <style:table-column-properties fo:break-before="auto" style:column-width="1.919cm"/>
    </style:style>
    <style:style style:name="co93" style:family="table-column">
      <style:table-column-properties fo:break-before="auto" style:column-width="1.704cm"/>
    </style:style>
    <style:style style:name="co94" style:family="table-column">
      <style:table-column-properties fo:break-before="auto" style:column-width="2.748cm"/>
    </style:style>
    <style:style style:name="co95" style:family="table-column">
      <style:table-column-properties fo:break-before="auto" style:column-width="3.055cm"/>
    </style:style>
    <style:style style:name="co96" style:family="table-column">
      <style:table-column-properties fo:break-before="auto" style:column-width="10.458cm"/>
    </style:style>
    <style:style style:name="co97" style:family="table-column">
      <style:table-column-properties fo:break-before="auto" style:column-width="1.766cm"/>
    </style:style>
    <style:style style:name="co98" style:family="table-column">
      <style:table-column-properties fo:break-before="auto" style:column-width="0.721cm"/>
    </style:style>
    <style:style style:name="co99" style:family="table-column">
      <style:table-column-properties fo:break-before="auto" style:column-width="10.672cm"/>
    </style:style>
    <style:style style:name="co100" style:family="table-column">
      <style:table-column-properties fo:break-before="auto" style:column-width="2.801cm"/>
    </style:style>
    <style:style style:name="co101" style:family="table-column">
      <style:table-column-properties fo:break-before="auto" style:column-width="1.736cm"/>
    </style:style>
    <style:style style:name="co102" style:family="table-column">
      <style:table-column-properties fo:break-before="auto" style:column-width="3.115cm"/>
    </style:style>
    <style:style style:name="co103" style:family="table-column">
      <style:table-column-properties fo:break-before="auto" style:column-width="17.258cm"/>
    </style:style>
    <style:style style:name="co104" style:family="table-column">
      <style:table-column-properties fo:break-before="auto" style:column-width="2.582cm"/>
    </style:style>
    <style:style style:name="co105" style:family="table-column">
      <style:table-column-properties fo:break-before="auto" style:column-width="4.588cm"/>
    </style:style>
    <style:style style:name="co106" style:family="table-column">
      <style:table-column-properties fo:break-before="auto" style:column-width="2.865cm"/>
    </style:style>
    <style:style style:name="co107" style:family="table-column">
      <style:table-column-properties fo:break-before="auto" style:column-width="3.491cm"/>
    </style:style>
    <style:style style:name="co108" style:family="table-column">
      <style:table-column-properties fo:break-before="auto" style:column-width="2.08cm"/>
    </style:style>
    <style:style style:name="co109" style:family="table-column">
      <style:table-column-properties fo:break-before="auto" style:column-width="1.797cm"/>
    </style:style>
    <style:style style:name="co110" style:family="table-column">
      <style:table-column-properties fo:break-before="auto" style:column-width="15.722cm"/>
    </style:style>
    <style:style style:name="co111" style:family="table-column">
      <style:table-column-properties fo:break-before="auto" style:column-width="2.205cm"/>
    </style:style>
    <style:style style:name="co112" style:family="table-column">
      <style:table-column-properties fo:break-before="auto" style:column-width="2.676cm"/>
    </style:style>
    <style:style style:name="co113" style:family="table-column">
      <style:table-column-properties fo:break-before="auto" style:column-width="1.861cm"/>
    </style:style>
    <style:style style:name="co114" style:family="table-column">
      <style:table-column-properties fo:break-before="auto" style:column-width="2.362cm"/>
    </style:style>
    <style:style style:name="co115" style:family="table-column">
      <style:table-column-properties fo:break-before="auto" style:column-width="8.07cm"/>
    </style:style>
    <style:style style:name="co116" style:family="table-column">
      <style:table-column-properties fo:break-before="auto" style:column-width="2.644cm"/>
    </style:style>
    <style:style style:name="co117" style:family="table-column">
      <style:table-column-properties fo:break-before="auto" style:column-width="2.237cm"/>
    </style:style>
    <style:style style:name="co118" style:family="table-column">
      <style:table-column-properties fo:break-before="auto" style:column-width="3.586cm"/>
    </style:style>
    <style:style style:name="co119" style:family="table-column">
      <style:table-column-properties fo:break-before="auto" style:column-width="0.732cm"/>
    </style:style>
    <style:style style:name="co120" style:family="table-column">
      <style:table-column-properties fo:break-before="auto" style:column-width="21.773cm"/>
    </style:style>
    <style:style style:name="co121" style:family="table-column">
      <style:table-column-properties fo:break-before="auto" style:column-width="25.661cm"/>
    </style:style>
    <style:style style:name="co122" style:family="table-column">
      <style:table-column-properties fo:break-before="auto" style:column-width="1.923cm"/>
    </style:style>
    <style:style style:name="co123" style:family="table-column">
      <style:table-column-properties fo:break-before="auto" style:column-width="1.61cm"/>
    </style:style>
    <style:style style:name="co124" style:family="table-column">
      <style:table-column-properties fo:break-before="auto" style:column-width="1.453cm"/>
    </style:style>
    <style:style style:name="co125" style:family="table-column">
      <style:table-column-properties fo:break-before="auto" style:column-width="2.99cm"/>
    </style:style>
    <style:style style:name="co126" style:family="table-column">
      <style:table-column-properties fo:break-before="auto" style:column-width="13.339cm"/>
    </style:style>
    <style:style style:name="co127" style:family="table-column">
      <style:table-column-properties fo:break-before="auto" style:column-width="1.201cm"/>
    </style:style>
    <style:style style:name="co128" style:family="table-column">
      <style:table-column-properties fo:break-before="auto" style:column-width="24.125cm"/>
    </style:style>
    <style:style style:name="co129" style:family="table-column">
      <style:table-column-properties fo:break-before="auto" style:column-width="0.889cm"/>
    </style:style>
    <style:style style:name="co130" style:family="table-column">
      <style:table-column-properties fo:break-before="auto" style:column-width="1.64cm"/>
    </style:style>
    <style:style style:name="co131" style:family="table-column">
      <style:table-column-properties fo:break-before="auto" style:column-width="0.982cm"/>
    </style:style>
    <style:style style:name="co132" style:family="table-column">
      <style:table-column-properties fo:break-before="auto" style:column-width="1.893cm"/>
    </style:style>
    <style:style style:name="co133" style:family="table-column">
      <style:table-column-properties fo:break-before="auto" style:column-width="1.046cm"/>
    </style:style>
    <style:style style:name="co134" style:family="table-column">
      <style:table-column-properties fo:break-before="auto" style:column-width="1.171cm"/>
    </style:style>
    <style:style style:name="co135" style:family="table-column">
      <style:table-column-properties fo:break-before="auto" style:column-width="1.265cm"/>
    </style:style>
    <style:style style:name="co136" style:family="table-column">
      <style:table-column-properties fo:break-before="auto" style:column-width="4.463cm"/>
    </style:style>
    <style:style style:name="co137" style:family="table-column">
      <style:table-column-properties fo:break-before="auto" style:column-width="2.457cm"/>
    </style:style>
    <style:style style:name="co138" style:family="table-column">
      <style:table-column-properties fo:break-before="auto" style:column-width="1.672cm"/>
    </style:style>
    <style:style style:name="co139" style:family="table-column">
      <style:table-column-properties fo:break-before="auto" style:column-width="10.924cm"/>
    </style:style>
    <style:style style:name="co140" style:family="table-column">
      <style:table-column-properties fo:break-before="auto" style:column-width="10.754cm"/>
    </style:style>
    <style:style style:name="co141" style:family="table-column">
      <style:table-column-properties fo:break-before="auto" style:column-width="14.686cm"/>
    </style:style>
    <style:style style:name="co142" style:family="table-column">
      <style:table-column-properties fo:break-before="auto" style:column-width="25.693cm"/>
    </style:style>
    <style:style style:name="co143" style:family="table-column">
      <style:table-column-properties fo:break-before="auto" style:column-width="11.331cm"/>
    </style:style>
    <style:style style:name="co144" style:family="table-column">
      <style:table-column-properties fo:break-before="auto" style:column-width="3.711cm"/>
    </style:style>
    <style:style style:name="co145" style:family="table-column">
      <style:table-column-properties fo:break-before="auto" style:column-width="7.505cm"/>
    </style:style>
    <style:style style:name="co146" style:family="table-column">
      <style:table-column-properties fo:break-before="auto" style:column-width="1.076cm"/>
    </style:style>
    <style:style style:name="co147" style:family="table-column">
      <style:table-column-properties fo:break-before="auto" style:column-width="2.551cm"/>
    </style:style>
    <style:style style:name="ro1" style:family="table-row">
      <style:table-row-properties style:row-height="0.46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Pivot_20_Table_20_Corner">
      <style:table-cell-properties fo:border-bottom="none" fo:border-left="2.01pt solid #000000" fo:border-right="0.99pt solid #000000" fo:border-top="2.01pt solid #000000"/>
    </style:style>
    <style:style style:name="ce3" style:family="table-cell" style:parent-style-name="Pivot_20_Table_20_Field">
      <style:table-cell-properties fo:border-bottom="0.99pt solid #000000" fo:border-left="2.01pt solid #000000" fo:border-right="0.99pt solid #000000" fo:border-top="0.99pt solid #000000"/>
    </style:style>
    <style:style style:name="ce4" style:family="table-cell" style:parent-style-name="Pivot_20_Table_20_Category">
      <style:table-cell-properties fo:border-bottom="none" fo:border-left="2.01pt solid #000000" fo:border-right="0.99pt solid #000000" fo:border-top="0.99pt solid #000000"/>
    </style:style>
    <style:style style:name="ce5" style:family="table-cell" style:parent-style-name="Pivot_20_Table_20_Category">
      <style:table-cell-properties fo:border-bottom="none" fo:border-left="2.01pt solid #000000" fo:border-right="0.99pt solid #000000" fo:border-top="none"/>
    </style:style>
    <style:style style:name="ce6" style:family="table-cell" style:parent-style-name="Pivot_20_Table_20_Category">
      <style:table-cell-properties fo:border-bottom="2.01pt solid #000000" fo:border-left="2.01pt solid #000000" fo:border-right="0.99pt solid #000000" fo:border-top="none"/>
    </style:style>
    <style:style style:name="ce7" style:family="table-cell" style:parent-style-name="Pivot_20_Table_20_Field">
      <style:table-cell-properties fo:border-bottom="0.99pt solid #000000" fo:border-left="0.99pt solid #000000" fo:border-right="0.99pt solid #000000" fo:border-top="2.01pt solid #000000"/>
    </style:style>
    <style:style style:name="ce8" style:family="table-cell" style:parent-style-name="Pivot_20_Table_20_Category">
      <style:table-cell-properties fo:border-bottom="0.99pt solid #000000" fo:border-left="0.99pt solid #000000" fo:border-right="none" fo:border-top="none"/>
    </style:style>
    <style:style style:name="ce9" style:family="table-cell" style:parent-style-name="Pivot_20_Table_20_Value">
      <style:table-cell-properties fo:border-bottom="none" fo:border-left="0.99pt solid #000000" fo:border-right="none" fo:border-top="0.99pt solid #000000"/>
    </style:style>
    <style:style style:name="ce10" style:family="table-cell" style:parent-style-name="Pivot_20_Table_20_Value">
      <style:table-cell-properties fo:border-bottom="none" fo:border-left="0.99pt solid #000000" fo:border-right="none" fo:border-top="none"/>
    </style:style>
    <style:style style:name="ce11" style:family="table-cell" style:parent-style-name="Pivot_20_Table_20_Value">
      <style:table-cell-properties fo:border-bottom="2.01pt solid #000000" fo:border-left="0.99pt solid #000000" fo:border-right="none" fo:border-top="none"/>
    </style:style>
    <style:style style:name="ce12" style:family="table-cell" style:parent-style-name="Pivot_20_Table_20_Corner">
      <style:table-cell-properties fo:border-bottom="0.99pt solid #000000" fo:border-left="none" fo:border-right="none" fo:border-top="2.01pt solid #000000"/>
    </style:style>
    <style:style style:name="ce13" style:family="table-cell" style:parent-style-name="Pivot_20_Table_20_Category">
      <style:table-cell-properties fo:border-bottom="0.99pt solid #000000" fo:border-left="none" fo:border-right="none" fo:border-top="none"/>
    </style:style>
    <style:style style:name="ce14" style:family="table-cell" style:parent-style-name="Pivot_20_Table_20_Value">
      <style:table-cell-properties fo:border-bottom="none" fo:border-left="none" fo:border-right="none" fo:border-top="0.99pt solid #000000"/>
    </style:style>
    <style:style style:name="ce15" style:family="table-cell" style:parent-style-name="Pivot_20_Table_20_Value">
      <style:table-cell-properties fo:border-bottom="2.01pt solid #000000" fo:border-left="none" fo:border-right="none" fo:border-top="none"/>
    </style:style>
    <style:style style:name="ce16" style:family="table-cell" style:parent-style-name="Pivot_20_Table_20_Corner">
      <style:table-cell-properties fo:border-bottom="0.99pt solid #000000" fo:border-left="none" fo:border-right="2.01pt solid #000000" fo:border-top="2.01pt solid #000000"/>
    </style:style>
    <style:style style:name="ce17" style:family="table-cell" style:parent-style-name="Pivot_20_Table_20_Category">
      <style:table-cell-properties fo:border-bottom="0.99pt solid #000000" fo:border-left="none" fo:border-right="2.01pt solid #000000" fo:border-top="none"/>
    </style:style>
    <style:style style:name="ce18" style:family="table-cell" style:parent-style-name="Pivot_20_Table_20_Value">
      <style:table-cell-properties fo:border-bottom="none" fo:border-left="none" fo:border-right="2.01pt solid #000000" fo:border-top="0.99pt solid #000000"/>
    </style:style>
    <style:style style:name="ce19" style:family="table-cell" style:parent-style-name="Pivot_20_Table_20_Value">
      <style:table-cell-properties fo:border-bottom="none" fo:border-left="none" fo:border-right="2.01pt solid #000000" fo:border-top="none"/>
    </style:style>
    <style:style style:name="ce20" style:family="table-cell" style:parent-style-name="Pivot_20_Table_20_Value">
      <style:table-cell-properties fo:border-bottom="2.01pt solid #000000" fo:border-left="none" fo:border-right="2.01pt solid #000000" fo:border-top="none"/>
    </style:style>
    <style:style style:name="ce21" style:family="table-cell" style:parent-style-name="Default">
      <style:text-properties style:font-name="Liberation Serif" style:font-name-asian="Droid Sans" style:font-name-complex="Lohit Hindi"/>
    </style:style>
    <style:style style:name="ce22" style:family="table-cell" style:parent-style-name="Pivot_20_Table_20_Title">
      <style:table-cell-properties fo:border-bottom="2.01pt solid #000000" fo:border-left="2.01pt solid #000000" fo:border-right="0.99pt solid #000000" fo:border-top="0.99pt solid #000000"/>
    </style:style>
    <style:style style:name="ce23" style:family="table-cell" style:parent-style-name="Pivot_20_Table_20_Value">
      <style:table-cell-properties fo:border-bottom="0.99pt solid #000000" fo:border-left="0.99pt solid #000000" fo:border-right="none" fo:border-top="none"/>
    </style:style>
    <style:style style:name="ce24" style:family="table-cell" style:parent-style-name="Pivot_20_Table_20_Result">
      <style:table-cell-properties fo:border-bottom="2.01pt solid #000000" fo:border-left="0.99pt solid #000000" fo:border-right="none" fo:border-top="0.99pt solid #000000"/>
    </style:style>
    <style:style style:name="ce25" style:family="table-cell" style:parent-style-name="Pivot_20_Table_20_Value">
      <style:table-cell-properties fo:border-bottom="0.99pt solid #000000" fo:border-left="none" fo:border-right="none" fo:border-top="none"/>
    </style:style>
    <style:style style:name="ce26" style:family="table-cell" style:parent-style-name="Pivot_20_Table_20_Result">
      <style:table-cell-properties fo:border-bottom="2.01pt solid #000000" fo:border-left="none" fo:border-right="none" fo:border-top="0.99pt solid #000000"/>
    </style:style>
    <style:style style:name="ce27" style:family="table-cell" style:parent-style-name="Pivot_20_Table_20_Value">
      <style:table-cell-properties fo:border-bottom="none" fo:border-left="none" fo:border-right="0.99pt solid #000000" fo:border-top="0.99pt solid #000000"/>
    </style:style>
    <style:style style:name="ce28" style:family="table-cell" style:parent-style-name="Pivot_20_Table_20_Value">
      <style:table-cell-properties fo:border-bottom="none" fo:border-left="none" fo:border-right="0.99pt solid #000000" fo:border-top="none"/>
    </style:style>
    <style:style style:name="ce29" style:family="table-cell" style:parent-style-name="Pivot_20_Table_20_Value">
      <style:table-cell-properties fo:border-bottom="0.99pt solid #000000" fo:border-left="none" fo:border-right="0.99pt solid #000000" fo:border-top="none"/>
    </style:style>
    <style:style style:name="ce30" style:family="table-cell" style:parent-style-name="Pivot_20_Table_20_Result">
      <style:table-cell-properties fo:border-bottom="2.01pt solid #000000" fo:border-left="none" fo:border-right="0.99pt solid #000000" fo:border-top="0.99pt solid #000000"/>
    </style:style>
    <style:style style:name="ce31" style:family="table-cell" style:parent-style-name="Pivot_20_Table_20_Title">
      <style:table-cell-properties fo:border-bottom="0.99pt solid #000000" fo:border-left="0.99pt solid #000000" fo:border-right="2.01pt solid #000000" fo:border-top="0.99pt solid #000000"/>
    </style:style>
    <style:style style:name="ce32" style:family="table-cell" style:parent-style-name="Pivot_20_Table_20_Result">
      <style:table-cell-properties fo:border-bottom="none" fo:border-left="0.99pt solid #000000" fo:border-right="2.01pt solid #000000" fo:border-top="0.99pt solid #000000"/>
    </style:style>
    <style:style style:name="ce33" style:family="table-cell" style:parent-style-name="Pivot_20_Table_20_Result">
      <style:table-cell-properties fo:border-bottom="none" fo:border-left="0.99pt solid #000000" fo:border-right="2.01pt solid #000000" fo:border-top="none"/>
    </style:style>
    <style:style style:name="ce34" style:family="table-cell" style:parent-style-name="Pivot_20_Table_20_Result">
      <style:table-cell-properties fo:border-bottom="0.99pt solid #000000" fo:border-left="0.99pt solid #000000" fo:border-right="2.01pt solid #000000" fo:border-top="none"/>
    </style:style>
    <style:style style:name="ce35" style:family="table-cell" style:parent-style-name="Pivot_20_Table_20_Result">
      <style:table-cell-properties fo:border-bottom="2.01pt solid #000000" fo:border-left="0.99pt solid #000000" fo:border-right="2.01pt solid #000000" fo:border-top="0.99pt solid #000000"/>
    </style:style>
    <style:style style:name="ce36" style:family="table-cell" style:parent-style-name="Pivot_20_Table_20_Field">
      <style:table-cell-properties fo:border-bottom="0.99pt solid #000000" fo:border-left="2.01pt solid #000000" fo:border-right="0.99pt solid #000000" fo:border-top="2.01pt solid #000000"/>
    </style:style>
    <style:style style:name="ce37" style:family="table-cell" style:parent-style-name="Pivot_20_Table_20_Category">
      <style:table-cell-properties fo:border-bottom="0.99pt solid #000000" fo:border-left="2.01pt solid #000000" fo:border-right="none" fo:border-top="none"/>
    </style:style>
    <style:style style:name="ce38" style:family="table-cell" style:parent-style-name="Pivot_20_Table_20_Value">
      <style:table-cell-properties fo:border-bottom="2.01pt solid #000000" fo:border-left="2.01pt solid #000000" fo:border-right="none" fo:border-top="0.99pt solid #000000"/>
    </style:style>
    <style:style style:name="ce39" style:family="table-cell" style:parent-style-name="Pivot_20_Table_20_Value">
      <style:table-cell-properties fo:border-bottom="2.01pt solid #000000" fo:border-left="none" fo:border-right="none" fo:border-top="0.99pt solid #000000"/>
    </style:style>
    <style:style style:name="ce40" style:family="table-cell" style:parent-style-name="Pivot_20_Table_20_Value">
      <style:table-cell-properties fo:border-bottom="2.01pt solid #000000" fo:border-left="none" fo:border-right="2.01pt solid #000000" fo:border-top="0.99pt solid #000000"/>
    </style:style>
    <style:style style:name="ce41" style:family="table-cell" style:parent-style-name="Pivot_20_Table_20_Category">
      <style:table-cell-properties fo:border-bottom="0.99pt solid #000000" fo:border-left="2.01pt solid #000000" fo:border-right="0.99pt solid #000000" fo:border-top="none"/>
    </style:style>
    <style:style style:name="ce42" style:family="table-cell" style:parent-style-name="Pivot_20_Table_20_Category">
      <style:table-cell-properties fo:border-bottom="0.99pt solid #000000" fo:border-left="2.01pt solid #000000" fo:border-right="0.99pt solid #000000" fo:border-top="0.99pt solid #000000"/>
    </style:style>
    <style:style style:name="ce43" style:family="table-cell" style:parent-style-name="Pivot_20_Table_20_Title">
      <style:table-cell-properties fo:border-bottom="2.01pt solid #000000" fo:border-left="2.01pt solid #000000" fo:border-right="none" fo:border-top="0.99pt solid #000000"/>
    </style:style>
    <style:style style:name="ce44" style:family="table-cell" style:parent-style-name="Pivot_20_Table_20_Category">
      <style:table-cell-properties fo:border-bottom="none" fo:border-left="0.99pt solid #000000" fo:border-right="0.99pt solid #000000" fo:border-top="0.99pt solid #000000"/>
    </style:style>
    <style:style style:name="ce45" style:family="table-cell" style:parent-style-name="Pivot_20_Table_20_Category">
      <style:table-cell-properties fo:border-bottom="0.99pt solid #000000" fo:border-left="0.99pt solid #000000" fo:border-right="0.99pt solid #000000" fo:border-top="none"/>
    </style:style>
    <style:style style:name="ce46" style:family="table-cell" style:parent-style-name="Pivot_20_Table_20_Category">
      <style:table-cell-properties fo:border="0.99pt solid #000000"/>
    </style:style>
    <style:style style:name="ce47" style:family="table-cell" style:parent-style-name="Pivot_20_Table_20_Title">
      <style:table-cell-properties fo:border-bottom="2.01pt solid #000000" fo:border-left="none" fo:border-right="0.99pt solid #000000" fo:border-top="0.99pt solid #000000"/>
    </style:style>
    <style:style style:name="ce48" style:family="table-cell" style:parent-style-name="Pivot_20_Table_20_Corner">
      <style:table-cell-properties fo:border-bottom="0.99pt solid #000000" fo:border-left="0.99pt solid #000000" fo:border-right="2.01pt solid #000000" fo:border-top="2.01pt solid #000000"/>
    </style:style>
    <style:style style:name="ce49" style:family="table-cell" style:parent-style-name="Pivot_20_Table_20_Value">
      <style:table-cell-properties fo:border-bottom="none" fo:border-left="0.99pt solid #000000" fo:border-right="2.01pt solid #000000" fo:border-top="0.99pt solid #000000"/>
    </style:style>
    <style:style style:name="ce50" style:family="table-cell" style:parent-style-name="Pivot_20_Table_20_Value">
      <style:table-cell-properties fo:border-bottom="0.99pt solid #000000" fo:border-left="0.99pt solid #000000" fo:border-right="2.01pt solid #000000" fo:border-top="none"/>
    </style:style>
    <style:style style:name="ce51" style:family="table-cell" style:parent-style-name="Pivot_20_Table_20_Value">
      <style:table-cell-properties fo:border-bottom="0.99pt solid #000000" fo:border-left="0.99pt solid #000000" fo:border-right="2.01pt solid #000000" fo:border-top="0.99pt solid #000000"/>
    </style:style>
  </office:automatic-styles>
  <office:body>
    <office:spreadsheet>
      <table:table table:name="LimeSurvey Inp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0"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row table:style-name="ro1">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What is your experience working with the following tools and techniques? [Web-based Application Development]</text:p>
          </table:table-cell>
          <table:table-cell office:value-type="string">
            <text:p>What is your experience working with the following tools and techniques? [Database-driven Applications]</text:p>
          </table:table-cell>
          <table:table-cell office:value-type="string">
            <text:p>What is your experience working with the following tools and techniques? [Database Management Systems (e.g. MySQL, MS Access, Oracle)]</text:p>
          </table:table-cell>
          <table:table-cell office:value-type="string">
            <text:p>What is your experience working with the following tools and techniques? [Extensible Markup Language (XML)]</text:p>
          </table:table-cell>
          <table:table-cell office:value-type="string">
            <text:p>How often do you use the following storage solutions when building data-centric applications? [Cloud-based]</text:p>
          </table:table-cell>
          <table:table-cell office:value-type="string">
            <text:p>How often do you use the following storage solutions when building data-centric applications? [Database-based]</text:p>
          </table:table-cell>
          <table:table-cell office:value-type="string">
            <text:p>How often do you use the following storage solutions when building data-centric applications? [File-based]</text:p>
          </table:table-cell>
          <table:table-cell office:value-type="string">
            <text:p>Please order the following storage solutions by preference, starting with the most prefered [Ranking 1]</text:p>
          </table:table-cell>
          <table:table-cell office:value-type="string">
            <text:p>Please order the following storage solutions by preference, starting with the most prefered [Ranking 2]</text:p>
          </table:table-cell>
          <table:table-cell office:value-type="string">
            <text:p>Please order the following storage solutions by preference, starting with the most prefered [Ranking 3]</text:p>
          </table:table-cell>
          <table:table-cell office:value-type="string">
            <text:p>What aspects of your most prefered solution above do you find particularly valuable?</text:p>
          </table:table-cell>
          <table:table-cell office:value-type="string">
            <text:p>How would you rate your knowledge of the following┬áconcepts? [Metadata Standards (e.g. Dublin Core, METS)]</text:p>
          </table:table-cell>
          <table:table-cell office:value-type="string">
            <text:p>How would you rate your knowledge of the following┬áconcepts? [Digital Libraries]</text:p>
          </table:table-cell>
          <table:table-cell office:value-type="string">
            <text:p>How would you rate your knowledge of the following┬áconcepts? [Digital 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3"/>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3"/>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3"/>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3"/>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3"/>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string">
            <text:p>Novice</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2"/>
          <table:table-cell office:value-type="string">
            <text:p>Novice</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string">
            <text:p>Novice</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table-cell table:number-columns-repeated="2" office:value-type="string">
            <text:p>Novice</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3" office:value-type="string">
            <text:p>Novice</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3"/>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table-cell table:number-columns-repeated="2" office:value-type="string">
            <text:p>Novice</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string">
            <text:p>Novice</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table:number-columns-repeated="3"/>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string">
            <text:p>Novice</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3" office:value-type="string">
            <text:p>Novice</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2" table:number-rows-repeated="1048548">
          <table:table-cell table:number-columns-repeated="49"/>
        </table:table-row>
        <table:table-row table:style-name="ro2">
          <table:table-cell table:number-columns-repeated="49"/>
        </table:table-row>
      </table:table>
      <table:table table:name="Experiment Raw Data" table:style-name="ta1">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7" table:default-cell-style-name="Default"/>
        <table:table-column table:style-name="co59" table:number-columns-repeated="3"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row table:style-name="ro1">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What is your experience working with the following tools and techniques? [Web-based Application Development]</text:p>
          </table:table-cell>
          <table:table-cell table:number-columns-repeated="3"/>
          <table:table-cell office:value-type="string">
            <text:p>How often do you use the following storage solutions when building data-centric applications? [Cloud-based]</text:p>
          </table:table-cell>
          <table:table-cell office:value-type="string">
            <text:p>How often do you use the following storage solutions when building data-centric applications? [Database-based]</text:p>
          </table:table-cell>
          <table:table-cell office:value-type="string">
            <text:p>How often do you use the following storage solutions when building data-centric applications? [File-based]</text:p>
          </table:table-cell>
          <table:table-cell office:value-type="string">
            <text:p>Please order the following storage solutions by preference, starting with the most prefered [Ranking 1]</text:p>
          </table:table-cell>
          <table:table-cell office:value-type="string">
            <text:p>Please order the following storage solutions by preference, starting with the most prefered [Ranking 2]</text:p>
          </table:table-cell>
          <table:table-cell office:value-type="string">
            <text:p>Please order the following storage solutions by preference, starting with the most prefered [Ranking 3]</text:p>
          </table:table-cell>
          <table:table-cell office:value-type="string">
            <text:p>What aspects of your most prefered solution above do you find particularly valuable?</text:p>
          </table:table-cell>
          <table:table-cell office:value-type="string">
            <text:p>How would you rate your knowledge of the following┬áconcepts? [Metadata Standards (e.g. Dublin Core, METS)]</text:p>
          </table:table-cell>
          <table:table-cell office:value-type="string">
            <text:p>How would you rate your knowledge of the following┬áconcepts? [Digital Libraries]</text:p>
          </table:table-cell>
          <table:table-cell office:value-type="string">
            <text:p>How would you rate your knowledge of the following┬áconcepts? [Digital 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Less than 1 year</text:p>
          </table:table-cell>
          <table:table-cell table:number-columns-repeated="3"/>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1">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1-3 years</text:p>
          </table:table-cell>
          <table:table-cell table:number-columns-repeated="3"/>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3"/>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1">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1-3 years</text:p>
          </table:table-cell>
          <table:table-cell table:number-columns-repeated="3"/>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3"/>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Less than 1 year</text:p>
          </table:table-cell>
          <table:table-cell table:number-columns-repeated="3"/>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3"/>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3"/>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3"/>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Less than 1 year</text:p>
          </table:table-cell>
          <table:table-cell table:number-columns-repeated="3"/>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1-3 years</text:p>
          </table:table-cell>
          <table:table-cell table:number-columns-repeated="3"/>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Less than 1 year</text:p>
          </table:table-cell>
          <table:table-cell table:number-columns-repeated="3"/>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1-3 years</text:p>
          </table:table-cell>
          <table:table-cell table:number-columns-repeated="3"/>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Less than 1 year</text:p>
          </table:table-cell>
          <table:table-cell table:number-columns-repeated="3"/>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More than 6 years</text:p>
          </table:table-cell>
          <table:table-cell table:number-columns-repeated="3"/>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1">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3"/>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string">
            <text:p>Novice</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1">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table:number-columns-repeated="3"/>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2"/>
          <table:table-cell office:value-type="string">
            <text:p>Novice</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table:number-columns-repeated="3"/>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string">
            <text:p>Novice</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Less than 1 year</text:p>
          </table:table-cell>
          <table:table-cell table:number-columns-repeated="3"/>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table-cell table:number-columns-repeated="2" office:value-type="string">
            <text:p>Novice</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Less than 1 year</text:p>
          </table:table-cell>
          <table:table-cell table:number-columns-repeated="3"/>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3" office:value-type="string">
            <text:p>Novice</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1-3 years</text:p>
          </table:table-cell>
          <table:table-cell table:number-columns-repeated="3"/>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3"/>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1">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Less than 1 year</text:p>
          </table:table-cell>
          <table:table-cell table:number-columns-repeated="3"/>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table-cell table:number-columns-repeated="2" office:value-type="string">
            <text:p>Novice</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1-3 years</text:p>
          </table:table-cell>
          <table:table-cell table:number-columns-repeated="3"/>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table:number-columns-repeated="3"/>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string">
            <text:p>Novice</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3"/>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table:number-columns-repeated="3"/>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table:number-columns-repeated="3"/>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string">
            <text:p>Novice</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Less than 1 year</text:p>
          </table:table-cell>
          <table:table-cell table:number-columns-repeated="3"/>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3" office:value-type="string">
            <text:p>Novice</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2">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What is your experience working with the following tools and techniques? [Database-driven Applications]</text:p>
          </table:table-cell>
          <table:table-cell table:number-columns-repeated="42"/>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Less than 1 year</text:p>
          </table:table-cell>
          <table:table-cell table:number-columns-repeated="42"/>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1-3 years</text:p>
          </table:table-cell>
          <table:table-cell table:number-columns-repeated="42"/>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1-3 years</text:p>
          </table:table-cell>
          <table:table-cell table:number-columns-repeated="42"/>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Less than 1 year</text:p>
          </table:table-cell>
          <table:table-cell table:number-columns-repeated="42"/>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1-3 years</text:p>
          </table:table-cell>
          <table:table-cell table:number-columns-repeated="42"/>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Less than 1 year</text:p>
          </table:table-cell>
          <table:table-cell table:number-columns-repeated="42"/>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1-3 years</text:p>
          </table:table-cell>
          <table:table-cell table:number-columns-repeated="42"/>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Less than 1 year</text:p>
          </table:table-cell>
          <table:table-cell table:number-columns-repeated="42"/>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1-3 years</text:p>
          </table:table-cell>
          <table:table-cell table:number-columns-repeated="42"/>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Less than 1 year</text:p>
          </table:table-cell>
          <table:table-cell table:number-columns-repeated="42"/>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1-3 years</text:p>
          </table:table-cell>
          <table:table-cell table:number-columns-repeated="42"/>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Less than 1 year</text:p>
          </table:table-cell>
          <table:table-cell table:number-columns-repeated="42"/>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More than 6 years</text:p>
          </table:table-cell>
          <table:table-cell table:number-columns-repeated="42"/>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1-3 years</text:p>
          </table:table-cell>
          <table:table-cell table:number-columns-repeated="42"/>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3-6 years</text:p>
          </table:table-cell>
          <table:table-cell table:number-columns-repeated="42"/>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1-3 years</text:p>
          </table:table-cell>
          <table:table-cell table:number-columns-repeated="42"/>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Less than 1 year</text:p>
          </table:table-cell>
          <table:table-cell table:number-columns-repeated="42"/>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Less than 1 year</text:p>
          </table:table-cell>
          <table:table-cell table:number-columns-repeated="42"/>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1-3 years</text:p>
          </table:table-cell>
          <table:table-cell table:number-columns-repeated="42"/>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1-3 years</text:p>
          </table:table-cell>
          <table:table-cell table:number-columns-repeated="42"/>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Less than 1 year</text:p>
          </table:table-cell>
          <table:table-cell table:number-columns-repeated="42"/>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1-3 years</text:p>
          </table:table-cell>
          <table:table-cell table:number-columns-repeated="42"/>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Less than 1 year</text:p>
          </table:table-cell>
          <table:table-cell table:number-columns-repeated="42"/>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42"/>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Less than 1 year</text:p>
          </table:table-cell>
          <table:table-cell table:number-columns-repeated="42"/>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Less than 1 year</text:p>
          </table:table-cell>
          <table:table-cell table:number-columns-repeated="42"/>
        </table:table-row>
        <table:table-row table:style-name="ro2">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What is your experience working with the following tools and techniques? [Database Management Systems (e.g. MySQL, MS Access, Oracle)]</text:p>
          </table:table-cell>
          <table:table-cell table:number-columns-repeated="42"/>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1-3 years</text:p>
          </table:table-cell>
          <table:table-cell table:number-columns-repeated="42"/>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1-3 years</text:p>
          </table:table-cell>
          <table:table-cell table:number-columns-repeated="42"/>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1-3 years</text:p>
          </table:table-cell>
          <table:table-cell table:number-columns-repeated="42"/>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1-3 years</text:p>
          </table:table-cell>
          <table:table-cell table:number-columns-repeated="42"/>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1-3 years</text:p>
          </table:table-cell>
          <table:table-cell table:number-columns-repeated="42"/>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Less than 1 year</text:p>
          </table:table-cell>
          <table:table-cell table:number-columns-repeated="42"/>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1-3 years</text:p>
          </table:table-cell>
          <table:table-cell table:number-columns-repeated="42"/>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1-3 years</text:p>
          </table:table-cell>
          <table:table-cell table:number-columns-repeated="42"/>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1-3 years</text:p>
          </table:table-cell>
          <table:table-cell table:number-columns-repeated="42"/>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Less than 1 year</text:p>
          </table:table-cell>
          <table:table-cell table:number-columns-repeated="42"/>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1-3 years</text:p>
          </table:table-cell>
          <table:table-cell table:number-columns-repeated="42"/>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1-3 years</text:p>
          </table:table-cell>
          <table:table-cell table:number-columns-repeated="42"/>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More than 6 years</text:p>
          </table:table-cell>
          <table:table-cell table:number-columns-repeated="42"/>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1-3 years</text:p>
          </table:table-cell>
          <table:table-cell table:number-columns-repeated="42"/>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table:number-columns-repeated="42"/>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3-6 years</text:p>
          </table:table-cell>
          <table:table-cell table:number-columns-repeated="42"/>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Less than 1 year</text:p>
          </table:table-cell>
          <table:table-cell table:number-columns-repeated="42"/>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1-3 years</text:p>
          </table:table-cell>
          <table:table-cell table:number-columns-repeated="42"/>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1-3 years</text:p>
          </table:table-cell>
          <table:table-cell table:number-columns-repeated="42"/>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1-3 years</text:p>
          </table:table-cell>
          <table:table-cell table:number-columns-repeated="42"/>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Less than 1 year</text:p>
          </table:table-cell>
          <table:table-cell table:number-columns-repeated="42"/>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1-3 years</text:p>
          </table:table-cell>
          <table:table-cell table:number-columns-repeated="42"/>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table:number-columns-repeated="42"/>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42"/>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table:number-columns-repeated="42"/>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1-3 years</text:p>
          </table:table-cell>
          <table:table-cell table:number-columns-repeated="42"/>
        </table:table-row>
        <table:table-row table:style-name="ro1">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What is your experience working with the following tools and techniques? [Extensible Markup Language (XML)]</text:p>
          </table:table-cell>
          <table:table-cell table:number-columns-repeated="42"/>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Less than 1 year</text:p>
          </table:table-cell>
          <table:table-cell table:number-columns-repeated="42"/>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1-3 years</text:p>
          </table:table-cell>
          <table:table-cell table:number-columns-repeated="42"/>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1-3 years</text:p>
          </table:table-cell>
          <table:table-cell table:number-columns-repeated="42"/>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1-3 years</text:p>
          </table:table-cell>
          <table:table-cell table:number-columns-repeated="42"/>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1-3 years</text:p>
          </table:table-cell>
          <table:table-cell table:number-columns-repeated="42"/>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Less than 1 year</text:p>
          </table:table-cell>
          <table:table-cell table:number-columns-repeated="42"/>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1-3 years</text:p>
          </table:table-cell>
          <table:table-cell table:number-columns-repeated="42"/>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1-3 years</text:p>
          </table:table-cell>
          <table:table-cell table:number-columns-repeated="42"/>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1-3 years</text:p>
          </table:table-cell>
          <table:table-cell table:number-columns-repeated="42"/>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Less than 1 year</text:p>
          </table:table-cell>
          <table:table-cell table:number-columns-repeated="42"/>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Less than 1 year</text:p>
          </table:table-cell>
          <table:table-cell table:number-columns-repeated="42"/>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Less than 1 year</text:p>
          </table:table-cell>
          <table:table-cell table:number-columns-repeated="42"/>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3-6 years</text:p>
          </table:table-cell>
          <table:table-cell table:number-columns-repeated="42"/>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42"/>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table:number-columns-repeated="42"/>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table:number-columns-repeated="42"/>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Less than 1 year</text:p>
          </table:table-cell>
          <table:table-cell table:number-columns-repeated="42"/>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1-3 years</text:p>
          </table:table-cell>
          <table:table-cell table:number-columns-repeated="42"/>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1-3 years</text:p>
          </table:table-cell>
          <table:table-cell table:number-columns-repeated="42"/>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1-3 years</text:p>
          </table:table-cell>
          <table:table-cell table:number-columns-repeated="42"/>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Less than 1 year</text:p>
          </table:table-cell>
          <table:table-cell table:number-columns-repeated="42"/>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Less than 1 year</text:p>
          </table:table-cell>
          <table:table-cell table:number-columns-repeated="42"/>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Less than 1 year</text:p>
          </table:table-cell>
          <table:table-cell table:number-columns-repeated="42"/>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42"/>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table:number-columns-repeated="42"/>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1-3 years</text:p>
          </table:table-cell>
          <table:table-cell table:number-columns-repeated="42"/>
        </table:table-row>
        <table:table-row table:style-name="ro2" table:number-rows-repeated="1048467">
          <table:table-cell table:number-columns-repeated="49"/>
        </table:table-row>
        <table:table-row table:style-name="ro2">
          <table:table-cell table:number-columns-repeated="49"/>
        </table:table-row>
      </table:table>
      <table:table table:name="Q1" table:style-name="ta1">
        <table:table-column table:style-name="co47" table:default-cell-style-name="Default"/>
        <table:table-column table:style-name="co46" table:number-columns-repeated="6" table:default-cell-style-name="Default"/>
        <table:table-column table:style-name="co55" table:number-columns-repeated="2" table:default-cell-style-name="Default"/>
        <table:table-row table:style-name="ro1">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GroupID</text:p>
          </table:table-cell>
          <table:table-cell office:value-type="string">
            <text:p>Which programming assignment group were you a member of?</text:p>
          </table:table-cell>
          <table:table-cell office:value-type="string">
            <text:p>Question</text:p>
          </table:table-cell>
          <table:table-cell office:value-type="string">
            <text:p>Experience</text:p>
          </table:table-cell>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table:formula="of:=VALUE(RIGHT(TRIM([.G2]); LEN(TRIM([.G2]))-6))" office:value-type="float" office:value="1">
            <text:p>1</text:p>
          </table:table-cell>
          <table:table-cell office:value-type="string">
            <text:p>Group 1</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table:formula="of:=VALUE(RIGHT(TRIM([.G3]); LEN(TRIM([.G3]))-6))" office:value-type="float" office:value="1">
            <text:p>1</text:p>
          </table:table-cell>
          <table:table-cell office:value-type="string">
            <text:p>Group 1</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table:formula="of:=VALUE(RIGHT(TRIM([.G4]); LEN(TRIM([.G4]))-6))" office:value-type="float" office:value="1">
            <text:p>1</text:p>
          </table:table-cell>
          <table:table-cell office:value-type="string">
            <text:p>Group 1</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table:formula="of:=VALUE(RIGHT(TRIM([.G5]); LEN(TRIM([.G5]))-6))" office:value-type="float" office:value="1">
            <text:p>1</text:p>
          </table:table-cell>
          <table:table-cell office:value-type="string">
            <text:p>Group 1</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table:formula="of:=VALUE(RIGHT(TRIM([.G6]); LEN(TRIM([.G6]))-6))" office:value-type="float" office:value="1">
            <text:p>1</text:p>
          </table:table-cell>
          <table:table-cell office:value-type="string">
            <text:p>Group 1</text:p>
          </table:table-cell>
          <table:table-cell office:value-type="string">
            <text:p>What is your experience working with the following tools and techniques? [Web-based Application Development]</text:p>
          </table:table-cell>
          <table:table-cell office:value-type="string">
            <text:p>1-3 years</text:p>
          </table:table-cell>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table:formula="of:=VALUE(RIGHT(TRIM([.G7]); LEN(TRIM([.G7]))-6))" office:value-type="float" office:value="1">
            <text:p>1</text:p>
          </table:table-cell>
          <table:table-cell office:value-type="string">
            <text:p>Group 1</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table:formula="of:=VALUE(RIGHT(TRIM([.G8]); LEN(TRIM([.G8]))-6))" office:value-type="float" office:value="1">
            <text:p>1</text:p>
          </table:table-cell>
          <table:table-cell office:value-type="string">
            <text:p>Group 1</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table:formula="of:=VALUE(RIGHT(TRIM([.G9]); LEN(TRIM([.G9]))-6))" office:value-type="float" office:value="1">
            <text:p>1</text:p>
          </table:table-cell>
          <table:table-cell office:value-type="string">
            <text:p>Group 1</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table:formula="of:=VALUE(RIGHT(TRIM([.G10]); LEN(TRIM([.G10]))-6))" office:value-type="float" office:value="1">
            <text:p>1</text:p>
          </table:table-cell>
          <table:table-cell office:value-type="string">
            <text:p>Group 1</text:p>
          </table:table-cell>
          <table:table-cell office:value-type="string">
            <text:p>What is your experience working with the following tools and techniques? [Web-based Application Development]</text:p>
          </table:table-cell>
          <table:table-cell office:value-type="string">
            <text:p>More than 6 years</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table:formula="of:=VALUE(RIGHT(TRIM([.G11]); LEN(TRIM([.G11]))-6))" office:value-type="float" office:value="1">
            <text:p>1</text:p>
          </table:table-cell>
          <table:table-cell office:value-type="string">
            <text:p>Group 1</text:p>
          </table:table-cell>
          <table:table-cell office:value-type="string">
            <text:p>What is your experience working with the following tools and techniques? [Database-driven Applications]</text:p>
          </table:table-cell>
          <table:table-cell office:value-type="string">
            <text:p>More than 6 years</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table:formula="of:=VALUE(RIGHT(TRIM([.G12]); LEN(TRIM([.G12]))-6))" office:value-type="float" office:value="1">
            <text:p>1</text:p>
          </table:table-cell>
          <table:table-cell office:value-type="string">
            <text:p>Group 1</text:p>
          </table:table-cell>
          <table:table-cell office:value-type="string">
            <text:p>What is your experience working with the following tools and techniques? [Database Management Systems (e.g. MySQL, MS Access, Oracle)]</text:p>
          </table:table-cell>
          <table:table-cell office:value-type="string">
            <text:p>More than 6 years</text:p>
          </table:table-cell>
        </table:table-row>
        <table:table-row table:style-name="ro1">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table:formula="of:=VALUE(RIGHT(TRIM([.G13]); LEN(TRIM([.G13]))-6))" office:value-type="float" office:value="1">
            <text:p>1</text:p>
          </table:table-cell>
          <table:table-cell office:value-type="string">
            <text:p>Group 1</text:p>
          </table:table-cell>
          <table:table-cell office:value-type="string">
            <text:p>What is your experience working with the following tools and techniques? [Extensible Markup Language (XML)]</text:p>
          </table:table-cell>
          <table:table-cell office:value-type="string">
            <text:p>3-6 years</text:p>
          </table:table-cell>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table:formula="of:=VALUE(RIGHT(TRIM([.G14]); LEN(TRIM([.G14]))-6))" office:value-type="float" office:value="2">
            <text:p>2</text:p>
          </table:table-cell>
          <table:table-cell office:value-type="string">
            <text:p>Group 2</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table:formula="of:=VALUE(RIGHT(TRIM([.G15]); LEN(TRIM([.G15]))-6))" office:value-type="float" office:value="2">
            <text:p>2</text:p>
          </table:table-cell>
          <table:table-cell office:value-type="string">
            <text:p>Group 2</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table:formula="of:=VALUE(RIGHT(TRIM([.G16]); LEN(TRIM([.G16]))-6))" office:value-type="float" office:value="2">
            <text:p>2</text:p>
          </table:table-cell>
          <table:table-cell office:value-type="string">
            <text:p>Group 2</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table:formula="of:=VALUE(RIGHT(TRIM([.G17]); LEN(TRIM([.G17]))-6))" office:value-type="float" office:value="2">
            <text:p>2</text:p>
          </table:table-cell>
          <table:table-cell office:value-type="string">
            <text:p>Group 2</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table:formula="of:=VALUE(RIGHT(TRIM([.G18]); LEN(TRIM([.G18]))-6))" office:value-type="float" office:value="2">
            <text:p>2</text:p>
          </table:table-cell>
          <table:table-cell office:value-type="string">
            <text:p>Group 2</text:p>
          </table:table-cell>
          <table:table-cell office:value-type="string">
            <text:p>What is your experience working with the following tools and techniques? [Web-based Application Development]</text:p>
          </table:table-cell>
          <table:table-cell office:value-type="string">
            <text:p>1-3 years</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table:formula="of:=VALUE(RIGHT(TRIM([.G19]); LEN(TRIM([.G19]))-6))" office:value-type="float" office:value="2">
            <text:p>2</text:p>
          </table:table-cell>
          <table:table-cell office:value-type="string">
            <text:p>Group 2</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table:formula="of:=VALUE(RIGHT(TRIM([.G20]); LEN(TRIM([.G20]))-6))" office:value-type="float" office:value="2">
            <text:p>2</text:p>
          </table:table-cell>
          <table:table-cell office:value-type="string">
            <text:p>Group 2</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table:formula="of:=VALUE(RIGHT(TRIM([.G21]); LEN(TRIM([.G21]))-6))" office:value-type="float" office:value="2">
            <text:p>2</text:p>
          </table:table-cell>
          <table:table-cell office:value-type="string">
            <text:p>Group 2</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table:formula="of:=VALUE(RIGHT(TRIM([.G22]); LEN(TRIM([.G22]))-6))" office:value-type="float" office:value="2">
            <text:p>2</text:p>
          </table:table-cell>
          <table:table-cell office:value-type="string">
            <text:p>Group 2</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table:formula="of:=VALUE(RIGHT(TRIM([.G23]); LEN(TRIM([.G23]))-6))" office:value-type="float" office:value="2">
            <text:p>2</text:p>
          </table:table-cell>
          <table:table-cell office:value-type="string">
            <text:p>Group 2</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table:formula="of:=VALUE(RIGHT(TRIM([.G24]); LEN(TRIM([.G24]))-6))" office:value-type="float" office:value="2">
            <text:p>2</text:p>
          </table:table-cell>
          <table:table-cell office:value-type="string">
            <text:p>Group 2</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table:formula="of:=VALUE(RIGHT(TRIM([.G25]); LEN(TRIM([.G25]))-6))" office:value-type="float" office:value="2">
            <text:p>2</text:p>
          </table:table-cell>
          <table:table-cell office:value-type="string">
            <text:p>Group 2</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table:formula="of:=VALUE(RIGHT(TRIM([.G26]); LEN(TRIM([.G26]))-6))" office:value-type="float" office:value="3">
            <text:p>3</text:p>
          </table:table-cell>
          <table:table-cell office:value-type="string">
            <text:p>Group 3</text:p>
          </table:table-cell>
          <table:table-cell office:value-type="string">
            <text:p>What is your experience working with the following tools and techniques? [Web-based Application Development]</text:p>
          </table:table-cell>
          <table:table-cell office:value-type="string">
            <text:p>1-3 years</text:p>
          </table:table-cell>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table:formula="of:=VALUE(RIGHT(TRIM([.G27]); LEN(TRIM([.G27]))-6))" office:value-type="float" office:value="3">
            <text:p>3</text:p>
          </table:table-cell>
          <table:table-cell office:value-type="string">
            <text:p>Group 3</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table:formula="of:=VALUE(RIGHT(TRIM([.G28]); LEN(TRIM([.G28]))-6))" office:value-type="float" office:value="3">
            <text:p>3</text:p>
          </table:table-cell>
          <table:table-cell office:value-type="string">
            <text:p>Group 3</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table:formula="of:=VALUE(RIGHT(TRIM([.G29]); LEN(TRIM([.G29]))-6))" office:value-type="float" office:value="3">
            <text:p>3</text:p>
          </table:table-cell>
          <table:table-cell office:value-type="string">
            <text:p>Group 3</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table:formula="of:=VALUE(RIGHT(TRIM([.G30]); LEN(TRIM([.G30]))-6))" office:value-type="float" office:value="4">
            <text:p>4</text:p>
          </table:table-cell>
          <table:table-cell office:value-type="string">
            <text:p>Group 4</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table:formula="of:=VALUE(RIGHT(TRIM([.G31]); LEN(TRIM([.G31]))-6))" office:value-type="float" office:value="4">
            <text:p>4</text:p>
          </table:table-cell>
          <table:table-cell office:value-type="string">
            <text:p>Group 4</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table:formula="of:=VALUE(RIGHT(TRIM([.G32]); LEN(TRIM([.G32]))-6))" office:value-type="float" office:value="4">
            <text:p>4</text:p>
          </table:table-cell>
          <table:table-cell office:value-type="string">
            <text:p>Group 4</text:p>
          </table:table-cell>
          <table:table-cell office:value-type="string">
            <text:p>What is your experience working with the following tools and techniques? [Database Management Systems (e.g. MySQL, MS Access, Oracle)]</text:p>
          </table:table-cell>
          <table:table-cell office:value-type="string">
            <text:p>Less than 1 year</text:p>
          </table:table-cell>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table:formula="of:=VALUE(RIGHT(TRIM([.G33]); LEN(TRIM([.G33]))-6))" office:value-type="float" office:value="4">
            <text:p>4</text:p>
          </table:table-cell>
          <table:table-cell office:value-type="string">
            <text:p>Group 4</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table:formula="of:=VALUE(RIGHT(TRIM([.G34]); LEN(TRIM([.G34]))-6))" office:value-type="float" office:value="4">
            <text:p>4</text:p>
          </table:table-cell>
          <table:table-cell office:value-type="string">
            <text:p>Group 4</text:p>
          </table:table-cell>
          <table:table-cell office:value-type="string">
            <text:p>What is your experience working with the following tools and techniques? [Web-based Application Development]</text:p>
          </table:table-cell>
          <table:table-cell office:value-type="string">
            <text:p>1-3 years</text:p>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table:formula="of:=VALUE(RIGHT(TRIM([.G35]); LEN(TRIM([.G35]))-6))" office:value-type="float" office:value="4">
            <text:p>4</text:p>
          </table:table-cell>
          <table:table-cell office:value-type="string">
            <text:p>Group 4</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table:formula="of:=VALUE(RIGHT(TRIM([.G36]); LEN(TRIM([.G36]))-6))" office:value-type="float" office:value="4">
            <text:p>4</text:p>
          </table:table-cell>
          <table:table-cell office:value-type="string">
            <text:p>Group 4</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table:formula="of:=VALUE(RIGHT(TRIM([.G37]); LEN(TRIM([.G37]))-6))" office:value-type="float" office:value="4">
            <text:p>4</text:p>
          </table:table-cell>
          <table:table-cell office:value-type="string">
            <text:p>Group 4</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table:formula="of:=VALUE(RIGHT(TRIM([.G38]); LEN(TRIM([.G38]))-6))" office:value-type="float" office:value="5">
            <text:p>5</text:p>
          </table:table-cell>
          <table:table-cell office:value-type="string">
            <text:p>Group 5</text:p>
          </table:table-cell>
          <table:table-cell office:value-type="string">
            <text:p>What is your experience working with the following tools and techniques? [Web-based Application Development]</text:p>
          </table:table-cell>
          <table:table-cell office:value-type="string">
            <text:p>1-3 years</text:p>
          </table:table-cell>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table:formula="of:=VALUE(RIGHT(TRIM([.G39]); LEN(TRIM([.G39]))-6))" office:value-type="float" office:value="5">
            <text:p>5</text:p>
          </table:table-cell>
          <table:table-cell office:value-type="string">
            <text:p>Group 5</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table:formula="of:=VALUE(RIGHT(TRIM([.G40]); LEN(TRIM([.G40]))-6))" office:value-type="float" office:value="5">
            <text:p>5</text:p>
          </table:table-cell>
          <table:table-cell office:value-type="string">
            <text:p>Group 5</text:p>
          </table:table-cell>
          <table:table-cell office:value-type="string">
            <text:p>What is your experience working with the following tools and techniques? [Database Management Systems (e.g. MySQL, MS Access, Oracle)]</text:p>
          </table:table-cell>
          <table:table-cell office:value-type="string">
            <text:p>Less than 1 year</text:p>
          </table:table-cell>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table:formula="of:=VALUE(RIGHT(TRIM([.G41]); LEN(TRIM([.G41]))-6))" office:value-type="float" office:value="5">
            <text:p>5</text:p>
          </table:table-cell>
          <table:table-cell office:value-type="string">
            <text:p>Group 5</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table:formula="of:=VALUE(RIGHT(TRIM([.G42]); LEN(TRIM([.G42]))-6))" office:value-type="float" office:value="5">
            <text:p>5</text:p>
          </table:table-cell>
          <table:table-cell office:value-type="string">
            <text:p>Group 5</text:p>
          </table:table-cell>
          <table:table-cell office:value-type="string">
            <text:p>What is your experience working with the following tools and techniques? [Web-based Application Development]</text:p>
          </table:table-cell>
          <table:table-cell office:value-type="string">
            <text:p>1-3 years</text:p>
          </table:table-cell>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table:formula="of:=VALUE(RIGHT(TRIM([.G43]); LEN(TRIM([.G43]))-6))" office:value-type="float" office:value="5">
            <text:p>5</text:p>
          </table:table-cell>
          <table:table-cell office:value-type="string">
            <text:p>Group 5</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table:formula="of:=VALUE(RIGHT(TRIM([.G44]); LEN(TRIM([.G44]))-6))" office:value-type="float" office:value="5">
            <text:p>5</text:p>
          </table:table-cell>
          <table:table-cell office:value-type="string">
            <text:p>Group 5</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table:formula="of:=VALUE(RIGHT(TRIM([.G45]); LEN(TRIM([.G45]))-6))" office:value-type="float" office:value="5">
            <text:p>5</text:p>
          </table:table-cell>
          <table:table-cell office:value-type="string">
            <text:p>Group 5</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table:formula="of:=VALUE(RIGHT(TRIM([.G46]); LEN(TRIM([.G46]))-6))" office:value-type="float" office:value="6">
            <text:p>6</text:p>
          </table:table-cell>
          <table:table-cell office:value-type="string">
            <text:p>Group 6</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table:formula="of:=VALUE(RIGHT(TRIM([.G47]); LEN(TRIM([.G47]))-6))" office:value-type="float" office:value="6">
            <text:p>6</text:p>
          </table:table-cell>
          <table:table-cell office:value-type="string">
            <text:p>Group 6</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table:formula="of:=VALUE(RIGHT(TRIM([.G48]); LEN(TRIM([.G48]))-6))" office:value-type="float" office:value="6">
            <text:p>6</text:p>
          </table:table-cell>
          <table:table-cell office:value-type="string">
            <text:p>Group 6</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table:formula="of:=VALUE(RIGHT(TRIM([.G49]); LEN(TRIM([.G49]))-6))" office:value-type="float" office:value="6">
            <text:p>6</text:p>
          </table:table-cell>
          <table:table-cell office:value-type="string">
            <text:p>Group 6</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table:formula="of:=VALUE(RIGHT(TRIM([.G50]); LEN(TRIM([.G50]))-6))" office:value-type="float" office:value="6">
            <text:p>6</text:p>
          </table:table-cell>
          <table:table-cell office:value-type="string">
            <text:p>Group 6</text:p>
          </table:table-cell>
          <table:table-cell office:value-type="string">
            <text:p>What is your experience working with the following tools and techniques? [Web-based Application Development]</text:p>
          </table:table-cell>
          <table:table-cell office:value-type="string">
            <text:p>3-6 years</text:p>
          </table:table-cell>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table:formula="of:=VALUE(RIGHT(TRIM([.G51]); LEN(TRIM([.G51]))-6))" office:value-type="float" office:value="6">
            <text:p>6</text:p>
          </table:table-cell>
          <table:table-cell office:value-type="string">
            <text:p>Group 6</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table:formula="of:=VALUE(RIGHT(TRIM([.G52]); LEN(TRIM([.G52]))-6))" office:value-type="float" office:value="6">
            <text:p>6</text:p>
          </table:table-cell>
          <table:table-cell office:value-type="string">
            <text:p>Group 6</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table:formula="of:=VALUE(RIGHT(TRIM([.G53]); LEN(TRIM([.G53]))-6))" office:value-type="float" office:value="6">
            <text:p>6</text:p>
          </table:table-cell>
          <table:table-cell office:value-type="string">
            <text:p>Group 6</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table:formula="of:=VALUE(RIGHT(TRIM([.G54]); LEN(TRIM([.G54]))-6))" office:value-type="float" office:value="6">
            <text:p>6</text:p>
          </table:table-cell>
          <table:table-cell office:value-type="string">
            <text:p>Group 6</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table:formula="of:=VALUE(RIGHT(TRIM([.G55]); LEN(TRIM([.G55]))-6))" office:value-type="float" office:value="6">
            <text:p>6</text:p>
          </table:table-cell>
          <table:table-cell office:value-type="string">
            <text:p>Group 6</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table:formula="of:=VALUE(RIGHT(TRIM([.G56]); LEN(TRIM([.G56]))-6))" office:value-type="float" office:value="6">
            <text:p>6</text:p>
          </table:table-cell>
          <table:table-cell office:value-type="string">
            <text:p>Group 6</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table:formula="of:=VALUE(RIGHT(TRIM([.G57]); LEN(TRIM([.G57]))-6))" office:value-type="float" office:value="6">
            <text:p>6</text:p>
          </table:table-cell>
          <table:table-cell office:value-type="string">
            <text:p>Group 6</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table:formula="of:=VALUE(RIGHT(TRIM([.G58]); LEN(TRIM([.G58]))-6))" office:value-type="float" office:value="7">
            <text:p>7</text:p>
          </table:table-cell>
          <table:table-cell office:value-type="string">
            <text:p>Group 7</text:p>
          </table:table-cell>
          <table:table-cell office:value-type="string">
            <text:p>What is your experience working with the following tools and techniques? [Web-based Application Development]</text:p>
          </table:table-cell>
          <table:table-cell office:value-type="string">
            <text:p>1-3 years</text:p>
          </table:table-cell>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table:formula="of:=VALUE(RIGHT(TRIM([.G59]); LEN(TRIM([.G59]))-6))" office:value-type="float" office:value="7">
            <text:p>7</text:p>
          </table:table-cell>
          <table:table-cell office:value-type="string">
            <text:p>Group 7</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table:formula="of:=VALUE(RIGHT(TRIM([.G60]); LEN(TRIM([.G60]))-6))" office:value-type="float" office:value="7">
            <text:p>7</text:p>
          </table:table-cell>
          <table:table-cell office:value-type="string">
            <text:p>Group 7</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table:formula="of:=VALUE(RIGHT(TRIM([.G61]); LEN(TRIM([.G61]))-6))" office:value-type="float" office:value="7">
            <text:p>7</text:p>
          </table:table-cell>
          <table:table-cell office:value-type="string">
            <text:p>Group 7</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table:formula="of:=VALUE(RIGHT(TRIM([.G62]); LEN(TRIM([.G62]))-6))" office:value-type="float" office:value="7">
            <text:p>7</text:p>
          </table:table-cell>
          <table:table-cell office:value-type="string">
            <text:p>Group 7</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table:formula="of:=VALUE(RIGHT(TRIM([.G63]); LEN(TRIM([.G63]))-6))" office:value-type="float" office:value="7">
            <text:p>7</text:p>
          </table:table-cell>
          <table:table-cell office:value-type="string">
            <text:p>Group 7</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table:formula="of:=VALUE(RIGHT(TRIM([.G64]); LEN(TRIM([.G64]))-6))" office:value-type="float" office:value="7">
            <text:p>7</text:p>
          </table:table-cell>
          <table:table-cell office:value-type="string">
            <text:p>Group 7</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table:formula="of:=VALUE(RIGHT(TRIM([.G65]); LEN(TRIM([.G65]))-6))" office:value-type="float" office:value="7">
            <text:p>7</text:p>
          </table:table-cell>
          <table:table-cell office:value-type="string">
            <text:p>Group 7</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table:formula="of:=VALUE(RIGHT(TRIM([.G66]); LEN(TRIM([.G66]))-6))" office:value-type="float" office:value="7">
            <text:p>7</text:p>
          </table:table-cell>
          <table:table-cell office:value-type="string">
            <text:p>Group 7</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table:formula="of:=VALUE(RIGHT(TRIM([.G67]); LEN(TRIM([.G67]))-6))" office:value-type="float" office:value="7">
            <text:p>7</text:p>
          </table:table-cell>
          <table:table-cell office:value-type="string">
            <text:p>Group 7</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table:formula="of:=VALUE(RIGHT(TRIM([.G68]); LEN(TRIM([.G68]))-6))" office:value-type="float" office:value="7">
            <text:p>7</text:p>
          </table:table-cell>
          <table:table-cell office:value-type="string">
            <text:p>Group 7</text:p>
          </table:table-cell>
          <table:table-cell office:value-type="string">
            <text:p>What is your experience working with the following tools and techniques? [Database Management Systems (e.g. MySQL, MS Access, Oracle)]</text:p>
          </table:table-cell>
          <table:table-cell office:value-type="string">
            <text:p>Less than 1 year</text:p>
          </table:table-cell>
        </table:table-row>
        <table:table-row table:style-name="ro1">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table:formula="of:=VALUE(RIGHT(TRIM([.G69]); LEN(TRIM([.G69]))-6))" office:value-type="float" office:value="7">
            <text:p>7</text:p>
          </table:table-cell>
          <table:table-cell office:value-type="string">
            <text:p>Group 7</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table:formula="of:=VALUE(RIGHT(TRIM([.G70]); LEN(TRIM([.G70]))-6))" office:value-type="float" office:value="7">
            <text:p>7</text:p>
          </table:table-cell>
          <table:table-cell office:value-type="string">
            <text:p>Group 7</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table:formula="of:=VALUE(RIGHT(TRIM([.G71]); LEN(TRIM([.G71]))-6))" office:value-type="float" office:value="7">
            <text:p>7</text:p>
          </table:table-cell>
          <table:table-cell office:value-type="string">
            <text:p>Group 7</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table:formula="of:=VALUE(RIGHT(TRIM([.G72]); LEN(TRIM([.G72]))-6))" office:value-type="float" office:value="7">
            <text:p>7</text:p>
          </table:table-cell>
          <table:table-cell office:value-type="string">
            <text:p>Group 7</text:p>
          </table:table-cell>
          <table:table-cell office:value-type="string">
            <text:p>What is your experience working with the following tools and techniques? [Database Management Systems (e.g. MySQL, MS Access, Oracle)]</text:p>
          </table:table-cell>
          <table:table-cell office:value-type="string">
            <text:p>Less than 1 year</text:p>
          </table:table-cell>
        </table:table-row>
        <table:table-row table:style-name="ro1">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table:formula="of:=VALUE(RIGHT(TRIM([.G73]); LEN(TRIM([.G73]))-6))" office:value-type="float" office:value="7">
            <text:p>7</text:p>
          </table:table-cell>
          <table:table-cell office:value-type="string">
            <text:p>Group 7</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table:formula="of:=VALUE(RIGHT(TRIM([.G74]); LEN(TRIM([.G74]))-6))" office:value-type="float" office:value="8">
            <text:p>8</text:p>
          </table:table-cell>
          <table:table-cell office:value-type="string">
            <text:p>Group 8</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table:formula="of:=VALUE(RIGHT(TRIM([.G75]); LEN(TRIM([.G75]))-6))" office:value-type="float" office:value="8">
            <text:p>8</text:p>
          </table:table-cell>
          <table:table-cell office:value-type="string">
            <text:p>Group 8</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table:formula="of:=VALUE(RIGHT(TRIM([.G76]); LEN(TRIM([.G76]))-6))" office:value-type="float" office:value="8">
            <text:p>8</text:p>
          </table:table-cell>
          <table:table-cell office:value-type="string">
            <text:p>Group 8</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table:formula="of:=VALUE(RIGHT(TRIM([.G77]); LEN(TRIM([.G77]))-6))" office:value-type="float" office:value="8">
            <text:p>8</text:p>
          </table:table-cell>
          <table:table-cell office:value-type="string">
            <text:p>Group 8</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table:formula="of:=VALUE(RIGHT(TRIM([.G78]); LEN(TRIM([.G78]))-6))" office:value-type="float" office:value="9">
            <text:p>9</text:p>
          </table:table-cell>
          <table:table-cell office:value-type="string">
            <text:p>Group 9</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table:formula="of:=VALUE(RIGHT(TRIM([.G79]); LEN(TRIM([.G79]))-6))" office:value-type="float" office:value="9">
            <text:p>9</text:p>
          </table:table-cell>
          <table:table-cell office:value-type="string">
            <text:p>Group 9</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table:formula="of:=VALUE(RIGHT(TRIM([.G80]); LEN(TRIM([.G80]))-6))" office:value-type="float" office:value="9">
            <text:p>9</text:p>
          </table:table-cell>
          <table:table-cell office:value-type="string">
            <text:p>Group 9</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table:formula="of:=VALUE(RIGHT(TRIM([.G81]); LEN(TRIM([.G81]))-6))" office:value-type="float" office:value="9">
            <text:p>9</text:p>
          </table:table-cell>
          <table:table-cell office:value-type="string">
            <text:p>Group 9</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table:formula="of:=VALUE(RIGHT(TRIM([.G82]); LEN(TRIM([.G82]))-6))" office:value-type="float" office:value="9">
            <text:p>9</text:p>
          </table:table-cell>
          <table:table-cell office:value-type="string">
            <text:p>Group 9</text:p>
          </table:table-cell>
          <table:table-cell office:value-type="string">
            <text:p>What is your experience working with the following tools and techniques? [Web-based Application Development]</text:p>
          </table:table-cell>
          <table:table-cell office:value-type="string">
            <text:p>1-3 years</text:p>
          </table:table-cell>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table:formula="of:=VALUE(RIGHT(TRIM([.G83]); LEN(TRIM([.G83]))-6))" office:value-type="float" office:value="9">
            <text:p>9</text:p>
          </table:table-cell>
          <table:table-cell office:value-type="string">
            <text:p>Group 9</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table:formula="of:=VALUE(RIGHT(TRIM([.G84]); LEN(TRIM([.G84]))-6))" office:value-type="float" office:value="9">
            <text:p>9</text:p>
          </table:table-cell>
          <table:table-cell office:value-type="string">
            <text:p>Group 9</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table:formula="of:=VALUE(RIGHT(TRIM([.G85]); LEN(TRIM([.G85]))-6))" office:value-type="float" office:value="9">
            <text:p>9</text:p>
          </table:table-cell>
          <table:table-cell office:value-type="string">
            <text:p>Group 9</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table:formula="of:=VALUE(RIGHT(TRIM([.G86]); LEN(TRIM([.G86]))-6))" office:value-type="float" office:value="10">
            <text:p>10</text:p>
          </table:table-cell>
          <table:table-cell office:value-type="string">
            <text:p>Group 10</text:p>
          </table:table-cell>
          <table:table-cell office:value-type="string">
            <text:p>What is your experience working with the following tools and techniques? [Web-based Application Development]</text:p>
          </table:table-cell>
          <table:table-cell office:value-type="string">
            <text:p>1-3 years</text:p>
          </table:table-cell>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table:formula="of:=VALUE(RIGHT(TRIM([.G87]); LEN(TRIM([.G87]))-6))" office:value-type="float" office:value="10">
            <text:p>10</text:p>
          </table:table-cell>
          <table:table-cell office:value-type="string">
            <text:p>Group 10</text:p>
          </table:table-cell>
          <table:table-cell office:value-type="string">
            <text:p>What is your experience working with the following tools and techniques? [Database-driven Applications]</text:p>
          </table:table-cell>
          <table:table-cell office:value-type="string">
            <text:p>3-6 years</text:p>
          </table:table-cell>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table:formula="of:=VALUE(RIGHT(TRIM([.G88]); LEN(TRIM([.G88]))-6))" office:value-type="float" office:value="10">
            <text:p>10</text:p>
          </table:table-cell>
          <table:table-cell office:value-type="string">
            <text:p>Group 10</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table:formula="of:=VALUE(RIGHT(TRIM([.G89]); LEN(TRIM([.G89]))-6))" office:value-type="float" office:value="10">
            <text:p>10</text:p>
          </table:table-cell>
          <table:table-cell office:value-type="string">
            <text:p>Group 10</text:p>
          </table:table-cell>
          <table:table-cell office:value-type="string">
            <text:p>What is your experience working with the following tools and techniques? [Extensible Markup Language (XML)]</text:p>
          </table:table-cell>
          <table:table-cell office:value-type="string">
            <text:p>1-3 years</text:p>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table:formula="of:=VALUE(RIGHT(TRIM([.G90]); LEN(TRIM([.G90]))-6))" office:value-type="float" office:value="10">
            <text:p>10</text:p>
          </table:table-cell>
          <table:table-cell office:value-type="string">
            <text:p>Group 10</text:p>
          </table:table-cell>
          <table:table-cell office:value-type="string">
            <text:p>What is your experience working with the following tools and techniques? [Web-based Application Development]</text:p>
          </table:table-cell>
          <table:table-cell office:value-type="string">
            <text:p>1-3 years</text:p>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table:formula="of:=VALUE(RIGHT(TRIM([.G91]); LEN(TRIM([.G91]))-6))" office:value-type="float" office:value="10">
            <text:p>10</text:p>
          </table:table-cell>
          <table:table-cell office:value-type="string">
            <text:p>Group 10</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table:formula="of:=VALUE(RIGHT(TRIM([.G92]); LEN(TRIM([.G92]))-6))" office:value-type="float" office:value="10">
            <text:p>10</text:p>
          </table:table-cell>
          <table:table-cell office:value-type="string">
            <text:p>Group 10</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table:formula="of:=VALUE(RIGHT(TRIM([.G93]); LEN(TRIM([.G93]))-6))" office:value-type="float" office:value="10">
            <text:p>10</text:p>
          </table:table-cell>
          <table:table-cell office:value-type="string">
            <text:p>Group 10</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table:formula="of:=VALUE(RIGHT(TRIM([.G94]); LEN(TRIM([.G94]))-6))" office:value-type="float" office:value="11">
            <text:p>11</text:p>
          </table:table-cell>
          <table:table-cell office:value-type="string">
            <text:p>Group 11</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table:formula="of:=VALUE(RIGHT(TRIM([.G95]); LEN(TRIM([.G95]))-6))" office:value-type="float" office:value="11">
            <text:p>11</text:p>
          </table:table-cell>
          <table:table-cell office:value-type="string">
            <text:p>Group 11</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table:formula="of:=VALUE(RIGHT(TRIM([.G96]); LEN(TRIM([.G96]))-6))" office:value-type="float" office:value="11">
            <text:p>11</text:p>
          </table:table-cell>
          <table:table-cell office:value-type="string">
            <text:p>Group 11</text:p>
          </table:table-cell>
          <table:table-cell office:value-type="string">
            <text:p>What is your experience working with the following tools and techniques? [Database Management Systems (e.g. MySQL, MS Access, Oracle)]</text:p>
          </table:table-cell>
          <table:table-cell office:value-type="string">
            <text:p>3-6 years</text:p>
          </table:table-cell>
        </table:table-row>
        <table:table-row table:style-name="ro1">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table:formula="of:=VALUE(RIGHT(TRIM([.G97]); LEN(TRIM([.G97]))-6))" office:value-type="float" office:value="11">
            <text:p>11</text:p>
          </table:table-cell>
          <table:table-cell office:value-type="string">
            <text:p>Group 11</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table:formula="of:=VALUE(RIGHT(TRIM([.G98]); LEN(TRIM([.G98]))-6))" office:value-type="float" office:value="12">
            <text:p>12</text:p>
          </table:table-cell>
          <table:table-cell office:value-type="string">
            <text:p>Group 12</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table:formula="of:=VALUE(RIGHT(TRIM([.G99]); LEN(TRIM([.G99]))-6))" office:value-type="float" office:value="12">
            <text:p>12</text:p>
          </table:table-cell>
          <table:table-cell office:value-type="string">
            <text:p>Group 12</text:p>
          </table:table-cell>
          <table:table-cell office:value-type="string">
            <text:p>What is your experience working with the following tools and techniques? [Database-driven Applications]</text:p>
          </table:table-cell>
          <table:table-cell office:value-type="string">
            <text:p>1-3 years</text:p>
          </table:table-cell>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table:formula="of:=VALUE(RIGHT(TRIM([.G100]); LEN(TRIM([.G100]))-6))" office:value-type="float" office:value="12">
            <text:p>12</text:p>
          </table:table-cell>
          <table:table-cell office:value-type="string">
            <text:p>Group 12</text:p>
          </table:table-cell>
          <table:table-cell office:value-type="string">
            <text:p>What is your experience working with the following tools and techniques? [Database Management Systems (e.g. MySQL, MS Access, Oracle)]</text:p>
          </table:table-cell>
          <table:table-cell office:value-type="string">
            <text:p>1-3 years</text:p>
          </table:table-cell>
        </table:table-row>
        <table:table-row table:style-name="ro1">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table:formula="of:=VALUE(RIGHT(TRIM([.G101]); LEN(TRIM([.G101]))-6))" office:value-type="float" office:value="12">
            <text:p>12</text:p>
          </table:table-cell>
          <table:table-cell office:value-type="string">
            <text:p>Group 12</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table:formula="of:=VALUE(RIGHT(TRIM([.G102]); LEN(TRIM([.G102]))-6))" office:value-type="float" office:value="12">
            <text:p>12</text:p>
          </table:table-cell>
          <table:table-cell office:value-type="string">
            <text:p>Group 12</text:p>
          </table:table-cell>
          <table:table-cell office:value-type="string">
            <text:p>What is your experience working with the following tools and techniques? [Web-based Application Development]</text:p>
          </table:table-cell>
          <table:table-cell office:value-type="string">
            <text:p>Less than 1 year</text:p>
          </table:table-cell>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table:formula="of:=VALUE(RIGHT(TRIM([.G103]); LEN(TRIM([.G103]))-6))" office:value-type="float" office:value="12">
            <text:p>12</text:p>
          </table:table-cell>
          <table:table-cell office:value-type="string">
            <text:p>Group 12</text:p>
          </table:table-cell>
          <table:table-cell office:value-type="string">
            <text:p>What is your experience working with the following tools and techniques? [Database-driven Applications]</text:p>
          </table:table-cell>
          <table:table-cell office:value-type="string">
            <text:p>Less than 1 year</text:p>
          </table:table-cell>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table:formula="of:=VALUE(RIGHT(TRIM([.G104]); LEN(TRIM([.G104]))-6))" office:value-type="float" office:value="12">
            <text:p>12</text:p>
          </table:table-cell>
          <table:table-cell office:value-type="string">
            <text:p>Group 12</text:p>
          </table:table-cell>
          <table:table-cell office:value-type="string">
            <text:p>What is your experience working with the following tools and techniques? [Database Management Systems (e.g. MySQL, MS Access, Oracle)]</text:p>
          </table:table-cell>
          <table:table-cell office:value-type="string">
            <text:p>Less than 1 year</text:p>
          </table:table-cell>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table:formula="of:=VALUE(RIGHT(TRIM([.G105]); LEN(TRIM([.G105]))-6))" office:value-type="float" office:value="12">
            <text:p>12</text:p>
          </table:table-cell>
          <table:table-cell office:value-type="string">
            <text:p>Group 12</text:p>
          </table:table-cell>
          <table:table-cell office:value-type="string">
            <text:p>What is your experience working with the following tools and techniques? [Extensible Markup Language (XML)]</text:p>
          </table:table-cell>
          <table:table-cell office:value-type="string">
            <text:p>Less than 1 year</text:p>
          </table:table-cell>
        </table:table-row>
        <table:table-row table:style-name="ro2" table:number-rows-repeated="1048470">
          <table:table-cell table:number-columns-repeated="9"/>
        </table:table-row>
        <table:table-row table:style-name="ro2">
          <table:table-cell table:number-columns-repeated="9"/>
        </table:table-row>
      </table:table>
      <table:table table:name="Pivot Table - Q1" table:style-name="ta1">
        <table:table-column table:style-name="co46" table:default-cell-style-name="ce5"/>
        <table:table-column table:style-name="co46" table:number-columns-repeated="3"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row table:style-name="ro2">
          <table:table-cell table:style-name="Default" office:value-type="string">
            <text:p>Filter</text:p>
          </table:table-cell>
          <table:table-cell table:number-columns-repeated="7"/>
        </table:table-row>
        <table:table-row table:style-name="ro2">
          <table:table-cell table:style-name="Default"/>
          <table:table-cell table:number-columns-repeated="7"/>
        </table:table-row>
        <table:table-row table:style-name="ro2">
          <table:table-cell table:style-name="ce2" office:value-type="string">
            <text:p>Count - id</text:p>
          </table:table-cell>
          <table:table-cell table:style-name="ce7" office:value-type="string">
            <text:p>Experience</text:p>
          </table:table-cell>
          <table:table-cell table:style-name="ce12" table:number-columns-repeated="2"/>
          <table:table-cell table:style-name="ce16"/>
          <table:table-cell table:number-columns-repeated="3"/>
        </table:table-row>
        <table:table-row table:style-name="ro2">
          <table:table-cell table:style-name="ce3" office:value-type="string">
            <text:p>Question</text:p>
          </table:table-cell>
          <table:table-cell table:style-name="ce8" office:value-type="string">
            <text:p>1-3 years</text:p>
          </table:table-cell>
          <table:table-cell table:style-name="ce13" office:value-type="string">
            <text:p>3-6 years</text:p>
          </table:table-cell>
          <table:table-cell table:style-name="ce13" office:value-type="string">
            <text:p>Less than 1 year</text:p>
          </table:table-cell>
          <table:table-cell table:style-name="ce17" office:value-type="string">
            <text:p>More than 6 years</text:p>
          </table:table-cell>
          <table:table-cell table:number-columns-repeated="3"/>
        </table:table-row>
        <table:table-row table:style-name="ro2">
          <table:table-cell table:style-name="ce4" office:value-type="string">
            <text:p>What is your experience working with the following tools and techniques? [Database Management Systems (e.g. MySQL, MS Access, Oracle)]</text:p>
          </table:table-cell>
          <table:table-cell table:style-name="ce9" office:value-type="float" office:value="19">
            <text:p>19</text:p>
          </table:table-cell>
          <table:table-cell table:style-name="ce14" office:value-type="float" office:value="1">
            <text:p>1</text:p>
          </table:table-cell>
          <table:table-cell table:style-name="ce14" office:value-type="float" office:value="5">
            <text:p>5</text:p>
          </table:table-cell>
          <table:table-cell table:style-name="ce18" office:value-type="float" office:value="1">
            <text:p>1</text:p>
          </table:table-cell>
          <table:table-cell table:number-columns-repeated="3"/>
        </table:table-row>
        <table:table-row table:style-name="ro2">
          <table:table-cell office:value-type="string">
            <text:p>What is your experience working with the following tools and techniques? [Database-driven Applications]</text:p>
          </table:table-cell>
          <table:table-cell table:style-name="ce10" office:value-type="float" office:value="11">
            <text:p>11</text:p>
          </table:table-cell>
          <table:table-cell table:style-name="Pivot_20_Table_20_Value" office:value-type="float" office:value="1">
            <text:p>1</text:p>
          </table:table-cell>
          <table:table-cell table:style-name="Pivot_20_Table_20_Value" office:value-type="float" office:value="13">
            <text:p>13</text:p>
          </table:table-cell>
          <table:table-cell table:style-name="ce19" office:value-type="float" office:value="1">
            <text:p>1</text:p>
          </table:table-cell>
          <table:table-cell table:number-columns-repeated="3"/>
        </table:table-row>
        <table:table-row table:style-name="ro2">
          <table:table-cell office:value-type="string">
            <text:p>What is your experience working with the following tools and techniques? [Extensible Markup Language (XML)]</text:p>
          </table:table-cell>
          <table:table-cell table:style-name="ce10" office:value-type="float" office:value="13">
            <text:p>13</text:p>
          </table:table-cell>
          <table:table-cell table:style-name="Pivot_20_Table_20_Value" office:value-type="float" office:value="1">
            <text:p>1</text:p>
          </table:table-cell>
          <table:table-cell table:style-name="Pivot_20_Table_20_Value" office:value-type="float" office:value="12">
            <text:p>12</text:p>
          </table:table-cell>
          <table:table-cell table:style-name="ce19"/>
          <table:table-cell table:number-columns-repeated="3"/>
        </table:table-row>
        <table:table-row table:style-name="ro2">
          <table:table-cell table:style-name="ce6" office:value-type="string">
            <text:p>What is your experience working with the following tools and techniques? [Web-based Application Development]</text:p>
          </table:table-cell>
          <table:table-cell table:style-name="ce11" office:value-type="float" office:value="10">
            <text:p>10</text:p>
          </table:table-cell>
          <table:table-cell table:style-name="ce15" office:value-type="float" office:value="1">
            <text:p>1</text:p>
          </table:table-cell>
          <table:table-cell table:style-name="ce15" office:value-type="float" office:value="14">
            <text:p>14</text:p>
          </table:table-cell>
          <table:table-cell table:style-name="ce20" office:value-type="float" office:value="1">
            <text:p>1</text:p>
          </table:table-cell>
          <table:table-cell table:number-columns-repeated="3"/>
        </table:table-row>
      </table:table>
      <table:table table:name="Q1 LaTeX" table:style-name="ta1">
        <table:table-column table:style-name="co96" table:default-cell-style-name="Default"/>
        <table:table-column table:style-name="co93" table:default-cell-style-name="Default"/>
        <table:table-column table:style-name="co97" table:default-cell-style-name="Default"/>
        <table:table-column table:style-name="co98" table:default-cell-style-name="Default"/>
        <table:table-column table:style-name="co94" table:default-cell-style-name="Default"/>
        <table:table-column table:style-name="co93" table:number-columns-repeated="2" table:default-cell-style-name="Default"/>
        <table:table-column table:style-name="co95" table:default-cell-style-name="Default"/>
        <table:table-column table:style-name="co46" table:default-cell-style-name="Default"/>
        <table:table-row table:style-name="ro1">
          <table:table-cell office:value-type="string">
            <text:p>Question</text:p>
          </table:table-cell>
          <table:table-cell office:value-type="string">
            <text:p>GroupID</text:p>
          </table:table-cell>
          <table:table-cell office:value-type="string">
            <text:p>GROUP</text:p>
          </table:table-cell>
          <table:table-cell office:value-type="string">
            <text:p>ID</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More than 6 years</text:p>
          </table:table-cell>
          <table:table-cell/>
        </table:table-row>
        <table:table-row table:style-name="ro2">
          <table:table-cell table:number-columns-repeated="8"/>
          <table:table-cell table:formula="of:=CONCATENATE(&quot;\cline{1-6} {\textbf{&quot;;; &quot;}} &amp; \multicolumn{5}{c}{\textbf{&quot;; [.A3]; &quot;}} \\ \cline{1-6}&quot;)" office:value-type="string" office:string-value="\cline{1-6} {\textbf{}} &amp; \multicolumn{5}{c}{\textbf{[Database Management Systems (e.g. MySQL, MS Access, Oracle)]}} \\ \cline{1-6}">
            <text:p>\cline{1-6} {\textbf{}} &amp; \multicolumn{5}{c}{\textbf{[Database Management Systems (e.g. MySQL, MS Access, Oracle)]}} \\ \cline{1-6}</text:p>
          </table:table-cell>
        </table:table-row>
        <table:table-row table:style-name="ro2">
          <table:table-cell office:value-type="string">
            <text:p>[Database Management Systems (e.g. MySQL, MS Access, Oracle)]</text:p>
          </table:table-cell>
          <table:table-cell office:value-type="float" office:value="1">
            <text:p>1</text:p>
          </table:table-cell>
          <table:table-cell office:value-type="string">
            <text:p>Group 1</text:p>
          </table:table-cell>
          <table:table-cell office:value-type="float" office:value="11">
            <text:p>11</text:p>
          </table:table-cell>
          <table:table-cell/>
          <table:table-cell office:value-type="string">
            <text:p>X</text:p>
          </table:table-cell>
          <table:table-cell table:number-columns-repeated="2"/>
          <table:table-cell table:formula="of:=CONCATENATE(&quot;{&quot;;[.B3];&quot;} &amp; &quot;;&quot;{&quot;;[.D3];&quot;} &amp; &quot;;&quot;{&quot;;[.E3];&quot;} &amp; &quot;;&quot;{&quot;;[.F3];&quot;} &amp; &quot;;&quot;{&quot;;[.G3];&quot;} &amp; &quot;; &quot;{&quot;;[.H3];&quot;} \\ \cline{2-6}&quot;)" office:value-type="string" office:string-value="{1} &amp; {11} &amp; {} &amp; {X} &amp; {} &amp; {} \\ \cline{2-6}">
            <text:p>{1} &amp; {11} &amp; {} &amp; {X} &amp; {} &amp; {} \\ \cline{2-6}</text:p>
          </table:table-cell>
        </table:table-row>
        <table:table-row table:style-name="ro2">
          <table:table-cell/>
          <table:table-cell/>
          <table:table-cell/>
          <table:table-cell office:value-type="float" office:value="27">
            <text:p>27</text:p>
          </table:table-cell>
          <table:table-cell/>
          <table:table-cell office:value-type="string">
            <text:p>X</text:p>
          </table:table-cell>
          <table:table-cell table:number-columns-repeated="2"/>
          <table:table-cell table:formula="of:=CONCATENATE(&quot;{&quot;;[.B4];&quot;} &amp; &quot;;&quot;{&quot;;[.D4];&quot;} &amp; &quot;;&quot;{&quot;;[.E4];&quot;} &amp; &quot;;&quot;{&quot;;[.F4];&quot;} &amp; &quot;;&quot;{&quot;;[.G4];&quot;} &amp; &quot;; &quot;{&quot;;[.H4];&quot;} \\ \cline{2-6}&quot;)" office:value-type="string" office:string-value="{} &amp; {27} &amp; {} &amp; {X} &amp; {} &amp; {} \\ \cline{2-6}">
            <text:p>{} &amp; {27} &amp; {} &amp; {X} &amp; {} &amp; {} \\ \cline{2-6}</text:p>
          </table:table-cell>
        </table:table-row>
        <table:table-row table:style-name="ro2">
          <table:table-cell/>
          <table:table-cell/>
          <table:table-cell/>
          <table:table-cell office:value-type="float" office:value="29">
            <text:p>29</text:p>
          </table:table-cell>
          <table:table-cell table:number-columns-repeated="3"/>
          <table:table-cell office:value-type="string">
            <text:p>X</text:p>
          </table:table-cell>
          <table:table-cell table:formula="of:=CONCATENATE(&quot;{&quot;;[.B5];&quot;} &amp; &quot;;&quot;{&quot;;[.D5];&quot;} &amp; &quot;;&quot;{&quot;;[.E5];&quot;} &amp; &quot;;&quot;{&quot;;[.F5];&quot;} &amp; &quot;;&quot;{&quot;;[.G5];&quot;} &amp; &quot;; &quot;{&quot;;[.H5];&quot;} \\ \cline{2-6}&quot;)" office:value-type="string" office:string-value="{} &amp; {29} &amp; {} &amp; {} &amp; {} &amp; {X} \\ \cline{2-6}">
            <text:p>{} &amp; {29} &amp; {} &amp; {} &amp; {} &amp; {X} \\ \cline{2-6}</text:p>
          </table:table-cell>
        </table:table-row>
        <table:table-row table:style-name="ro2">
          <table:table-cell/>
          <table:table-cell office:value-type="float" office:value="2">
            <text:p>2</text:p>
          </table:table-cell>
          <table:table-cell office:value-type="string">
            <text:p>Group 2</text:p>
          </table:table-cell>
          <table:table-cell office:value-type="float" office:value="35">
            <text:p>35</text:p>
          </table:table-cell>
          <table:table-cell/>
          <table:table-cell office:value-type="string">
            <text:p>X</text:p>
          </table:table-cell>
          <table:table-cell table:number-columns-repeated="2"/>
          <table:table-cell table:formula="of:=CONCATENATE(&quot;{&quot;;[.B6];&quot;} &amp; &quot;;&quot;{&quot;;[.D6];&quot;} &amp; &quot;;&quot;{&quot;;[.E6];&quot;} &amp; &quot;;&quot;{&quot;;[.F6];&quot;} &amp; &quot;;&quot;{&quot;;[.G6];&quot;} &amp; &quot;; &quot;{&quot;;[.H6];&quot;} \\ \cline{2-6}&quot;)" office:value-type="string" office:string-value="{2} &amp; {35} &amp; {} &amp; {X} &amp; {} &amp; {} \\ \cline{2-6}">
            <text:p>{2} &amp; {35} &amp; {} &amp; {X} &amp; {} &amp; {} \\ \cline{2-6}</text:p>
          </table:table-cell>
        </table:table-row>
        <table:table-row table:style-name="ro2">
          <table:table-cell/>
          <table:table-cell/>
          <table:table-cell/>
          <table:table-cell office:value-type="float" office:value="37">
            <text:p>37</text:p>
          </table:table-cell>
          <table:table-cell/>
          <table:table-cell office:value-type="string">
            <text:p>X</text:p>
          </table:table-cell>
          <table:table-cell table:number-columns-repeated="2"/>
          <table:table-cell table:formula="of:=CONCATENATE(&quot;{&quot;;[.B7];&quot;} &amp; &quot;;&quot;{&quot;;[.D7];&quot;} &amp; &quot;;&quot;{&quot;;[.E7];&quot;} &amp; &quot;;&quot;{&quot;;[.F7];&quot;} &amp; &quot;;&quot;{&quot;;[.G7];&quot;} &amp; &quot;; &quot;{&quot;;[.H7];&quot;} \\ \cline{2-6}&quot;)" office:value-type="string" office:string-value="{} &amp; {37} &amp; {} &amp; {X} &amp; {} &amp; {} \\ \cline{2-6}">
            <text:p>{} &amp; {37} &amp; {} &amp; {X} &amp; {} &amp; {} \\ \cline{2-6}</text:p>
          </table:table-cell>
        </table:table-row>
        <table:table-row table:style-name="ro2">
          <table:table-cell/>
          <table:table-cell/>
          <table:table-cell/>
          <table:table-cell office:value-type="float" office:value="38">
            <text:p>38</text:p>
          </table:table-cell>
          <table:table-cell/>
          <table:table-cell office:value-type="string">
            <text:p>X</text:p>
          </table:table-cell>
          <table:table-cell table:number-columns-repeated="2"/>
          <table:table-cell table:formula="of:=CONCATENATE(&quot;{&quot;;[.B8];&quot;} &amp; &quot;;&quot;{&quot;;[.D8];&quot;} &amp; &quot;;&quot;{&quot;;[.E8];&quot;} &amp; &quot;;&quot;{&quot;;[.F8];&quot;} &amp; &quot;;&quot;{&quot;;[.G8];&quot;} &amp; &quot;; &quot;{&quot;;[.H8];&quot;} \\ \cline{2-6}&quot;)" office:value-type="string" office:string-value="{} &amp; {38} &amp; {} &amp; {X} &amp; {} &amp; {} \\ \cline{2-6}">
            <text:p>{} &amp; {38} &amp; {} &amp; {X} &amp; {} &amp; {} \\ \cline{2-6}</text:p>
          </table:table-cell>
        </table:table-row>
        <table:table-row table:style-name="ro2">
          <table:table-cell/>
          <table:table-cell office:value-type="float" office:value="3">
            <text:p>3</text:p>
          </table:table-cell>
          <table:table-cell office:value-type="string">
            <text:p>Group 3</text:p>
          </table:table-cell>
          <table:table-cell office:value-type="float" office:value="12">
            <text:p>12</text:p>
          </table:table-cell>
          <table:table-cell/>
          <table:table-cell office:value-type="string">
            <text:p>X</text:p>
          </table:table-cell>
          <table:table-cell table:number-columns-repeated="2"/>
          <table:table-cell table:formula="of:=CONCATENATE(&quot;{&quot;;[.B9];&quot;} &amp; &quot;;&quot;{&quot;;[.D9];&quot;} &amp; &quot;;&quot;{&quot;;[.E9];&quot;} &amp; &quot;;&quot;{&quot;;[.F9];&quot;} &amp; &quot;;&quot;{&quot;;[.G9];&quot;} &amp; &quot;; &quot;{&quot;;[.H9];&quot;} \\ \cline{2-6}&quot;)" office:value-type="string" office:string-value="{3} &amp; {12} &amp; {} &amp; {X} &amp; {} &amp; {} \\ \cline{2-6}">
            <text:p>{3} &amp; {12} &amp; {} &amp; {X} &amp; {} &amp; {} \\ \cline{2-6}</text:p>
          </table:table-cell>
        </table:table-row>
        <table:table-row table:style-name="ro2">
          <table:table-cell/>
          <table:table-cell office:value-type="float" office:value="4">
            <text:p>4</text:p>
          </table:table-cell>
          <table:table-cell office:value-type="string">
            <text:p>Group 4</text:p>
          </table:table-cell>
          <table:table-cell office:value-type="float" office:value="24">
            <text:p>24</text:p>
          </table:table-cell>
          <table:table-cell office:value-type="string">
            <text:p>X</text:p>
          </table:table-cell>
          <table:table-cell table:number-columns-repeated="3"/>
          <table:table-cell table:formula="of:=CONCATENATE(&quot;{&quot;;[.B10];&quot;} &amp; &quot;;&quot;{&quot;;[.D10];&quot;} &amp; &quot;;&quot;{&quot;;[.E10];&quot;} &amp; &quot;;&quot;{&quot;;[.F10];&quot;} &amp; &quot;;&quot;{&quot;;[.G10];&quot;} &amp; &quot;; &quot;{&quot;;[.H10];&quot;} \\ \cline{2-6}&quot;)" office:value-type="string" office:string-value="{4} &amp; {24} &amp; {X} &amp; {} &amp; {} &amp; {} \\ \cline{2-6}">
            <text:p>{4} &amp; {24} &amp; {X} &amp; {} &amp; {} &amp; {} \\ \cline{2-6}</text:p>
          </table:table-cell>
        </table:table-row>
        <table:table-row table:style-name="ro2">
          <table:table-cell/>
          <table:table-cell/>
          <table:table-cell/>
          <table:table-cell office:value-type="float" office:value="42">
            <text:p>42</text:p>
          </table:table-cell>
          <table:table-cell/>
          <table:table-cell office:value-type="string">
            <text:p>X</text:p>
          </table:table-cell>
          <table:table-cell table:number-columns-repeated="2"/>
          <table:table-cell table:formula="of:=CONCATENATE(&quot;{&quot;;[.B11];&quot;} &amp; &quot;;&quot;{&quot;;[.D11];&quot;} &amp; &quot;;&quot;{&quot;;[.E11];&quot;} &amp; &quot;;&quot;{&quot;;[.F11];&quot;} &amp; &quot;;&quot;{&quot;;[.G11];&quot;} &amp; &quot;; &quot;{&quot;;[.H11];&quot;} \\ \cline{2-6}&quot;)" office:value-type="string" office:string-value="{} &amp; {42} &amp; {} &amp; {X} &amp; {} &amp; {} \\ \cline{2-6}">
            <text:p>{} &amp; {42} &amp; {} &amp; {X} &amp; {} &amp; {} \\ \cline{2-6}</text:p>
          </table:table-cell>
        </table:table-row>
        <table:table-row table:style-name="ro2">
          <table:table-cell/>
          <table:table-cell office:value-type="float" office:value="5">
            <text:p>5</text:p>
          </table:table-cell>
          <table:table-cell office:value-type="string">
            <text:p>Group 5</text:p>
          </table:table-cell>
          <table:table-cell office:value-type="float" office:value="17">
            <text:p>17</text:p>
          </table:table-cell>
          <table:table-cell office:value-type="string">
            <text:p>X</text:p>
          </table:table-cell>
          <table:table-cell table:number-columns-repeated="3"/>
          <table:table-cell table:formula="of:=CONCATENATE(&quot;{&quot;;[.B12];&quot;} &amp; &quot;;&quot;{&quot;;[.D12];&quot;} &amp; &quot;;&quot;{&quot;;[.E12];&quot;} &amp; &quot;;&quot;{&quot;;[.F12];&quot;} &amp; &quot;;&quot;{&quot;;[.G12];&quot;} &amp; &quot;; &quot;{&quot;;[.H12];&quot;} \\ \cline{2-6}&quot;)" office:value-type="string" office:string-value="{5} &amp; {17} &amp; {X} &amp; {} &amp; {} &amp; {} \\ \cline{2-6}">
            <text:p>{5} &amp; {17} &amp; {X} &amp; {} &amp; {} &amp; {} \\ \cline{2-6}</text:p>
          </table:table-cell>
        </table:table-row>
        <table:table-row table:style-name="ro2">
          <table:table-cell/>
          <table:table-cell/>
          <table:table-cell/>
          <table:table-cell office:value-type="float" office:value="22">
            <text:p>22</text:p>
          </table:table-cell>
          <table:table-cell/>
          <table:table-cell office:value-type="string">
            <text:p>X</text:p>
          </table:table-cell>
          <table:table-cell table:number-columns-repeated="2"/>
          <table:table-cell table:formula="of:=CONCATENATE(&quot;{&quot;;[.B13];&quot;} &amp; &quot;;&quot;{&quot;;[.D13];&quot;} &amp; &quot;;&quot;{&quot;;[.E13];&quot;} &amp; &quot;;&quot;{&quot;;[.F13];&quot;} &amp; &quot;;&quot;{&quot;;[.G13];&quot;} &amp; &quot;; &quot;{&quot;;[.H13];&quot;} \\ \cline{2-6}&quot;)" office:value-type="string" office:string-value="{} &amp; {22} &amp; {} &amp; {X} &amp; {} &amp; {} \\ \cline{2-6}">
            <text:p>{} &amp; {22} &amp; {} &amp; {X} &amp; {} &amp; {} \\ \cline{2-6}</text:p>
          </table:table-cell>
        </table:table-row>
        <table:table-row table:style-name="ro2">
          <table:table-cell/>
          <table:table-cell office:value-type="float" office:value="6">
            <text:p>6</text:p>
          </table:table-cell>
          <table:table-cell office:value-type="string">
            <text:p>Group 6</text:p>
          </table:table-cell>
          <table:table-cell office:value-type="float" office:value="16">
            <text:p>16</text:p>
          </table:table-cell>
          <table:table-cell/>
          <table:table-cell office:value-type="string">
            <text:p>X</text:p>
          </table:table-cell>
          <table:table-cell table:number-columns-repeated="2"/>
          <table:table-cell table:formula="of:=CONCATENATE(&quot;{&quot;;[.B14];&quot;} &amp; &quot;;&quot;{&quot;;[.D14];&quot;} &amp; &quot;;&quot;{&quot;;[.E14];&quot;} &amp; &quot;;&quot;{&quot;;[.F14];&quot;} &amp; &quot;;&quot;{&quot;;[.G14];&quot;} &amp; &quot;; &quot;{&quot;;[.H14];&quot;} \\ \cline{2-6}&quot;)" office:value-type="string" office:string-value="{6} &amp; {16} &amp; {} &amp; {X} &amp; {} &amp; {} \\ \cline{2-6}">
            <text:p>{6} &amp; {16} &amp; {} &amp; {X} &amp; {} &amp; {} \\ \cline{2-6}</text:p>
          </table:table-cell>
        </table:table-row>
        <table:table-row table:style-name="ro2">
          <table:table-cell/>
          <table:table-cell/>
          <table:table-cell/>
          <table:table-cell office:value-type="float" office:value="19">
            <text:p>19</text:p>
          </table:table-cell>
          <table:table-cell/>
          <table:table-cell office:value-type="string">
            <text:p>X</text:p>
          </table:table-cell>
          <table:table-cell table:number-columns-repeated="2"/>
          <table:table-cell table:formula="of:=CONCATENATE(&quot;{&quot;;[.B15];&quot;} &amp; &quot;;&quot;{&quot;;[.D15];&quot;} &amp; &quot;;&quot;{&quot;;[.E15];&quot;} &amp; &quot;;&quot;{&quot;;[.F15];&quot;} &amp; &quot;;&quot;{&quot;;[.G15];&quot;} &amp; &quot;; &quot;{&quot;;[.H15];&quot;} \\ \cline{2-6}&quot;)" office:value-type="string" office:string-value="{} &amp; {19} &amp; {} &amp; {X} &amp; {} &amp; {} \\ \cline{2-6}">
            <text:p>{} &amp; {19} &amp; {} &amp; {X} &amp; {} &amp; {} \\ \cline{2-6}</text:p>
          </table:table-cell>
        </table:table-row>
        <table:table-row table:style-name="ro2">
          <table:table-cell/>
          <table:table-cell/>
          <table:table-cell/>
          <table:table-cell office:value-type="float" office:value="28">
            <text:p>28</text:p>
          </table:table-cell>
          <table:table-cell/>
          <table:table-cell office:value-type="string">
            <text:p>X</text:p>
          </table:table-cell>
          <table:table-cell table:number-columns-repeated="2"/>
          <table:table-cell table:formula="of:=CONCATENATE(&quot;{&quot;;[.B16];&quot;} &amp; &quot;;&quot;{&quot;;[.D16];&quot;} &amp; &quot;;&quot;{&quot;;[.E16];&quot;} &amp; &quot;;&quot;{&quot;;[.F16];&quot;} &amp; &quot;;&quot;{&quot;;[.G16];&quot;} &amp; &quot;; &quot;{&quot;;[.H16];&quot;} \\ \cline{2-6}&quot;)" office:value-type="string" office:string-value="{} &amp; {28} &amp; {} &amp; {X} &amp; {} &amp; {} \\ \cline{2-6}">
            <text:p>{} &amp; {28} &amp; {} &amp; {X} &amp; {} &amp; {} \\ \cline{2-6}</text:p>
          </table:table-cell>
        </table:table-row>
        <table:table-row table:style-name="ro2">
          <table:table-cell/>
          <table:table-cell office:value-type="float" office:value="7">
            <text:p>7</text:p>
          </table:table-cell>
          <table:table-cell office:value-type="string">
            <text:p>Group 7</text:p>
          </table:table-cell>
          <table:table-cell office:value-type="float" office:value="13">
            <text:p>13</text:p>
          </table:table-cell>
          <table:table-cell/>
          <table:table-cell office:value-type="string">
            <text:p>X</text:p>
          </table:table-cell>
          <table:table-cell table:number-columns-repeated="2"/>
          <table:table-cell table:formula="of:=CONCATENATE(&quot;{&quot;;[.B17];&quot;} &amp; &quot;;&quot;{&quot;;[.D17];&quot;} &amp; &quot;;&quot;{&quot;;[.E17];&quot;} &amp; &quot;;&quot;{&quot;;[.F17];&quot;} &amp; &quot;;&quot;{&quot;;[.G17];&quot;} &amp; &quot;; &quot;{&quot;;[.H17];&quot;} \\ \cline{2-6}&quot;)" office:value-type="string" office:string-value="{7} &amp; {13} &amp; {} &amp; {X} &amp; {} &amp; {} \\ \cline{2-6}">
            <text:p>{7} &amp; {13} &amp; {} &amp; {X} &amp; {} &amp; {} \\ \cline{2-6}</text:p>
          </table:table-cell>
        </table:table-row>
        <table:table-row table:style-name="ro2">
          <table:table-cell/>
          <table:table-cell/>
          <table:table-cell/>
          <table:table-cell office:value-type="float" office:value="14">
            <text:p>14</text:p>
          </table:table-cell>
          <table:table-cell/>
          <table:table-cell office:value-type="string">
            <text:p>X</text:p>
          </table:table-cell>
          <table:table-cell table:number-columns-repeated="2"/>
          <table:table-cell table:formula="of:=CONCATENATE(&quot;{&quot;;[.B18];&quot;} &amp; &quot;;&quot;{&quot;;[.D18];&quot;} &amp; &quot;;&quot;{&quot;;[.E18];&quot;} &amp; &quot;;&quot;{&quot;;[.F18];&quot;} &amp; &quot;;&quot;{&quot;;[.G18];&quot;} &amp; &quot;; &quot;{&quot;;[.H18];&quot;} \\ \cline{2-6}&quot;)" office:value-type="string" office:string-value="{} &amp; {14} &amp; {} &amp; {X} &amp; {} &amp; {} \\ \cline{2-6}">
            <text:p>{} &amp; {14} &amp; {} &amp; {X} &amp; {} &amp; {} \\ \cline{2-6}</text:p>
          </table:table-cell>
        </table:table-row>
        <table:table-row table:style-name="ro2">
          <table:table-cell/>
          <table:table-cell/>
          <table:table-cell/>
          <table:table-cell office:value-type="float" office:value="34">
            <text:p>34</text:p>
          </table:table-cell>
          <table:table-cell office:value-type="string">
            <text:p>X</text:p>
          </table:table-cell>
          <table:table-cell table:number-columns-repeated="3"/>
          <table:table-cell table:formula="of:=CONCATENATE(&quot;{&quot;;[.B19];&quot;} &amp; &quot;;&quot;{&quot;;[.D19];&quot;} &amp; &quot;;&quot;{&quot;;[.E19];&quot;} &amp; &quot;;&quot;{&quot;;[.F19];&quot;} &amp; &quot;;&quot;{&quot;;[.G19];&quot;} &amp; &quot;; &quot;{&quot;;[.H19];&quot;} \\ \cline{2-6}&quot;)" office:value-type="string" office:string-value="{} &amp; {34} &amp; {X} &amp; {} &amp; {} &amp; {} \\ \cline{2-6}">
            <text:p>{} &amp; {34} &amp; {X} &amp; {} &amp; {} &amp; {} \\ \cline{2-6}</text:p>
          </table:table-cell>
        </table:table-row>
        <table:table-row table:style-name="ro2">
          <table:table-cell/>
          <table:table-cell/>
          <table:table-cell/>
          <table:table-cell office:value-type="float" office:value="40">
            <text:p>40</text:p>
          </table:table-cell>
          <table:table-cell office:value-type="string">
            <text:p>X</text:p>
          </table:table-cell>
          <table:table-cell table:number-columns-repeated="3"/>
          <table:table-cell table:formula="of:=CONCATENATE(&quot;{&quot;;[.B20];&quot;} &amp; &quot;;&quot;{&quot;;[.D20];&quot;} &amp; &quot;;&quot;{&quot;;[.E20];&quot;} &amp; &quot;;&quot;{&quot;;[.F20];&quot;} &amp; &quot;;&quot;{&quot;;[.G20];&quot;} &amp; &quot;; &quot;{&quot;;[.H20];&quot;} \\ \cline{2-6}&quot;)" office:value-type="string" office:string-value="{} &amp; {40} &amp; {X} &amp; {} &amp; {} &amp; {} \\ \cline{2-6}">
            <text:p>{} &amp; {40} &amp; {X} &amp; {} &amp; {} &amp; {} \\ \cline{2-6}</text:p>
          </table:table-cell>
        </table:table-row>
        <table:table-row table:style-name="ro2">
          <table:table-cell/>
          <table:table-cell office:value-type="float" office:value="8">
            <text:p>8</text:p>
          </table:table-cell>
          <table:table-cell office:value-type="string">
            <text:p>Group 8</text:p>
          </table:table-cell>
          <table:table-cell office:value-type="float" office:value="45">
            <text:p>45</text:p>
          </table:table-cell>
          <table:table-cell/>
          <table:table-cell office:value-type="string">
            <text:p>X</text:p>
          </table:table-cell>
          <table:table-cell table:number-columns-repeated="2"/>
          <table:table-cell table:formula="of:=CONCATENATE(&quot;{&quot;;[.B21];&quot;} &amp; &quot;;&quot;{&quot;;[.D21];&quot;} &amp; &quot;;&quot;{&quot;;[.E21];&quot;} &amp; &quot;;&quot;{&quot;;[.F21];&quot;} &amp; &quot;;&quot;{&quot;;[.G21];&quot;} &amp; &quot;; &quot;{&quot;;[.H21];&quot;} \\ \cline{2-6}&quot;)" office:value-type="string" office:string-value="{8} &amp; {45} &amp; {} &amp; {X} &amp; {} &amp; {} \\ \cline{2-6}">
            <text:p>{8} &amp; {45} &amp; {} &amp; {X} &amp; {} &amp; {} \\ \cline{2-6}</text:p>
          </table:table-cell>
        </table:table-row>
        <table:table-row table:style-name="ro2">
          <table:table-cell/>
          <table:table-cell office:value-type="float" office:value="9">
            <text:p>9</text:p>
          </table:table-cell>
          <table:table-cell office:value-type="string">
            <text:p>Group 9</text:p>
          </table:table-cell>
          <table:table-cell office:value-type="float" office:value="20">
            <text:p>20</text:p>
          </table:table-cell>
          <table:table-cell/>
          <table:table-cell office:value-type="string">
            <text:p>X</text:p>
          </table:table-cell>
          <table:table-cell table:number-columns-repeated="2"/>
          <table:table-cell table:formula="of:=CONCATENATE(&quot;{&quot;;[.B22];&quot;} &amp; &quot;;&quot;{&quot;;[.D22];&quot;} &amp; &quot;;&quot;{&quot;;[.E22];&quot;} &amp; &quot;;&quot;{&quot;;[.F22];&quot;} &amp; &quot;;&quot;{&quot;;[.G22];&quot;} &amp; &quot;; &quot;{&quot;;[.H22];&quot;} \\ \cline{2-6}&quot;)" office:value-type="string" office:string-value="{9} &amp; {20} &amp; {} &amp; {X} &amp; {} &amp; {} \\ \cline{2-6}">
            <text:p>{9} &amp; {20} &amp; {} &amp; {X} &amp; {} &amp; {} \\ \cline{2-6}</text:p>
          </table:table-cell>
        </table:table-row>
        <table:table-row table:style-name="ro2">
          <table:table-cell/>
          <table:table-cell/>
          <table:table-cell/>
          <table:table-cell office:value-type="float" office:value="44">
            <text:p>44</text:p>
          </table:table-cell>
          <table:table-cell/>
          <table:table-cell office:value-type="string">
            <text:p>X</text:p>
          </table:table-cell>
          <table:table-cell table:number-columns-repeated="2"/>
          <table:table-cell table:formula="of:=CONCATENATE(&quot;{&quot;;[.B23];&quot;} &amp; &quot;;&quot;{&quot;;[.D23];&quot;} &amp; &quot;;&quot;{&quot;;[.E23];&quot;} &amp; &quot;;&quot;{&quot;;[.F23];&quot;} &amp; &quot;;&quot;{&quot;;[.G23];&quot;} &amp; &quot;; &quot;{&quot;;[.H23];&quot;} \\ \cline{2-6}&quot;)" office:value-type="string" office:string-value="{} &amp; {44} &amp; {} &amp; {X} &amp; {} &amp; {} \\ \cline{2-6}">
            <text:p>{} &amp; {44} &amp; {} &amp; {X} &amp; {} &amp; {} \\ \cline{2-6}</text:p>
          </table:table-cell>
        </table:table-row>
        <table:table-row table:style-name="ro2">
          <table:table-cell/>
          <table:table-cell office:value-type="float" office:value="10">
            <text:p>10</text:p>
          </table:table-cell>
          <table:table-cell office:value-type="string">
            <text:p>Group 10</text:p>
          </table:table-cell>
          <table:table-cell office:value-type="float" office:value="31">
            <text:p>31</text:p>
          </table:table-cell>
          <table:table-cell/>
          <table:table-cell office:value-type="string">
            <text:p>X</text:p>
          </table:table-cell>
          <table:table-cell table:number-columns-repeated="2"/>
          <table:table-cell table:formula="of:=CONCATENATE(&quot;{&quot;;[.B24];&quot;} &amp; &quot;;&quot;{&quot;;[.D24];&quot;} &amp; &quot;;&quot;{&quot;;[.E24];&quot;} &amp; &quot;;&quot;{&quot;;[.F24];&quot;} &amp; &quot;;&quot;{&quot;;[.G24];&quot;} &amp; &quot;; &quot;{&quot;;[.H24];&quot;} \\ \cline{2-6}&quot;)" office:value-type="string" office:string-value="{10} &amp; {31} &amp; {} &amp; {X} &amp; {} &amp; {} \\ \cline{2-6}">
            <text:p>{10} &amp; {31} &amp; {} &amp; {X} &amp; {} &amp; {} \\ \cline{2-6}</text:p>
          </table:table-cell>
        </table:table-row>
        <table:table-row table:style-name="ro2">
          <table:table-cell/>
          <table:table-cell/>
          <table:table-cell/>
          <table:table-cell office:value-type="float" office:value="41">
            <text:p>41</text:p>
          </table:table-cell>
          <table:table-cell/>
          <table:table-cell office:value-type="string">
            <text:p>X</text:p>
          </table:table-cell>
          <table:table-cell table:number-columns-repeated="2"/>
          <table:table-cell table:formula="of:=CONCATENATE(&quot;{&quot;;[.B25];&quot;} &amp; &quot;;&quot;{&quot;;[.D25];&quot;} &amp; &quot;;&quot;{&quot;;[.E25];&quot;} &amp; &quot;;&quot;{&quot;;[.F25];&quot;} &amp; &quot;;&quot;{&quot;;[.G25];&quot;} &amp; &quot;; &quot;{&quot;;[.H25];&quot;} \\ \cline{2-6}&quot;)" office:value-type="string" office:string-value="{} &amp; {41} &amp; {} &amp; {X} &amp; {} &amp; {} \\ \cline{2-6}">
            <text:p>{} &amp; {41} &amp; {} &amp; {X} &amp; {} &amp; {} \\ \cline{2-6}</text:p>
          </table:table-cell>
        </table:table-row>
        <table:table-row table:style-name="ro2">
          <table:table-cell/>
          <table:table-cell office:value-type="float" office:value="11">
            <text:p>11</text:p>
          </table:table-cell>
          <table:table-cell office:value-type="string">
            <text:p>Group 11</text:p>
          </table:table-cell>
          <table:table-cell office:value-type="float" office:value="33">
            <text:p>33</text:p>
          </table:table-cell>
          <table:table-cell table:number-columns-repeated="2"/>
          <table:table-cell office:value-type="string">
            <text:p>X</text:p>
          </table:table-cell>
          <table:table-cell/>
          <table:table-cell table:formula="of:=CONCATENATE(&quot;{&quot;;[.B26];&quot;} &amp; &quot;;&quot;{&quot;;[.D26];&quot;} &amp; &quot;;&quot;{&quot;;[.E26];&quot;} &amp; &quot;;&quot;{&quot;;[.F26];&quot;} &amp; &quot;;&quot;{&quot;;[.G26];&quot;} &amp; &quot;; &quot;{&quot;;[.H26];&quot;} \\ \cline{2-6}&quot;)" office:value-type="string" office:string-value="{11} &amp; {33} &amp; {} &amp; {} &amp; {X} &amp; {} \\ \cline{2-6}">
            <text:p>{11} &amp; {33} &amp; {} &amp; {} &amp; {X} &amp; {} \\ \cline{2-6}</text:p>
          </table:table-cell>
        </table:table-row>
        <table:table-row table:style-name="ro2">
          <table:table-cell/>
          <table:table-cell office:value-type="float" office:value="12">
            <text:p>12</text:p>
          </table:table-cell>
          <table:table-cell office:value-type="string">
            <text:p>Group 12</text:p>
          </table:table-cell>
          <table:table-cell office:value-type="float" office:value="30">
            <text:p>30</text:p>
          </table:table-cell>
          <table:table-cell/>
          <table:table-cell office:value-type="string">
            <text:p>X</text:p>
          </table:table-cell>
          <table:table-cell table:number-columns-repeated="2"/>
          <table:table-cell table:formula="of:=CONCATENATE(&quot;{&quot;;[.B27];&quot;} &amp; &quot;;&quot;{&quot;;[.D27];&quot;} &amp; &quot;;&quot;{&quot;;[.E27];&quot;} &amp; &quot;;&quot;{&quot;;[.F27];&quot;} &amp; &quot;;&quot;{&quot;;[.G27];&quot;} &amp; &quot;; &quot;{&quot;;[.H27];&quot;} \\ \cline{2-6}&quot;)" office:value-type="string" office:string-value="{12} &amp; {30} &amp; {} &amp; {X} &amp; {} &amp; {} \\ \cline{2-6}">
            <text:p>{12} &amp; {30} &amp; {} &amp; {X} &amp; {} &amp; {} \\ \cline{2-6}</text:p>
          </table:table-cell>
        </table:table-row>
        <table:table-row table:style-name="ro2">
          <table:table-cell/>
          <table:table-cell/>
          <table:table-cell/>
          <table:table-cell office:value-type="float" office:value="43">
            <text:p>43</text:p>
          </table:table-cell>
          <table:table-cell office:value-type="string">
            <text:p>X</text:p>
          </table:table-cell>
          <table:table-cell table:number-columns-repeated="3"/>
          <table:table-cell table:formula="of:=CONCATENATE(&quot;{&quot;;[.B28];&quot;} &amp; &quot;;&quot;{&quot;;[.D28];&quot;} &amp; &quot;;&quot;{&quot;;[.E28];&quot;} &amp; &quot;;&quot;{&quot;;[.F28];&quot;} &amp; &quot;;&quot;{&quot;;[.G28];&quot;} &amp; &quot;; &quot;{&quot;;[.H28];&quot;} \\ \cline{2-6}&quot;)" office:value-type="string" office:string-value="{} &amp; {43} &amp; {X} &amp; {} &amp; {} &amp; {} \\ \cline{2-6}">
            <text:p>{} &amp; {43} &amp; {X} &amp; {} &amp; {} &amp; {} \\ \cline{2-6}</text:p>
          </table:table-cell>
        </table:table-row>
        <table:table-row table:style-name="ro2">
          <table:table-cell table:number-columns-repeated="8"/>
          <table:table-cell table:formula="of:=CONCATENATE(&quot;\cline{1-6} {\textbf{&quot;;; &quot;}} &amp; \multicolumn{5}{c}{\textbf{&quot;; [.A30]; &quot;}} \\ \cline{1-6}&quot;)" office:value-type="string" office:string-value="\cline{1-6} {\textbf{}} &amp; \multicolumn{5}{c}{\textbf{[Database-driven Applications]}} \\ \cline{1-6}">
            <text:p>\cline{1-6} {\textbf{}} &amp; \multicolumn{5}{c}{\textbf{[Database-driven Applications]}} \\ \cline{1-6}</text:p>
          </table:table-cell>
        </table:table-row>
        <table:table-row table:style-name="ro2">
          <table:table-cell office:value-type="string">
            <text:p>[Database-driven Applications]</text:p>
          </table:table-cell>
          <table:table-cell office:value-type="float" office:value="1">
            <text:p>1</text:p>
          </table:table-cell>
          <table:table-cell office:value-type="string">
            <text:p>Group 1</text:p>
          </table:table-cell>
          <table:table-cell office:value-type="float" office:value="11">
            <text:p>11</text:p>
          </table:table-cell>
          <table:table-cell office:value-type="string">
            <text:p>X</text:p>
          </table:table-cell>
          <table:table-cell table:number-columns-repeated="3"/>
          <table:table-cell table:formula="of:=CONCATENATE(&quot;{&quot;;[.B30];&quot;} &amp; &quot;;&quot;{&quot;;[.D30];&quot;} &amp; &quot;;&quot;{&quot;;[.E30];&quot;} &amp; &quot;;&quot;{&quot;;[.F30];&quot;} &amp; &quot;;&quot;{&quot;;[.G30];&quot;} &amp; &quot;; &quot;{&quot;;[.H30];&quot;} \\ \cline{2-6}&quot;)" office:value-type="string" office:string-value="{1} &amp; {11} &amp; {X} &amp; {} &amp; {} &amp; {} \\ \cline{2-6}">
            <text:p>{1} &amp; {11} &amp; {X} &amp; {} &amp; {} &amp; {} \\ \cline{2-6}</text:p>
          </table:table-cell>
        </table:table-row>
        <table:table-row table:style-name="ro2">
          <table:table-cell/>
          <table:table-cell/>
          <table:table-cell/>
          <table:table-cell office:value-type="float" office:value="27">
            <text:p>27</text:p>
          </table:table-cell>
          <table:table-cell/>
          <table:table-cell office:value-type="string">
            <text:p>X</text:p>
          </table:table-cell>
          <table:table-cell table:number-columns-repeated="2"/>
          <table:table-cell table:formula="of:=CONCATENATE(&quot;{&quot;;[.B31];&quot;} &amp; &quot;;&quot;{&quot;;[.D31];&quot;} &amp; &quot;;&quot;{&quot;;[.E31];&quot;} &amp; &quot;;&quot;{&quot;;[.F31];&quot;} &amp; &quot;;&quot;{&quot;;[.G31];&quot;} &amp; &quot;; &quot;{&quot;;[.H31];&quot;} \\ \cline{2-6}&quot;)" office:value-type="string" office:string-value="{} &amp; {27} &amp; {} &amp; {X} &amp; {} &amp; {} \\ \cline{2-6}">
            <text:p>{} &amp; {27} &amp; {} &amp; {X} &amp; {} &amp; {} \\ \cline{2-6}</text:p>
          </table:table-cell>
        </table:table-row>
        <table:table-row table:style-name="ro2">
          <table:table-cell/>
          <table:table-cell/>
          <table:table-cell/>
          <table:table-cell office:value-type="float" office:value="29">
            <text:p>29</text:p>
          </table:table-cell>
          <table:table-cell table:number-columns-repeated="3"/>
          <table:table-cell office:value-type="string">
            <text:p>X</text:p>
          </table:table-cell>
          <table:table-cell table:formula="of:=CONCATENATE(&quot;{&quot;;[.B32];&quot;} &amp; &quot;;&quot;{&quot;;[.D32];&quot;} &amp; &quot;;&quot;{&quot;;[.E32];&quot;} &amp; &quot;;&quot;{&quot;;[.F32];&quot;} &amp; &quot;;&quot;{&quot;;[.G32];&quot;} &amp; &quot;; &quot;{&quot;;[.H32];&quot;} \\ \cline{2-6}&quot;)" office:value-type="string" office:string-value="{} &amp; {29} &amp; {} &amp; {} &amp; {} &amp; {X} \\ \cline{2-6}">
            <text:p>{} &amp; {29} &amp; {} &amp; {} &amp; {} &amp; {X} \\ \cline{2-6}</text:p>
          </table:table-cell>
        </table:table-row>
        <table:table-row table:style-name="ro2">
          <table:table-cell/>
          <table:table-cell office:value-type="float" office:value="2">
            <text:p>2</text:p>
          </table:table-cell>
          <table:table-cell office:value-type="string">
            <text:p>Group 2</text:p>
          </table:table-cell>
          <table:table-cell office:value-type="float" office:value="35">
            <text:p>35</text:p>
          </table:table-cell>
          <table:table-cell office:value-type="string">
            <text:p>X</text:p>
          </table:table-cell>
          <table:table-cell table:number-columns-repeated="3"/>
          <table:table-cell table:formula="of:=CONCATENATE(&quot;{&quot;;[.B33];&quot;} &amp; &quot;;&quot;{&quot;;[.D33];&quot;} &amp; &quot;;&quot;{&quot;;[.E33];&quot;} &amp; &quot;;&quot;{&quot;;[.F33];&quot;} &amp; &quot;;&quot;{&quot;;[.G33];&quot;} &amp; &quot;; &quot;{&quot;;[.H33];&quot;} \\ \cline{2-6}&quot;)" office:value-type="string" office:string-value="{2} &amp; {35} &amp; {X} &amp; {} &amp; {} &amp; {} \\ \cline{2-6}">
            <text:p>{2} &amp; {35} &amp; {X} &amp; {} &amp; {} &amp; {} \\ \cline{2-6}</text:p>
          </table:table-cell>
        </table:table-row>
        <table:table-row table:style-name="ro2">
          <table:table-cell/>
          <table:table-cell/>
          <table:table-cell/>
          <table:table-cell office:value-type="float" office:value="37">
            <text:p>37</text:p>
          </table:table-cell>
          <table:table-cell/>
          <table:table-cell office:value-type="string">
            <text:p>X</text:p>
          </table:table-cell>
          <table:table-cell table:number-columns-repeated="2"/>
          <table:table-cell table:formula="of:=CONCATENATE(&quot;{&quot;;[.B34];&quot;} &amp; &quot;;&quot;{&quot;;[.D34];&quot;} &amp; &quot;;&quot;{&quot;;[.E34];&quot;} &amp; &quot;;&quot;{&quot;;[.F34];&quot;} &amp; &quot;;&quot;{&quot;;[.G34];&quot;} &amp; &quot;; &quot;{&quot;;[.H34];&quot;} \\ \cline{2-6}&quot;)" office:value-type="string" office:string-value="{} &amp; {37} &amp; {} &amp; {X} &amp; {} &amp; {} \\ \cline{2-6}">
            <text:p>{} &amp; {37} &amp; {} &amp; {X} &amp; {} &amp; {} \\ \cline{2-6}</text:p>
          </table:table-cell>
        </table:table-row>
        <table:table-row table:style-name="ro2">
          <table:table-cell/>
          <table:table-cell/>
          <table:table-cell/>
          <table:table-cell office:value-type="float" office:value="38">
            <text:p>38</text:p>
          </table:table-cell>
          <table:table-cell/>
          <table:table-cell office:value-type="string">
            <text:p>X</text:p>
          </table:table-cell>
          <table:table-cell table:number-columns-repeated="2"/>
          <table:table-cell table:formula="of:=CONCATENATE(&quot;{&quot;;[.B35];&quot;} &amp; &quot;;&quot;{&quot;;[.D35];&quot;} &amp; &quot;;&quot;{&quot;;[.E35];&quot;} &amp; &quot;;&quot;{&quot;;[.F35];&quot;} &amp; &quot;;&quot;{&quot;;[.G35];&quot;} &amp; &quot;; &quot;{&quot;;[.H35];&quot;} \\ \cline{2-6}&quot;)" office:value-type="string" office:string-value="{} &amp; {38} &amp; {} &amp; {X} &amp; {} &amp; {} \\ \cline{2-6}">
            <text:p>{} &amp; {38} &amp; {} &amp; {X} &amp; {} &amp; {} \\ \cline{2-6}</text:p>
          </table:table-cell>
        </table:table-row>
        <table:table-row table:style-name="ro2">
          <table:table-cell/>
          <table:table-cell office:value-type="float" office:value="3">
            <text:p>3</text:p>
          </table:table-cell>
          <table:table-cell office:value-type="string">
            <text:p>Group 3</text:p>
          </table:table-cell>
          <table:table-cell office:value-type="float" office:value="12">
            <text:p>12</text:p>
          </table:table-cell>
          <table:table-cell/>
          <table:table-cell office:value-type="string">
            <text:p>X</text:p>
          </table:table-cell>
          <table:table-cell table:number-columns-repeated="2"/>
          <table:table-cell table:formula="of:=CONCATENATE(&quot;{&quot;;[.B36];&quot;} &amp; &quot;;&quot;{&quot;;[.D36];&quot;} &amp; &quot;;&quot;{&quot;;[.E36];&quot;} &amp; &quot;;&quot;{&quot;;[.F36];&quot;} &amp; &quot;;&quot;{&quot;;[.G36];&quot;} &amp; &quot;; &quot;{&quot;;[.H36];&quot;} \\ \cline{2-6}&quot;)" office:value-type="string" office:string-value="{3} &amp; {12} &amp; {} &amp; {X} &amp; {} &amp; {} \\ \cline{2-6}">
            <text:p>{3} &amp; {12} &amp; {} &amp; {X} &amp; {} &amp; {} \\ \cline{2-6}</text:p>
          </table:table-cell>
        </table:table-row>
        <table:table-row table:style-name="ro2">
          <table:table-cell/>
          <table:table-cell office:value-type="float" office:value="4">
            <text:p>4</text:p>
          </table:table-cell>
          <table:table-cell office:value-type="string">
            <text:p>Group 4</text:p>
          </table:table-cell>
          <table:table-cell office:value-type="float" office:value="24">
            <text:p>24</text:p>
          </table:table-cell>
          <table:table-cell office:value-type="string">
            <text:p>X</text:p>
          </table:table-cell>
          <table:table-cell table:number-columns-repeated="3"/>
          <table:table-cell table:formula="of:=CONCATENATE(&quot;{&quot;;[.B37];&quot;} &amp; &quot;;&quot;{&quot;;[.D37];&quot;} &amp; &quot;;&quot;{&quot;;[.E37];&quot;} &amp; &quot;;&quot;{&quot;;[.F37];&quot;} &amp; &quot;;&quot;{&quot;;[.G37];&quot;} &amp; &quot;; &quot;{&quot;;[.H37];&quot;} \\ \cline{2-6}&quot;)" office:value-type="string" office:string-value="{4} &amp; {24} &amp; {X} &amp; {} &amp; {} &amp; {} \\ \cline{2-6}">
            <text:p>{4} &amp; {24} &amp; {X} &amp; {} &amp; {} &amp; {} \\ \cline{2-6}</text:p>
          </table:table-cell>
        </table:table-row>
        <table:table-row table:style-name="ro2">
          <table:table-cell/>
          <table:table-cell/>
          <table:table-cell/>
          <table:table-cell office:value-type="float" office:value="42">
            <text:p>42</text:p>
          </table:table-cell>
          <table:table-cell office:value-type="string">
            <text:p>X</text:p>
          </table:table-cell>
          <table:table-cell table:number-columns-repeated="3"/>
          <table:table-cell table:formula="of:=CONCATENATE(&quot;{&quot;;[.B38];&quot;} &amp; &quot;;&quot;{&quot;;[.D38];&quot;} &amp; &quot;;&quot;{&quot;;[.E38];&quot;} &amp; &quot;;&quot;{&quot;;[.F38];&quot;} &amp; &quot;;&quot;{&quot;;[.G38];&quot;} &amp; &quot;; &quot;{&quot;;[.H38];&quot;} \\ \cline{2-6}&quot;)" office:value-type="string" office:string-value="{} &amp; {42} &amp; {X} &amp; {} &amp; {} &amp; {} \\ \cline{2-6}">
            <text:p>{} &amp; {42} &amp; {X} &amp; {} &amp; {} &amp; {} \\ \cline{2-6}</text:p>
          </table:table-cell>
        </table:table-row>
        <table:table-row table:style-name="ro2">
          <table:table-cell/>
          <table:table-cell office:value-type="float" office:value="5">
            <text:p>5</text:p>
          </table:table-cell>
          <table:table-cell office:value-type="string">
            <text:p>Group 5</text:p>
          </table:table-cell>
          <table:table-cell office:value-type="float" office:value="17">
            <text:p>17</text:p>
          </table:table-cell>
          <table:table-cell office:value-type="string">
            <text:p>X</text:p>
          </table:table-cell>
          <table:table-cell table:number-columns-repeated="3"/>
          <table:table-cell table:formula="of:=CONCATENATE(&quot;{&quot;;[.B39];&quot;} &amp; &quot;;&quot;{&quot;;[.D39];&quot;} &amp; &quot;;&quot;{&quot;;[.E39];&quot;} &amp; &quot;;&quot;{&quot;;[.F39];&quot;} &amp; &quot;;&quot;{&quot;;[.G39];&quot;} &amp; &quot;; &quot;{&quot;;[.H39];&quot;} \\ \cline{2-6}&quot;)" office:value-type="string" office:string-value="{5} &amp; {17} &amp; {X} &amp; {} &amp; {} &amp; {} \\ \cline{2-6}">
            <text:p>{5} &amp; {17} &amp; {X} &amp; {} &amp; {} &amp; {} \\ \cline{2-6}</text:p>
          </table:table-cell>
        </table:table-row>
        <table:table-row table:style-name="ro2">
          <table:table-cell/>
          <table:table-cell/>
          <table:table-cell/>
          <table:table-cell office:value-type="float" office:value="22">
            <text:p>22</text:p>
          </table:table-cell>
          <table:table-cell/>
          <table:table-cell office:value-type="string">
            <text:p>X</text:p>
          </table:table-cell>
          <table:table-cell table:number-columns-repeated="2"/>
          <table:table-cell table:formula="of:=CONCATENATE(&quot;{&quot;;[.B40];&quot;} &amp; &quot;;&quot;{&quot;;[.D40];&quot;} &amp; &quot;;&quot;{&quot;;[.E40];&quot;} &amp; &quot;;&quot;{&quot;;[.F40];&quot;} &amp; &quot;;&quot;{&quot;;[.G40];&quot;} &amp; &quot;; &quot;{&quot;;[.H40];&quot;} \\ \cline{2-6}&quot;)" office:value-type="string" office:string-value="{} &amp; {22} &amp; {} &amp; {X} &amp; {} &amp; {} \\ \cline{2-6}">
            <text:p>{} &amp; {22} &amp; {} &amp; {X} &amp; {} &amp; {} \\ \cline{2-6}</text:p>
          </table:table-cell>
        </table:table-row>
        <table:table-row table:style-name="ro2">
          <table:table-cell/>
          <table:table-cell office:value-type="float" office:value="6">
            <text:p>6</text:p>
          </table:table-cell>
          <table:table-cell office:value-type="string">
            <text:p>Group 6</text:p>
          </table:table-cell>
          <table:table-cell office:value-type="float" office:value="16">
            <text:p>16</text:p>
          </table:table-cell>
          <table:table-cell/>
          <table:table-cell office:value-type="string">
            <text:p>X</text:p>
          </table:table-cell>
          <table:table-cell table:number-columns-repeated="2"/>
          <table:table-cell table:formula="of:=CONCATENATE(&quot;{&quot;;[.B41];&quot;} &amp; &quot;;&quot;{&quot;;[.D41];&quot;} &amp; &quot;;&quot;{&quot;;[.E41];&quot;} &amp; &quot;;&quot;{&quot;;[.F41];&quot;} &amp; &quot;;&quot;{&quot;;[.G41];&quot;} &amp; &quot;; &quot;{&quot;;[.H41];&quot;} \\ \cline{2-6}&quot;)" office:value-type="string" office:string-value="{6} &amp; {16} &amp; {} &amp; {X} &amp; {} &amp; {} \\ \cline{2-6}">
            <text:p>{6} &amp; {16} &amp; {} &amp; {X} &amp; {} &amp; {} \\ \cline{2-6}</text:p>
          </table:table-cell>
        </table:table-row>
        <table:table-row table:style-name="ro2">
          <table:table-cell/>
          <table:table-cell/>
          <table:table-cell/>
          <table:table-cell office:value-type="float" office:value="19">
            <text:p>19</text:p>
          </table:table-cell>
          <table:table-cell/>
          <table:table-cell office:value-type="string">
            <text:p>X</text:p>
          </table:table-cell>
          <table:table-cell table:number-columns-repeated="2"/>
          <table:table-cell table:formula="of:=CONCATENATE(&quot;{&quot;;[.B42];&quot;} &amp; &quot;;&quot;{&quot;;[.D42];&quot;} &amp; &quot;;&quot;{&quot;;[.E42];&quot;} &amp; &quot;;&quot;{&quot;;[.F42];&quot;} &amp; &quot;;&quot;{&quot;;[.G42];&quot;} &amp; &quot;; &quot;{&quot;;[.H42];&quot;} \\ \cline{2-6}&quot;)" office:value-type="string" office:string-value="{} &amp; {19} &amp; {} &amp; {X} &amp; {} &amp; {} \\ \cline{2-6}">
            <text:p>{} &amp; {19} &amp; {} &amp; {X} &amp; {} &amp; {} \\ \cline{2-6}</text:p>
          </table:table-cell>
        </table:table-row>
        <table:table-row table:style-name="ro2">
          <table:table-cell/>
          <table:table-cell/>
          <table:table-cell/>
          <table:table-cell office:value-type="float" office:value="28">
            <text:p>28</text:p>
          </table:table-cell>
          <table:table-cell office:value-type="string">
            <text:p>X</text:p>
          </table:table-cell>
          <table:table-cell table:number-columns-repeated="3"/>
          <table:table-cell table:formula="of:=CONCATENATE(&quot;{&quot;;[.B43];&quot;} &amp; &quot;;&quot;{&quot;;[.D43];&quot;} &amp; &quot;;&quot;{&quot;;[.E43];&quot;} &amp; &quot;;&quot;{&quot;;[.F43];&quot;} &amp; &quot;;&quot;{&quot;;[.G43];&quot;} &amp; &quot;; &quot;{&quot;;[.H43];&quot;} \\ \cline{2-6}&quot;)" office:value-type="string" office:string-value="{} &amp; {28} &amp; {X} &amp; {} &amp; {} &amp; {} \\ \cline{2-6}">
            <text:p>{} &amp; {28} &amp; {X} &amp; {} &amp; {} &amp; {} \\ \cline{2-6}</text:p>
          </table:table-cell>
        </table:table-row>
        <table:table-row table:style-name="ro2">
          <table:table-cell/>
          <table:table-cell office:value-type="float" office:value="7">
            <text:p>7</text:p>
          </table:table-cell>
          <table:table-cell office:value-type="string">
            <text:p>Group 7</text:p>
          </table:table-cell>
          <table:table-cell office:value-type="float" office:value="13">
            <text:p>13</text:p>
          </table:table-cell>
          <table:table-cell/>
          <table:table-cell office:value-type="string">
            <text:p>X</text:p>
          </table:table-cell>
          <table:table-cell table:number-columns-repeated="2"/>
          <table:table-cell table:formula="of:=CONCATENATE(&quot;{&quot;;[.B44];&quot;} &amp; &quot;;&quot;{&quot;;[.D44];&quot;} &amp; &quot;;&quot;{&quot;;[.E44];&quot;} &amp; &quot;;&quot;{&quot;;[.F44];&quot;} &amp; &quot;;&quot;{&quot;;[.G44];&quot;} &amp; &quot;; &quot;{&quot;;[.H44];&quot;} \\ \cline{2-6}&quot;)" office:value-type="string" office:string-value="{7} &amp; {13} &amp; {} &amp; {X} &amp; {} &amp; {} \\ \cline{2-6}">
            <text:p>{7} &amp; {13} &amp; {} &amp; {X} &amp; {} &amp; {} \\ \cline{2-6}</text:p>
          </table:table-cell>
        </table:table-row>
        <table:table-row table:style-name="ro2">
          <table:table-cell/>
          <table:table-cell/>
          <table:table-cell/>
          <table:table-cell office:value-type="float" office:value="14">
            <text:p>14</text:p>
          </table:table-cell>
          <table:table-cell office:value-type="string">
            <text:p>X</text:p>
          </table:table-cell>
          <table:table-cell table:number-columns-repeated="3"/>
          <table:table-cell table:formula="of:=CONCATENATE(&quot;{&quot;;[.B45];&quot;} &amp; &quot;;&quot;{&quot;;[.D45];&quot;} &amp; &quot;;&quot;{&quot;;[.E45];&quot;} &amp; &quot;;&quot;{&quot;;[.F45];&quot;} &amp; &quot;;&quot;{&quot;;[.G45];&quot;} &amp; &quot;; &quot;{&quot;;[.H45];&quot;} \\ \cline{2-6}&quot;)" office:value-type="string" office:string-value="{} &amp; {14} &amp; {X} &amp; {} &amp; {} &amp; {} \\ \cline{2-6}">
            <text:p>{} &amp; {14} &amp; {X} &amp; {} &amp; {} &amp; {} \\ \cline{2-6}</text:p>
          </table:table-cell>
        </table:table-row>
        <table:table-row table:style-name="ro2">
          <table:table-cell/>
          <table:table-cell/>
          <table:table-cell/>
          <table:table-cell office:value-type="float" office:value="34">
            <text:p>34</text:p>
          </table:table-cell>
          <table:table-cell office:value-type="string">
            <text:p>X</text:p>
          </table:table-cell>
          <table:table-cell table:number-columns-repeated="3"/>
          <table:table-cell table:formula="of:=CONCATENATE(&quot;{&quot;;[.B46];&quot;} &amp; &quot;;&quot;{&quot;;[.D46];&quot;} &amp; &quot;;&quot;{&quot;;[.E46];&quot;} &amp; &quot;;&quot;{&quot;;[.F46];&quot;} &amp; &quot;;&quot;{&quot;;[.G46];&quot;} &amp; &quot;; &quot;{&quot;;[.H46];&quot;} \\ \cline{2-6}&quot;)" office:value-type="string" office:string-value="{} &amp; {34} &amp; {X} &amp; {} &amp; {} &amp; {} \\ \cline{2-6}">
            <text:p>{} &amp; {34} &amp; {X} &amp; {} &amp; {} &amp; {} \\ \cline{2-6}</text:p>
          </table:table-cell>
        </table:table-row>
        <table:table-row table:style-name="ro2">
          <table:table-cell/>
          <table:table-cell/>
          <table:table-cell/>
          <table:table-cell office:value-type="float" office:value="40">
            <text:p>40</text:p>
          </table:table-cell>
          <table:table-cell office:value-type="string">
            <text:p>X</text:p>
          </table:table-cell>
          <table:table-cell table:number-columns-repeated="3"/>
          <table:table-cell table:formula="of:=CONCATENATE(&quot;{&quot;;[.B47];&quot;} &amp; &quot;;&quot;{&quot;;[.D47];&quot;} &amp; &quot;;&quot;{&quot;;[.E47];&quot;} &amp; &quot;;&quot;{&quot;;[.F47];&quot;} &amp; &quot;;&quot;{&quot;;[.G47];&quot;} &amp; &quot;; &quot;{&quot;;[.H47];&quot;} \\ \cline{2-6}&quot;)" office:value-type="string" office:string-value="{} &amp; {40} &amp; {X} &amp; {} &amp; {} &amp; {} \\ \cline{2-6}">
            <text:p>{} &amp; {40} &amp; {X} &amp; {} &amp; {} &amp; {} \\ \cline{2-6}</text:p>
          </table:table-cell>
        </table:table-row>
        <table:table-row table:style-name="ro2">
          <table:table-cell/>
          <table:table-cell office:value-type="float" office:value="8">
            <text:p>8</text:p>
          </table:table-cell>
          <table:table-cell office:value-type="string">
            <text:p>Group 8</text:p>
          </table:table-cell>
          <table:table-cell office:value-type="float" office:value="45">
            <text:p>45</text:p>
          </table:table-cell>
          <table:table-cell office:value-type="string">
            <text:p>X</text:p>
          </table:table-cell>
          <table:table-cell table:number-columns-repeated="3"/>
          <table:table-cell table:formula="of:=CONCATENATE(&quot;{&quot;;[.B48];&quot;} &amp; &quot;;&quot;{&quot;;[.D48];&quot;} &amp; &quot;;&quot;{&quot;;[.E48];&quot;} &amp; &quot;;&quot;{&quot;;[.F48];&quot;} &amp; &quot;;&quot;{&quot;;[.G48];&quot;} &amp; &quot;; &quot;{&quot;;[.H48];&quot;} \\ \cline{2-6}&quot;)" office:value-type="string" office:string-value="{8} &amp; {45} &amp; {X} &amp; {} &amp; {} &amp; {} \\ \cline{2-6}">
            <text:p>{8} &amp; {45} &amp; {X} &amp; {} &amp; {} &amp; {} \\ \cline{2-6}</text:p>
          </table:table-cell>
        </table:table-row>
        <table:table-row table:style-name="ro2">
          <table:table-cell/>
          <table:table-cell office:value-type="float" office:value="9">
            <text:p>9</text:p>
          </table:table-cell>
          <table:table-cell office:value-type="string">
            <text:p>Group 9</text:p>
          </table:table-cell>
          <table:table-cell office:value-type="float" office:value="20">
            <text:p>20</text:p>
          </table:table-cell>
          <table:table-cell office:value-type="string">
            <text:p>X</text:p>
          </table:table-cell>
          <table:table-cell table:number-columns-repeated="3"/>
          <table:table-cell table:formula="of:=CONCATENATE(&quot;{&quot;;[.B49];&quot;} &amp; &quot;;&quot;{&quot;;[.D49];&quot;} &amp; &quot;;&quot;{&quot;;[.E49];&quot;} &amp; &quot;;&quot;{&quot;;[.F49];&quot;} &amp; &quot;;&quot;{&quot;;[.G49];&quot;} &amp; &quot;; &quot;{&quot;;[.H49];&quot;} \\ \cline{2-6}&quot;)" office:value-type="string" office:string-value="{9} &amp; {20} &amp; {X} &amp; {} &amp; {} &amp; {} \\ \cline{2-6}">
            <text:p>{9} &amp; {20} &amp; {X} &amp; {} &amp; {} &amp; {} \\ \cline{2-6}</text:p>
          </table:table-cell>
        </table:table-row>
        <table:table-row table:style-name="ro2">
          <table:table-cell/>
          <table:table-cell/>
          <table:table-cell/>
          <table:table-cell office:value-type="float" office:value="44">
            <text:p>44</text:p>
          </table:table-cell>
          <table:table-cell office:value-type="string">
            <text:p>X</text:p>
          </table:table-cell>
          <table:table-cell table:number-columns-repeated="3"/>
          <table:table-cell table:formula="of:=CONCATENATE(&quot;{&quot;;[.B50];&quot;} &amp; &quot;;&quot;{&quot;;[.D50];&quot;} &amp; &quot;;&quot;{&quot;;[.E50];&quot;} &amp; &quot;;&quot;{&quot;;[.F50];&quot;} &amp; &quot;;&quot;{&quot;;[.G50];&quot;} &amp; &quot;; &quot;{&quot;;[.H50];&quot;} \\ \cline{2-6}&quot;)" office:value-type="string" office:string-value="{} &amp; {44} &amp; {X} &amp; {} &amp; {} &amp; {} \\ \cline{2-6}">
            <text:p>{} &amp; {44} &amp; {X} &amp; {} &amp; {} &amp; {} \\ \cline{2-6}</text:p>
          </table:table-cell>
        </table:table-row>
        <table:table-row table:style-name="ro2">
          <table:table-cell/>
          <table:table-cell office:value-type="float" office:value="10">
            <text:p>10</text:p>
          </table:table-cell>
          <table:table-cell office:value-type="string">
            <text:p>Group 10</text:p>
          </table:table-cell>
          <table:table-cell office:value-type="float" office:value="31">
            <text:p>31</text:p>
          </table:table-cell>
          <table:table-cell table:number-columns-repeated="2"/>
          <table:table-cell office:value-type="string">
            <text:p>X</text:p>
          </table:table-cell>
          <table:table-cell/>
          <table:table-cell table:formula="of:=CONCATENATE(&quot;{&quot;;[.B51];&quot;} &amp; &quot;;&quot;{&quot;;[.D51];&quot;} &amp; &quot;;&quot;{&quot;;[.E51];&quot;} &amp; &quot;;&quot;{&quot;;[.F51];&quot;} &amp; &quot;;&quot;{&quot;;[.G51];&quot;} &amp; &quot;; &quot;{&quot;;[.H51];&quot;} \\ \cline{2-6}&quot;)" office:value-type="string" office:string-value="{10} &amp; {31} &amp; {} &amp; {} &amp; {X} &amp; {} \\ \cline{2-6}">
            <text:p>{10} &amp; {31} &amp; {} &amp; {} &amp; {X} &amp; {} \\ \cline{2-6}</text:p>
          </table:table-cell>
        </table:table-row>
        <table:table-row table:style-name="ro2">
          <table:table-cell/>
          <table:table-cell/>
          <table:table-cell/>
          <table:table-cell office:value-type="float" office:value="41">
            <text:p>41</text:p>
          </table:table-cell>
          <table:table-cell/>
          <table:table-cell office:value-type="string">
            <text:p>X</text:p>
          </table:table-cell>
          <table:table-cell table:number-columns-repeated="2"/>
          <table:table-cell table:formula="of:=CONCATENATE(&quot;{&quot;;[.B52];&quot;} &amp; &quot;;&quot;{&quot;;[.D52];&quot;} &amp; &quot;;&quot;{&quot;;[.E52];&quot;} &amp; &quot;;&quot;{&quot;;[.F52];&quot;} &amp; &quot;;&quot;{&quot;;[.G52];&quot;} &amp; &quot;; &quot;{&quot;;[.H52];&quot;} \\ \cline{2-6}&quot;)" office:value-type="string" office:string-value="{} &amp; {41} &amp; {} &amp; {X} &amp; {} &amp; {} \\ \cline{2-6}">
            <text:p>{} &amp; {41} &amp; {} &amp; {X} &amp; {} &amp; {} \\ \cline{2-6}</text:p>
          </table:table-cell>
        </table:table-row>
        <table:table-row table:style-name="ro2">
          <table:table-cell/>
          <table:table-cell office:value-type="float" office:value="11">
            <text:p>11</text:p>
          </table:table-cell>
          <table:table-cell office:value-type="string">
            <text:p>Group 11</text:p>
          </table:table-cell>
          <table:table-cell office:value-type="float" office:value="33">
            <text:p>33</text:p>
          </table:table-cell>
          <table:table-cell/>
          <table:table-cell office:value-type="string">
            <text:p>X</text:p>
          </table:table-cell>
          <table:table-cell table:number-columns-repeated="2"/>
          <table:table-cell table:formula="of:=CONCATENATE(&quot;{&quot;;[.B53];&quot;} &amp; &quot;;&quot;{&quot;;[.D53];&quot;} &amp; &quot;;&quot;{&quot;;[.E53];&quot;} &amp; &quot;;&quot;{&quot;;[.F53];&quot;} &amp; &quot;;&quot;{&quot;;[.G53];&quot;} &amp; &quot;; &quot;{&quot;;[.H53];&quot;} \\ \cline{2-6}&quot;)" office:value-type="string" office:string-value="{11} &amp; {33} &amp; {} &amp; {X} &amp; {} &amp; {} \\ \cline{2-6}">
            <text:p>{11} &amp; {33} &amp; {} &amp; {X} &amp; {} &amp; {} \\ \cline{2-6}</text:p>
          </table:table-cell>
        </table:table-row>
        <table:table-row table:style-name="ro2">
          <table:table-cell/>
          <table:table-cell office:value-type="float" office:value="12">
            <text:p>12</text:p>
          </table:table-cell>
          <table:table-cell office:value-type="string">
            <text:p>Group 12</text:p>
          </table:table-cell>
          <table:table-cell office:value-type="float" office:value="30">
            <text:p>30</text:p>
          </table:table-cell>
          <table:table-cell/>
          <table:table-cell office:value-type="string">
            <text:p>X</text:p>
          </table:table-cell>
          <table:table-cell table:number-columns-repeated="2"/>
          <table:table-cell table:formula="of:=CONCATENATE(&quot;{&quot;;[.B54];&quot;} &amp; &quot;;&quot;{&quot;;[.D54];&quot;} &amp; &quot;;&quot;{&quot;;[.E54];&quot;} &amp; &quot;;&quot;{&quot;;[.F54];&quot;} &amp; &quot;;&quot;{&quot;;[.G54];&quot;} &amp; &quot;; &quot;{&quot;;[.H54];&quot;} \\ \cline{2-6}&quot;)" office:value-type="string" office:string-value="{12} &amp; {30} &amp; {} &amp; {X} &amp; {} &amp; {} \\ \cline{2-6}">
            <text:p>{12} &amp; {30} &amp; {} &amp; {X} &amp; {} &amp; {} \\ \cline{2-6}</text:p>
          </table:table-cell>
        </table:table-row>
        <table:table-row table:style-name="ro2">
          <table:table-cell/>
          <table:table-cell/>
          <table:table-cell/>
          <table:table-cell office:value-type="float" office:value="43">
            <text:p>43</text:p>
          </table:table-cell>
          <table:table-cell office:value-type="string">
            <text:p>X</text:p>
          </table:table-cell>
          <table:table-cell table:number-columns-repeated="3"/>
          <table:table-cell table:formula="of:=CONCATENATE(&quot;{&quot;;[.B55];&quot;} &amp; &quot;;&quot;{&quot;;[.D55];&quot;} &amp; &quot;;&quot;{&quot;;[.E55];&quot;} &amp; &quot;;&quot;{&quot;;[.F55];&quot;} &amp; &quot;;&quot;{&quot;;[.G55];&quot;} &amp; &quot;; &quot;{&quot;;[.H55];&quot;} \\ \cline{2-6}&quot;)" office:value-type="string" office:string-value="{} &amp; {43} &amp; {X} &amp; {} &amp; {} &amp; {} \\ \cline{2-6}">
            <text:p>{} &amp; {43} &amp; {X} &amp; {} &amp; {} &amp; {} \\ \cline{2-6}</text:p>
          </table:table-cell>
        </table:table-row>
        <table:table-row table:style-name="ro2">
          <table:table-cell table:number-columns-repeated="8"/>
          <table:table-cell table:formula="of:=CONCATENATE(&quot;\cline{1-6} {\textbf{&quot;;; &quot;}} &amp; \multicolumn{5}{c}{\textbf{&quot;; [.A57]; &quot;}} \\ \cline{1-6}&quot;)" office:value-type="string" office:string-value="\cline{1-6} {\textbf{}} &amp; \multicolumn{5}{c}{\textbf{[Extensible Markup Language (XML)]}} \\ \cline{1-6}">
            <text:p>\cline{1-6} {\textbf{}} &amp; \multicolumn{5}{c}{\textbf{[Extensible Markup Language (XML)]}} \\ \cline{1-6}</text:p>
          </table:table-cell>
        </table:table-row>
        <table:table-row table:style-name="ro1">
          <table:table-cell office:value-type="string">
            <text:p>[Extensible Markup Language (XML)]</text:p>
          </table:table-cell>
          <table:table-cell office:value-type="float" office:value="1">
            <text:p>1</text:p>
          </table:table-cell>
          <table:table-cell office:value-type="string">
            <text:p>Group 1</text:p>
          </table:table-cell>
          <table:table-cell office:value-type="float" office:value="11">
            <text:p>11</text:p>
          </table:table-cell>
          <table:table-cell office:value-type="string">
            <text:p>X</text:p>
          </table:table-cell>
          <table:table-cell table:number-columns-repeated="3"/>
          <table:table-cell table:formula="of:=CONCATENATE(&quot;{&quot;;[.B57];&quot;} &amp; &quot;;&quot;{&quot;;[.D57];&quot;} &amp; &quot;;&quot;{&quot;;[.E57];&quot;} &amp; &quot;;&quot;{&quot;;[.F57];&quot;} &amp; &quot;;&quot;{&quot;;[.G57];&quot;} &amp; &quot;; &quot;{&quot;;[.H57];&quot;} \\ \cline{2-6}&quot;)" office:value-type="string" office:string-value="{1} &amp; {11} &amp; {X} &amp; {} &amp; {} &amp; {} \\ \cline{2-6}">
            <text:p>{1} &amp; {11} &amp; {X} &amp; {} &amp; {} &amp; {} \\ \cline{2-6}</text:p>
          </table:table-cell>
        </table:table-row>
        <table:table-row table:style-name="ro2">
          <table:table-cell/>
          <table:table-cell/>
          <table:table-cell/>
          <table:table-cell office:value-type="float" office:value="27">
            <text:p>27</text:p>
          </table:table-cell>
          <table:table-cell office:value-type="string">
            <text:p>X</text:p>
          </table:table-cell>
          <table:table-cell table:number-columns-repeated="3"/>
          <table:table-cell table:formula="of:=CONCATENATE(&quot;{&quot;;[.B58];&quot;} &amp; &quot;;&quot;{&quot;;[.D58];&quot;} &amp; &quot;;&quot;{&quot;;[.E58];&quot;} &amp; &quot;;&quot;{&quot;;[.F58];&quot;} &amp; &quot;;&quot;{&quot;;[.G58];&quot;} &amp; &quot;; &quot;{&quot;;[.H58];&quot;} \\ \cline{2-6}&quot;)" office:value-type="string" office:string-value="{} &amp; {27} &amp; {X} &amp; {} &amp; {} &amp; {} \\ \cline{2-6}">
            <text:p>{} &amp; {27} &amp; {X} &amp; {} &amp; {} &amp; {} \\ \cline{2-6}</text:p>
          </table:table-cell>
        </table:table-row>
        <table:table-row table:style-name="ro2">
          <table:table-cell/>
          <table:table-cell/>
          <table:table-cell/>
          <table:table-cell office:value-type="float" office:value="29">
            <text:p>29</text:p>
          </table:table-cell>
          <table:table-cell table:number-columns-repeated="2"/>
          <table:table-cell office:value-type="string">
            <text:p>X</text:p>
          </table:table-cell>
          <table:table-cell/>
          <table:table-cell table:formula="of:=CONCATENATE(&quot;{&quot;;[.B59];&quot;} &amp; &quot;;&quot;{&quot;;[.D59];&quot;} &amp; &quot;;&quot;{&quot;;[.E59];&quot;} &amp; &quot;;&quot;{&quot;;[.F59];&quot;} &amp; &quot;;&quot;{&quot;;[.G59];&quot;} &amp; &quot;; &quot;{&quot;;[.H59];&quot;} \\ \cline{2-6}&quot;)" office:value-type="string" office:string-value="{} &amp; {29} &amp; {} &amp; {} &amp; {X} &amp; {} \\ \cline{2-6}">
            <text:p>{} &amp; {29} &amp; {} &amp; {} &amp; {X} &amp; {} \\ \cline{2-6}</text:p>
          </table:table-cell>
        </table:table-row>
        <table:table-row table:style-name="ro2">
          <table:table-cell/>
          <table:table-cell office:value-type="float" office:value="2">
            <text:p>2</text:p>
          </table:table-cell>
          <table:table-cell office:value-type="string">
            <text:p>Group 2</text:p>
          </table:table-cell>
          <table:table-cell office:value-type="float" office:value="35">
            <text:p>35</text:p>
          </table:table-cell>
          <table:table-cell/>
          <table:table-cell office:value-type="string">
            <text:p>X</text:p>
          </table:table-cell>
          <table:table-cell table:number-columns-repeated="2"/>
          <table:table-cell table:formula="of:=CONCATENATE(&quot;{&quot;;[.B60];&quot;} &amp; &quot;;&quot;{&quot;;[.D60];&quot;} &amp; &quot;;&quot;{&quot;;[.E60];&quot;} &amp; &quot;;&quot;{&quot;;[.F60];&quot;} &amp; &quot;;&quot;{&quot;;[.G60];&quot;} &amp; &quot;; &quot;{&quot;;[.H60];&quot;} \\ \cline{2-6}&quot;)" office:value-type="string" office:string-value="{2} &amp; {35} &amp; {} &amp; {X} &amp; {} &amp; {} \\ \cline{2-6}">
            <text:p>{2} &amp; {35} &amp; {} &amp; {X} &amp; {} &amp; {} \\ \cline{2-6}</text:p>
          </table:table-cell>
        </table:table-row>
        <table:table-row table:style-name="ro2">
          <table:table-cell/>
          <table:table-cell/>
          <table:table-cell/>
          <table:table-cell office:value-type="float" office:value="37">
            <text:p>37</text:p>
          </table:table-cell>
          <table:table-cell/>
          <table:table-cell office:value-type="string">
            <text:p>X</text:p>
          </table:table-cell>
          <table:table-cell table:number-columns-repeated="2"/>
          <table:table-cell table:formula="of:=CONCATENATE(&quot;{&quot;;[.B61];&quot;} &amp; &quot;;&quot;{&quot;;[.D61];&quot;} &amp; &quot;;&quot;{&quot;;[.E61];&quot;} &amp; &quot;;&quot;{&quot;;[.F61];&quot;} &amp; &quot;;&quot;{&quot;;[.G61];&quot;} &amp; &quot;; &quot;{&quot;;[.H61];&quot;} \\ \cline{2-6}&quot;)" office:value-type="string" office:string-value="{} &amp; {37} &amp; {} &amp; {X} &amp; {} &amp; {} \\ \cline{2-6}">
            <text:p>{} &amp; {37} &amp; {} &amp; {X} &amp; {} &amp; {} \\ \cline{2-6}</text:p>
          </table:table-cell>
        </table:table-row>
        <table:table-row table:style-name="ro2">
          <table:table-cell/>
          <table:table-cell/>
          <table:table-cell/>
          <table:table-cell office:value-type="float" office:value="38">
            <text:p>38</text:p>
          </table:table-cell>
          <table:table-cell/>
          <table:table-cell office:value-type="string">
            <text:p>X</text:p>
          </table:table-cell>
          <table:table-cell table:number-columns-repeated="2"/>
          <table:table-cell table:formula="of:=CONCATENATE(&quot;{&quot;;[.B62];&quot;} &amp; &quot;;&quot;{&quot;;[.D62];&quot;} &amp; &quot;;&quot;{&quot;;[.E62];&quot;} &amp; &quot;;&quot;{&quot;;[.F62];&quot;} &amp; &quot;;&quot;{&quot;;[.G62];&quot;} &amp; &quot;; &quot;{&quot;;[.H62];&quot;} \\ \cline{2-6}&quot;)" office:value-type="string" office:string-value="{} &amp; {38} &amp; {} &amp; {X} &amp; {} &amp; {} \\ \cline{2-6}">
            <text:p>{} &amp; {38} &amp; {} &amp; {X} &amp; {} &amp; {} \\ \cline{2-6}</text:p>
          </table:table-cell>
        </table:table-row>
        <table:table-row table:style-name="ro2">
          <table:table-cell/>
          <table:table-cell office:value-type="float" office:value="3">
            <text:p>3</text:p>
          </table:table-cell>
          <table:table-cell office:value-type="string">
            <text:p>Group 3</text:p>
          </table:table-cell>
          <table:table-cell office:value-type="float" office:value="12">
            <text:p>12</text:p>
          </table:table-cell>
          <table:table-cell/>
          <table:table-cell office:value-type="string">
            <text:p>X</text:p>
          </table:table-cell>
          <table:table-cell table:number-columns-repeated="2"/>
          <table:table-cell table:formula="of:=CONCATENATE(&quot;{&quot;;[.B63];&quot;} &amp; &quot;;&quot;{&quot;;[.D63];&quot;} &amp; &quot;;&quot;{&quot;;[.E63];&quot;} &amp; &quot;;&quot;{&quot;;[.F63];&quot;} &amp; &quot;;&quot;{&quot;;[.G63];&quot;} &amp; &quot;; &quot;{&quot;;[.H63];&quot;} \\ \cline{2-6}&quot;)" office:value-type="string" office:string-value="{3} &amp; {12} &amp; {} &amp; {X} &amp; {} &amp; {} \\ \cline{2-6}">
            <text:p>{3} &amp; {12} &amp; {} &amp; {X} &amp; {} &amp; {} \\ \cline{2-6}</text:p>
          </table:table-cell>
        </table:table-row>
        <table:table-row table:style-name="ro2">
          <table:table-cell/>
          <table:table-cell office:value-type="float" office:value="4">
            <text:p>4</text:p>
          </table:table-cell>
          <table:table-cell office:value-type="string">
            <text:p>Group 4</text:p>
          </table:table-cell>
          <table:table-cell office:value-type="float" office:value="24">
            <text:p>24</text:p>
          </table:table-cell>
          <table:table-cell office:value-type="string">
            <text:p>X</text:p>
          </table:table-cell>
          <table:table-cell table:number-columns-repeated="3"/>
          <table:table-cell table:formula="of:=CONCATENATE(&quot;{&quot;;[.B64];&quot;} &amp; &quot;;&quot;{&quot;;[.D64];&quot;} &amp; &quot;;&quot;{&quot;;[.E64];&quot;} &amp; &quot;;&quot;{&quot;;[.F64];&quot;} &amp; &quot;;&quot;{&quot;;[.G64];&quot;} &amp; &quot;; &quot;{&quot;;[.H64];&quot;} \\ \cline{2-6}&quot;)" office:value-type="string" office:string-value="{4} &amp; {24} &amp; {X} &amp; {} &amp; {} &amp; {} \\ \cline{2-6}">
            <text:p>{4} &amp; {24} &amp; {X} &amp; {} &amp; {} &amp; {} \\ \cline{2-6}</text:p>
          </table:table-cell>
        </table:table-row>
        <table:table-row table:style-name="ro2">
          <table:table-cell/>
          <table:table-cell/>
          <table:table-cell/>
          <table:table-cell office:value-type="float" office:value="42">
            <text:p>42</text:p>
          </table:table-cell>
          <table:table-cell office:value-type="string">
            <text:p>X</text:p>
          </table:table-cell>
          <table:table-cell table:number-columns-repeated="3"/>
          <table:table-cell table:formula="of:=CONCATENATE(&quot;{&quot;;[.B65];&quot;} &amp; &quot;;&quot;{&quot;;[.D65];&quot;} &amp; &quot;;&quot;{&quot;;[.E65];&quot;} &amp; &quot;;&quot;{&quot;;[.F65];&quot;} &amp; &quot;;&quot;{&quot;;[.G65];&quot;} &amp; &quot;; &quot;{&quot;;[.H65];&quot;} \\ \cline{2-6}&quot;)" office:value-type="string" office:string-value="{} &amp; {42} &amp; {X} &amp; {} &amp; {} &amp; {} \\ \cline{2-6}">
            <text:p>{} &amp; {42} &amp; {X} &amp; {} &amp; {} &amp; {} \\ \cline{2-6}</text:p>
          </table:table-cell>
        </table:table-row>
        <table:table-row table:style-name="ro2">
          <table:table-cell/>
          <table:table-cell office:value-type="float" office:value="5">
            <text:p>5</text:p>
          </table:table-cell>
          <table:table-cell office:value-type="string">
            <text:p>Group 5</text:p>
          </table:table-cell>
          <table:table-cell office:value-type="float" office:value="17">
            <text:p>17</text:p>
          </table:table-cell>
          <table:table-cell office:value-type="string">
            <text:p>X</text:p>
          </table:table-cell>
          <table:table-cell table:number-columns-repeated="3"/>
          <table:table-cell table:formula="of:=CONCATENATE(&quot;{&quot;;[.B66];&quot;} &amp; &quot;;&quot;{&quot;;[.D66];&quot;} &amp; &quot;;&quot;{&quot;;[.E66];&quot;} &amp; &quot;;&quot;{&quot;;[.F66];&quot;} &amp; &quot;;&quot;{&quot;;[.G66];&quot;} &amp; &quot;; &quot;{&quot;;[.H66];&quot;} \\ \cline{2-6}&quot;)" office:value-type="string" office:string-value="{5} &amp; {17} &amp; {X} &amp; {} &amp; {} &amp; {} \\ \cline{2-6}">
            <text:p>{5} &amp; {17} &amp; {X} &amp; {} &amp; {} &amp; {} \\ \cline{2-6}</text:p>
          </table:table-cell>
        </table:table-row>
        <table:table-row table:style-name="ro2">
          <table:table-cell/>
          <table:table-cell/>
          <table:table-cell/>
          <table:table-cell office:value-type="float" office:value="22">
            <text:p>22</text:p>
          </table:table-cell>
          <table:table-cell/>
          <table:table-cell office:value-type="string">
            <text:p>X</text:p>
          </table:table-cell>
          <table:table-cell table:number-columns-repeated="2"/>
          <table:table-cell table:formula="of:=CONCATENATE(&quot;{&quot;;[.B67];&quot;} &amp; &quot;;&quot;{&quot;;[.D67];&quot;} &amp; &quot;;&quot;{&quot;;[.E67];&quot;} &amp; &quot;;&quot;{&quot;;[.F67];&quot;} &amp; &quot;;&quot;{&quot;;[.G67];&quot;} &amp; &quot;; &quot;{&quot;;[.H67];&quot;} \\ \cline{2-6}&quot;)" office:value-type="string" office:string-value="{} &amp; {22} &amp; {} &amp; {X} &amp; {} &amp; {} \\ \cline{2-6}">
            <text:p>{} &amp; {22} &amp; {} &amp; {X} &amp; {} &amp; {} \\ \cline{2-6}</text:p>
          </table:table-cell>
        </table:table-row>
        <table:table-row table:style-name="ro2">
          <table:table-cell/>
          <table:table-cell office:value-type="float" office:value="6">
            <text:p>6</text:p>
          </table:table-cell>
          <table:table-cell office:value-type="string">
            <text:p>Group 6</text:p>
          </table:table-cell>
          <table:table-cell office:value-type="float" office:value="16">
            <text:p>16</text:p>
          </table:table-cell>
          <table:table-cell/>
          <table:table-cell office:value-type="string">
            <text:p>X</text:p>
          </table:table-cell>
          <table:table-cell table:number-columns-repeated="2"/>
          <table:table-cell table:formula="of:=CONCATENATE(&quot;{&quot;;[.B68];&quot;} &amp; &quot;;&quot;{&quot;;[.D68];&quot;} &amp; &quot;;&quot;{&quot;;[.E68];&quot;} &amp; &quot;;&quot;{&quot;;[.F68];&quot;} &amp; &quot;;&quot;{&quot;;[.G68];&quot;} &amp; &quot;; &quot;{&quot;;[.H68];&quot;} \\ \cline{2-6}&quot;)" office:value-type="string" office:string-value="{6} &amp; {16} &amp; {} &amp; {X} &amp; {} &amp; {} \\ \cline{2-6}">
            <text:p>{6} &amp; {16} &amp; {} &amp; {X} &amp; {} &amp; {} \\ \cline{2-6}</text:p>
          </table:table-cell>
        </table:table-row>
        <table:table-row table:style-name="ro2">
          <table:table-cell/>
          <table:table-cell/>
          <table:table-cell/>
          <table:table-cell office:value-type="float" office:value="19">
            <text:p>19</text:p>
          </table:table-cell>
          <table:table-cell/>
          <table:table-cell office:value-type="string">
            <text:p>X</text:p>
          </table:table-cell>
          <table:table-cell table:number-columns-repeated="2"/>
          <table:table-cell table:formula="of:=CONCATENATE(&quot;{&quot;;[.B69];&quot;} &amp; &quot;;&quot;{&quot;;[.D69];&quot;} &amp; &quot;;&quot;{&quot;;[.E69];&quot;} &amp; &quot;;&quot;{&quot;;[.F69];&quot;} &amp; &quot;;&quot;{&quot;;[.G69];&quot;} &amp; &quot;; &quot;{&quot;;[.H69];&quot;} \\ \cline{2-6}&quot;)" office:value-type="string" office:string-value="{} &amp; {19} &amp; {} &amp; {X} &amp; {} &amp; {} \\ \cline{2-6}">
            <text:p>{} &amp; {19} &amp; {} &amp; {X} &amp; {} &amp; {} \\ \cline{2-6}</text:p>
          </table:table-cell>
        </table:table-row>
        <table:table-row table:style-name="ro2">
          <table:table-cell/>
          <table:table-cell/>
          <table:table-cell/>
          <table:table-cell office:value-type="float" office:value="28">
            <text:p>28</text:p>
          </table:table-cell>
          <table:table-cell office:value-type="string">
            <text:p>X</text:p>
          </table:table-cell>
          <table:table-cell table:number-columns-repeated="3"/>
          <table:table-cell table:formula="of:=CONCATENATE(&quot;{&quot;;[.B70];&quot;} &amp; &quot;;&quot;{&quot;;[.D70];&quot;} &amp; &quot;;&quot;{&quot;;[.E70];&quot;} &amp; &quot;;&quot;{&quot;;[.F70];&quot;} &amp; &quot;;&quot;{&quot;;[.G70];&quot;} &amp; &quot;; &quot;{&quot;;[.H70];&quot;} \\ \cline{2-6}&quot;)" office:value-type="string" office:string-value="{} &amp; {28} &amp; {X} &amp; {} &amp; {} &amp; {} \\ \cline{2-6}">
            <text:p>{} &amp; {28} &amp; {X} &amp; {} &amp; {} &amp; {} \\ \cline{2-6}</text:p>
          </table:table-cell>
        </table:table-row>
        <table:table-row table:style-name="ro2">
          <table:table-cell/>
          <table:table-cell office:value-type="float" office:value="7">
            <text:p>7</text:p>
          </table:table-cell>
          <table:table-cell office:value-type="string">
            <text:p>Group 7</text:p>
          </table:table-cell>
          <table:table-cell office:value-type="float" office:value="13">
            <text:p>13</text:p>
          </table:table-cell>
          <table:table-cell/>
          <table:table-cell office:value-type="string">
            <text:p>X</text:p>
          </table:table-cell>
          <table:table-cell table:number-columns-repeated="2"/>
          <table:table-cell table:formula="of:=CONCATENATE(&quot;{&quot;;[.B71];&quot;} &amp; &quot;;&quot;{&quot;;[.D71];&quot;} &amp; &quot;;&quot;{&quot;;[.E71];&quot;} &amp; &quot;;&quot;{&quot;;[.F71];&quot;} &amp; &quot;;&quot;{&quot;;[.G71];&quot;} &amp; &quot;; &quot;{&quot;;[.H71];&quot;} \\ \cline{2-6}&quot;)" office:value-type="string" office:string-value="{7} &amp; {13} &amp; {} &amp; {X} &amp; {} &amp; {} \\ \cline{2-6}">
            <text:p>{7} &amp; {13} &amp; {} &amp; {X} &amp; {} &amp; {} \\ \cline{2-6}</text:p>
          </table:table-cell>
        </table:table-row>
        <table:table-row table:style-name="ro2">
          <table:table-cell/>
          <table:table-cell/>
          <table:table-cell/>
          <table:table-cell office:value-type="float" office:value="14">
            <text:p>14</text:p>
          </table:table-cell>
          <table:table-cell/>
          <table:table-cell office:value-type="string">
            <text:p>X</text:p>
          </table:table-cell>
          <table:table-cell table:number-columns-repeated="2"/>
          <table:table-cell table:formula="of:=CONCATENATE(&quot;{&quot;;[.B72];&quot;} &amp; &quot;;&quot;{&quot;;[.D72];&quot;} &amp; &quot;;&quot;{&quot;;[.E72];&quot;} &amp; &quot;;&quot;{&quot;;[.F72];&quot;} &amp; &quot;;&quot;{&quot;;[.G72];&quot;} &amp; &quot;; &quot;{&quot;;[.H72];&quot;} \\ \cline{2-6}&quot;)" office:value-type="string" office:string-value="{} &amp; {14} &amp; {} &amp; {X} &amp; {} &amp; {} \\ \cline{2-6}">
            <text:p>{} &amp; {14} &amp; {} &amp; {X} &amp; {} &amp; {} \\ \cline{2-6}</text:p>
          </table:table-cell>
        </table:table-row>
        <table:table-row table:style-name="ro2">
          <table:table-cell/>
          <table:table-cell/>
          <table:table-cell/>
          <table:table-cell office:value-type="float" office:value="34">
            <text:p>34</text:p>
          </table:table-cell>
          <table:table-cell office:value-type="string">
            <text:p>X</text:p>
          </table:table-cell>
          <table:table-cell table:number-columns-repeated="3"/>
          <table:table-cell table:formula="of:=CONCATENATE(&quot;{&quot;;[.B73];&quot;} &amp; &quot;;&quot;{&quot;;[.D73];&quot;} &amp; &quot;;&quot;{&quot;;[.E73];&quot;} &amp; &quot;;&quot;{&quot;;[.F73];&quot;} &amp; &quot;;&quot;{&quot;;[.G73];&quot;} &amp; &quot;; &quot;{&quot;;[.H73];&quot;} \\ \cline{2-6}&quot;)" office:value-type="string" office:string-value="{} &amp; {34} &amp; {X} &amp; {} &amp; {} &amp; {} \\ \cline{2-6}">
            <text:p>{} &amp; {34} &amp; {X} &amp; {} &amp; {} &amp; {} \\ \cline{2-6}</text:p>
          </table:table-cell>
        </table:table-row>
        <table:table-row table:style-name="ro2">
          <table:table-cell/>
          <table:table-cell/>
          <table:table-cell/>
          <table:table-cell office:value-type="float" office:value="40">
            <text:p>40</text:p>
          </table:table-cell>
          <table:table-cell office:value-type="string">
            <text:p>X</text:p>
          </table:table-cell>
          <table:table-cell table:number-columns-repeated="3"/>
          <table:table-cell table:formula="of:=CONCATENATE(&quot;{&quot;;[.B74];&quot;} &amp; &quot;;&quot;{&quot;;[.D74];&quot;} &amp; &quot;;&quot;{&quot;;[.E74];&quot;} &amp; &quot;;&quot;{&quot;;[.F74];&quot;} &amp; &quot;;&quot;{&quot;;[.G74];&quot;} &amp; &quot;; &quot;{&quot;;[.H74];&quot;} \\ \cline{2-6}&quot;)" office:value-type="string" office:string-value="{} &amp; {40} &amp; {X} &amp; {} &amp; {} &amp; {} \\ \cline{2-6}">
            <text:p>{} &amp; {40} &amp; {X} &amp; {} &amp; {} &amp; {} \\ \cline{2-6}</text:p>
          </table:table-cell>
        </table:table-row>
        <table:table-row table:style-name="ro2">
          <table:table-cell/>
          <table:table-cell office:value-type="float" office:value="8">
            <text:p>8</text:p>
          </table:table-cell>
          <table:table-cell office:value-type="string">
            <text:p>Group 8</text:p>
          </table:table-cell>
          <table:table-cell office:value-type="float" office:value="45">
            <text:p>45</text:p>
          </table:table-cell>
          <table:table-cell/>
          <table:table-cell office:value-type="string">
            <text:p>X</text:p>
          </table:table-cell>
          <table:table-cell table:number-columns-repeated="2"/>
          <table:table-cell table:formula="of:=CONCATENATE(&quot;{&quot;;[.B75];&quot;} &amp; &quot;;&quot;{&quot;;[.D75];&quot;} &amp; &quot;;&quot;{&quot;;[.E75];&quot;} &amp; &quot;;&quot;{&quot;;[.F75];&quot;} &amp; &quot;;&quot;{&quot;;[.G75];&quot;} &amp; &quot;; &quot;{&quot;;[.H75];&quot;} \\ \cline{2-6}&quot;)" office:value-type="string" office:string-value="{8} &amp; {45} &amp; {} &amp; {X} &amp; {} &amp; {} \\ \cline{2-6}">
            <text:p>{8} &amp; {45} &amp; {} &amp; {X} &amp; {} &amp; {} \\ \cline{2-6}</text:p>
          </table:table-cell>
        </table:table-row>
        <table:table-row table:style-name="ro2">
          <table:table-cell/>
          <table:table-cell office:value-type="float" office:value="9">
            <text:p>9</text:p>
          </table:table-cell>
          <table:table-cell office:value-type="string">
            <text:p>Group 9</text:p>
          </table:table-cell>
          <table:table-cell office:value-type="float" office:value="20">
            <text:p>20</text:p>
          </table:table-cell>
          <table:table-cell/>
          <table:table-cell office:value-type="string">
            <text:p>X</text:p>
          </table:table-cell>
          <table:table-cell table:number-columns-repeated="2"/>
          <table:table-cell table:formula="of:=CONCATENATE(&quot;{&quot;;[.B76];&quot;} &amp; &quot;;&quot;{&quot;;[.D76];&quot;} &amp; &quot;;&quot;{&quot;;[.E76];&quot;} &amp; &quot;;&quot;{&quot;;[.F76];&quot;} &amp; &quot;;&quot;{&quot;;[.G76];&quot;} &amp; &quot;; &quot;{&quot;;[.H76];&quot;} \\ \cline{2-6}&quot;)" office:value-type="string" office:string-value="{9} &amp; {20} &amp; {} &amp; {X} &amp; {} &amp; {} \\ \cline{2-6}">
            <text:p>{9} &amp; {20} &amp; {} &amp; {X} &amp; {} &amp; {} \\ \cline{2-6}</text:p>
          </table:table-cell>
        </table:table-row>
        <table:table-row table:style-name="ro2">
          <table:table-cell/>
          <table:table-cell/>
          <table:table-cell/>
          <table:table-cell office:value-type="float" office:value="44">
            <text:p>44</text:p>
          </table:table-cell>
          <table:table-cell/>
          <table:table-cell office:value-type="string">
            <text:p>X</text:p>
          </table:table-cell>
          <table:table-cell table:number-columns-repeated="2"/>
          <table:table-cell table:formula="of:=CONCATENATE(&quot;{&quot;;[.B77];&quot;} &amp; &quot;;&quot;{&quot;;[.D77];&quot;} &amp; &quot;;&quot;{&quot;;[.E77];&quot;} &amp; &quot;;&quot;{&quot;;[.F77];&quot;} &amp; &quot;;&quot;{&quot;;[.G77];&quot;} &amp; &quot;; &quot;{&quot;;[.H77];&quot;} \\ \cline{2-6}&quot;)" office:value-type="string" office:string-value="{} &amp; {44} &amp; {} &amp; {X} &amp; {} &amp; {} \\ \cline{2-6}">
            <text:p>{} &amp; {44} &amp; {} &amp; {X} &amp; {} &amp; {} \\ \cline{2-6}</text:p>
          </table:table-cell>
        </table:table-row>
        <table:table-row table:style-name="ro2">
          <table:table-cell/>
          <table:table-cell office:value-type="float" office:value="10">
            <text:p>10</text:p>
          </table:table-cell>
          <table:table-cell office:value-type="string">
            <text:p>Group 10</text:p>
          </table:table-cell>
          <table:table-cell office:value-type="float" office:value="31">
            <text:p>31</text:p>
          </table:table-cell>
          <table:table-cell/>
          <table:table-cell office:value-type="string">
            <text:p>X</text:p>
          </table:table-cell>
          <table:table-cell table:number-columns-repeated="2"/>
          <table:table-cell table:formula="of:=CONCATENATE(&quot;{&quot;;[.B78];&quot;} &amp; &quot;;&quot;{&quot;;[.D78];&quot;} &amp; &quot;;&quot;{&quot;;[.E78];&quot;} &amp; &quot;;&quot;{&quot;;[.F78];&quot;} &amp; &quot;;&quot;{&quot;;[.G78];&quot;} &amp; &quot;; &quot;{&quot;;[.H78];&quot;} \\ \cline{2-6}&quot;)" office:value-type="string" office:string-value="{10} &amp; {31} &amp; {} &amp; {X} &amp; {} &amp; {} \\ \cline{2-6}">
            <text:p>{10} &amp; {31} &amp; {} &amp; {X} &amp; {} &amp; {} \\ \cline{2-6}</text:p>
          </table:table-cell>
        </table:table-row>
        <table:table-row table:style-name="ro2">
          <table:table-cell/>
          <table:table-cell/>
          <table:table-cell/>
          <table:table-cell office:value-type="float" office:value="41">
            <text:p>41</text:p>
          </table:table-cell>
          <table:table-cell office:value-type="string">
            <text:p>X</text:p>
          </table:table-cell>
          <table:table-cell table:number-columns-repeated="3"/>
          <table:table-cell table:formula="of:=CONCATENATE(&quot;{&quot;;[.B79];&quot;} &amp; &quot;;&quot;{&quot;;[.D79];&quot;} &amp; &quot;;&quot;{&quot;;[.E79];&quot;} &amp; &quot;;&quot;{&quot;;[.F79];&quot;} &amp; &quot;;&quot;{&quot;;[.G79];&quot;} &amp; &quot;; &quot;{&quot;;[.H79];&quot;} \\ \cline{2-6}&quot;)" office:value-type="string" office:string-value="{} &amp; {41} &amp; {X} &amp; {} &amp; {} &amp; {} \\ \cline{2-6}">
            <text:p>{} &amp; {41} &amp; {X} &amp; {} &amp; {} &amp; {} \\ \cline{2-6}</text:p>
          </table:table-cell>
        </table:table-row>
        <table:table-row table:style-name="ro2">
          <table:table-cell/>
          <table:table-cell office:value-type="float" office:value="11">
            <text:p>11</text:p>
          </table:table-cell>
          <table:table-cell office:value-type="string">
            <text:p>Group 11</text:p>
          </table:table-cell>
          <table:table-cell office:value-type="float" office:value="33">
            <text:p>33</text:p>
          </table:table-cell>
          <table:table-cell office:value-type="string">
            <text:p>X</text:p>
          </table:table-cell>
          <table:table-cell table:number-columns-repeated="3"/>
          <table:table-cell table:formula="of:=CONCATENATE(&quot;{&quot;;[.B80];&quot;} &amp; &quot;;&quot;{&quot;;[.D80];&quot;} &amp; &quot;;&quot;{&quot;;[.E80];&quot;} &amp; &quot;;&quot;{&quot;;[.F80];&quot;} &amp; &quot;;&quot;{&quot;;[.G80];&quot;} &amp; &quot;; &quot;{&quot;;[.H80];&quot;} \\ \cline{2-6}&quot;)" office:value-type="string" office:string-value="{11} &amp; {33} &amp; {X} &amp; {} &amp; {} &amp; {} \\ \cline{2-6}">
            <text:p>{11} &amp; {33} &amp; {X} &amp; {} &amp; {} &amp; {} \\ \cline{2-6}</text:p>
          </table:table-cell>
        </table:table-row>
        <table:table-row table:style-name="ro2">
          <table:table-cell/>
          <table:table-cell office:value-type="float" office:value="12">
            <text:p>12</text:p>
          </table:table-cell>
          <table:table-cell office:value-type="string">
            <text:p>Group 12</text:p>
          </table:table-cell>
          <table:table-cell office:value-type="float" office:value="30">
            <text:p>30</text:p>
          </table:table-cell>
          <table:table-cell office:value-type="string">
            <text:p>X</text:p>
          </table:table-cell>
          <table:table-cell table:number-columns-repeated="3"/>
          <table:table-cell table:formula="of:=CONCATENATE(&quot;{&quot;;[.B81];&quot;} &amp; &quot;;&quot;{&quot;;[.D81];&quot;} &amp; &quot;;&quot;{&quot;;[.E81];&quot;} &amp; &quot;;&quot;{&quot;;[.F81];&quot;} &amp; &quot;;&quot;{&quot;;[.G81];&quot;} &amp; &quot;; &quot;{&quot;;[.H81];&quot;} \\ \cline{2-6}&quot;)" office:value-type="string" office:string-value="{12} &amp; {30} &amp; {X} &amp; {} &amp; {} &amp; {} \\ \cline{2-6}">
            <text:p>{12} &amp; {30} &amp; {X} &amp; {} &amp; {} &amp; {} \\ \cline{2-6}</text:p>
          </table:table-cell>
        </table:table-row>
        <table:table-row table:style-name="ro2">
          <table:table-cell/>
          <table:table-cell/>
          <table:table-cell/>
          <table:table-cell office:value-type="float" office:value="43">
            <text:p>43</text:p>
          </table:table-cell>
          <table:table-cell office:value-type="string">
            <text:p>X</text:p>
          </table:table-cell>
          <table:table-cell table:number-columns-repeated="3"/>
          <table:table-cell table:formula="of:=CONCATENATE(&quot;{&quot;;[.B82];&quot;} &amp; &quot;;&quot;{&quot;;[.D82];&quot;} &amp; &quot;;&quot;{&quot;;[.E82];&quot;} &amp; &quot;;&quot;{&quot;;[.F82];&quot;} &amp; &quot;;&quot;{&quot;;[.G82];&quot;} &amp; &quot;; &quot;{&quot;;[.H82];&quot;} \\ \cline{2-6}&quot;)" office:value-type="string" office:string-value="{} &amp; {43} &amp; {X} &amp; {} &amp; {} &amp; {} \\ \cline{2-6}">
            <text:p>{} &amp; {43} &amp; {X} &amp; {} &amp; {} &amp; {} \\ \cline{2-6}</text:p>
          </table:table-cell>
        </table:table-row>
        <table:table-row table:style-name="ro2">
          <table:table-cell table:number-columns-repeated="8"/>
          <table:table-cell table:formula="of:=CONCATENATE(&quot;\cline{1-6} {\textbf{&quot;;; &quot;}} &amp; \multicolumn{5}{c}{\textbf{&quot;; [.A84]; &quot;}} \\ \cline{1-6}&quot;)" office:value-type="string" office:string-value="\cline{1-6} {\textbf{}} &amp; \multicolumn{5}{c}{\textbf{[Web-based Application Development]}} \\ \cline{1-6}">
            <text:p>\cline{1-6} {\textbf{}} &amp; \multicolumn{5}{c}{\textbf{[Web-based Application Development]}} \\ \cline{1-6}</text:p>
          </table:table-cell>
        </table:table-row>
        <table:table-row table:style-name="ro2">
          <table:table-cell office:value-type="string">
            <text:p>[Web-based Application Development]</text:p>
          </table:table-cell>
          <table:table-cell office:value-type="float" office:value="1">
            <text:p>1</text:p>
          </table:table-cell>
          <table:table-cell office:value-type="string">
            <text:p>Group 1</text:p>
          </table:table-cell>
          <table:table-cell office:value-type="float" office:value="11">
            <text:p>11</text:p>
          </table:table-cell>
          <table:table-cell office:value-type="string">
            <text:p>X</text:p>
          </table:table-cell>
          <table:table-cell table:number-columns-repeated="3"/>
          <table:table-cell table:formula="of:=CONCATENATE(&quot;{&quot;;[.B84];&quot;} &amp; &quot;;&quot;{&quot;;[.D84];&quot;} &amp; &quot;;&quot;{&quot;;[.E84];&quot;} &amp; &quot;;&quot;{&quot;;[.F84];&quot;} &amp; &quot;;&quot;{&quot;;[.G84];&quot;} &amp; &quot;; &quot;{&quot;;[.H84];&quot;} \\ \cline{2-6}&quot;)" office:value-type="string" office:string-value="{1} &amp; {11} &amp; {X} &amp; {} &amp; {} &amp; {} \\ \cline{2-6}">
            <text:p>{1} &amp; {11} &amp; {X} &amp; {} &amp; {} &amp; {} \\ \cline{2-6}</text:p>
          </table:table-cell>
        </table:table-row>
        <table:table-row table:style-name="ro2">
          <table:table-cell/>
          <table:table-cell/>
          <table:table-cell/>
          <table:table-cell office:value-type="float" office:value="27">
            <text:p>27</text:p>
          </table:table-cell>
          <table:table-cell/>
          <table:table-cell office:value-type="string">
            <text:p>X</text:p>
          </table:table-cell>
          <table:table-cell table:number-columns-repeated="2"/>
          <table:table-cell table:formula="of:=CONCATENATE(&quot;{&quot;;[.B85];&quot;} &amp; &quot;;&quot;{&quot;;[.D85];&quot;} &amp; &quot;;&quot;{&quot;;[.E85];&quot;} &amp; &quot;;&quot;{&quot;;[.F85];&quot;} &amp; &quot;;&quot;{&quot;;[.G85];&quot;} &amp; &quot;; &quot;{&quot;;[.H85];&quot;} \\ \cline{2-6}&quot;)" office:value-type="string" office:string-value="{} &amp; {27} &amp; {} &amp; {X} &amp; {} &amp; {} \\ \cline{2-6}">
            <text:p>{} &amp; {27} &amp; {} &amp; {X} &amp; {} &amp; {} \\ \cline{2-6}</text:p>
          </table:table-cell>
        </table:table-row>
        <table:table-row table:style-name="ro2">
          <table:table-cell/>
          <table:table-cell/>
          <table:table-cell/>
          <table:table-cell office:value-type="float" office:value="29">
            <text:p>29</text:p>
          </table:table-cell>
          <table:table-cell table:number-columns-repeated="3"/>
          <table:table-cell office:value-type="string">
            <text:p>X</text:p>
          </table:table-cell>
          <table:table-cell table:formula="of:=CONCATENATE(&quot;{&quot;;[.B86];&quot;} &amp; &quot;;&quot;{&quot;;[.D86];&quot;} &amp; &quot;;&quot;{&quot;;[.E86];&quot;} &amp; &quot;;&quot;{&quot;;[.F86];&quot;} &amp; &quot;;&quot;{&quot;;[.G86];&quot;} &amp; &quot;; &quot;{&quot;;[.H86];&quot;} \\ \cline{2-6}&quot;)" office:value-type="string" office:string-value="{} &amp; {29} &amp; {} &amp; {} &amp; {} &amp; {X} \\ \cline{2-6}">
            <text:p>{} &amp; {29} &amp; {} &amp; {} &amp; {} &amp; {X} \\ \cline{2-6}</text:p>
          </table:table-cell>
        </table:table-row>
        <table:table-row table:style-name="ro2">
          <table:table-cell/>
          <table:table-cell office:value-type="float" office:value="2">
            <text:p>2</text:p>
          </table:table-cell>
          <table:table-cell office:value-type="string">
            <text:p>Group 2</text:p>
          </table:table-cell>
          <table:table-cell office:value-type="float" office:value="35">
            <text:p>35</text:p>
          </table:table-cell>
          <table:table-cell office:value-type="string">
            <text:p>X</text:p>
          </table:table-cell>
          <table:table-cell table:number-columns-repeated="3"/>
          <table:table-cell table:formula="of:=CONCATENATE(&quot;{&quot;;[.B87];&quot;} &amp; &quot;;&quot;{&quot;;[.D87];&quot;} &amp; &quot;;&quot;{&quot;;[.E87];&quot;} &amp; &quot;;&quot;{&quot;;[.F87];&quot;} &amp; &quot;;&quot;{&quot;;[.G87];&quot;} &amp; &quot;; &quot;{&quot;;[.H87];&quot;} \\ \cline{2-6}&quot;)" office:value-type="string" office:string-value="{2} &amp; {35} &amp; {X} &amp; {} &amp; {} &amp; {} \\ \cline{2-6}">
            <text:p>{2} &amp; {35} &amp; {X} &amp; {} &amp; {} &amp; {} \\ \cline{2-6}</text:p>
          </table:table-cell>
        </table:table-row>
        <table:table-row table:style-name="ro2">
          <table:table-cell/>
          <table:table-cell/>
          <table:table-cell/>
          <table:table-cell office:value-type="float" office:value="37">
            <text:p>37</text:p>
          </table:table-cell>
          <table:table-cell/>
          <table:table-cell office:value-type="string">
            <text:p>X</text:p>
          </table:table-cell>
          <table:table-cell table:number-columns-repeated="2"/>
          <table:table-cell table:formula="of:=CONCATENATE(&quot;{&quot;;[.B88];&quot;} &amp; &quot;;&quot;{&quot;;[.D88];&quot;} &amp; &quot;;&quot;{&quot;;[.E88];&quot;} &amp; &quot;;&quot;{&quot;;[.F88];&quot;} &amp; &quot;;&quot;{&quot;;[.G88];&quot;} &amp; &quot;; &quot;{&quot;;[.H88];&quot;} \\ \cline{2-6}&quot;)" office:value-type="string" office:string-value="{} &amp; {37} &amp; {} &amp; {X} &amp; {} &amp; {} \\ \cline{2-6}">
            <text:p>{} &amp; {37} &amp; {} &amp; {X} &amp; {} &amp; {} \\ \cline{2-6}</text:p>
          </table:table-cell>
        </table:table-row>
        <table:table-row table:style-name="ro2">
          <table:table-cell/>
          <table:table-cell/>
          <table:table-cell/>
          <table:table-cell office:value-type="float" office:value="38">
            <text:p>38</text:p>
          </table:table-cell>
          <table:table-cell office:value-type="string">
            <text:p>X</text:p>
          </table:table-cell>
          <table:table-cell table:number-columns-repeated="3"/>
          <table:table-cell table:formula="of:=CONCATENATE(&quot;{&quot;;[.B89];&quot;} &amp; &quot;;&quot;{&quot;;[.D89];&quot;} &amp; &quot;;&quot;{&quot;;[.E89];&quot;} &amp; &quot;;&quot;{&quot;;[.F89];&quot;} &amp; &quot;;&quot;{&quot;;[.G89];&quot;} &amp; &quot;; &quot;{&quot;;[.H89];&quot;} \\ \cline{2-6}&quot;)" office:value-type="string" office:string-value="{} &amp; {38} &amp; {X} &amp; {} &amp; {} &amp; {} \\ \cline{2-6}">
            <text:p>{} &amp; {38} &amp; {X} &amp; {} &amp; {} &amp; {} \\ \cline{2-6}</text:p>
          </table:table-cell>
        </table:table-row>
        <table:table-row table:style-name="ro2">
          <table:table-cell/>
          <table:table-cell office:value-type="float" office:value="3">
            <text:p>3</text:p>
          </table:table-cell>
          <table:table-cell office:value-type="string">
            <text:p>Group 3</text:p>
          </table:table-cell>
          <table:table-cell office:value-type="float" office:value="12">
            <text:p>12</text:p>
          </table:table-cell>
          <table:table-cell/>
          <table:table-cell office:value-type="string">
            <text:p>X</text:p>
          </table:table-cell>
          <table:table-cell table:number-columns-repeated="2"/>
          <table:table-cell table:formula="of:=CONCATENATE(&quot;{&quot;;[.B90];&quot;} &amp; &quot;;&quot;{&quot;;[.D90];&quot;} &amp; &quot;;&quot;{&quot;;[.E90];&quot;} &amp; &quot;;&quot;{&quot;;[.F90];&quot;} &amp; &quot;;&quot;{&quot;;[.G90];&quot;} &amp; &quot;; &quot;{&quot;;[.H90];&quot;} \\ \cline{2-6}&quot;)" office:value-type="string" office:string-value="{3} &amp; {12} &amp; {} &amp; {X} &amp; {} &amp; {} \\ \cline{2-6}">
            <text:p>{3} &amp; {12} &amp; {} &amp; {X} &amp; {} &amp; {} \\ \cline{2-6}</text:p>
          </table:table-cell>
        </table:table-row>
        <table:table-row table:style-name="ro2">
          <table:table-cell/>
          <table:table-cell office:value-type="float" office:value="4">
            <text:p>4</text:p>
          </table:table-cell>
          <table:table-cell office:value-type="string">
            <text:p>Group 4</text:p>
          </table:table-cell>
          <table:table-cell office:value-type="float" office:value="24">
            <text:p>24</text:p>
          </table:table-cell>
          <table:table-cell office:value-type="string">
            <text:p>X</text:p>
          </table:table-cell>
          <table:table-cell table:number-columns-repeated="3"/>
          <table:table-cell table:formula="of:=CONCATENATE(&quot;{&quot;;[.B91];&quot;} &amp; &quot;;&quot;{&quot;;[.D91];&quot;} &amp; &quot;;&quot;{&quot;;[.E91];&quot;} &amp; &quot;;&quot;{&quot;;[.F91];&quot;} &amp; &quot;;&quot;{&quot;;[.G91];&quot;} &amp; &quot;; &quot;{&quot;;[.H91];&quot;} \\ \cline{2-6}&quot;)" office:value-type="string" office:string-value="{4} &amp; {24} &amp; {X} &amp; {} &amp; {} &amp; {} \\ \cline{2-6}">
            <text:p>{4} &amp; {24} &amp; {X} &amp; {} &amp; {} &amp; {} \\ \cline{2-6}</text:p>
          </table:table-cell>
        </table:table-row>
        <table:table-row table:style-name="ro2">
          <table:table-cell/>
          <table:table-cell/>
          <table:table-cell/>
          <table:table-cell office:value-type="float" office:value="42">
            <text:p>42</text:p>
          </table:table-cell>
          <table:table-cell/>
          <table:table-cell office:value-type="string">
            <text:p>X</text:p>
          </table:table-cell>
          <table:table-cell table:number-columns-repeated="2"/>
          <table:table-cell table:formula="of:=CONCATENATE(&quot;{&quot;;[.B92];&quot;} &amp; &quot;;&quot;{&quot;;[.D92];&quot;} &amp; &quot;;&quot;{&quot;;[.E92];&quot;} &amp; &quot;;&quot;{&quot;;[.F92];&quot;} &amp; &quot;;&quot;{&quot;;[.G92];&quot;} &amp; &quot;; &quot;{&quot;;[.H92];&quot;} \\ \cline{2-6}&quot;)" office:value-type="string" office:string-value="{} &amp; {42} &amp; {} &amp; {X} &amp; {} &amp; {} \\ \cline{2-6}">
            <text:p>{} &amp; {42} &amp; {} &amp; {X} &amp; {} &amp; {} \\ \cline{2-6}</text:p>
          </table:table-cell>
        </table:table-row>
        <table:table-row table:style-name="ro2">
          <table:table-cell/>
          <table:table-cell office:value-type="float" office:value="5">
            <text:p>5</text:p>
          </table:table-cell>
          <table:table-cell office:value-type="string">
            <text:p>Group 5</text:p>
          </table:table-cell>
          <table:table-cell office:value-type="float" office:value="17">
            <text:p>17</text:p>
          </table:table-cell>
          <table:table-cell/>
          <table:table-cell office:value-type="string">
            <text:p>X</text:p>
          </table:table-cell>
          <table:table-cell table:number-columns-repeated="2"/>
          <table:table-cell table:formula="of:=CONCATENATE(&quot;{&quot;;[.B93];&quot;} &amp; &quot;;&quot;{&quot;;[.D93];&quot;} &amp; &quot;;&quot;{&quot;;[.E93];&quot;} &amp; &quot;;&quot;{&quot;;[.F93];&quot;} &amp; &quot;;&quot;{&quot;;[.G93];&quot;} &amp; &quot;; &quot;{&quot;;[.H93];&quot;} \\ \cline{2-6}&quot;)" office:value-type="string" office:string-value="{5} &amp; {17} &amp; {} &amp; {X} &amp; {} &amp; {} \\ \cline{2-6}">
            <text:p>{5} &amp; {17} &amp; {} &amp; {X} &amp; {} &amp; {} \\ \cline{2-6}</text:p>
          </table:table-cell>
        </table:table-row>
        <table:table-row table:style-name="ro2">
          <table:table-cell/>
          <table:table-cell/>
          <table:table-cell/>
          <table:table-cell office:value-type="float" office:value="22">
            <text:p>22</text:p>
          </table:table-cell>
          <table:table-cell/>
          <table:table-cell office:value-type="string">
            <text:p>X</text:p>
          </table:table-cell>
          <table:table-cell table:number-columns-repeated="2"/>
          <table:table-cell table:formula="of:=CONCATENATE(&quot;{&quot;;[.B94];&quot;} &amp; &quot;;&quot;{&quot;;[.D94];&quot;} &amp; &quot;;&quot;{&quot;;[.E94];&quot;} &amp; &quot;;&quot;{&quot;;[.F94];&quot;} &amp; &quot;;&quot;{&quot;;[.G94];&quot;} &amp; &quot;; &quot;{&quot;;[.H94];&quot;} \\ \cline{2-6}&quot;)" office:value-type="string" office:string-value="{} &amp; {22} &amp; {} &amp; {X} &amp; {} &amp; {} \\ \cline{2-6}">
            <text:p>{} &amp; {22} &amp; {} &amp; {X} &amp; {} &amp; {} \\ \cline{2-6}</text:p>
          </table:table-cell>
        </table:table-row>
        <table:table-row table:style-name="ro2">
          <table:table-cell/>
          <table:table-cell office:value-type="float" office:value="6">
            <text:p>6</text:p>
          </table:table-cell>
          <table:table-cell office:value-type="string">
            <text:p>Group 6</text:p>
          </table:table-cell>
          <table:table-cell office:value-type="float" office:value="16">
            <text:p>16</text:p>
          </table:table-cell>
          <table:table-cell office:value-type="string">
            <text:p>X</text:p>
          </table:table-cell>
          <table:table-cell table:number-columns-repeated="3"/>
          <table:table-cell table:formula="of:=CONCATENATE(&quot;{&quot;;[.B95];&quot;} &amp; &quot;;&quot;{&quot;;[.D95];&quot;} &amp; &quot;;&quot;{&quot;;[.E95];&quot;} &amp; &quot;;&quot;{&quot;;[.F95];&quot;} &amp; &quot;;&quot;{&quot;;[.G95];&quot;} &amp; &quot;; &quot;{&quot;;[.H95];&quot;} \\ \cline{2-6}&quot;)" office:value-type="string" office:string-value="{6} &amp; {16} &amp; {X} &amp; {} &amp; {} &amp; {} \\ \cline{2-6}">
            <text:p>{6} &amp; {16} &amp; {X} &amp; {} &amp; {} &amp; {} \\ \cline{2-6}</text:p>
          </table:table-cell>
        </table:table-row>
        <table:table-row table:style-name="ro2">
          <table:table-cell/>
          <table:table-cell/>
          <table:table-cell/>
          <table:table-cell office:value-type="float" office:value="19">
            <text:p>19</text:p>
          </table:table-cell>
          <table:table-cell table:number-columns-repeated="2"/>
          <table:table-cell office:value-type="string">
            <text:p>X</text:p>
          </table:table-cell>
          <table:table-cell/>
          <table:table-cell table:formula="of:=CONCATENATE(&quot;{&quot;;[.B96];&quot;} &amp; &quot;;&quot;{&quot;;[.D96];&quot;} &amp; &quot;;&quot;{&quot;;[.E96];&quot;} &amp; &quot;;&quot;{&quot;;[.F96];&quot;} &amp; &quot;;&quot;{&quot;;[.G96];&quot;} &amp; &quot;; &quot;{&quot;;[.H96];&quot;} \\ \cline{2-6}&quot;)" office:value-type="string" office:string-value="{} &amp; {19} &amp; {} &amp; {} &amp; {X} &amp; {} \\ \cline{2-6}">
            <text:p>{} &amp; {19} &amp; {} &amp; {} &amp; {X} &amp; {} \\ \cline{2-6}</text:p>
          </table:table-cell>
        </table:table-row>
        <table:table-row table:style-name="ro2">
          <table:table-cell/>
          <table:table-cell/>
          <table:table-cell/>
          <table:table-cell office:value-type="float" office:value="28">
            <text:p>28</text:p>
          </table:table-cell>
          <table:table-cell office:value-type="string">
            <text:p>X</text:p>
          </table:table-cell>
          <table:table-cell table:number-columns-repeated="3"/>
          <table:table-cell table:formula="of:=CONCATENATE(&quot;{&quot;;[.B97];&quot;} &amp; &quot;;&quot;{&quot;;[.D97];&quot;} &amp; &quot;;&quot;{&quot;;[.E97];&quot;} &amp; &quot;;&quot;{&quot;;[.F97];&quot;} &amp; &quot;;&quot;{&quot;;[.G97];&quot;} &amp; &quot;; &quot;{&quot;;[.H97];&quot;} \\ \cline{2-6}&quot;)" office:value-type="string" office:string-value="{} &amp; {28} &amp; {X} &amp; {} &amp; {} &amp; {} \\ \cline{2-6}">
            <text:p>{} &amp; {28} &amp; {X} &amp; {} &amp; {} &amp; {} \\ \cline{2-6}</text:p>
          </table:table-cell>
        </table:table-row>
        <table:table-row table:style-name="ro2">
          <table:table-cell/>
          <table:table-cell office:value-type="float" office:value="7">
            <text:p>7</text:p>
          </table:table-cell>
          <table:table-cell office:value-type="string">
            <text:p>Group 7</text:p>
          </table:table-cell>
          <table:table-cell office:value-type="float" office:value="13">
            <text:p>13</text:p>
          </table:table-cell>
          <table:table-cell/>
          <table:table-cell office:value-type="string">
            <text:p>X</text:p>
          </table:table-cell>
          <table:table-cell table:number-columns-repeated="2"/>
          <table:table-cell table:formula="of:=CONCATENATE(&quot;{&quot;;[.B98];&quot;} &amp; &quot;;&quot;{&quot;;[.D98];&quot;} &amp; &quot;;&quot;{&quot;;[.E98];&quot;} &amp; &quot;;&quot;{&quot;;[.F98];&quot;} &amp; &quot;;&quot;{&quot;;[.G98];&quot;} &amp; &quot;; &quot;{&quot;;[.H98];&quot;} \\ \cline{2-6}&quot;)" office:value-type="string" office:string-value="{7} &amp; {13} &amp; {} &amp; {X} &amp; {} &amp; {} \\ \cline{2-6}">
            <text:p>{7} &amp; {13} &amp; {} &amp; {X} &amp; {} &amp; {} \\ \cline{2-6}</text:p>
          </table:table-cell>
        </table:table-row>
        <table:table-row table:style-name="ro2">
          <table:table-cell/>
          <table:table-cell/>
          <table:table-cell/>
          <table:table-cell office:value-type="float" office:value="14">
            <text:p>14</text:p>
          </table:table-cell>
          <table:table-cell office:value-type="string">
            <text:p>X</text:p>
          </table:table-cell>
          <table:table-cell table:number-columns-repeated="3"/>
          <table:table-cell table:formula="of:=CONCATENATE(&quot;{&quot;;[.B99];&quot;} &amp; &quot;;&quot;{&quot;;[.D99];&quot;} &amp; &quot;;&quot;{&quot;;[.E99];&quot;} &amp; &quot;;&quot;{&quot;;[.F99];&quot;} &amp; &quot;;&quot;{&quot;;[.G99];&quot;} &amp; &quot;; &quot;{&quot;;[.H99];&quot;} \\ \cline{2-6}&quot;)" office:value-type="string" office:string-value="{} &amp; {14} &amp; {X} &amp; {} &amp; {} &amp; {} \\ \cline{2-6}">
            <text:p>{} &amp; {14} &amp; {X} &amp; {} &amp; {} &amp; {} \\ \cline{2-6}</text:p>
          </table:table-cell>
        </table:table-row>
        <table:table-row table:style-name="ro2">
          <table:table-cell/>
          <table:table-cell/>
          <table:table-cell/>
          <table:table-cell office:value-type="float" office:value="34">
            <text:p>34</text:p>
          </table:table-cell>
          <table:table-cell office:value-type="string">
            <text:p>X</text:p>
          </table:table-cell>
          <table:table-cell table:number-columns-repeated="3"/>
          <table:table-cell table:formula="of:=CONCATENATE(&quot;{&quot;;[.B100];&quot;} &amp; &quot;;&quot;{&quot;;[.D100];&quot;} &amp; &quot;;&quot;{&quot;;[.E100];&quot;} &amp; &quot;;&quot;{&quot;;[.F100];&quot;} &amp; &quot;;&quot;{&quot;;[.G100];&quot;} &amp; &quot;; &quot;{&quot;;[.H100];&quot;} \\ \cline{2-6}&quot;)" office:value-type="string" office:string-value="{} &amp; {34} &amp; {X} &amp; {} &amp; {} &amp; {} \\ \cline{2-6}">
            <text:p>{} &amp; {34} &amp; {X} &amp; {} &amp; {} &amp; {} \\ \cline{2-6}</text:p>
          </table:table-cell>
        </table:table-row>
        <table:table-row table:style-name="ro2">
          <table:table-cell/>
          <table:table-cell/>
          <table:table-cell/>
          <table:table-cell office:value-type="float" office:value="40">
            <text:p>40</text:p>
          </table:table-cell>
          <table:table-cell office:value-type="string">
            <text:p>X</text:p>
          </table:table-cell>
          <table:table-cell table:number-columns-repeated="3"/>
          <table:table-cell table:formula="of:=CONCATENATE(&quot;{&quot;;[.B101];&quot;} &amp; &quot;;&quot;{&quot;;[.D101];&quot;} &amp; &quot;;&quot;{&quot;;[.E101];&quot;} &amp; &quot;;&quot;{&quot;;[.F101];&quot;} &amp; &quot;;&quot;{&quot;;[.G101];&quot;} &amp; &quot;; &quot;{&quot;;[.H101];&quot;} \\ \cline{2-6}&quot;)" office:value-type="string" office:string-value="{} &amp; {40} &amp; {X} &amp; {} &amp; {} &amp; {} \\ \cline{2-6}">
            <text:p>{} &amp; {40} &amp; {X} &amp; {} &amp; {} &amp; {} \\ \cline{2-6}</text:p>
          </table:table-cell>
        </table:table-row>
        <table:table-row table:style-name="ro2">
          <table:table-cell/>
          <table:table-cell office:value-type="float" office:value="8">
            <text:p>8</text:p>
          </table:table-cell>
          <table:table-cell office:value-type="string">
            <text:p>Group 8</text:p>
          </table:table-cell>
          <table:table-cell office:value-type="float" office:value="45">
            <text:p>45</text:p>
          </table:table-cell>
          <table:table-cell office:value-type="string">
            <text:p>X</text:p>
          </table:table-cell>
          <table:table-cell table:number-columns-repeated="3"/>
          <table:table-cell table:formula="of:=CONCATENATE(&quot;{&quot;;[.B102];&quot;} &amp; &quot;;&quot;{&quot;;[.D102];&quot;} &amp; &quot;;&quot;{&quot;;[.E102];&quot;} &amp; &quot;;&quot;{&quot;;[.F102];&quot;} &amp; &quot;;&quot;{&quot;;[.G102];&quot;} &amp; &quot;; &quot;{&quot;;[.H102];&quot;} \\ \cline{2-6}&quot;)" office:value-type="string" office:string-value="{8} &amp; {45} &amp; {X} &amp; {} &amp; {} &amp; {} \\ \cline{2-6}">
            <text:p>{8} &amp; {45} &amp; {X} &amp; {} &amp; {} &amp; {} \\ \cline{2-6}</text:p>
          </table:table-cell>
        </table:table-row>
        <table:table-row table:style-name="ro2">
          <table:table-cell/>
          <table:table-cell office:value-type="float" office:value="9">
            <text:p>9</text:p>
          </table:table-cell>
          <table:table-cell office:value-type="string">
            <text:p>Group 9</text:p>
          </table:table-cell>
          <table:table-cell office:value-type="float" office:value="20">
            <text:p>20</text:p>
          </table:table-cell>
          <table:table-cell office:value-type="string">
            <text:p>X</text:p>
          </table:table-cell>
          <table:table-cell table:number-columns-repeated="3"/>
          <table:table-cell table:formula="of:=CONCATENATE(&quot;{&quot;;[.B103];&quot;} &amp; &quot;;&quot;{&quot;;[.D103];&quot;} &amp; &quot;;&quot;{&quot;;[.E103];&quot;} &amp; &quot;;&quot;{&quot;;[.F103];&quot;} &amp; &quot;;&quot;{&quot;;[.G103];&quot;} &amp; &quot;; &quot;{&quot;;[.H103];&quot;} \\ \cline{2-6}&quot;)" office:value-type="string" office:string-value="{9} &amp; {20} &amp; {X} &amp; {} &amp; {} &amp; {} \\ \cline{2-6}">
            <text:p>{9} &amp; {20} &amp; {X} &amp; {} &amp; {} &amp; {} \\ \cline{2-6}</text:p>
          </table:table-cell>
        </table:table-row>
        <table:table-row table:style-name="ro2">
          <table:table-cell/>
          <table:table-cell/>
          <table:table-cell/>
          <table:table-cell office:value-type="float" office:value="44">
            <text:p>44</text:p>
          </table:table-cell>
          <table:table-cell/>
          <table:table-cell office:value-type="string">
            <text:p>X</text:p>
          </table:table-cell>
          <table:table-cell table:number-columns-repeated="2"/>
          <table:table-cell table:formula="of:=CONCATENATE(&quot;{&quot;;[.B104];&quot;} &amp; &quot;;&quot;{&quot;;[.D104];&quot;} &amp; &quot;;&quot;{&quot;;[.E104];&quot;} &amp; &quot;;&quot;{&quot;;[.F104];&quot;} &amp; &quot;;&quot;{&quot;;[.G104];&quot;} &amp; &quot;; &quot;{&quot;;[.H104];&quot;} \\ \cline{2-6}&quot;)" office:value-type="string" office:string-value="{} &amp; {44} &amp; {} &amp; {X} &amp; {} &amp; {} \\ \cline{2-6}">
            <text:p>{} &amp; {44} &amp; {} &amp; {X} &amp; {} &amp; {} \\ \cline{2-6}</text:p>
          </table:table-cell>
        </table:table-row>
        <table:table-row table:style-name="ro2">
          <table:table-cell/>
          <table:table-cell office:value-type="float" office:value="10">
            <text:p>10</text:p>
          </table:table-cell>
          <table:table-cell office:value-type="string">
            <text:p>Group 10</text:p>
          </table:table-cell>
          <table:table-cell office:value-type="float" office:value="31">
            <text:p>31</text:p>
          </table:table-cell>
          <table:table-cell/>
          <table:table-cell office:value-type="string">
            <text:p>X</text:p>
          </table:table-cell>
          <table:table-cell table:number-columns-repeated="2"/>
          <table:table-cell table:formula="of:=CONCATENATE(&quot;{&quot;;[.B105];&quot;} &amp; &quot;;&quot;{&quot;;[.D105];&quot;} &amp; &quot;;&quot;{&quot;;[.E105];&quot;} &amp; &quot;;&quot;{&quot;;[.F105];&quot;} &amp; &quot;;&quot;{&quot;;[.G105];&quot;} &amp; &quot;; &quot;{&quot;;[.H105];&quot;} \\ \cline{2-6}&quot;)" office:value-type="string" office:string-value="{10} &amp; {31} &amp; {} &amp; {X} &amp; {} &amp; {} \\ \cline{2-6}">
            <text:p>{10} &amp; {31} &amp; {} &amp; {X} &amp; {} &amp; {} \\ \cline{2-6}</text:p>
          </table:table-cell>
        </table:table-row>
        <table:table-row table:style-name="ro2">
          <table:table-cell/>
          <table:table-cell/>
          <table:table-cell/>
          <table:table-cell office:value-type="float" office:value="41">
            <text:p>41</text:p>
          </table:table-cell>
          <table:table-cell/>
          <table:table-cell office:value-type="string">
            <text:p>X</text:p>
          </table:table-cell>
          <table:table-cell table:number-columns-repeated="2"/>
          <table:table-cell table:formula="of:=CONCATENATE(&quot;{&quot;;[.B106];&quot;} &amp; &quot;;&quot;{&quot;;[.D106];&quot;} &amp; &quot;;&quot;{&quot;;[.E106];&quot;} &amp; &quot;;&quot;{&quot;;[.F106];&quot;} &amp; &quot;;&quot;{&quot;;[.G106];&quot;} &amp; &quot;; &quot;{&quot;;[.H106];&quot;} \\ \cline{2-6}&quot;)" office:value-type="string" office:string-value="{} &amp; {41} &amp; {} &amp; {X} &amp; {} &amp; {} \\ \cline{2-6}">
            <text:p>{} &amp; {41} &amp; {} &amp; {X} &amp; {} &amp; {} \\ \cline{2-6}</text:p>
          </table:table-cell>
        </table:table-row>
        <table:table-row table:style-name="ro2">
          <table:table-cell/>
          <table:table-cell office:value-type="float" office:value="11">
            <text:p>11</text:p>
          </table:table-cell>
          <table:table-cell office:value-type="string">
            <text:p>Group 11</text:p>
          </table:table-cell>
          <table:table-cell office:value-type="float" office:value="33">
            <text:p>33</text:p>
          </table:table-cell>
          <table:table-cell office:value-type="string">
            <text:p>X</text:p>
          </table:table-cell>
          <table:table-cell table:number-columns-repeated="3"/>
          <table:table-cell table:formula="of:=CONCATENATE(&quot;{&quot;;[.B107];&quot;} &amp; &quot;;&quot;{&quot;;[.D107];&quot;} &amp; &quot;;&quot;{&quot;;[.E107];&quot;} &amp; &quot;;&quot;{&quot;;[.F107];&quot;} &amp; &quot;;&quot;{&quot;;[.G107];&quot;} &amp; &quot;; &quot;{&quot;;[.H107];&quot;} \\ \cline{2-6}&quot;)" office:value-type="string" office:string-value="{11} &amp; {33} &amp; {X} &amp; {} &amp; {} &amp; {} \\ \cline{2-6}">
            <text:p>{11} &amp; {33} &amp; {X} &amp; {} &amp; {} &amp; {} \\ \cline{2-6}</text:p>
          </table:table-cell>
        </table:table-row>
        <table:table-row table:style-name="ro2">
          <table:table-cell/>
          <table:table-cell office:value-type="float" office:value="12">
            <text:p>12</text:p>
          </table:table-cell>
          <table:table-cell office:value-type="string">
            <text:p>Group 12</text:p>
          </table:table-cell>
          <table:table-cell office:value-type="float" office:value="30">
            <text:p>30</text:p>
          </table:table-cell>
          <table:table-cell office:value-type="string">
            <text:p>X</text:p>
          </table:table-cell>
          <table:table-cell table:number-columns-repeated="3"/>
          <table:table-cell table:formula="of:=CONCATENATE(&quot;{&quot;;[.B108];&quot;} &amp; &quot;;&quot;{&quot;;[.D108];&quot;} &amp; &quot;;&quot;{&quot;;[.E108];&quot;} &amp; &quot;;&quot;{&quot;;[.F108];&quot;} &amp; &quot;;&quot;{&quot;;[.G108];&quot;} &amp; &quot;; &quot;{&quot;;[.H108];&quot;} \\ \cline{2-6}&quot;)" office:value-type="string" office:string-value="{12} &amp; {30} &amp; {X} &amp; {} &amp; {} &amp; {} \\ \cline{2-6}">
            <text:p>{12} &amp; {30} &amp; {X} &amp; {} &amp; {} &amp; {} \\ \cline{2-6}</text:p>
          </table:table-cell>
        </table:table-row>
        <table:table-row table:style-name="ro2">
          <table:table-cell/>
          <table:table-cell/>
          <table:table-cell/>
          <table:table-cell office:value-type="float" office:value="43">
            <text:p>43</text:p>
          </table:table-cell>
          <table:table-cell office:value-type="string">
            <text:p>X</text:p>
          </table:table-cell>
          <table:table-cell table:number-columns-repeated="3"/>
          <table:table-cell table:formula="of:=CONCATENATE(&quot;{&quot;;[.B109];&quot;} &amp; &quot;;&quot;{&quot;;[.D109];&quot;} &amp; &quot;;&quot;{&quot;;[.E109];&quot;} &amp; &quot;;&quot;{&quot;;[.F109];&quot;} &amp; &quot;;&quot;{&quot;;[.G109];&quot;} &amp; &quot;; &quot;{&quot;;[.H109];&quot;} \\ \cline{2-6}&quot;)" office:value-type="string" office:string-value="{} &amp; {43} &amp; {X} &amp; {} &amp; {} &amp; {} \\ \cline{2-6}">
            <text:p>{} &amp; {43} &amp; {X} &amp; {} &amp; {} &amp; {} \\ \cline{2-6}</text:p>
          </table:table-cell>
        </table:table-row>
        <table:table-row table:style-name="ro2" table:number-rows-repeated="1048466">
          <table:table-cell table:number-columns-repeated="9"/>
        </table:table-row>
        <table:table-row table:style-name="ro2">
          <table:table-cell table:number-columns-repeated="9"/>
        </table:table-row>
      </table:table>
      <table:table table:name="Q1 LaTeX - NEW" table:style-name="ta1">
        <office:forms form:automatic-focus="false" form:apply-design-mode="false"/>
        <table:table-column table:style-name="co99" table:default-cell-style-name="Default"/>
        <table:table-column table:style-name="co100" table:default-cell-style-name="Default"/>
        <table:table-column table:style-name="co101" table:number-columns-repeated="2" table:default-cell-style-name="Default"/>
        <table:table-column table:style-name="co102" table:default-cell-style-name="Default"/>
        <table:table-column table:style-name="co46" table:default-cell-style-name="Default"/>
        <table:table-row table:style-name="ro2">
          <table:table-cell office:value-type="string">
            <text:p>Question</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More than 6 years</text:p>
          </table:table-cell>
          <table:table-cell/>
        </table:table-row>
        <table:table-row table:style-name="ro2">
          <table:table-cell table:number-columns-repeated="5"/>
          <table:table-cell table:formula="of:=CONCATENATE(&quot;\cline{1-5} {\textbf{&quot;;; &quot;}} &amp; \multicolumn{4}{c}{\textbf{&quot;; [.A3]; &quot;}} \\ \cline{1-5}&quot;)" office:value-type="string" office:string-value="\cline{1-5} {\textbf{}} &amp; \multicolumn{4}{c}{\textbf{[Database Management Systems (e.g. MySQL, MS Access, Oracle)]}} \\ \cline{1-5}">
            <text:p>\cline{1-5} {\textbf{}} &amp; \multicolumn{4}{c}{\textbf{[Database Management Systems (e.g. MySQL, MS Access, Oracle)]}} \\ \cline{1-5}</text:p>
          </table:table-cell>
        </table:table-row>
        <table:table-row table:style-name="ro2">
          <table:table-cell office:value-type="string">
            <text:p>[Database Management Systems (e.g. MySQL, MS Access, Oracle)]</text:p>
          </table:table-cell>
          <table:table-cell office:value-type="float" office:value="5">
            <text:p>5</text:p>
          </table:table-cell>
          <table:table-cell office:value-type="float" office:value="19">
            <text:p>19</text:p>
          </table:table-cell>
          <table:table-cell table:number-columns-repeated="2" office:value-type="float" office:value="1">
            <text:p>1</text:p>
          </table:table-cell>
          <table:table-cell table:formula="of:=CONCATENATE(&quot;{&quot;;;&quot;} &amp; &quot;;&quot;{&quot;;[.B3];&quot;} &amp; &quot;;&quot;{&quot;;[.C3];&quot;} &amp; &quot;;&quot;{&quot;;[.D3];&quot;} &amp; &quot;; &quot;{&quot;;[.E3];&quot;} \\ \cline{2-5}&quot;)" office:value-type="string" office:string-value="{} &amp; {5} &amp; {19} &amp; {1} &amp; {1} \\ \cline{2-5}">
            <text:p>{} &amp; {5} &amp; {19} &amp; {1} &amp; {1} \\ \cline{2-5}</text:p>
          </table:table-cell>
        </table:table-row>
        <table:table-row table:style-name="ro2">
          <table:table-cell table:number-columns-repeated="5"/>
          <table:table-cell table:formula="of:=CONCATENATE(&quot;\cline{1-5} {\textbf{&quot;;; &quot;}} &amp; \multicolumn{4}{c}{\textbf{&quot;; [.A5]; &quot;}} \\ \cline{1-5}&quot;)" office:value-type="string" office:string-value="\cline{1-5} {\textbf{}} &amp; \multicolumn{4}{c}{\textbf{[Database-driven Applications]}} \\ \cline{1-5}">
            <text:p>\cline{1-5} {\textbf{}} &amp; \multicolumn{4}{c}{\textbf{[Database-driven Applications]}} \\ \cline{1-5}</text:p>
          </table:table-cell>
        </table:table-row>
        <table:table-row table:style-name="ro2">
          <table:table-cell office:value-type="string">
            <text:p>[Database-driven Applications]</text:p>
          </table:table-cell>
          <table:table-cell office:value-type="float" office:value="13">
            <text:p>13</text:p>
          </table:table-cell>
          <table:table-cell office:value-type="float" office:value="11">
            <text:p>11</text:p>
          </table:table-cell>
          <table:table-cell table:number-columns-repeated="2" office:value-type="float" office:value="1">
            <text:p>1</text:p>
          </table:table-cell>
          <table:table-cell table:formula="of:=CONCATENATE(&quot;{&quot;;;&quot;} &amp; &quot;;&quot;{&quot;;[.B5];&quot;} &amp; &quot;;&quot;{&quot;;[.C5];&quot;} &amp; &quot;;&quot;{&quot;;[.D5];&quot;} &amp; &quot;; &quot;{&quot;;[.E5];&quot;} \\ \cline{2-5}&quot;)" office:value-type="string" office:string-value="{} &amp; {13} &amp; {11} &amp; {1} &amp; {1} \\ \cline{2-5}">
            <text:p>{} &amp; {13} &amp; {11} &amp; {1} &amp; {1} \\ \cline{2-5}</text:p>
          </table:table-cell>
        </table:table-row>
        <table:table-row table:style-name="ro2">
          <table:table-cell table:number-columns-repeated="5"/>
          <table:table-cell table:formula="of:=CONCATENATE(&quot;\cline{1-5} {\textbf{&quot;;; &quot;}} &amp; \multicolumn{4}{c}{\textbf{&quot;; [.A7]; &quot;}} \\ \cline{1-5}&quot;)" office:value-type="string" office:string-value="\cline{1-5} {\textbf{}} &amp; \multicolumn{4}{c}{\textbf{[Extensible Markup Language (XML)]}} \\ \cline{1-5}">
            <text:p>\cline{1-5} {\textbf{}} &amp; \multicolumn{4}{c}{\textbf{[Extensible Markup Language (XML)]}} \\ \cline{1-5}</text:p>
          </table:table-cell>
        </table:table-row>
        <table:table-row table:style-name="ro1">
          <table:table-cell office:value-type="string">
            <text:p>[Extensible Markup Language (XML)]</text:p>
          </table:table-cell>
          <table:table-cell office:value-type="float" office:value="12">
            <text:p>12</text:p>
          </table:table-cell>
          <table:table-cell office:value-type="float" office:value="13">
            <text:p>13</text:p>
          </table:table-cell>
          <table:table-cell office:value-type="float" office:value="1">
            <text:p>1</text:p>
          </table:table-cell>
          <table:table-cell/>
          <table:table-cell table:formula="of:=CONCATENATE(&quot;{&quot;;;&quot;} &amp; &quot;;&quot;{&quot;;[.B7];&quot;} &amp; &quot;;&quot;{&quot;;[.C7];&quot;} &amp; &quot;;&quot;{&quot;;[.D7];&quot;} &amp; &quot;; &quot;{&quot;;[.E7];&quot;} \\ \cline{2-5}&quot;)" office:value-type="string" office:string-value="{} &amp; {12} &amp; {13} &amp; {1} &amp; {} \\ \cline{2-5}">
            <text:p>{} &amp; {12} &amp; {13} &amp; {1} &amp; {} \\ \cline{2-5}</text:p>
          </table:table-cell>
        </table:table-row>
        <table:table-row table:style-name="ro2">
          <table:table-cell table:number-columns-repeated="5"/>
          <table:table-cell table:formula="of:=CONCATENATE(&quot;\cline{1-5} {\textbf{&quot;;; &quot;}} &amp; \multicolumn{4}{c}{\textbf{&quot;; [.A9]; &quot;}} \\ \cline{1-5}&quot;)" office:value-type="string" office:string-value="\cline{1-5} {\textbf{}} &amp; \multicolumn{4}{c}{\textbf{[Web-based Application Development]}} \\ \cline{1-5}">
            <text:p>\cline{1-5} {\textbf{}} &amp; \multicolumn{4}{c}{\textbf{[Web-based Application Development]}} \\ \cline{1-5}</text:p>
          </table:table-cell>
        </table:table-row>
        <table:table-row table:style-name="ro2">
          <table:table-cell office:value-type="string">
            <text:p>[Web-based Application Development]</text:p>
          </table:table-cell>
          <table:table-cell office:value-type="float" office:value="14">
            <text:p>14</text:p>
          </table:table-cell>
          <table:table-cell office:value-type="float" office:value="10">
            <text:p>10</text:p>
          </table:table-cell>
          <table:table-cell table:number-columns-repeated="2" office:value-type="float" office:value="1">
            <text:p>1</text:p>
          </table:table-cell>
          <table:table-cell table:formula="of:=CONCATENATE(&quot;{&quot;;;&quot;} &amp; &quot;;&quot;{&quot;;[.B9];&quot;} &amp; &quot;;&quot;{&quot;;[.C9];&quot;} &amp; &quot;;&quot;{&quot;;[.D9];&quot;} &amp; &quot;; &quot;{&quot;;[.E9];&quot;} \\ \cline{2-5}&quot;)" office:value-type="string" office:string-value="{} &amp; {14} &amp; {10} &amp; {1} &amp; {1} \\ \cline{2-5}">
            <text:p>{} &amp; {14} &amp; {10} &amp; {1} &amp; {1} \\ \cline{2-5}</text:p>
          </table:table-cell>
        </table:table-row>
        <table:table-row table:style-name="ro2" table:number-rows-repeated="1048566">
          <table:table-cell table:number-columns-repeated="6"/>
        </table:table-row>
        <table:table-row table:style-name="ro2">
          <table:table-cell table:number-columns-repeated="6"/>
        </table:table-row>
      </table:table>
      <table:table table:name="Q2" table:style-name="ta1">
        <table:table-column table:style-name="co46" table:number-columns-repeated="2" table:default-cell-style-name="Default"/>
        <table:table-column table:style-name="co46" table:default-cell-style-name="ce1"/>
        <table:table-column table:style-name="co46" table:number-columns-repeated="5" table:default-cell-style-name="Default"/>
        <table:table-row table:style-name="ro2">
          <table:table-cell office:value-type="string">
            <text:p>ID</text:p>
          </table:table-cell>
          <table:table-cell office:value-type="string">
            <text:p>COMPLETED</text:p>
          </table:table-cell>
          <table:table-cell table:style-name="Default" office:value-type="string">
            <text:p>TIME</text:p>
          </table:table-cell>
          <table:table-cell office:value-type="string">
            <text:p>IP</text:p>
          </table:table-cell>
          <table:table-cell office:value-type="string">
            <text:p>CONSENT</text:p>
          </table:table-cell>
          <table:table-cell office:value-type="string">
            <text:p>GROUP </text:p>
          </table:table-cell>
          <table:table-cell office:value-type="string">
            <text:p>QUESTION</text:p>
          </table:table-cell>
          <table:table-cell office:value-type="string">
            <text:p>FREQUENCY</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How often do you use the following storage solutions when building data-centric applications? [Cloud-based]</text:p>
          </table:table-cell>
          <table:table-cell office:value-type="string">
            <text:p>Rarely</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Cloud-based]</text:p>
          </table:table-cell>
          <table:table-cell office:value-type="string">
            <text:p>Some of the time</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How often do you use the following storage solutions when building data-centric applications? [Cloud-based]</text:p>
          </table:table-cell>
          <table:table-cell office:value-type="string">
            <text:p>Rarely</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How often do you use the following storage solutions when building data-centric applications? [Cloud-based]</text:p>
          </table:table-cell>
          <table:table-cell office:value-type="string">
            <text:p>Rarely</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How often do you use the following storage solutions when building data-centric applications? [Cloud-based]</text:p>
          </table:table-cell>
          <table:table-cell office:value-type="string">
            <text:p>Some of the time</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How often do you use the following storage solutions when building data-centric applications? [Cloud-based]</text:p>
          </table:table-cell>
          <table:table-cell office:value-type="string">
            <text:p>Rarely</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How often do you use the following storage solutions when building data-centric applications? [Cloud-based]</text:p>
          </table:table-cell>
          <table:table-cell office:value-type="string">
            <text:p>Some of the time</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How often do you use the following storage solutions when building data-centric applications? [Cloud-based]</text:p>
          </table:table-cell>
          <table:table-cell office:value-type="string">
            <text:p>Rarely</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How often do you use the following storage solutions when building data-centric applications? [Cloud-based]</text:p>
          </table:table-cell>
          <table:table-cell office:value-type="string">
            <text:p>Rarely</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Cloud-based]</text:p>
          </table:table-cell>
          <table:table-cell office:value-type="string">
            <text:p>Rarely</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How often do you use the following storage solutions when building data-centric applications? [Cloud-based]</text:p>
          </table:table-cell>
          <table:table-cell office:value-type="string">
            <text:p>Not at all</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How often do you use the following storage solutions when building data-centric applications? [Cloud-based]</text:p>
          </table:table-cell>
          <table:table-cell office:value-type="string">
            <text:p>Some of the time</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How often do you use the following storage solutions when building data-centric applications? [Cloud-based]</text:p>
          </table:table-cell>
          <table:table-cell office:value-type="string">
            <text:p>Some of the time</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How often do you use the following storage solutions when building data-centric applications? [Cloud-based]</text:p>
          </table:table-cell>
          <table:table-cell office:value-type="string">
            <text:p>Rarely</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How often do you use the following storage solutions when building data-centric applications? [Database-based]</text:p>
          </table:table-cell>
          <table:table-cell office:value-type="string">
            <text:p>Rarely</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How often do you use the following storage solutions when building data-centric applications? [Database-based]</text:p>
          </table:table-cell>
          <table:table-cell office:value-type="string">
            <text:p>Most of the time</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Database-based]</text:p>
          </table:table-cell>
          <table:table-cell office:value-type="string">
            <text:p>Most of the time</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Database-based]</text:p>
          </table:table-cell>
          <table:table-cell office:value-type="string">
            <text:p>Some of the time</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How often do you use the following storage solutions when building data-centric applications? [Database-based]</text:p>
          </table:table-cell>
          <table:table-cell office:value-type="string">
            <text:p>Most of the time</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How often do you use the following storage solutions when building data-centric applications? [Database-based]</text:p>
          </table:table-cell>
          <table:table-cell office:value-type="string">
            <text:p>Some of the time</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How often do you use the following storage solutions when building data-centric applications? [Database-based]</text:p>
          </table:table-cell>
          <table:table-cell office:value-type="string">
            <text:p>Most of the time</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How often do you use the following storage solutions when building data-centric applications? [Database-based]</text:p>
          </table:table-cell>
          <table:table-cell office:value-type="string">
            <text:p>Rarely</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How often do you use the following storage solutions when building data-centric applications? [Database-based]</text:p>
          </table:table-cell>
          <table:table-cell office:value-type="string">
            <text:p>Some of the time</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How often do you use the following storage solutions when building data-centric applications? [Database-based]</text:p>
          </table:table-cell>
          <table:table-cell office:value-type="string">
            <text:p>Some of the time</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How often do you use the following storage solutions when building data-centric applications? [Database-based]</text:p>
          </table:table-cell>
          <table:table-cell office:value-type="string">
            <text:p>All the time</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How often do you use the following storage solutions when building data-centric applications? [Database-based]</text:p>
          </table:table-cell>
          <table:table-cell office:value-type="string">
            <text:p>All the time</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How often do you use the following storage solutions when building data-centric applications? [Database-based]</text:p>
          </table:table-cell>
          <table:table-cell office:value-type="string">
            <text:p>All the time</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How often do you use the following storage solutions when building data-centric applications? [Database-based]</text:p>
          </table:table-cell>
          <table:table-cell office:value-type="string">
            <text:p>Rarely</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How often do you use the following storage solutions when building data-centric applications? [Database-based]</text:p>
          </table:table-cell>
          <table:table-cell office:value-type="string">
            <text:p>Some of the time</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How often do you use the following storage solutions when building data-centric applications? [Database-based]</text:p>
          </table:table-cell>
          <table:table-cell office:value-type="string">
            <text:p>Most of the time</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Database-based]</text:p>
          </table:table-cell>
          <table:table-cell office:value-type="string">
            <text:p>Some of the time</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How often do you use the following storage solutions when building data-centric applications? [Database-based]</text:p>
          </table:table-cell>
          <table:table-cell office:value-type="string">
            <text:p>Some of the time</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How often do you use the following storage solutions when building data-centric applications? [Database-based]</text:p>
          </table:table-cell>
          <table:table-cell office:value-type="string">
            <text:p>Some of the time</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How often do you use the following storage solutions when building data-centric applications? [Database-based]</text:p>
          </table:table-cell>
          <table:table-cell office:value-type="string">
            <text:p>Some of the time</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Database-based]</text:p>
          </table:table-cell>
          <table:table-cell office:value-type="string">
            <text:p>Rarely</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How often do you use the following storage solutions when building data-centric applications? [Database-based]</text:p>
          </table:table-cell>
          <table:table-cell office:value-type="string">
            <text:p>Most of the time</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How often do you use the following storage solutions when building data-centric applications? [Database-based]</text:p>
          </table:table-cell>
          <table:table-cell office:value-type="string">
            <text:p>Rarely</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How often do you use the following storage solutions when building data-centric applications? [Database-based]</text:p>
          </table:table-cell>
          <table:table-cell office:value-type="string">
            <text:p>Most of the time</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How often do you use the following storage solutions when building data-centric applications? [Database-based]</text:p>
          </table:table-cell>
          <table:table-cell office:value-type="string">
            <text:p>All the time</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How often do you use the following storage solutions when building data-centric applications? [Database-based]</text:p>
          </table:table-cell>
          <table:table-cell office:value-type="string">
            <text:p>Some of the time</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How often do you use the following storage solutions when building data-centric applications? [File-based]</text:p>
          </table:table-cell>
          <table:table-cell office:value-type="string">
            <text:p>Not at all</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How often do you use the following storage solutions when building data-centric applications? [File-based]</text:p>
          </table:table-cell>
          <table:table-cell office:value-type="string">
            <text:p>Some of the time</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File-based]</text:p>
          </table:table-cell>
          <table:table-cell office:value-type="string">
            <text:p>Rarely</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File-based]</text:p>
          </table:table-cell>
          <table:table-cell office:value-type="string">
            <text:p>Most of the time</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How often do you use the following storage solutions when building data-centric applications? [File-based]</text:p>
          </table:table-cell>
          <table:table-cell office:value-type="string">
            <text:p>Some of the time</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How often do you use the following storage solutions when building data-centric applications? [File-based]</text:p>
          </table:table-cell>
          <table:table-cell office:value-type="string">
            <text:p>Most of the time</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How often do you use the following storage solutions when building data-centric applications? [File-based]</text:p>
          </table:table-cell>
          <table:table-cell office:value-type="string">
            <text:p>Some of the time</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How often do you use the following storage solutions when building data-centric applications? [File-based]</text:p>
          </table:table-cell>
          <table:table-cell office:value-type="string">
            <text:p>All the time</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How often do you use the following storage solutions when building data-centric applications? [File-based]</text:p>
          </table:table-cell>
          <table:table-cell office:value-type="string">
            <text:p>Some of the time</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How often do you use the following storage solutions when building data-centric applications? [File-based]</text:p>
          </table:table-cell>
          <table:table-cell office:value-type="string">
            <text:p>Some of the time</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How often do you use the following storage solutions when building data-centric applications? [File-based]</text:p>
          </table:table-cell>
          <table:table-cell office:value-type="string">
            <text:p>Some of the time</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How often do you use the following storage solutions when building data-centric applications? [File-based]</text:p>
          </table:table-cell>
          <table:table-cell office:value-type="string">
            <text:p>All the time</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How often do you use the following storage solutions when building data-centric applications? [File-based]</text:p>
          </table:table-cell>
          <table:table-cell office:value-type="string">
            <text:p>Rarely</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How often do you use the following storage solutions when building data-centric applications? [File-based]</text:p>
          </table:table-cell>
          <table:table-cell office:value-type="string">
            <text:p>All the time</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How often do you use the following storage solutions when building data-centric applications? [File-based]</text:p>
          </table:table-cell>
          <table:table-cell office:value-type="string">
            <text:p>All the time</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How often do you use the following storage solutions when building data-centric applications? [File-based]</text:p>
          </table:table-cell>
          <table:table-cell office:value-type="string">
            <text:p>Rarely</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File-based]</text:p>
          </table:table-cell>
          <table:table-cell office:value-type="string">
            <text:p>Rarely</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How often do you use the following storage solutions when building data-centric applications? [File-based]</text:p>
          </table:table-cell>
          <table:table-cell office:value-type="string">
            <text:p>Most of the time</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How often do you use the following storage solutions when building data-centric applications? [File-based]</text:p>
          </table:table-cell>
          <table:table-cell office:value-type="string">
            <text:p>Most of the time</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How often do you use the following storage solutions when building data-centric applications? [File-based]</text:p>
          </table:table-cell>
          <table:table-cell office:value-type="string">
            <text:p>Most of the time</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How often do you use the following storage solutions when building data-centric applications? [File-based]</text:p>
          </table:table-cell>
          <table:table-cell office:value-type="string">
            <text:p>Some of the time</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How often do you use the following storage solutions when building data-centric applications? [File-based]</text:p>
          </table:table-cell>
          <table:table-cell office:value-type="string">
            <text:p>Rarely</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How often do you use the following storage solutions when building data-centric applications? [File-based]</text:p>
          </table:table-cell>
          <table:table-cell office:value-type="string">
            <text:p>All the time</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How often do you use the following storage solutions when building data-centric applications? [File-based]</text:p>
          </table:table-cell>
          <table:table-cell office:value-type="string">
            <text:p>All the time</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How often do you use the following storage solutions when building data-centric applications? [File-based]</text:p>
          </table:table-cell>
          <table:table-cell office:value-type="string">
            <text:p>Most of the time</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How often do you use the following storage solutions when building data-centric applications? [File-based]</text:p>
          </table:table-cell>
          <table:table-cell office:value-type="string">
            <text:p>Some of the time</text:p>
          </table:table-cell>
        </table:table-row>
      </table:table>
      <table:table table:name="Pivot Table_Q2_1" table:style-name="ta1">
        <table:table-column table:style-name="co103" table:default-cell-style-name="Default"/>
        <table:table-column table:style-name="co104" table:default-cell-style-name="Default"/>
        <table:table-column table:style-name="co46" table:number-columns-repeated="4" table:default-cell-style-name="Default"/>
        <table:table-row table:style-name="ro3">
          <table:table-cell office:value-type="string">
            <text:p>Filter</text:p>
          </table:table-cell>
          <table:table-cell table:number-columns-repeated="5"/>
        </table:table-row>
        <table:table-row table:style-name="ro3">
          <table:table-cell table:number-columns-repeated="6"/>
        </table:table-row>
        <table:table-row table:style-name="ro3">
          <table:table-cell table:style-name="ce2" office:value-type="string">
            <text:p>Count - ID</text:p>
          </table:table-cell>
          <table:table-cell table:style-name="ce7" office:value-type="string">
            <text:p>FREQUENCY</text:p>
          </table:table-cell>
          <table:table-cell table:style-name="ce12" table:number-columns-repeated="3"/>
          <table:table-cell table:style-name="ce16"/>
        </table:table-row>
        <table:table-row table:style-name="ro3">
          <table:table-cell table:style-name="ce3" office:value-type="string">
            <text:p>QUESTION</text:p>
          </table:table-cell>
          <table:table-cell table:style-name="ce8" office:value-type="string">
            <text:p>All the time</text:p>
          </table:table-cell>
          <table:table-cell table:style-name="ce13" office:value-type="string">
            <text:p>Most of the time</text:p>
          </table:table-cell>
          <table:table-cell table:style-name="ce13" office:value-type="string">
            <text:p>Not at all</text:p>
          </table:table-cell>
          <table:table-cell table:style-name="ce13" office:value-type="string">
            <text:p>Rarely</text:p>
          </table:table-cell>
          <table:table-cell table:style-name="ce17" office:value-type="string">
            <text:p>Some of the time</text:p>
          </table:table-cell>
        </table:table-row>
        <table:table-row table:style-name="ro3">
          <table:table-cell table:style-name="ce4" office:value-type="string">
            <text:p>How often do you use the following storage solutions when building data-centric applications? [Cloud-based]</text:p>
          </table:table-cell>
          <table:table-cell table:style-name="ce9"/>
          <table:table-cell table:style-name="ce14"/>
          <table:table-cell table:style-name="ce14" office:value-type="float" office:value="13">
            <text:p>13</text:p>
          </table:table-cell>
          <table:table-cell table:style-name="ce14" office:value-type="float" office:value="8">
            <text:p>8</text:p>
          </table:table-cell>
          <table:table-cell table:style-name="ce18" office:value-type="float" office:value="5">
            <text:p>5</text:p>
          </table:table-cell>
        </table:table-row>
        <table:table-row table:style-name="ro3">
          <table:table-cell table:style-name="ce5" office:value-type="string">
            <text:p>How often do you use the following storage solutions when building data-centric applications? [Database-based]</text:p>
          </table:table-cell>
          <table:table-cell table:style-name="ce10" office:value-type="float" office:value="4">
            <text:p>4</text:p>
          </table:table-cell>
          <table:table-cell table:style-name="Pivot_20_Table_20_Value" office:value-type="float" office:value="7">
            <text:p>7</text:p>
          </table:table-cell>
          <table:table-cell table:style-name="Pivot_20_Table_20_Value"/>
          <table:table-cell table:style-name="Pivot_20_Table_20_Value" office:value-type="float" office:value="5">
            <text:p>5</text:p>
          </table:table-cell>
          <table:table-cell table:style-name="ce19" office:value-type="float" office:value="10">
            <text:p>10</text:p>
          </table:table-cell>
        </table:table-row>
        <table:table-row table:style-name="ro3">
          <table:table-cell table:style-name="ce6" office:value-type="string">
            <text:p>How often do you use the following storage solutions when building data-centric applications? [File-based]</text:p>
          </table:table-cell>
          <table:table-cell table:style-name="ce11" office:value-type="float" office:value="6">
            <text:p>6</text:p>
          </table:table-cell>
          <table:table-cell table:style-name="ce15" office:value-type="float" office:value="6">
            <text:p>6</text:p>
          </table:table-cell>
          <table:table-cell table:style-name="ce15" office:value-type="float" office:value="1">
            <text:p>1</text:p>
          </table:table-cell>
          <table:table-cell table:style-name="ce15" office:value-type="float" office:value="5">
            <text:p>5</text:p>
          </table:table-cell>
          <table:table-cell table:style-name="ce20" office:value-type="float" office:value="8">
            <text:p>8</text:p>
          </table:table-cell>
        </table:table-row>
      </table:table>
      <table:table table:name="Q2 LaTeX - NEW" table:style-name="ta1">
        <office:forms form:automatic-focus="false" form:apply-design-mode="false"/>
        <table:table-column table:style-name="co105" table:default-cell-style-name="Default"/>
        <table:table-column table:style-name="co46" table:number-columns-repeated="4" table:default-cell-style-name="Default"/>
        <table:table-column table:style-name="co106" table:default-cell-style-name="Default"/>
        <table:table-column table:style-name="co46" table:default-cell-style-name="ce21"/>
        <table:table-row table:style-name="ro2">
          <table:table-cell office:value-type="string">
            <text:p>QUESTION</text:p>
          </table:table-cell>
          <table:table-cell office:value-type="string">
            <text:p>All the time</text:p>
          </table:table-cell>
          <table:table-cell office:value-type="string">
            <text:p>Most of the time</text:p>
          </table:table-cell>
          <table:table-cell office:value-type="string">
            <text:p>Not at all</text:p>
          </table:table-cell>
          <table:table-cell office:value-type="string">
            <text:p>Rarely</text:p>
          </table:table-cell>
          <table:table-cell office:value-type="string">
            <text:p>Some of the time</text:p>
          </table:table-cell>
          <table:table-cell table:style-name="Default"/>
        </table:table-row>
        <table:table-row table:style-name="ro2">
          <table:table-cell table:number-columns-repeated="6"/>
          <table:table-cell table:formula="of:=CONCATENATE(&quot;\cline{1-6} {\textbf{&quot;;; &quot;}} &amp; \multicolumn{4}{c}{\textbf{&quot;; [.A3]; &quot;}} \\ \cline{1-6}&quot;)" office:value-type="string" office:string-value="\cline{1-6} {\textbf{}} &amp; \multicolumn{4}{c}{\textbf{ [Cloud-Based Solutions]}} \\ \cline{1-6}">
            <text:p>\cline{1-6} {\textbf{}} &amp; \multicolumn{4}{c}{\textbf{ [Cloud-Based Solutions]}} \\ \cline{1-6}</text:p>
          </table:table-cell>
        </table:table-row>
        <table:table-row table:style-name="ro2">
          <table:table-cell office:value-type="string">
            <text:p><text:s/>[Cloud-Based Solutions]</text:p>
          </table:table-cell>
          <table:table-cell table:number-columns-repeated="2"/>
          <table:table-cell office:value-type="float" office:value="13">
            <text:p>13</text:p>
          </table:table-cell>
          <table:table-cell office:value-type="float" office:value="8">
            <text:p>8</text:p>
          </table:table-cell>
          <table:table-cell office:value-type="float" office:value="5">
            <text:p>5</text:p>
          </table:table-cell>
          <table:table-cell table:formula="of:=CONCATENATE(&quot;{&quot;;;&quot;} &amp; &quot;;&quot;{&quot;;[.B3];&quot;} &amp; &quot;;&quot;{&quot;;[.C3];&quot;} &amp; &quot;;&quot;{&quot;;[.D3];&quot;} &amp; &quot;;&quot;{&quot;;[.E3];&quot;} &amp; &quot;; &quot;{&quot;;[.F3];&quot;} \\ \cline{2-6}&quot;)" office:value-type="string" office:string-value="{} &amp; {} &amp; {} &amp; {13} &amp; {8} &amp; {5} \\ \cline{2-6}">
            <text:p>{} &amp; {} &amp; {} &amp; {13} &amp; {8} &amp; {5} \\ \cline{2-6}</text:p>
          </table:table-cell>
        </table:table-row>
        <table:table-row table:style-name="ro2">
          <table:table-cell table:number-columns-repeated="6"/>
          <table:table-cell table:formula="of:=CONCATENATE(&quot;\cline{1-6} {\textbf{&quot;;; &quot;}} &amp; \multicolumn{4}{c}{\textbf{&quot;; [.A5]; &quot;}} \\ \cline{1-6}&quot;)" office:value-type="string" office:string-value="\cline{1-6} {\textbf{}} &amp; \multicolumn{4}{c}{\textbf{ [Database-Based Solutions]}} \\ \cline{1-6}">
            <text:p>\cline{1-6} {\textbf{}} &amp; \multicolumn{4}{c}{\textbf{ [Database-Based Solutions]}} \\ \cline{1-6}</text:p>
          </table:table-cell>
        </table:table-row>
        <table:table-row table:style-name="ro2">
          <table:table-cell office:value-type="string">
            <text:p><text:s/>[Database-Based Solutions]</text:p>
          </table:table-cell>
          <table:table-cell office:value-type="float" office:value="4">
            <text:p>4</text:p>
          </table:table-cell>
          <table:table-cell office:value-type="float" office:value="7">
            <text:p>7</text:p>
          </table:table-cell>
          <table:table-cell/>
          <table:table-cell office:value-type="float" office:value="5">
            <text:p>5</text:p>
          </table:table-cell>
          <table:table-cell office:value-type="float" office:value="10">
            <text:p>10</text:p>
          </table:table-cell>
          <table:table-cell table:formula="of:=CONCATENATE(&quot;{&quot;;;&quot;} &amp; &quot;;&quot;{&quot;;[.B5];&quot;} &amp; &quot;;&quot;{&quot;;[.C5];&quot;} &amp; &quot;;&quot;{&quot;;[.D5];&quot;} &amp; &quot;;&quot;{&quot;;[.E5];&quot;} &amp; &quot;; &quot;{&quot;;[.F5];&quot;} \\ \cline{2-6}&quot;)" office:value-type="string" office:string-value="{} &amp; {4} &amp; {7} &amp; {} &amp; {5} &amp; {10} \\ \cline{2-6}">
            <text:p>{} &amp; {4} &amp; {7} &amp; {} &amp; {5} &amp; {10} \\ \cline{2-6}</text:p>
          </table:table-cell>
        </table:table-row>
        <table:table-row table:style-name="ro2">
          <table:table-cell table:number-columns-repeated="6"/>
          <table:table-cell table:formula="of:=CONCATENATE(&quot;\cline{1-6} {\textbf{&quot;;; &quot;}} &amp; \multicolumn{4}{c}{\textbf{&quot;; [.A7]; &quot;}} \\ \cline{1-6}&quot;)" office:value-type="string" office:string-value="\cline{1-6} {\textbf{}} &amp; \multicolumn{4}{c}{\textbf{ [File-Based Solutions]}} \\ \cline{1-6}">
            <text:p>\cline{1-6} {\textbf{}} &amp; \multicolumn{4}{c}{\textbf{ [File-Based Solutions]}} \\ \cline{1-6}</text:p>
          </table:table-cell>
        </table:table-row>
        <table:table-row table:style-name="ro2">
          <table:table-cell office:value-type="string">
            <text:p><text:s/>[File-Based Solutions]</text:p>
          </table:table-cell>
          <table:table-cell table:number-columns-repeated="2" office:value-type="float" office:value="6">
            <text:p>6</text:p>
          </table:table-cell>
          <table:table-cell office:value-type="float" office:value="1">
            <text:p>1</text:p>
          </table:table-cell>
          <table:table-cell office:value-type="float" office:value="5">
            <text:p>5</text:p>
          </table:table-cell>
          <table:table-cell office:value-type="float" office:value="8">
            <text:p>8</text:p>
          </table:table-cell>
          <table:table-cell table:formula="of:=CONCATENATE(&quot;{&quot;;;&quot;} &amp; &quot;;&quot;{&quot;;[.B7];&quot;} &amp; &quot;;&quot;{&quot;;[.C7];&quot;} &amp; &quot;;&quot;{&quot;;[.D7];&quot;} &amp; &quot;;&quot;{&quot;;[.E7];&quot;} &amp; &quot;; &quot;{&quot;;[.F7];&quot;} \\ \cline{2-6}&quot;)" office:value-type="string" office:string-value="{} &amp; {6} &amp; {6} &amp; {1} &amp; {5} &amp; {8} \\ \cline{2-6}">
            <text:p>{} &amp; {6} &amp; {6} &amp; {1} &amp; {5} &amp; {8} \\ \cline{2-6}</text:p>
          </table:table-cell>
        </table:table-row>
      </table:table>
      <table:table table:name="Q3" table:style-name="ta1">
        <table:table-column table:style-name="co1" table:default-cell-style-name="Default"/>
        <table:table-column table:style-name="co2" table:default-cell-style-name="Default"/>
        <table:table-column table:style-name="co107" table:default-cell-style-name="Default"/>
        <table:table-column table:style-name="co4" table:default-cell-style-name="Default"/>
        <table:table-column table:style-name="co108" table:default-cell-style-name="Default"/>
        <table:table-column table:style-name="co109" table:default-cell-style-name="Default"/>
        <table:table-column table:style-name="co14" table:number-columns-repeated="4" table:default-cell-style-name="Default"/>
        <table:table-row table:style-name="ro2">
          <table:table-cell office:value-type="string">
            <text:p>ID</text:p>
          </table:table-cell>
          <table:table-cell office:value-type="string">
            <text:p>COMPLETED</text:p>
          </table:table-cell>
          <table:table-cell office:value-type="string">
            <text:p>TIME</text:p>
          </table:table-cell>
          <table:table-cell office:value-type="string">
            <text:p>IP</text:p>
          </table:table-cell>
          <table:table-cell office:value-type="string">
            <text:p>CONSENT</text:p>
          </table:table-cell>
          <table:table-cell office:value-type="string">
            <text:p>GROUP</text:p>
          </table:table-cell>
          <table:table-cell office:value-type="string">
            <text:p>QUESTION</text:p>
          </table:table-cell>
          <table:table-cell office:value-type="string">
            <text:p>STORAGE</text:p>
          </table:table-cell>
          <table:table-cell table:number-columns-repeated="2"/>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1]</text:p>
          </table:table-cell>
          <table:table-cell office:value-type="string">
            <text:p>Cloud-based</text:p>
          </table:table-cell>
          <table:table-cell table:number-columns-repeated="2"/>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Please order the following storage solutions by preference, starting with the most prefered [Ranking 1]</text:p>
          </table:table-cell>
          <table:table-cell office:value-type="string">
            <text:p>Cloud-based</text:p>
          </table:table-cell>
          <table:table-cell table:number-columns-repeated="2"/>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Please order the following storage solutions by preference, starting with the most prefered [Ranking 1]</text:p>
          </table:table-cell>
          <table:table-cell office:value-type="string">
            <text:p>File-based</text:p>
          </table:table-cell>
          <table:table-cell table:number-columns-repeated="2"/>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Please order the following storage solutions by preference, starting with the most prefered [Ranking 1]</text:p>
          </table:table-cell>
          <table:table-cell office:value-type="string">
            <text:p>Cloud-based</text:p>
          </table:table-cell>
          <table:table-cell table:number-columns-repeated="2"/>
        </table:table-row>
        <table:table-row table:style-name="ro1">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Please order the following storage solutions by preference, starting with the most prefered [Ranking 1]</text:p>
          </table:table-cell>
          <table:table-cell office:value-type="string">
            <text:p>Cloud-based</text:p>
          </table:table-cell>
          <table:table-cell table:number-columns-repeated="2"/>
        </table:table-row>
        <table:table-row table:style-name="ro1">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Please order the following storage solutions by preference, starting with the most prefered [Ranking 1]</text:p>
          </table:table-cell>
          <table:table-cell office:value-type="string">
            <text:p>File-based</text:p>
          </table:table-cell>
          <table:table-cell table:number-columns-repeated="2"/>
        </table:table-row>
        <table:table-row table:style-name="ro1">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Please order the following storage solutions by preference, starting with the most prefered [Ranking 1]</text:p>
          </table:table-cell>
          <table:table-cell office:value-type="string">
            <text:p>File-based</text:p>
          </table:table-cell>
          <table:table-cell table:number-columns-repeated="2"/>
        </table:table-row>
        <table:table-row table:style-name="ro1">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Please order the following storage solutions by preference, starting with the most prefered [Ranking 1]</text:p>
          </table:table-cell>
          <table:table-cell office:value-type="string">
            <text:p>File-based</text:p>
          </table:table-cell>
          <table:table-cell table:number-columns-repeated="2"/>
        </table:table-row>
        <table:table-row table:style-name="ro1">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Please order the following storage solutions by preference, starting with the most prefered [Ranking 1]</text:p>
          </table:table-cell>
          <table:table-cell office:value-type="string">
            <text:p>File-based</text:p>
          </table:table-cell>
          <table:table-cell table:number-columns-repeated="2"/>
        </table:table-row>
        <table:table-row table:style-name="ro1">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1]</text:p>
          </table:table-cell>
          <table:table-cell office:value-type="string">
            <text:p>Cloud-based</text:p>
          </table:table-cell>
          <table:table-cell table:number-columns-repeated="2"/>
        </table:table-row>
        <table:table-row table:style-name="ro1">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Please order the following storage solutions by preference, starting with the most prefered [Ranking 1]</text:p>
          </table:table-cell>
          <table:table-cell office:value-type="string">
            <text:p>Cloud-based</text:p>
          </table:table-cell>
          <table:table-cell table:number-columns-repeated="2"/>
        </table:table-row>
        <table:table-row table:style-name="ro1">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Please order the following storage solutions by preference, starting with the most prefered [Ranking 1]</text:p>
          </table:table-cell>
          <table:table-cell office:value-type="string">
            <text:p>File-based</text:p>
          </table:table-cell>
          <table:table-cell table:number-columns-repeated="2"/>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Please order the following storage solutions by preference, starting with the most prefered [Ranking 1]</text:p>
          </table:table-cell>
          <table:table-cell office:value-type="string">
            <text:p>Cloud-based</text:p>
          </table:table-cell>
          <table:table-cell table:number-columns-repeated="2"/>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Please order the following storage solutions by preference, starting with the most prefered [Ranking 1]</text:p>
          </table:table-cell>
          <table:table-cell office:value-type="string">
            <text:p>Database-based</text:p>
          </table:table-cell>
          <table:table-cell table:number-columns-repeated="2"/>
        </table:table-row>
        <table:table-row table:style-name="ro1">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Please order the following storage solutions by preference, starting with the most prefered [Ranking 1]</text:p>
          </table:table-cell>
          <table:table-cell office:value-type="string">
            <text:p>Cloud-based</text:p>
          </table:table-cell>
          <table:table-cell table:number-columns-repeated="2"/>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Please order the following storage solutions by preference, starting with the most prefered [Ranking 2]</text:p>
          </table:table-cell>
          <table:table-cell office:value-type="string">
            <text:p>Cloud-based</text:p>
          </table:table-cell>
          <table:table-cell table:number-columns-repeated="2"/>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Please order the following storage solutions by preference, starting with the most prefered [Ranking 2]</text:p>
          </table:table-cell>
          <table:table-cell office:value-type="string">
            <text:p>Database-based</text:p>
          </table:table-cell>
          <table:table-cell table:number-columns-repeated="2"/>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Please order the following storage solutions by preference, starting with the most prefered [Ranking 2]</text:p>
          </table:table-cell>
          <table:table-cell office:value-type="string">
            <text:p>Cloud-based</text:p>
          </table:table-cell>
          <table:table-cell table:number-columns-repeated="2"/>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Please order the following storage solutions by preference, starting with the most prefered [Ranking 2]</text:p>
          </table:table-cell>
          <table:table-cell office:value-type="string">
            <text:p>Database-based</text:p>
          </table:table-cell>
          <table:table-cell table:number-columns-repeated="2"/>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Please order the following storage solutions by preference, starting with the most prefered [Ranking 2]</text:p>
          </table:table-cell>
          <table:table-cell office:value-type="string">
            <text:p>Cloud-based</text:p>
          </table:table-cell>
          <table:table-cell table:number-columns-repeated="2"/>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Please order the following storage solutions by preference, starting with the most prefered [Ranking 2]</text:p>
          </table:table-cell>
          <table:table-cell office:value-type="string">
            <text:p>Cloud-based</text:p>
          </table:table-cell>
          <table:table-cell table:number-columns-repeated="2"/>
        </table:table-row>
        <table:table-row table:style-name="ro1">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Please order the following storage solutions by preference, starting with the most prefered [Ranking 2]</text:p>
          </table:table-cell>
          <table:table-cell office:value-type="string">
            <text:p>Database-based</text:p>
          </table:table-cell>
          <table:table-cell table:number-columns-repeated="2"/>
        </table:table-row>
        <table:table-row table:style-name="ro1">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Please order the following storage solutions by preference, starting with the most prefered [Ranking 2]</text:p>
          </table:table-cell>
          <table:table-cell office:value-type="string">
            <text:p>Database-based</text:p>
          </table:table-cell>
          <table:table-cell table:number-columns-repeated="2"/>
        </table:table-row>
        <table:table-row table:style-name="ro1">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Please order the following storage solutions by preference, starting with the most prefered [Ranking 2]</text:p>
          </table:table-cell>
          <table:table-cell office:value-type="string">
            <text:p>Database-based</text:p>
          </table:table-cell>
          <table:table-cell table:number-columns-repeated="2"/>
        </table:table-row>
        <table:table-row table:style-name="ro1">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Please order the following storage solutions by preference, starting with the most prefered [Ranking 2]</text:p>
          </table:table-cell>
          <table:table-cell office:value-type="string">
            <text:p>Database-based</text:p>
          </table:table-cell>
          <table:table-cell table:number-columns-repeated="2"/>
        </table:table-row>
        <table:table-row table:style-name="ro1">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Please order the following storage solutions by preference, starting with the most prefered [Ranking 2]</text:p>
          </table:table-cell>
          <table:table-cell office:value-type="string">
            <text:p>Database-based</text:p>
          </table:table-cell>
          <table:table-cell table:number-columns-repeated="2"/>
        </table:table-row>
        <table:table-row table:style-name="ro1">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Please order the following storage solutions by preference, starting with the most prefered [Ranking 2]</text:p>
          </table:table-cell>
          <table:table-cell office:value-type="string">
            <text:p>Database-based</text:p>
          </table:table-cell>
          <table:table-cell table:number-columns-repeated="2"/>
        </table:table-row>
        <table:table-row table:style-name="ro1">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Please order the following storage solutions by preference, starting with the most prefered [Ranking 2]</text:p>
          </table:table-cell>
          <table:table-cell office:value-type="string">
            <text:p>Cloud-based</text:p>
          </table:table-cell>
          <table:table-cell table:number-columns-repeated="2"/>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Please order the following storage solutions by preference, starting with the most prefered [Ranking 2]</text:p>
          </table:table-cell>
          <table:table-cell office:value-type="string">
            <text:p>Database-based</text:p>
          </table:table-cell>
          <table:table-cell table:number-columns-repeated="2"/>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Please order the following storage solutions by preference, starting with the most prefered [Ranking 2]</text:p>
          </table:table-cell>
          <table:table-cell office:value-type="string">
            <text:p>File-based</text:p>
          </table:table-cell>
          <table:table-cell table:number-columns-repeated="2"/>
        </table:table-row>
        <table:table-row table:style-name="ro1">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Please order the following storage solutions by preference, starting with the most prefered [Ranking 2]</text:p>
          </table:table-cell>
          <table:table-cell office:value-type="string">
            <text:p>Database-based</text:p>
          </table:table-cell>
          <table:table-cell table:number-columns-repeated="2"/>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3]</text:p>
          </table:table-cell>
          <table:table-cell office:value-type="string">
            <text:p>Database-based</text:p>
          </table:table-cell>
          <table:table-cell table:number-columns-repeated="2"/>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Please order the following storage solutions by preference, starting with the most prefered [Ranking 3]</text:p>
          </table:table-cell>
          <table:table-cell office:value-type="string">
            <text:p>File-based</text:p>
          </table:table-cell>
          <table:table-cell table:number-columns-repeated="2"/>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Please order the following storage solutions by preference, starting with the most prefered [Ranking 3]</text:p>
          </table:table-cell>
          <table:table-cell office:value-type="string">
            <text:p>File-based</text:p>
          </table:table-cell>
          <table:table-cell table:number-columns-repeated="2"/>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Please order the following storage solutions by preference, starting with the most prefered [Ranking 3]</text:p>
          </table:table-cell>
          <table:table-cell office:value-type="string">
            <text:p>File-based</text:p>
          </table:table-cell>
          <table:table-cell table:number-columns-repeated="2"/>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Please order the following storage solutions by preference, starting with the most prefered [Ranking 3]</text:p>
          </table:table-cell>
          <table:table-cell office:value-type="string">
            <text:p>File-based</text:p>
          </table:table-cell>
          <table:table-cell table:number-columns-repeated="2"/>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Please order the following storage solutions by preference, starting with the most prefered [Ranking 3]</text:p>
          </table:table-cell>
          <table:table-cell office:value-type="string">
            <text:p>Database-based</text:p>
          </table:table-cell>
          <table:table-cell table:number-columns-repeated="2"/>
        </table:table-row>
        <table:table-row table:style-name="ro1">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Please order the following storage solutions by preference, starting with the most prefered [Ranking 3]</text:p>
          </table:table-cell>
          <table:table-cell office:value-type="string">
            <text:p>File-based</text:p>
          </table:table-cell>
          <table:table-cell table:number-columns-repeated="2"/>
        </table:table-row>
        <table:table-row table:style-name="ro1">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Please order the following storage solutions by preference, starting with the most prefered [Ranking 3]</text:p>
          </table:table-cell>
          <table:table-cell office:value-type="string">
            <text:p>File-based</text:p>
          </table:table-cell>
          <table:table-cell table:number-columns-repeated="2"/>
        </table:table-row>
        <table:table-row table:style-name="ro1">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Please order the following storage solutions by preference, starting with the most prefered [Ranking 3]</text:p>
          </table:table-cell>
          <table:table-cell office:value-type="string">
            <text:p>Database-based</text:p>
          </table:table-cell>
          <table:table-cell table:number-columns-repeated="2"/>
        </table:table-row>
        <table:table-row table:style-name="ro1">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Please order the following storage solutions by preference, starting with the most prefered [Ranking 3]</text:p>
          </table:table-cell>
          <table:table-cell office:value-type="string">
            <text:p>File-based</text:p>
          </table:table-cell>
          <table:table-cell table:number-columns-repeated="2"/>
        </table:table-row>
        <table:table-row table:style-name="ro1">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Please order the following storage solutions by preference, starting with the most prefered [Ranking 3]</text:p>
          </table:table-cell>
          <table:table-cell office:value-type="string">
            <text:p>Database-based</text:p>
          </table:table-cell>
          <table:table-cell table:number-columns-repeated="2"/>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Please order the following storage solutions by preference, starting with the most prefered [Ranking 3]</text:p>
          </table:table-cell>
          <table:table-cell office:value-type="string">
            <text:p>File-based</text:p>
          </table:table-cell>
          <table:table-cell table:number-columns-repeated="2"/>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Please order the following storage solutions by preference, starting with the most prefered [Ranking 3]</text:p>
          </table:table-cell>
          <table:table-cell office:value-type="string">
            <text:p>Cloud-based</text:p>
          </table:table-cell>
          <table:table-cell table:number-columns-repeated="2"/>
        </table:table-row>
        <table:table-row table:style-name="ro1">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Please order the following storage solutions by preference, starting with the most prefered [Ranking 3]</text:p>
          </table:table-cell>
          <table:table-cell office:value-type="string">
            <text:p>File-based</text:p>
          </table:table-cell>
          <table:table-cell table:number-columns-repeated="2"/>
        </table:table-row>
        <table:table-row table:style-name="ro2" table:number-rows-repeated="1048496">
          <table:table-cell table:number-columns-repeated="10"/>
        </table:table-row>
        <table:table-row table:style-name="ro2">
          <table:table-cell table:number-columns-repeated="10"/>
        </table:table-row>
      </table:table>
      <table:table table:name="Pivot Table_Q3_1" table:style-name="ta1">
        <table:table-column table:style-name="co110" table:default-cell-style-name="ce5"/>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row table:style-name="ro3">
          <table:table-cell table:style-name="Default" office:value-type="string">
            <text:p>Filter</text:p>
          </table:table-cell>
          <table:table-cell table:number-columns-repeated="4"/>
        </table:table-row>
        <table:table-row table:style-name="ro3">
          <table:table-cell table:style-name="Default"/>
          <table:table-cell table:number-columns-repeated="4"/>
        </table:table-row>
        <table:table-row table:style-name="ro3">
          <table:table-cell table:style-name="ce2" office:value-type="string">
            <text:p>Count - ID</text:p>
          </table:table-cell>
          <table:table-cell table:style-name="ce7" office:value-type="string">
            <text:p>STORAGE</text:p>
          </table:table-cell>
          <table:table-cell table:style-name="ce12" table:number-columns-repeated="2"/>
          <table:table-cell table:style-name="ce16"/>
        </table:table-row>
        <table:table-row table:style-name="ro3">
          <table:table-cell table:style-name="ce3" office:value-type="string">
            <text:p>QUESTION</text:p>
          </table:table-cell>
          <table:table-cell table:style-name="ce8" office:value-type="string">
            <text:p>Cloud-based</text:p>
          </table:table-cell>
          <table:table-cell table:style-name="ce13" office:value-type="string">
            <text:p>Database-based</text:p>
          </table:table-cell>
          <table:table-cell table:style-name="ce13" office:value-type="string">
            <text:p>File-based</text:p>
          </table:table-cell>
          <table:table-cell table:style-name="ce31" office:value-type="string">
            <text:p>Total Result</text:p>
          </table:table-cell>
        </table:table-row>
        <table:table-row table:style-name="ro3">
          <table:table-cell table:style-name="ce4" office:value-type="string">
            <text:p>Please order the following storage solutions by preference, starting with the most prefered [Ranking 1]</text:p>
          </table:table-cell>
          <table:table-cell table:style-name="ce9" office:value-type="float" office:value="8">
            <text:p>8</text:p>
          </table:table-cell>
          <table:table-cell table:style-name="ce14" office:value-type="float" office:value="12">
            <text:p>12</text:p>
          </table:table-cell>
          <table:table-cell table:style-name="ce27" office:value-type="float" office:value="6">
            <text:p>6</text:p>
          </table:table-cell>
          <table:table-cell table:style-name="ce32" office:value-type="float" office:value="26">
            <text:p>26</text:p>
          </table:table-cell>
        </table:table-row>
        <table:table-row table:style-name="ro3">
          <table:table-cell office:value-type="string">
            <text:p>Please order the following storage solutions by preference, starting with the most prefered [Ranking 2]</text:p>
          </table:table-cell>
          <table:table-cell table:style-name="ce10" office:value-type="float" office:value="5">
            <text:p>5</text:p>
          </table:table-cell>
          <table:table-cell table:style-name="Pivot_20_Table_20_Value" office:value-type="float" office:value="10">
            <text:p>10</text:p>
          </table:table-cell>
          <table:table-cell table:style-name="ce28" office:value-type="float" office:value="11">
            <text:p>11</text:p>
          </table:table-cell>
          <table:table-cell table:style-name="ce33" office:value-type="float" office:value="26">
            <text:p>26</text:p>
          </table:table-cell>
        </table:table-row>
        <table:table-row table:style-name="ro3">
          <table:table-cell office:value-type="string">
            <text:p>Please order the following storage solutions by preference, starting with the most prefered [Ranking 3]</text:p>
          </table:table-cell>
          <table:table-cell table:style-name="ce23" office:value-type="float" office:value="13">
            <text:p>13</text:p>
          </table:table-cell>
          <table:table-cell table:style-name="ce25" office:value-type="float" office:value="4">
            <text:p>4</text:p>
          </table:table-cell>
          <table:table-cell table:style-name="ce29" office:value-type="float" office:value="9">
            <text:p>9</text:p>
          </table:table-cell>
          <table:table-cell table:style-name="ce34" office:value-type="float" office:value="26">
            <text:p>26</text:p>
          </table:table-cell>
        </table:table-row>
        <table:table-row table:style-name="ro3">
          <table:table-cell table:style-name="ce22" office:value-type="string">
            <text:p>Total Result</text:p>
          </table:table-cell>
          <table:table-cell table:style-name="ce24" office:value-type="float" office:value="26">
            <text:p>26</text:p>
          </table:table-cell>
          <table:table-cell table:style-name="ce26" office:value-type="float" office:value="26">
            <text:p>26</text:p>
          </table:table-cell>
          <table:table-cell table:style-name="ce30" office:value-type="float" office:value="26">
            <text:p>26</text:p>
          </table:table-cell>
          <table:table-cell table:style-name="ce35" office:value-type="float" office:value="78">
            <text:p>78</text:p>
          </table:table-cell>
        </table:table-row>
      </table:table>
      <table:table table:name="Q3 LaTeX - NEW" table:style-name="ta1">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1" table:default-cell-style-name="Default"/>
        <table:table-row table:style-name="ro2">
          <table:table-cell office:value-type="string">
            <text:p>QUESTION</text:p>
          </table:table-cell>
          <table:table-cell office:value-type="string">
            <text:p>Cloud-based</text:p>
          </table:table-cell>
          <table:table-cell office:value-type="string">
            <text:p>Database-based</text:p>
          </table:table-cell>
          <table:table-cell office:value-type="string">
            <text:p>File-based</text:p>
          </table:table-cell>
          <table:table-cell/>
        </table:table-row>
        <table:table-row table:style-name="ro2">
          <table:table-cell table:number-columns-repeated="4"/>
          <table:table-cell table:style-name="ce21" table:formula="of:=CONCATENATE(&quot;\cline{1-4} {\textbf{&quot;;; &quot;}} &amp; \multicolumn{4}{c}{\textbf{&quot;; [.A3]; &quot;}} \\ \cline{1-4}&quot;)" office:value-type="string" office:string-value="\cline{1-4} {\textbf{}} &amp; \multicolumn{4}{c}{\textbf{[Ranking 1]}} \\ \cline{1-4}">
            <text:p>\cline{1-4} {\textbf{}} &amp; \multicolumn{4}{c}{\textbf{[Ranking 1]}} \\ \cline{1-4}</text:p>
          </table:table-cell>
        </table:table-row>
        <table:table-row table:style-name="ro1">
          <table:table-cell office:value-type="string">
            <text:p>[Ranking 1]</text:p>
          </table:table-cell>
          <table:table-cell office:value-type="float" office:value="8">
            <text:p>8</text:p>
          </table:table-cell>
          <table:table-cell office:value-type="float" office:value="12">
            <text:p>12</text:p>
          </table:table-cell>
          <table:table-cell office:value-type="float" office:value="6">
            <text:p>6</text:p>
          </table:table-cell>
          <table:table-cell table:style-name="ce21" table:formula="of:=CONCATENATE(&quot;{&quot;;;&quot;} &amp; &quot;;&quot;{&quot;;[.B3];&quot;} &amp; &quot;;&quot;{&quot;;[.C3];&quot;} &amp; &quot;; &quot;{&quot;;[.D3];&quot;} \\ \cline{2-4}&quot;)" office:value-type="string" office:string-value="{} &amp; {8} &amp; {12} &amp; {6} \\ \cline{2-4}">
            <text:p>{} &amp; {8} &amp; {12} &amp; {6} \\ \cline{2-4}</text:p>
          </table:table-cell>
        </table:table-row>
        <table:table-row table:style-name="ro2">
          <table:table-cell table:number-columns-repeated="4"/>
          <table:table-cell table:style-name="ce21" table:formula="of:=CONCATENATE(&quot;\cline{1-4} {\textbf{&quot;;; &quot;}} &amp; \multicolumn{4}{c}{\textbf{&quot;; [.A5]; &quot;}} \\ \cline{1-4}&quot;)" office:value-type="string" office:string-value="\cline{1-4} {\textbf{}} &amp; \multicolumn{4}{c}{\textbf{[Ranking 2]}} \\ \cline{1-4}">
            <text:p>\cline{1-4} {\textbf{}} &amp; \multicolumn{4}{c}{\textbf{[Ranking 2]}} \\ \cline{1-4}</text:p>
          </table:table-cell>
        </table:table-row>
        <table:table-row table:style-name="ro1">
          <table:table-cell office:value-type="string">
            <text:p>[Ranking 2]</text:p>
          </table:table-cell>
          <table:table-cell office:value-type="float" office:value="5">
            <text:p>5</text:p>
          </table:table-cell>
          <table:table-cell office:value-type="float" office:value="10">
            <text:p>10</text:p>
          </table:table-cell>
          <table:table-cell office:value-type="float" office:value="11">
            <text:p>11</text:p>
          </table:table-cell>
          <table:table-cell table:style-name="ce21" table:formula="of:=CONCATENATE(&quot;{&quot;;;&quot;} &amp; &quot;;&quot;{&quot;;[.B5];&quot;} &amp; &quot;;&quot;{&quot;;[.C5];&quot;} &amp; &quot;; &quot;{&quot;;[.D5];&quot;} \\ \cline{2-4}&quot;)" office:value-type="string" office:string-value="{} &amp; {5} &amp; {10} &amp; {11} \\ \cline{2-4}">
            <text:p>{} &amp; {5} &amp; {10} &amp; {11} \\ \cline{2-4}</text:p>
          </table:table-cell>
        </table:table-row>
        <table:table-row table:style-name="ro2">
          <table:table-cell table:number-columns-repeated="4"/>
          <table:table-cell table:style-name="ce21" table:formula="of:=CONCATENATE(&quot;\cline{1-4} {\textbf{&quot;;; &quot;}} &amp; \multicolumn{4}{c}{\textbf{&quot;; [.A7]; &quot;}} \\ \cline{1-4}&quot;)" office:value-type="string" office:string-value="\cline{1-4} {\textbf{}} &amp; \multicolumn{4}{c}{\textbf{[Ranking 3]}} \\ \cline{1-4}">
            <text:p>\cline{1-4} {\textbf{}} &amp; \multicolumn{4}{c}{\textbf{[Ranking 3]}} \\ \cline{1-4}</text:p>
          </table:table-cell>
        </table:table-row>
        <table:table-row table:style-name="ro1">
          <table:table-cell office:value-type="string">
            <text:p>[Ranking 3]</text:p>
          </table:table-cell>
          <table:table-cell office:value-type="float" office:value="13">
            <text:p>13</text:p>
          </table:table-cell>
          <table:table-cell office:value-type="float" office:value="4">
            <text:p>4</text:p>
          </table:table-cell>
          <table:table-cell office:value-type="float" office:value="9">
            <text:p>9</text:p>
          </table:table-cell>
          <table:table-cell table:style-name="ce21" table:formula="of:=CONCATENATE(&quot;{&quot;;;&quot;} &amp; &quot;;&quot;{&quot;;[.B7];&quot;} &amp; &quot;;&quot;{&quot;;[.C7];&quot;} &amp; &quot;; &quot;{&quot;;[.D7];&quot;} \\ \cline{2-4}&quot;)" office:value-type="string" office:string-value="{} &amp; {13} &amp; {4} &amp; {9} \\ \cline{2-4}">
            <text:p>{} &amp; {13} &amp; {4} &amp; {9} \\ \cline{2-4}</text:p>
          </table:table-cell>
        </table:table-row>
        <table:table-row table:style-name="ro2" table:number-rows-repeated="1048568">
          <table:table-cell table:number-columns-repeated="5"/>
        </table:table-row>
        <table:table-row table:style-name="ro2">
          <table:table-cell table:number-columns-repeated="5"/>
        </table:table-row>
      </table:table>
      <table:table table:name="Q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5" table:default-cell-style-name="Default"/>
        <table:table-row table:style-name="ro4">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What aspects of your most prefered solution above do you find particularly valuable?</text:p>
          </table:table-cell>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 understand databases better.</text:p>
          </table:table-cell>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Simple to set up and sheer control</text:p>
          </table:table-cell>
        </table:table-row>
        <table:table-row table:style-name="ro4">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easy setup and connection to mysql database</text:p>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Remote access and the security of not having to manage your own hardware.</text:p>
          </table:table-cell>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Speed of accessing data, and its free.</text:p>
          </table:table-cell>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Backed up storage</text:p>
          </table:table-cell>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Ease of data manipulation and relations</text:p>
          </table:table-cell>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ease of access.</text:p>
          </table:table-cell>
        </table:table-row>
        <table:table-row table:style-name="ro4">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File based is easyDatabase based is efficientCloud based is extensible</text:p>
          </table:table-cell>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Easy to query</text:p>
          </table:table-cell>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centralized management, easy of design, availability of support/literature</text:p>
          </table:table-cell>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the ability to sync all your data without the need for extensive hardware thus making it more convenient</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Fast parsing of data.</text:p>
          </table:table-cell>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Access anywhere and more scalable.</text:p>
          </table:table-cell>
        </table:table-row>
        <table:table-row table:style-name="ro4">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offline access to resources</text:p>
          </table:table-cell>
        </table:table-row>
        <table:table-row table:style-name="ro4">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Simple to implement and usually fufills all the requirements of data storage</text:p>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The existing infrastructure for storing and retrieving data</text:p>
          </table:table-cell>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file based</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conceptually easy to understand</text:p>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Quick access to files</text:p>
          </table:table-cell>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The fact that it is accessible from anywhere and can be used to keep data synced</text:p>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scalability and redundancy</text:p>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t\'s easy to access the data locally</text:p>
          </table:table-cell>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Cloud-based systems, as it is easier to access and has a lot of storage capacity.</text:p>
          </table:table-cell>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Querying a database table to retrieve a record is most useful for data.</text:p>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t stores data online, such that it won\'t be lost even if my host machine crashes</text:p>
          </table:table-cell>
        </table:table-row>
        <table:table-row table:style-name="ro2" table:number-rows-repeated="1048548">
          <table:table-cell table:number-columns-repeated="7"/>
        </table:table-row>
        <table:table-row table:style-name="ro2">
          <table:table-cell table:number-columns-repeated="7"/>
        </table:table-row>
      </table:table>
      <table:table table:name="Q4 LaTeX - NEW" table:style-name="ta1">
        <office:forms form:automatic-focus="false" form:apply-design-mode="false"/>
        <table:table-column table:style-name="co15" table:default-cell-style-name="Default"/>
        <table:table-column table:style-name="co115" table:default-cell-style-name="Default"/>
        <table:table-row table:style-name="ro4">
          <table:table-cell office:value-type="string">
            <text:p>What aspects of your most prefered solution above do you find particularly valuable?</text:p>
          </table:table-cell>
          <table:table-cell/>
        </table:table-row>
        <table:table-row table:style-name="ro2">
          <table:table-cell office:value-type="string">
            <text:p>I understand databases better.</text:p>
          </table:table-cell>
          <table:table-cell table:formula="of:=CONCATENATE(&quot;{&quot;;;&quot;} &amp; &quot;; &quot;\multicolumn{3}{p{0.52\textwidth}}{&quot;;[.A2];&quot;} \\ \cline{2-4}&quot;)" office:value-type="string" office:string-value="{} &amp; \multicolumn{3}{p{0.52\textwidth}}{I understand databases better.} \\ \cline{2-4}">
            <text:p>{} &amp; \multicolumn{3}{p{0.52\textwidth}}{I understand databases better.} \\ \cline{2-4}</text:p>
          </table:table-cell>
        </table:table-row>
        <table:table-row table:style-name="ro2">
          <table:table-cell office:value-type="string">
            <text:p>Simple to set up and sheer control</text:p>
          </table:table-cell>
          <table:table-cell table:formula="of:=CONCATENATE(&quot;{&quot;;;&quot;} &amp; &quot;; &quot;\multicolumn{3}{p{0.52\textwidth}}{&quot;;[.A3];&quot;} \\ \cline{2-4}&quot;)" office:value-type="string" office:string-value="{} &amp; \multicolumn{3}{p{0.52\textwidth}}{Simple to set up and sheer control} \\ \cline{2-4}">
            <text:p>{} &amp; \multicolumn{3}{p{0.52\textwidth}}{Simple to set up and sheer control} \\ \cline{2-4}</text:p>
          </table:table-cell>
        </table:table-row>
        <table:table-row table:style-name="ro4">
          <table:table-cell office:value-type="string">
            <text:p>easy setup and connection to mysql database</text:p>
          </table:table-cell>
          <table:table-cell table:formula="of:=CONCATENATE(&quot;{&quot;;;&quot;} &amp; &quot;; &quot;\multicolumn{3}{p{0.52\textwidth}}{&quot;;[.A4];&quot;} \\ \cline{2-4}&quot;)" office:value-type="string" office:string-value="{} &amp; \multicolumn{3}{p{0.52\textwidth}}{easy setup and connection to mysql database} \\ \cline{2-4}">
            <text:p>{} &amp; \multicolumn{3}{p{0.52\textwidth}}{easy setup and connection to mysql database} \\ \cline{2-4}</text:p>
          </table:table-cell>
        </table:table-row>
        <table:table-row table:style-name="ro2">
          <table:table-cell office:value-type="string">
            <text:p>Remote access and the security of not having to manage your own hardware.</text:p>
          </table:table-cell>
          <table:table-cell table:formula="of:=CONCATENATE(&quot;{&quot;;;&quot;} &amp; &quot;; &quot;\multicolumn{3}{p{0.52\textwidth}}{&quot;;[.A5];&quot;} \\ \cline{2-4}&quot;)" office:value-type="string" office:string-value="{} &amp; \multicolumn{3}{p{0.52\textwidth}}{Remote access and the security of not having to manage your own hardware.} \\ \cline{2-4}">
            <text:p>{} &amp; \multicolumn{3}{p{0.52\textwidth}}{Remote access and the security of not having to manage your own hardware.} \\ \cline{2-4}</text:p>
          </table:table-cell>
        </table:table-row>
        <table:table-row table:style-name="ro2">
          <table:table-cell office:value-type="string">
            <text:p>Speed of accessing data, and its free.</text:p>
          </table:table-cell>
          <table:table-cell table:formula="of:=CONCATENATE(&quot;{&quot;;;&quot;} &amp; &quot;; &quot;\multicolumn{3}{p{0.52\textwidth}}{&quot;;[.A6];&quot;} \\ \cline{2-4}&quot;)" office:value-type="string" office:string-value="{} &amp; \multicolumn{3}{p{0.52\textwidth}}{Speed of accessing data, and its free.} \\ \cline{2-4}">
            <text:p>{} &amp; \multicolumn{3}{p{0.52\textwidth}}{Speed of accessing data, and its free.} \\ \cline{2-4}</text:p>
          </table:table-cell>
        </table:table-row>
        <table:table-row table:style-name="ro2">
          <table:table-cell office:value-type="string">
            <text:p>Backed up storage</text:p>
          </table:table-cell>
          <table:table-cell table:formula="of:=CONCATENATE(&quot;{&quot;;;&quot;} &amp; &quot;; &quot;\multicolumn{3}{p{0.52\textwidth}}{&quot;;[.A7];&quot;} \\ \cline{2-4}&quot;)" office:value-type="string" office:string-value="{} &amp; \multicolumn{3}{p{0.52\textwidth}}{Backed up storage} \\ \cline{2-4}">
            <text:p>{} &amp; \multicolumn{3}{p{0.52\textwidth}}{Backed up storage} \\ \cline{2-4}</text:p>
          </table:table-cell>
        </table:table-row>
        <table:table-row table:style-name="ro2">
          <table:table-cell office:value-type="string">
            <text:p>Ease of data manipulation and relations</text:p>
          </table:table-cell>
          <table:table-cell table:formula="of:=CONCATENATE(&quot;{&quot;;;&quot;} &amp; &quot;; &quot;\multicolumn{3}{p{0.52\textwidth}}{&quot;;[.A8];&quot;} \\ \cline{2-4}&quot;)" office:value-type="string" office:string-value="{} &amp; \multicolumn{3}{p{0.52\textwidth}}{Ease of data manipulation and relations} \\ \cline{2-4}">
            <text:p>{} &amp; \multicolumn{3}{p{0.52\textwidth}}{Ease of data manipulation and relations} \\ \cline{2-4}</text:p>
          </table:table-cell>
        </table:table-row>
        <table:table-row table:style-name="ro2">
          <table:table-cell office:value-type="string">
            <text:p>ease of access.</text:p>
          </table:table-cell>
          <table:table-cell table:formula="of:=CONCATENATE(&quot;{&quot;;;&quot;} &amp; &quot;; &quot;\multicolumn{3}{p{0.52\textwidth}}{&quot;;[.A9];&quot;} \\ \cline{2-4}&quot;)" office:value-type="string" office:string-value="{} &amp; \multicolumn{3}{p{0.52\textwidth}}{ease of access.} \\ \cline{2-4}">
            <text:p>{} &amp; \multicolumn{3}{p{0.52\textwidth}}{ease of access.} \\ \cline{2-4}</text:p>
          </table:table-cell>
        </table:table-row>
        <table:table-row table:style-name="ro4">
          <table:table-cell office:value-type="string">
            <text:p>File based is easyDatabase based is efficientCloud based is extensible</text:p>
          </table:table-cell>
          <table:table-cell table:formula="of:=CONCATENATE(&quot;{&quot;;;&quot;} &amp; &quot;; &quot;\multicolumn{3}{p{0.52\textwidth}}{&quot;;[.A10];&quot;} \\ \cline{2-4}&quot;)" office:value-type="string" office:string-value="{} &amp; \multicolumn{3}{p{0.52\textwidth}}{File based is easyDatabase based is efficientCloud based is extensible} \\ \cline{2-4}">
            <text:p>{} &amp; \multicolumn{3}{p{0.52\textwidth}}{File based is easyDatabase based is efficientCloud based is extensible} \\ \cline{2-4}</text:p>
          </table:table-cell>
        </table:table-row>
        <table:table-row table:style-name="ro2">
          <table:table-cell office:value-type="string">
            <text:p>Easy to query</text:p>
          </table:table-cell>
          <table:table-cell table:formula="of:=CONCATENATE(&quot;{&quot;;;&quot;} &amp; &quot;; &quot;\multicolumn{3}{p{0.52\textwidth}}{&quot;;[.A11];&quot;} \\ \cline{2-4}&quot;)" office:value-type="string" office:string-value="{} &amp; \multicolumn{3}{p{0.52\textwidth}}{Easy to query} \\ \cline{2-4}">
            <text:p>{} &amp; \multicolumn{3}{p{0.52\textwidth}}{Easy to query} \\ \cline{2-4}</text:p>
          </table:table-cell>
        </table:table-row>
        <table:table-row table:style-name="ro2">
          <table:table-cell office:value-type="string">
            <text:p>centralized management, easy of design, availability of support/literature</text:p>
          </table:table-cell>
          <table:table-cell table:formula="of:=CONCATENATE(&quot;{&quot;;;&quot;} &amp; &quot;; &quot;\multicolumn{3}{p{0.52\textwidth}}{&quot;;[.A12];&quot;} \\ \cline{2-4}&quot;)" office:value-type="string" office:string-value="{} &amp; \multicolumn{3}{p{0.52\textwidth}}{centralized management, easy of design, availability of support/literature} \\ \cline{2-4}">
            <text:p>{} &amp; \multicolumn{3}{p{0.52\textwidth}}{centralized management, easy of design, availability of support/literature} \\ \cline{2-4}</text:p>
          </table:table-cell>
        </table:table-row>
        <table:table-row table:style-name="ro2">
          <table:table-cell office:value-type="string">
            <text:p>the ability to sync all your data without the need for extensive hardware thus making it more convenient</text:p>
          </table:table-cell>
          <table:table-cell table:formula="of:=CONCATENATE(&quot;{&quot;;;&quot;} &amp; &quot;; &quot;\multicolumn{3}{p{0.52\textwidth}}{&quot;;[.A13];&quot;} \\ \cline{2-4}&quot;)" office:value-type="string" office:string-value="{} &amp; \multicolumn{3}{p{0.52\textwidth}}{the ability to sync all your data without the need for extensive hardware thus making it more convenient} \\ \cline{2-4}">
            <text:p>{} &amp; \multicolumn{3}{p{0.52\textwidth}}{the ability to sync all your data without the need for extensive hardware thus making it more convenient} \\ \cline{2-4}</text:p>
          </table:table-cell>
        </table:table-row>
        <table:table-row table:style-name="ro2">
          <table:table-cell office:value-type="string">
            <text:p>Fast parsing of data.</text:p>
          </table:table-cell>
          <table:table-cell table:formula="of:=CONCATENATE(&quot;{&quot;;;&quot;} &amp; &quot;; &quot;\multicolumn{3}{p{0.52\textwidth}}{&quot;;[.A14];&quot;} \\ \cline{2-4}&quot;)" office:value-type="string" office:string-value="{} &amp; \multicolumn{3}{p{0.52\textwidth}}{Fast parsing of data.} \\ \cline{2-4}">
            <text:p>{} &amp; \multicolumn{3}{p{0.52\textwidth}}{Fast parsing of data.} \\ \cline{2-4}</text:p>
          </table:table-cell>
        </table:table-row>
        <table:table-row table:style-name="ro2">
          <table:table-cell office:value-type="string">
            <text:p>Access anywhere and more scalable.</text:p>
          </table:table-cell>
          <table:table-cell table:formula="of:=CONCATENATE(&quot;{&quot;;;&quot;} &amp; &quot;; &quot;\multicolumn{3}{p{0.52\textwidth}}{&quot;;[.A15];&quot;} \\ \cline{2-4}&quot;)" office:value-type="string" office:string-value="{} &amp; \multicolumn{3}{p{0.52\textwidth}}{Access anywhere and more scalable.} \\ \cline{2-4}">
            <text:p>{} &amp; \multicolumn{3}{p{0.52\textwidth}}{Access anywhere and more scalable.} \\ \cline{2-4}</text:p>
          </table:table-cell>
        </table:table-row>
        <table:table-row table:style-name="ro4">
          <table:table-cell office:value-type="string">
            <text:p>offline access to resources</text:p>
          </table:table-cell>
          <table:table-cell table:formula="of:=CONCATENATE(&quot;{&quot;;;&quot;} &amp; &quot;; &quot;\multicolumn{3}{p{0.52\textwidth}}{&quot;;[.A16];&quot;} \\ \cline{2-4}&quot;)" office:value-type="string" office:string-value="{} &amp; \multicolumn{3}{p{0.52\textwidth}}{offline access to resources} \\ \cline{2-4}">
            <text:p>{} &amp; \multicolumn{3}{p{0.52\textwidth}}{offline access to resources} \\ \cline{2-4}</text:p>
          </table:table-cell>
        </table:table-row>
        <table:table-row table:style-name="ro4">
          <table:table-cell office:value-type="string">
            <text:p>Simple to implement and usually fufills all the requirements of data storage</text:p>
          </table:table-cell>
          <table:table-cell table:formula="of:=CONCATENATE(&quot;{&quot;;;&quot;} &amp; &quot;; &quot;\multicolumn{3}{p{0.52\textwidth}}{&quot;;[.A17];&quot;} \\ \cline{2-4}&quot;)" office:value-type="string" office:string-value="{} &amp; \multicolumn{3}{p{0.52\textwidth}}{Simple to implement and usually fufills all the requirements of data storage} \\ \cline{2-4}">
            <text:p>{} &amp; \multicolumn{3}{p{0.52\textwidth}}{Simple to implement and usually fufills all the requirements of data storage} \\ \cline{2-4}</text:p>
          </table:table-cell>
        </table:table-row>
        <table:table-row table:style-name="ro2">
          <table:table-cell office:value-type="string">
            <text:p>The existing infrastructure for storing and retrieving data</text:p>
          </table:table-cell>
          <table:table-cell table:formula="of:=CONCATENATE(&quot;{&quot;;;&quot;} &amp; &quot;; &quot;\multicolumn{3}{p{0.52\textwidth}}{&quot;;[.A18];&quot;} \\ \cline{2-4}&quot;)" office:value-type="string" office:string-value="{} &amp; \multicolumn{3}{p{0.52\textwidth}}{The existing infrastructure for storing and retrieving data} \\ \cline{2-4}">
            <text:p>{} &amp; \multicolumn{3}{p{0.52\textwidth}}{The existing infrastructure for storing and retrieving data} \\ \cline{2-4}</text:p>
          </table:table-cell>
        </table:table-row>
        <table:table-row table:style-name="ro2">
          <table:table-cell office:value-type="string">
            <text:p>file based</text:p>
          </table:table-cell>
          <table:table-cell table:formula="of:=CONCATENATE(&quot;{&quot;;;&quot;} &amp; &quot;; &quot;\multicolumn{3}{p{0.52\textwidth}}{&quot;;[.A19];&quot;} \\ \cline{2-4}&quot;)" office:value-type="string" office:string-value="{} &amp; \multicolumn{3}{p{0.52\textwidth}}{file based} \\ \cline{2-4}">
            <text:p>{} &amp; \multicolumn{3}{p{0.52\textwidth}}{file based} \\ \cline{2-4}</text:p>
          </table:table-cell>
        </table:table-row>
        <table:table-row table:style-name="ro2">
          <table:table-cell office:value-type="string">
            <text:p>conceptually easy to understand</text:p>
          </table:table-cell>
          <table:table-cell table:formula="of:=CONCATENATE(&quot;{&quot;;;&quot;} &amp; &quot;; &quot;\multicolumn{3}{p{0.52\textwidth}}{&quot;;[.A20];&quot;} \\ \cline{2-4}&quot;)" office:value-type="string" office:string-value="{} &amp; \multicolumn{3}{p{0.52\textwidth}}{conceptually easy to understand} \\ \cline{2-4}">
            <text:p>{} &amp; \multicolumn{3}{p{0.52\textwidth}}{conceptually easy to understand} \\ \cline{2-4}</text:p>
          </table:table-cell>
        </table:table-row>
        <table:table-row table:style-name="ro2">
          <table:table-cell office:value-type="string">
            <text:p>Quick access to files</text:p>
          </table:table-cell>
          <table:table-cell table:formula="of:=CONCATENATE(&quot;{&quot;;;&quot;} &amp; &quot;; &quot;\multicolumn{3}{p{0.52\textwidth}}{&quot;;[.A21];&quot;} \\ \cline{2-4}&quot;)" office:value-type="string" office:string-value="{} &amp; \multicolumn{3}{p{0.52\textwidth}}{Quick access to files} \\ \cline{2-4}">
            <text:p>{} &amp; \multicolumn{3}{p{0.52\textwidth}}{Quick access to files} \\ \cline{2-4}</text:p>
          </table:table-cell>
        </table:table-row>
        <table:table-row table:style-name="ro2">
          <table:table-cell office:value-type="string">
            <text:p>The fact that it is accessible from anywhere and can be used to keep data synced</text:p>
          </table:table-cell>
          <table:table-cell table:formula="of:=CONCATENATE(&quot;{&quot;;;&quot;} &amp; &quot;; &quot;\multicolumn{3}{p{0.52\textwidth}}{&quot;;[.A22];&quot;} \\ \cline{2-4}&quot;)" office:value-type="string" office:string-value="{} &amp; \multicolumn{3}{p{0.52\textwidth}}{The fact that it is accessible from anywhere and can be used to keep data synced} \\ \cline{2-4}">
            <text:p>{} &amp; \multicolumn{3}{p{0.52\textwidth}}{The fact that it is accessible from anywhere and can be used to keep data synced} \\ \cline{2-4}</text:p>
          </table:table-cell>
        </table:table-row>
        <table:table-row table:style-name="ro2">
          <table:table-cell office:value-type="string">
            <text:p>scalability and redundancy</text:p>
          </table:table-cell>
          <table:table-cell table:formula="of:=CONCATENATE(&quot;{&quot;;;&quot;} &amp; &quot;; &quot;\multicolumn{3}{p{0.52\textwidth}}{&quot;;[.A23];&quot;} \\ \cline{2-4}&quot;)" office:value-type="string" office:string-value="{} &amp; \multicolumn{3}{p{0.52\textwidth}}{scalability and redundancy} \\ \cline{2-4}">
            <text:p>{} &amp; \multicolumn{3}{p{0.52\textwidth}}{scalability and redundancy} \\ \cline{2-4}</text:p>
          </table:table-cell>
        </table:table-row>
        <table:table-row table:style-name="ro2">
          <table:table-cell office:value-type="string">
            <text:p>It\'s easy to access the data locally</text:p>
          </table:table-cell>
          <table:table-cell table:formula="of:=CONCATENATE(&quot;{&quot;;;&quot;} &amp; &quot;; &quot;\multicolumn{3}{p{0.52\textwidth}}{&quot;;[.A24];&quot;} \\ \cline{2-4}&quot;)" office:value-type="string" office:string-value="{} &amp; \multicolumn{3}{p{0.52\textwidth}}{It\'s easy to access the data locally} \\ \cline{2-4}">
            <text:p>{} &amp; \multicolumn{3}{p{0.52\textwidth}}{It\'s easy to access the data locally} \\ \cline{2-4}</text:p>
          </table:table-cell>
        </table:table-row>
        <table:table-row table:style-name="ro2">
          <table:table-cell office:value-type="string">
            <text:p>Cloud-based systems, as it is easier to access and has a lot of storage capacity.</text:p>
          </table:table-cell>
          <table:table-cell table:formula="of:=CONCATENATE(&quot;{&quot;;;&quot;} &amp; &quot;; &quot;\multicolumn{3}{p{0.52\textwidth}}{&quot;;[.A25];&quot;} \\ \cline{2-4}&quot;)" office:value-type="string" office:string-value="{} &amp; \multicolumn{3}{p{0.52\textwidth}}{Cloud-based systems, as it is easier to access and has a lot of storage capacity.} \\ \cline{2-4}">
            <text:p>{} &amp; \multicolumn{3}{p{0.52\textwidth}}{Cloud-based systems, as it is easier to access and has a lot of storage capacity.} \\ \cline{2-4}</text:p>
          </table:table-cell>
        </table:table-row>
        <table:table-row table:style-name="ro2">
          <table:table-cell office:value-type="string">
            <text:p>Querying a database table to retrieve a record is most useful for data.</text:p>
          </table:table-cell>
          <table:table-cell table:formula="of:=CONCATENATE(&quot;{&quot;;;&quot;} &amp; &quot;; &quot;\multicolumn{3}{p{0.52\textwidth}}{&quot;;[.A26];&quot;} \\ \cline{2-4}&quot;)" office:value-type="string" office:string-value="{} &amp; \multicolumn{3}{p{0.52\textwidth}}{Querying a database table to retrieve a record is most useful for data.} \\ \cline{2-4}">
            <text:p>{} &amp; \multicolumn{3}{p{0.52\textwidth}}{Querying a database table to retrieve a record is most useful for data.} \\ \cline{2-4}</text:p>
          </table:table-cell>
        </table:table-row>
        <table:table-row table:style-name="ro2">
          <table:table-cell office:value-type="string">
            <text:p>It stores data online, such that it won\'t be lost even if my host machine crashes</text:p>
          </table:table-cell>
          <table:table-cell table:formula="of:=CONCATENATE(&quot;{&quot;;;&quot;} &amp; &quot;; &quot;\multicolumn{3}{p{0.52\textwidth}}{&quot;;[.A27];&quot;} \\ \cline{2-4}&quot;)" office:value-type="string" office:string-value="{} &amp; \multicolumn{3}{p{0.52\textwidth}}{It stores data online, such that it won\'t be lost even if my host machine crashes} \\ \cline{2-4}">
            <text:p>{} &amp; \multicolumn{3}{p{0.52\textwidth}}{It stores data online, such that it won\'t be lost even if my host machine crashes} \\ \cline{2-4}</text:p>
          </table:table-cell>
        </table:table-row>
        <table:table-row table:style-name="ro2" table:number-rows-repeated="1048548">
          <table:table-cell table:number-columns-repeated="2"/>
        </table:table-row>
        <table:table-row table:style-name="ro2">
          <table:table-cell table:number-columns-repeated="2"/>
        </table:table-row>
      </table:table>
      <table:table table:name="Q5" table:style-name="ta1">
        <office:forms form:automatic-focus="false" form:apply-design-mode="false"/>
        <table:table-column table:style-name="co1" table:default-cell-style-name="Default"/>
        <table:table-column table:style-name="co116" table:default-cell-style-name="Default"/>
        <table:table-column table:style-name="co107" table:default-cell-style-name="Default"/>
        <table:table-column table:style-name="co106" table:default-cell-style-name="Default"/>
        <table:table-column table:style-name="co108" table:default-cell-style-name="Default"/>
        <table:table-column table:style-name="co109" table:default-cell-style-name="Default"/>
        <table:table-column table:style-name="co117" table:default-cell-style-name="Default"/>
        <table:table-column table:style-name="co109" table:default-cell-style-name="Default"/>
        <table:table-column table:style-name="co46" table:default-cell-style-name="Default"/>
        <table:table-column table:style-name="co18" table:default-cell-style-name="Default"/>
        <table:table-row table:style-name="ro2">
          <table:table-cell office:value-type="string">
            <text:p>ID</text:p>
          </table:table-cell>
          <table:table-cell office:value-type="string">
            <text:p>COMPLETED</text:p>
          </table:table-cell>
          <table:table-cell office:value-type="string">
            <text:p>TIME</text:p>
          </table:table-cell>
          <table:table-cell office:value-type="string">
            <text:p>IP</text:p>
          </table:table-cell>
          <table:table-cell office:value-type="string">
            <text:p>CONSENT</text:p>
          </table:table-cell>
          <table:table-cell office:value-type="string">
            <text:p>GROUP</text:p>
          </table:table-cell>
          <table:table-cell office:value-type="string">
            <text:p>QUESTION</text:p>
          </table:table-cell>
          <table:table-cell office:value-type="string">
            <text:p>RATING</text:p>
          </table:table-cell>
          <table:table-cell table:number-columns-repeated="2"/>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How would you rate your knowledge of the following DL concepts? [Metadata Standards (e.g. Dublin Core, METS)]</text:p>
          </table:table-cell>
          <table:table-cell office:value-type="float" office:value="1">
            <text:p>1</text:p>
          </table:table-cell>
          <table:table-cell table:number-columns-repeated="2"/>
        </table:table-row>
        <table:table-row table:style-name="ro1">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How would you rate your knowledge of the following DL concepts? [Metadata Standards (e.g. Dublin Core, METS)]</text:p>
          </table:table-cell>
          <table:table-cell office:value-type="float" office:value="3">
            <text:p>3</text:p>
          </table:table-cell>
          <table:table-cell table:number-columns-repeated="2"/>
        </table:table-row>
        <table:table-row table:style-name="ro1">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How would you rate your knowledge of the following DL concepts? [Metadata Standards (e.g. Dublin Core, METS)]</text:p>
          </table:table-cell>
          <table:table-cell office:value-type="float" office:value="2">
            <text:p>2</text:p>
          </table:table-cell>
          <table:table-cell table:number-columns-repeated="2"/>
        </table:table-row>
        <table:table-row table:style-name="ro1">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How would you rate your knowledge of the following DL concepts? [Metadata Standards (e.g. Dublin Core, METS)]</text:p>
          </table:table-cell>
          <table:table-cell office:value-type="float" office:value="3">
            <text:p>3</text:p>
          </table:table-cell>
          <table:table-cell table:number-columns-repeated="2"/>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How would you rate your knowledge of the following DL concepts? [Metadata Standards (e.g. Dublin Core, METS)]</text:p>
          </table:table-cell>
          <table:table-cell office:value-type="float" office:value="3">
            <text:p>3</text:p>
          </table:table-cell>
          <table:table-cell table:number-columns-repeated="2"/>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How would you rate your knowledge of the following DL concepts? [Metadata Standards (e.g. Dublin Core, METS)]</text:p>
          </table:table-cell>
          <table:table-cell office:value-type="float" office:value="2">
            <text:p>2</text:p>
          </table:table-cell>
          <table:table-cell table:number-columns-repeated="2"/>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How would you rate your knowledge of the following DL concepts? [Metadata Standards (e.g. Dublin Core, METS)]</text:p>
          </table:table-cell>
          <table:table-cell office:value-type="float" office:value="2">
            <text:p>2</text:p>
          </table:table-cell>
          <table:table-cell table:number-columns-repeated="2"/>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How would you rate your knowledge of the following DL concepts? [Metadata Standards (e.g. Dublin Core, METS)]</text:p>
          </table:table-cell>
          <table:table-cell office:value-type="float" office:value="3">
            <text:p>3</text:p>
          </table:table-cell>
          <table:table-cell table:number-columns-repeated="2"/>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How would you rate your knowledge of the following DL concepts? [Metadata Standards (e.g. Dublin Core, METS)]</text:p>
          </table:table-cell>
          <table:table-cell office:value-type="float" office:value="3">
            <text:p>3</text:p>
          </table:table-cell>
          <table:table-cell table:number-columns-repeated="2"/>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How would you rate your knowledge of the following DL concepts? [Metadata Standards (e.g. Dublin Core, METS)]</text:p>
          </table:table-cell>
          <table:table-cell office:value-type="float" office:value="3">
            <text:p>3</text:p>
          </table:table-cell>
          <table:table-cell table:number-columns-repeated="2"/>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How would you rate your knowledge of the following DL concepts? [Metadata Standards (e.g. Dublin Core, METS)]</text:p>
          </table:table-cell>
          <table:table-cell office:value-type="float" office:value="1">
            <text:p>1</text:p>
          </table:table-cell>
          <table:table-cell table:number-columns-repeated="2"/>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How would you rate your knowledge of the following DL concepts? [Metadata Standards (e.g. Dublin Core, METS)]</text:p>
          </table:table-cell>
          <table:table-cell office:value-type="float" office:value="2">
            <text:p>2</text:p>
          </table:table-cell>
          <table:table-cell table:number-columns-repeated="2"/>
        </table:table-row>
        <table:table-row table:style-name="ro1">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How would you rate your knowledge of the following DL concepts? [Metadata Standards (e.g. Dublin Core, METS)]</text:p>
          </table:table-cell>
          <table:table-cell office:value-type="float" office:value="2">
            <text:p>2</text:p>
          </table:table-cell>
          <table:table-cell table:number-columns-repeated="2"/>
        </table:table-row>
        <table:table-row table:style-name="ro1">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How would you rate your knowledge of the following DL concepts? [Metadata Standards (e.g. Dublin Core, METS)]</text:p>
          </table:table-cell>
          <table:table-cell office:value-type="float" office:value="1">
            <text:p>1</text:p>
          </table:table-cell>
          <table:table-cell table:number-columns-repeated="2"/>
        </table:table-row>
        <table:table-row table:style-name="ro1">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How would you rate your knowledge of the following DL concepts? [Metadata Standards (e.g. Dublin Core, METS)]</text:p>
          </table:table-cell>
          <table:table-cell office:value-type="float" office:value="2">
            <text:p>2</text:p>
          </table:table-cell>
          <table:table-cell table:number-columns-repeated="2"/>
        </table:table-row>
        <table:table-row table:style-name="ro1">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How would you rate your knowledge of the following DL concepts? [Metadata Standards (e.g. Dublin Core, METS)]</text:p>
          </table:table-cell>
          <table:table-cell office:value-type="float" office:value="1">
            <text:p>1</text:p>
          </table:table-cell>
          <table:table-cell table:number-columns-repeated="2"/>
        </table:table-row>
        <table:table-row table:style-name="ro1">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How would you rate your knowledge of the following DL concepts? [Metadata Standards (e.g. Dublin Core, METS)]</text:p>
          </table:table-cell>
          <table:table-cell office:value-type="float" office:value="2">
            <text:p>2</text:p>
          </table:table-cell>
          <table:table-cell table:number-columns-repeated="2"/>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How would you rate your knowledge of the following DL concepts? [Metadata Standards (e.g. Dublin Core, METS)]</text:p>
          </table:table-cell>
          <table:table-cell office:value-type="float" office:value="1">
            <text:p>1</text:p>
          </table:table-cell>
          <table:table-cell table:number-columns-repeated="2"/>
        </table:table-row>
        <table:table-row table:style-name="ro1">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How would you rate your knowledge of the following DL concepts? [Metadata Standards (e.g. Dublin Core, METS)]</text:p>
          </table:table-cell>
          <table:table-cell office:value-type="float" office:value="3">
            <text:p>3</text:p>
          </table:table-cell>
          <table:table-cell table:number-columns-repeated="2"/>
        </table:table-row>
        <table:table-row table:style-name="ro1">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How would you rate your knowledge of the following DL concepts? [Metadata Standards (e.g. Dublin Core, METS)]</text:p>
          </table:table-cell>
          <table:table-cell office:value-type="float" office:value="3">
            <text:p>3</text:p>
          </table:table-cell>
          <table:table-cell table:number-columns-repeated="2"/>
        </table:table-row>
        <table:table-row table:style-name="ro1">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How would you rate your knowledge of the following DL concepts? [Metadata Standards (e.g. Dublin Core, METS)]</text:p>
          </table:table-cell>
          <table:table-cell office:value-type="float" office:value="2">
            <text:p>2</text:p>
          </table:table-cell>
          <table:table-cell table:number-columns-repeated="2"/>
        </table:table-row>
        <table:table-row table:style-name="ro1">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How would you rate your knowledge of the following DL concepts? [Metadata Standards (e.g. Dublin Core, METS)]</text:p>
          </table:table-cell>
          <table:table-cell office:value-type="float" office:value="2">
            <text:p>2</text:p>
          </table:table-cell>
          <table:table-cell table:number-columns-repeated="2"/>
        </table:table-row>
        <table:table-row table:style-name="ro1">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How would you rate your knowledge of the following DL concepts? [Metadata Standards (e.g. Dublin Core, METS)]</text:p>
          </table:table-cell>
          <table:table-cell office:value-type="float" office:value="1">
            <text:p>1</text:p>
          </table:table-cell>
          <table:table-cell table:number-columns-repeated="2"/>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How would you rate your knowledge of the following DL concepts? [Metadata Standards (e.g. Dublin Core, METS)]</text:p>
          </table:table-cell>
          <table:table-cell office:value-type="float" office:value="4">
            <text:p>4</text:p>
          </table:table-cell>
          <table:table-cell table:number-columns-repeated="2"/>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How would you rate your knowledge of the following DL concepts? [Metadata Standards (e.g. Dublin Core, METS)]</text:p>
          </table:table-cell>
          <table:table-cell office:value-type="float" office:value="1">
            <text:p>1</text:p>
          </table:table-cell>
          <table:table-cell table:number-columns-repeated="2"/>
        </table:table-row>
        <table:table-row table:style-name="ro1">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How would you rate your knowledge of the following DL concepts? [Metadata Standards (e.g. Dublin Core, METS)]</text:p>
          </table:table-cell>
          <table:table-cell office:value-type="float" office:value="1">
            <text:p>1</text:p>
          </table:table-cell>
          <table:table-cell table:number-columns-repeated="2"/>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How would you rate your knowledge of the following DL concepts? [Digital Libraries]</text:p>
          </table:table-cell>
          <table:table-cell office:value-type="float" office:value="1">
            <text:p>1</text:p>
          </table:table-cell>
          <table:table-cell table:number-columns-repeated="2"/>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How would you rate your knowledge of the following DL concepts? [Digital Libraries]</text:p>
          </table:table-cell>
          <table:table-cell office:value-type="float" office:value="3">
            <text:p>3</text:p>
          </table:table-cell>
          <table:table-cell table:number-columns-repeated="2"/>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How would you rate your knowledge of the following DL concepts? [Digital Libraries]</text:p>
          </table:table-cell>
          <table:table-cell office:value-type="float" office:value="3">
            <text:p>3</text:p>
          </table:table-cell>
          <table:table-cell table:number-columns-repeated="2"/>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How would you rate your knowledge of the following DL concepts? [Digital Libraries]</text:p>
          </table:table-cell>
          <table:table-cell office:value-type="float" office:value="3">
            <text:p>3</text:p>
          </table:table-cell>
          <table:table-cell table:number-columns-repeated="2"/>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How would you rate your knowledge of the following DL concepts? [Digital Libraries]</text:p>
          </table:table-cell>
          <table:table-cell office:value-type="float" office:value="1">
            <text:p>1</text:p>
          </table:table-cell>
          <table:table-cell table:number-columns-repeated="2"/>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How would you rate your knowledge of the following DL concepts? [Digital Libraries]</text:p>
          </table:table-cell>
          <table:table-cell office:value-type="float" office:value="1">
            <text:p>1</text:p>
          </table:table-cell>
          <table:table-cell table:number-columns-repeated="2"/>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How would you rate your knowledge of the following DL concepts? [Digital Libraries]</text:p>
          </table:table-cell>
          <table:table-cell office:value-type="float" office:value="1">
            <text:p>1</text:p>
          </table:table-cell>
          <table:table-cell table:number-columns-repeated="2"/>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How would you rate your knowledge of the following DL concepts? [Digital Libraries]</text:p>
          </table:table-cell>
          <table:table-cell office:value-type="float" office:value="1">
            <text:p>1</text:p>
          </table:table-cell>
          <table:table-cell table:number-columns-repeated="2"/>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How would you rate your knowledge of the following DL concepts? [Digital Libraries]</text:p>
          </table:table-cell>
          <table:table-cell office:value-type="float" office:value="1">
            <text:p>1</text:p>
          </table:table-cell>
          <table:table-cell table:number-columns-repeated="2"/>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How would you rate your knowledge of the following DL concepts? [Digital Libraries]</text:p>
          </table:table-cell>
          <table:table-cell office:value-type="float" office:value="3">
            <text:p>3</text:p>
          </table:table-cell>
          <table:table-cell table:number-columns-repeated="2"/>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How would you rate your knowledge of the following DL concepts? [Digital Libraries]</text:p>
          </table:table-cell>
          <table:table-cell office:value-type="float" office:value="1">
            <text:p>1</text:p>
          </table:table-cell>
          <table:table-cell table:number-columns-repeated="2"/>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How would you rate your knowledge of the following DL concepts? [Digital Libraries]</text:p>
          </table:table-cell>
          <table:table-cell office:value-type="float" office:value="2">
            <text:p>2</text:p>
          </table:table-cell>
          <table:table-cell table:number-columns-repeated="2"/>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How would you rate your knowledge of the following DL concepts? [Digital Libraries]</text:p>
          </table:table-cell>
          <table:table-cell office:value-type="float" office:value="1">
            <text:p>1</text:p>
          </table:table-cell>
          <table:table-cell table:number-columns-repeated="2"/>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How would you rate your knowledge of the following DL concepts? [Digital Libraries]</text:p>
          </table:table-cell>
          <table:table-cell office:value-type="float" office:value="3">
            <text:p>3</text:p>
          </table:table-cell>
          <table:table-cell table:number-columns-repeated="2"/>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How would you rate your knowledge of the following DL concepts? [Digital Libraries]</text:p>
          </table:table-cell>
          <table:table-cell office:value-type="float" office:value="1">
            <text:p>1</text:p>
          </table:table-cell>
          <table:table-cell table:number-columns-repeated="2"/>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How would you rate your knowledge of the following DL concepts? [Digital Libraries]</text:p>
          </table:table-cell>
          <table:table-cell office:value-type="float" office:value="1">
            <text:p>1</text:p>
          </table:table-cell>
          <table:table-cell table:number-columns-repeated="2"/>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How would you rate your knowledge of the following DL concepts? [Digital Preservation]</text:p>
          </table:table-cell>
          <table:table-cell office:value-type="float" office:value="3">
            <text:p>3</text:p>
          </table:table-cell>
          <table:table-cell table:number-columns-repeated="2"/>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How would you rate your knowledge of the following DL concepts? [Digital Preservation]</text:p>
          </table:table-cell>
          <table:table-cell office:value-type="float" office:value="2">
            <text:p>2</text:p>
          </table:table-cell>
          <table:table-cell table:number-columns-repeated="2"/>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How would you rate your knowledge of the following DL concepts? [Digital Preservation]</text:p>
          </table:table-cell>
          <table:table-cell office:value-type="float" office:value="3">
            <text:p>3</text:p>
          </table:table-cell>
          <table:table-cell table:number-columns-repeated="2"/>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How would you rate your knowledge of the following DL concepts? [Digital Preservation]</text:p>
          </table:table-cell>
          <table:table-cell office:value-type="float" office:value="3">
            <text:p>3</text:p>
          </table:table-cell>
          <table:table-cell table:number-columns-repeated="2"/>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How would you rate your knowledge of the following DL concepts? [Digital Preservation]</text:p>
          </table:table-cell>
          <table:table-cell office:value-type="float" office:value="2">
            <text:p>2</text:p>
          </table:table-cell>
          <table:table-cell table:number-columns-repeated="2"/>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How would you rate your knowledge of the following DL concepts? [Digital Preservation]</text:p>
          </table:table-cell>
          <table:table-cell office:value-type="float" office:value="2">
            <text:p>2</text:p>
          </table:table-cell>
          <table:table-cell table:number-columns-repeated="2"/>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How would you rate your knowledge of the following DL concepts? [Digital Preservation]</text:p>
          </table:table-cell>
          <table:table-cell office:value-type="float" office:value="2">
            <text:p>2</text:p>
          </table:table-cell>
          <table:table-cell table:number-columns-repeated="2"/>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How would you rate your knowledge of the following DL concepts? [Digital Preservation]</text:p>
          </table:table-cell>
          <table:table-cell office:value-type="float" office:value="3">
            <text:p>3</text:p>
          </table:table-cell>
          <table:table-cell table:number-columns-repeated="2"/>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How would you rate your knowledge of the following DL concepts? [Digital Preservation]</text:p>
          </table:table-cell>
          <table:table-cell office:value-type="float" office:value="2">
            <text:p>2</text:p>
          </table:table-cell>
          <table:table-cell table:number-columns-repeated="2"/>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How would you rate your knowledge of the following DL concepts? [Digital Preservation]</text:p>
          </table:table-cell>
          <table:table-cell office:value-type="float" office:value="3">
            <text:p>3</text:p>
          </table:table-cell>
          <table:table-cell table:number-columns-repeated="2"/>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How would you rate your knowledge of the following DL concepts? [Digital Preservation]</text:p>
          </table:table-cell>
          <table:table-cell office:value-type="float" office:value="2">
            <text:p>2</text:p>
          </table:table-cell>
          <table:table-cell table:number-columns-repeated="2"/>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How would you rate your knowledge of the following DL concepts? [Digital Preservation]</text:p>
          </table:table-cell>
          <table:table-cell office:value-type="float" office:value="3">
            <text:p>3</text:p>
          </table:table-cell>
          <table:table-cell table:number-columns-repeated="2"/>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How would you rate your knowledge of the following DL concepts? [Digital Preservation]</text:p>
          </table:table-cell>
          <table:table-cell office:value-type="float" office:value="2">
            <text:p>2</text:p>
          </table:table-cell>
          <table:table-cell table:number-columns-repeated="2"/>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How would you rate your knowledge of the following DL concepts? [Digital Preservation]</text:p>
          </table:table-cell>
          <table:table-cell office:value-type="float" office:value="2">
            <text:p>2</text:p>
          </table:table-cell>
          <table:table-cell table:number-columns-repeated="2"/>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How would you rate your knowledge of the following DL concepts? [Digital Preservation]</text:p>
          </table:table-cell>
          <table:table-cell office:value-type="float" office:value="3">
            <text:p>3</text:p>
          </table:table-cell>
          <table:table-cell table:number-columns-repeated="2"/>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How would you rate your knowledge of the following DL concepts? [Digital Preservation]</text:p>
          </table:table-cell>
          <table:table-cell office:value-type="float" office:value="1">
            <text:p>1</text:p>
          </table:table-cell>
          <table:table-cell table:number-columns-repeated="2"/>
        </table:table-row>
        <table:table-row table:style-name="ro2" table:number-rows-repeated="1048496">
          <table:table-cell table:number-columns-repeated="10"/>
        </table:table-row>
        <table:table-row table:style-name="ro2">
          <table:table-cell table:number-columns-repeated="10"/>
        </table:table-row>
      </table:table>
      <table:table table:name="Pivot Table_Q5_1" table:style-name="ta1">
        <office:forms form:automatic-focus="false" form:apply-design-mode="false"/>
        <table:table-column table:style-name="co46" table:number-columns-repeated="5" table:default-cell-style-name="Default"/>
        <table:table-row table:style-name="ro3">
          <table:table-cell office:value-type="string">
            <text:p>Filter</text:p>
          </table:table-cell>
          <table:table-cell table:number-columns-repeated="4"/>
        </table:table-row>
        <table:table-row table:style-name="ro3">
          <table:table-cell table:number-columns-repeated="5"/>
        </table:table-row>
        <table:table-row table:style-name="ro3">
          <table:table-cell table:style-name="ce2" office:value-type="string">
            <text:p>Count - ID</text:p>
          </table:table-cell>
          <table:table-cell table:style-name="ce7" office:value-type="string">
            <text:p>RATING</text:p>
          </table:table-cell>
          <table:table-cell table:style-name="ce12" table:number-columns-repeated="2"/>
          <table:table-cell table:style-name="ce16"/>
        </table:table-row>
        <table:table-row table:style-name="ro3">
          <table:table-cell table:style-name="ce3" office:value-type="string">
            <text:p>QUESTION</text:p>
          </table:table-cell>
          <table:table-cell table:style-name="ce8" office:value-type="float" office:value="1">
            <text:p>1</text:p>
          </table:table-cell>
          <table:table-cell table:style-name="ce13" office:value-type="float" office:value="2">
            <text:p>2</text:p>
          </table:table-cell>
          <table:table-cell table:style-name="ce13" office:value-type="float" office:value="3">
            <text:p>3</text:p>
          </table:table-cell>
          <table:table-cell table:style-name="ce17" office:value-type="float" office:value="4">
            <text:p>4</text:p>
          </table:table-cell>
        </table:table-row>
        <table:table-row table:style-name="ro3">
          <table:table-cell table:style-name="ce4" office:value-type="string">
            <text:p>How would you rate your knowledge of the following DL concepts? [Digital Libraries]</text:p>
          </table:table-cell>
          <table:table-cell table:style-name="ce9" office:value-type="float" office:value="10">
            <text:p>10</text:p>
          </table:table-cell>
          <table:table-cell table:style-name="ce14" office:value-type="float" office:value="11">
            <text:p>11</text:p>
          </table:table-cell>
          <table:table-cell table:style-name="ce14" office:value-type="float" office:value="5">
            <text:p>5</text:p>
          </table:table-cell>
          <table:table-cell table:style-name="ce18"/>
        </table:table-row>
        <table:table-row table:style-name="ro3">
          <table:table-cell table:style-name="ce5" office:value-type="string">
            <text:p>How would you rate your knowledge of the following DL concepts? [Digital Preservation]</text:p>
          </table:table-cell>
          <table:table-cell table:style-name="ce10" office:value-type="float" office:value="11">
            <text:p>11</text:p>
          </table:table-cell>
          <table:table-cell table:style-name="Pivot_20_Table_20_Value" office:value-type="float" office:value="8">
            <text:p>8</text:p>
          </table:table-cell>
          <table:table-cell table:style-name="Pivot_20_Table_20_Value" office:value-type="float" office:value="7">
            <text:p>7</text:p>
          </table:table-cell>
          <table:table-cell table:style-name="ce19"/>
        </table:table-row>
        <table:table-row table:style-name="ro3">
          <table:table-cell table:style-name="ce6" office:value-type="string">
            <text:p>How would you rate your knowledge of the following DL concepts? [Metadata Standards (e.g. Dublin Core, METS)]</text:p>
          </table:table-cell>
          <table:table-cell table:style-name="ce11" office:value-type="float" office:value="8">
            <text:p>8</text:p>
          </table:table-cell>
          <table:table-cell table:style-name="ce15" office:value-type="float" office:value="9">
            <text:p>9</text:p>
          </table:table-cell>
          <table:table-cell table:style-name="ce15" office:value-type="float" office:value="8">
            <text:p>8</text:p>
          </table:table-cell>
          <table:table-cell table:style-name="ce20" office:value-type="float" office:value="1">
            <text:p>1</text:p>
          </table:table-cell>
        </table:table-row>
      </table:table>
      <table:table table:name="Q5 LaTeX - NEW" table:style-name="ta1">
        <office:forms form:automatic-focus="false" form:apply-design-mode="false"/>
        <table:table-column table:style-name="co118" table:default-cell-style-name="Default"/>
        <table:table-column table:style-name="co46" table:number-columns-repeated="5" table:default-cell-style-name="Default"/>
        <table:table-column table:style-name="co46" table:default-cell-style-name="ce21"/>
        <table:table-row table:style-name="ro2">
          <table:table-cell office:value-type="string">
            <text:p>QUESTIO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style-name="Default"/>
        </table:table-row>
        <table:table-row table:style-name="ro2">
          <table:table-cell table:number-columns-repeated="6"/>
          <table:table-cell table:formula="of:=CONCATENATE(&quot;\cline{1-7} {\textbf{&quot;;; &quot;}} &amp; \multicolumn{5}{c}{\textbf{&quot;; [.A3]; &quot;}} \\ \cline{1-7}&quot;)" office:value-type="string" office:string-value="\cline{1-7} {\textbf{}} &amp; \multicolumn{5}{c}{\textbf{[Digital Libraries]}} \\ \cline{1-7}">
            <text:p>\cline{1-7} {\textbf{}} &amp; \multicolumn{5}{c}{\textbf{[Digital Libraries]}} \\ \cline{1-7}</text:p>
          </table:table-cell>
        </table:table-row>
        <table:table-row table:style-name="ro2">
          <table:table-cell office:value-type="string">
            <text:p>[Digital Libraries]</text:p>
          </table:table-cell>
          <table:table-cell office:value-type="float" office:value="10">
            <text:p>10</text:p>
          </table:table-cell>
          <table:table-cell office:value-type="float" office:value="11">
            <text:p>11</text:p>
          </table:table-cell>
          <table:table-cell office:value-type="float" office:value="5">
            <text:p>5</text:p>
          </table:table-cell>
          <table:table-cell table:number-columns-repeated="2"/>
          <table:table-cell table:formula="of:=CONCATENATE(&quot;{&quot;;;&quot;} &amp; &quot;;&quot;{&quot;;[.B3];&quot;} &amp; &quot;;&quot;{&quot;;[.C3];&quot;} &amp; &quot;;&quot;{&quot;;[.D3];&quot;} &amp; &quot;;&quot;{&quot;;[.E3];&quot;} &amp; &quot;; &quot;{&quot;;[.F3];&quot;} \\ \cline{1-7}&quot;)" office:value-type="string" office:string-value="{} &amp; {10} &amp; {11} &amp; {5} &amp; {} &amp; {} \\ \cline{1-7}">
            <text:p>{} &amp; {10} &amp; {11} &amp; {5} &amp; {} &amp; {} \\ \cline{1-7}</text:p>
          </table:table-cell>
        </table:table-row>
        <table:table-row table:style-name="ro2">
          <table:table-cell table:number-columns-repeated="6"/>
          <table:table-cell table:formula="of:=CONCATENATE(&quot;\cline{1-7} {\textbf{&quot;;; &quot;}} &amp; \multicolumn{5}{c}{\textbf{&quot;; [.A5]; &quot;}} \\ \cline{1-7}&quot;)" office:value-type="string" office:string-value="\cline{1-7} {\textbf{}} &amp; \multicolumn{5}{c}{\textbf{[Digital Preservation]}} \\ \cline{1-7}">
            <text:p>\cline{1-7} {\textbf{}} &amp; \multicolumn{5}{c}{\textbf{[Digital Preservation]}} \\ \cline{1-7}</text:p>
          </table:table-cell>
        </table:table-row>
        <table:table-row table:style-name="ro2">
          <table:table-cell office:value-type="string">
            <text:p>[Digital Preservation]</text:p>
          </table:table-cell>
          <table:table-cell office:value-type="float" office:value="11">
            <text:p>11</text:p>
          </table:table-cell>
          <table:table-cell office:value-type="float" office:value="8">
            <text:p>8</text:p>
          </table:table-cell>
          <table:table-cell office:value-type="float" office:value="7">
            <text:p>7</text:p>
          </table:table-cell>
          <table:table-cell table:number-columns-repeated="2"/>
          <table:table-cell table:formula="of:=CONCATENATE(&quot;{&quot;;;&quot;} &amp; &quot;;&quot;{&quot;;[.B5];&quot;} &amp; &quot;;&quot;{&quot;;[.C5];&quot;} &amp; &quot;;&quot;{&quot;;[.D5];&quot;} &amp; &quot;;&quot;{&quot;;[.E5];&quot;} &amp; &quot;; &quot;{&quot;;[.F5];&quot;} \\ \cline{1-7}&quot;)" office:value-type="string" office:string-value="{} &amp; {11} &amp; {8} &amp; {7} &amp; {} &amp; {} \\ \cline{1-7}">
            <text:p>{} &amp; {11} &amp; {8} &amp; {7} &amp; {} &amp; {} \\ \cline{1-7}</text:p>
          </table:table-cell>
        </table:table-row>
        <table:table-row table:style-name="ro2">
          <table:table-cell table:number-columns-repeated="6"/>
          <table:table-cell table:formula="of:=CONCATENATE(&quot;\cline{1-7} {\textbf{&quot;;; &quot;}} &amp; \multicolumn{5}{c}{\textbf{&quot;; [.A7]; &quot;}} \\ \cline{1-7}&quot;)" office:value-type="string" office:string-value="\cline{1-7} {\textbf{}} &amp; \multicolumn{5}{c}{\textbf{[Metadata Standards]}} \\ \cline{1-7}">
            <text:p>\cline{1-7} {\textbf{}} &amp; \multicolumn{5}{c}{\textbf{[Metadata Standards]}} \\ \cline{1-7}</text:p>
          </table:table-cell>
        </table:table-row>
        <table:table-row table:style-name="ro1">
          <table:table-cell office:value-type="string">
            <text:p>[Metadata Standards]</text:p>
          </table:table-cell>
          <table:table-cell office:value-type="float" office:value="8">
            <text:p>8</text:p>
          </table:table-cell>
          <table:table-cell office:value-type="float" office:value="9">
            <text:p>9</text:p>
          </table:table-cell>
          <table:table-cell office:value-type="float" office:value="8">
            <text:p>8</text:p>
          </table:table-cell>
          <table:table-cell office:value-type="float" office:value="1">
            <text:p>1</text:p>
          </table:table-cell>
          <table:table-cell/>
          <table:table-cell table:formula="of:=CONCATENATE(&quot;{&quot;;;&quot;} &amp; &quot;;&quot;{&quot;;[.B7];&quot;} &amp; &quot;;&quot;{&quot;;[.C7];&quot;} &amp; &quot;;&quot;{&quot;;[.D7];&quot;} &amp; &quot;;&quot;{&quot;;[.E7];&quot;} &amp; &quot;; &quot;{&quot;;[.F7];&quot;} \\ \cline{1-7}&quot;)" office:value-type="string" office:string-value="{} &amp; {8} &amp; {9} &amp; {8} &amp; {1} &amp; {} \\ \cline{1-7}">
            <text:p>{} &amp; {8} &amp; {9} &amp; {8} &amp; {1} &amp; {} \\ \cline{1-7}</text:p>
          </table:table-cell>
        </table:table-row>
      </table:table>
      <table:table table:name="Q6" table:style-name="ta1">
        <office:forms form:automatic-focus="false" form:apply-design-mode="false"/>
        <table:table-column table:style-name="co119" table:default-cell-style-name="Default"/>
        <table:table-column table:style-name="co116" table:default-cell-style-name="Default"/>
        <table:table-column table:style-name="co107" table:default-cell-style-name="Default"/>
        <table:table-column table:style-name="co106" table:default-cell-style-name="Default"/>
        <table:table-column table:style-name="co108" table:default-cell-style-name="Default"/>
        <table:table-column table:style-name="co109" table:default-cell-style-name="Default"/>
        <table:table-column table:style-name="co120" table:default-cell-style-name="Default"/>
        <table:table-column table:style-name="co104" table:default-cell-style-name="Default"/>
        <table:table-column table:style-name="co46" table:number-columns-repeated="4" table:default-cell-style-name="Default"/>
        <table:table-column table:style-name="co24" table:default-cell-style-name="Default"/>
        <table:table-column table:style-name="co25" table:default-cell-style-name="Default"/>
        <table:table-row table:style-name="ro2">
          <table:table-cell office:value-type="string">
            <text:p>ID</text:p>
          </table:table-cell>
          <table:table-cell office:value-type="string">
            <text:p>COMPLETED</text:p>
          </table:table-cell>
          <table:table-cell office:value-type="string">
            <text:p>TIME</text:p>
          </table:table-cell>
          <table:table-cell office:value-type="string">
            <text:p>IP</text:p>
          </table:table-cell>
          <table:table-cell office:value-type="string">
            <text:p>CONSENT</text:p>
          </table:table-cell>
          <table:table-cell office:value-type="string">
            <text:p>GROUP</text:p>
          </table:table-cell>
          <table:table-cell office:value-type="string">
            <text:p>QUESTION</text:p>
          </table:table-cell>
          <table:table-cell office:value-type="string">
            <text:p>LICKERT</text:p>
          </table:table-cell>
          <table:table-cell table:number-columns-repeated="5"/>
          <table:table-cell office:value-type="string">
            <text:p>Do you have any general comments about the data structure or format?</text:p>
          </table:table-cell>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relation to the XML encoding, to what degree do you agree with the following statements? [The metadata encoding was easy to understand]</text:p>
          </table:table-cell>
          <table:table-cell office:value-type="string">
            <text:p>Disagree</text:p>
          </table:table-cell>
          <table:table-cell table:number-columns-repeated="5"/>
          <table:table-cell office:value-type="string">
            <text:p>Had some difficulty working the metadata, despite looking at how to process DC metadata online, it slowed us down considerably.</text:p>
          </table:table-cell>
        </table:table-row>
        <table:table-row table:style-name="ro1">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5"/>
          <table:table-cell office:value-type="string">
            <text:p>Good structure although confusing that each page has no metadata of its own(only the story).</text:p>
          </table:table-cell>
        </table:table-row>
        <table:table-row table:style-name="ro1">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6"/>
        </table:table-row>
        <table:table-row table:style-name="ro1">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relation to the XML encoding, to what degree do you agree with the following statements? [The metadata encoding was easy to understand]</text:p>
          </table:table-cell>
          <table:table-cell office:value-type="string">
            <text:p>Neutral</text:p>
          </table:table-cell>
          <table:table-cell table:number-columns-repeated="6"/>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5"/>
          <table:table-cell office:value-type="string">
            <text:p>The format of the metadata was good. It made everything simpler for automation of getting all information/data about a particular book.</text:p>
          </table:table-cell>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relation to the XML encoding, to what degree do you agree with the following statements? [The metadata encoding was easy to understand]</text:p>
          </table:table-cell>
          <table:table-cell office:value-type="string">
            <text:p>Strongly Agree</text:p>
          </table:table-cell>
          <table:table-cell table:number-columns-repeated="6"/>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5"/>
          <table:table-cell office:value-type="string">
            <text:p>The hierarchy was not intuitive therefore took a while to understand however having crossed that hurdle was fairly easy to process.</text:p>
          </table:table-cell>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relation to the XML encoding, to what degree do you agree with the following statements? [The metadata encoding was easy to understand]</text:p>
          </table:table-cell>
          <table:table-cell office:value-type="string">
            <text:p>Strongly Agree</text:p>
          </table:table-cell>
          <table:table-cell table:number-columns-repeated="5"/>
          <table:table-cell office:value-type="string">
            <text:p>it was unintuitive and hindering to have the descriptions for pages in the metadata for the books and not in the metadata for the images.</text:p>
          </table:table-cell>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relation to the XML encoding, to what degree do you agree with the following statements? [The metadata encoding was easy to understand]</text:p>
          </table:table-cell>
          <table:table-cell office:value-type="string">
            <text:p>Neutral</text:p>
          </table:table-cell>
          <table:table-cell table:number-columns-repeated="5"/>
          <table:table-cell office:value-type="string">
            <text:p>I guess it was ok but took some getting used to</text:p>
          </table:table-cell>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6"/>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relation to the XML encoding, to what degree do you agree with the following statements? [The metadata encoding was easy to understand]</text:p>
          </table:table-cell>
          <table:table-cell office:value-type="string">
            <text:p>Disagree</text:p>
          </table:table-cell>
          <table:table-cell table:number-columns-repeated="6"/>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6"/>
        </table:table-row>
        <table:table-row table:style-name="ro1">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relation to the XML encoding, to what degree do you agree with the following statements? [The metadata encoding was easy to understand]</text:p>
          </table:table-cell>
          <table:table-cell office:value-type="string">
            <text:p>Strongly Agree</text:p>
          </table:table-cell>
          <table:table-cell table:number-columns-repeated="5"/>
          <table:table-cell office:value-type="string">
            <text:p>Na, Was chilled. Super easy to parse the data.</text:p>
          </table:table-cell>
        </table:table-row>
        <table:table-row table:style-name="ro1">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6"/>
        </table:table-row>
        <table:table-row table:style-name="ro1">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relation to the XML encoding, to what degree do you agree with the following statements? [The metadata encoding was easy to understand]</text:p>
          </table:table-cell>
          <table:table-cell office:value-type="string">
            <text:p>Neutral</text:p>
          </table:table-cell>
          <table:table-cell table:number-columns-repeated="5"/>
          <table:table-cell office:value-type="string">
            <text:p>The stories and book files could have been combined o given different names. As the initial structure did confuse me a little but after I understood it was ok.</text:p>
          </table:table-cell>
        </table:table-row>
        <table:table-row table:style-name="ro1">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6"/>
        </table:table-row>
        <table:table-row table:style-name="ro1">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5"/>
          <table:table-cell office:value-type="string">
            <text:p>no</text:p>
          </table:table-cell>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relation to the XML encoding, to what degree do you agree with the following statements? [The metadata encoding was easy to understand]</text:p>
          </table:table-cell>
          <table:table-cell office:value-type="string">
            <text:p>Strongly Agree</text:p>
          </table:table-cell>
          <table:table-cell table:number-columns-repeated="6"/>
        </table:table-row>
        <table:table-row table:style-name="ro1">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relation to the XML encoding, to what degree do you agree with the following statements? [The metadata encoding was easy to understand]</text:p>
          </table:table-cell>
          <table:table-cell office:value-type="string">
            <text:p>Disagree</text:p>
          </table:table-cell>
          <table:table-cell table:number-columns-repeated="6"/>
        </table:table-row>
        <table:table-row table:style-name="ro1">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6"/>
        </table:table-row>
        <table:table-row table:style-name="ro1">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5"/>
          <table:table-cell office:value-type="string">
            <text:p>we had to add .metadata mime type to the server in order to access the files</text:p>
          </table:table-cell>
        </table:table-row>
        <table:table-row table:style-name="ro1">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relation to the XML encoding, to what degree do you agree with the following statements? [The metadata encoding was easy to understand]</text:p>
          </table:table-cell>
          <table:table-cell office:value-type="string">
            <text:p>Agree</text:p>
          </table:table-cell>
          <table:table-cell table:number-columns-repeated="6"/>
        </table:table-row>
        <table:table-row table:style-name="ro1">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relation to the XML encoding, to what degree do you agree with the following statements? [The metadata encoding was easy to understand]</text:p>
          </table:table-cell>
          <table:table-cell office:value-type="string">
            <text:p>Neutral</text:p>
          </table:table-cell>
          <table:table-cell table:number-columns-repeated="5"/>
          <table:table-cell office:value-type="string">
            <text:p>it was all new to me</text:p>
          </table:table-cell>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XML encoding, to what degree do you agree with the following statements? [The metadata encoding was easy to understand]</text:p>
          </table:table-cell>
          <table:table-cell office:value-type="string">
            <text:p>Neutral</text:p>
          </table:table-cell>
          <table:table-cell table:number-columns-repeated="5"/>
          <table:table-cell office:value-type="string">
            <text:p>The format was not that difficult to understand and the metadata tells us where the image locations were. It was easy to access using php script </text:p>
          </table:table-cell>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relation to the XML encoding, to what degree do you agree with the following statements? [The metadata encoding was easy to understand]</text:p>
          </table:table-cell>
          <table:table-cell office:value-type="string">
            <text:p>Neutral</text:p>
          </table:table-cell>
          <table:table-cell table:number-columns-repeated="6"/>
        </table:table-row>
        <table:table-row table:style-name="ro1">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relation to the XML encoding, to what degree do you agree with the following statements? [The metadata encoding was easy to understand]</text:p>
          </table:table-cell>
          <table:table-cell office:value-type="string">
            <text:p>Neutral</text:p>
          </table:table-cell>
          <table:table-cell table:number-columns-repeated="6"/>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relation to the XML encoding, to what degree do you agree with the following statements? [The metadata encoding was easy to process with a program]</text:p>
          </table:table-cell>
          <table:table-cell office:value-type="string">
            <text:p>Disagree</text:p>
          </table:table-cell>
          <table:table-cell table:number-columns-repeated="6"/>
        </table:table-row>
        <table:table-row table:style-name="ro1">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relation to the XML encoding, to what degree do you agree with the following statements? [The metadata encoding was easy to process with a program]</text:p>
          </table:table-cell>
          <table:table-cell office:value-type="string">
            <text:p>Disagree</text:p>
          </table:table-cell>
          <table:table-cell table:number-columns-repeated="6"/>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XML encoding, to what degree do you agree with the following statements? [The metadata encoding was easy to process with a program]</text:p>
          </table:table-cell>
          <table:table-cell office:value-type="string">
            <text:p>Strongly Agree</text:p>
          </table:table-cell>
          <table:table-cell table:number-columns-repeated="6"/>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relation to the XML encoding, to what degree do you agree with the following statements? [The metadata encoding was easy to process with a program]</text:p>
          </table:table-cell>
          <table:table-cell office:value-type="string">
            <text:p>Strongly Agree</text:p>
          </table:table-cell>
          <table:table-cell table:number-columns-repeated="6"/>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relation to the XML encoding, to what degree do you agree with the following statements? [The metadata encoding was easy to process with a program]</text:p>
          </table:table-cell>
          <table:table-cell office:value-type="string">
            <text:p>Strongly Agree</text:p>
          </table:table-cell>
          <table:table-cell table:number-columns-repeated="6"/>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relation to the XML encoding, to what degree do you agree with the following statements? [The metadata encoding was easy to process with a program]</text:p>
          </table:table-cell>
          <table:table-cell office:value-type="string">
            <text:p>Disagree</text:p>
          </table:table-cell>
          <table:table-cell table:number-columns-repeated="6"/>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relation to the XML encoding, to what degree do you agree with the following statements? [The metadata encoding was easy to process with a program]</text:p>
          </table:table-cell>
          <table:table-cell office:value-type="string">
            <text:p>Strongly Agree</text:p>
          </table:table-cell>
          <table:table-cell table:number-columns-repeated="6"/>
        </table:table-row>
        <table:table-row table:style-name="ro1">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relation to the XML encoding, to what degree do you agree with the following statements? [The metadata encoding was easy to process with a program]</text:p>
          </table:table-cell>
          <table:table-cell office:value-type="string">
            <text:p>Strongly Agree</text:p>
          </table:table-cell>
          <table:table-cell table:number-columns-repeated="6"/>
        </table:table-row>
        <table:table-row table:style-name="ro1">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XML encoding, to what degree do you agree with the following statements? [The metadata encoding was easy to process with a program]</text:p>
          </table:table-cell>
          <table:table-cell office:value-type="string">
            <text:p>Strongly Disagree</text:p>
          </table:table-cell>
          <table:table-cell table:number-columns-repeated="6"/>
        </table:table-row>
        <table:table-row table:style-name="ro1">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relation to the XML encoding, to what degree do you agree with the following statements? [The metadata encoding was easy to process with a program]</text:p>
          </table:table-cell>
          <table:table-cell office:value-type="string">
            <text:p>Neutral</text:p>
          </table:table-cell>
          <table:table-cell table:number-columns-repeated="6"/>
        </table:table-row>
        <table:table-row table:style-name="ro1">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relation to the XML encoding, to what degree do you agree with the following statements? [The metadata encoding was easy to process with a program]</text:p>
          </table:table-cell>
          <table:table-cell office:value-type="string">
            <text:p>Strongly Agree</text:p>
          </table:table-cell>
          <table:table-cell table:number-columns-repeated="6"/>
        </table:table-row>
        <table:table-row table:style-name="ro1">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relation to the XML encoding, to what degree do you agree with the following statements? [The metadata encoding was easy to process with a program]</text:p>
          </table:table-cell>
          <table:table-cell office:value-type="string">
            <text:p>Disagree</text:p>
          </table:table-cell>
          <table:table-cell table:number-columns-repeated="6"/>
        </table:table-row>
        <table:table-row table:style-name="ro1">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relation to the XML encoding, to what degree do you agree with the following statements? [The metadata encoding was easy to process with a program]</text:p>
          </table:table-cell>
          <table:table-cell office:value-type="string">
            <text:p>Disagree</text:p>
          </table:table-cell>
          <table:table-cell table:number-columns-repeated="6"/>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1">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relation to the XML encoding, to what degree do you agree with the following statements? [The metadata encoding was easy to process with a program]</text:p>
          </table:table-cell>
          <table:table-cell office:value-type="string">
            <text:p>Agree</text:p>
          </table:table-cell>
          <table:table-cell table:number-columns-repeated="6"/>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relation to the collection hierarchical structure, to what degree do you agree with the following statements? [The structure was easy to understand]</text:p>
          </table:table-cell>
          <table:table-cell office:value-type="string">
            <text:p>Disagree</text:p>
          </table:table-cell>
          <table:table-cell table:number-columns-repeated="6"/>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relation to the collection hierarchical structure, to what degree do you agree with the following statements? [The structure was easy to understand]</text:p>
          </table:table-cell>
          <table:table-cell office:value-type="string">
            <text:p>Agree</text:p>
          </table:table-cell>
          <table:table-cell table:number-columns-repeated="6"/>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relation to the collection hierarchical structure, to what degree do you agree with the following statements? [The structure was easy to understand]</text:p>
          </table:table-cell>
          <table:table-cell office:value-type="string">
            <text:p>Neutral</text:p>
          </table:table-cell>
          <table:table-cell table:number-columns-repeated="6"/>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relation to the collection hierarchical structure, to what degree do you agree with the following statements? [The structure was easy to understand]</text:p>
          </table:table-cell>
          <table:table-cell office:value-type="string">
            <text:p>Neutral</text:p>
          </table:table-cell>
          <table:table-cell table:number-columns-repeated="6"/>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collection hierarchical structure, to what degree do you agree with the following statements? [The structure was easy to understand]</text:p>
          </table:table-cell>
          <table:table-cell office:value-type="string">
            <text:p>Neutral</text:p>
          </table:table-cell>
          <table:table-cell table:number-columns-repeated="6"/>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relation to the collection hierarchical structure, to what degree do you agree with the following statements? [The structure was easy to understand]</text:p>
          </table:table-cell>
          <table:table-cell office:value-type="string">
            <text:p>Agree</text:p>
          </table:table-cell>
          <table:table-cell table:number-columns-repeated="6"/>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collection hierarchical structure, to what degree do you agree with the following statements? [The structure was easy to understand]</text:p>
          </table:table-cell>
          <table:table-cell office:value-type="string">
            <text:p>Neutral</text:p>
          </table:table-cell>
          <table:table-cell table:number-columns-repeated="6"/>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relation to the collection hierarchical structure, to what degree do you agree with the following statements? [The structure was easy to understand]</text:p>
          </table:table-cell>
          <table:table-cell office:value-type="string">
            <text:p>Disagree</text:p>
          </table:table-cell>
          <table:table-cell table:number-columns-repeated="6"/>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relation to the collection hierarchical structure, to what degree do you agree with the following statements? [The structure was easy to understand]</text:p>
          </table:table-cell>
          <table:table-cell office:value-type="string">
            <text:p>Neutral</text:p>
          </table:table-cell>
          <table:table-cell table:number-columns-repeated="6"/>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relation to the collection hierarchical structure, to what degree do you agree with the following statements? [The structure was easy to understand]</text:p>
          </table:table-cell>
          <table:table-cell office:value-type="string">
            <text:p>Neutral</text:p>
          </table:table-cell>
          <table:table-cell table:number-columns-repeated="6"/>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relation to the collection hierarchical structure, to what degree do you agree with the following statements? [The structure was easy to understand]</text:p>
          </table:table-cell>
          <table:table-cell office:value-type="string">
            <text:p>Disagree</text:p>
          </table:table-cell>
          <table:table-cell table:number-columns-repeated="6"/>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relation to the collection hierarchical structure, to what degree do you agree with the following statements? [The structure was easy to understand]</text:p>
          </table:table-cell>
          <table:table-cell office:value-type="string">
            <text:p>Agree</text:p>
          </table:table-cell>
          <table:table-cell table:number-columns-repeated="6"/>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relation to the collection hierarchical structure, to what degree do you agree with the following statements? [The structure was easy to understand]</text:p>
          </table:table-cell>
          <table:table-cell office:value-type="string">
            <text:p>Strongly Agree</text:p>
          </table:table-cell>
          <table:table-cell table:number-columns-repeated="6"/>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collection hierarchical structure, to what degree do you agree with the following statements? [The structure was easy to understand]</text:p>
          </table:table-cell>
          <table:table-cell office:value-type="string">
            <text:p>Agree</text:p>
          </table:table-cell>
          <table:table-cell table:number-columns-repeated="6"/>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relation to the collection hierarchical structure, to what degree do you agree with the following statements? [The structure was easy to understand]</text:p>
          </table:table-cell>
          <table:table-cell office:value-type="string">
            <text:p>Disagree</text:p>
          </table:table-cell>
          <table:table-cell table:number-columns-repeated="6"/>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relation to the collection hierarchical structure, to what degree do you agree with the following statements? [The structure was easy to understand]</text:p>
          </table:table-cell>
          <table:table-cell office:value-type="string">
            <text:p>Agree</text:p>
          </table:table-cell>
          <table:table-cell table:number-columns-repeated="6"/>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relation to the collection hierarchical structure, to what degree do you agree with the following statements? [The structure was easy to understand]</text:p>
          </table:table-cell>
          <table:table-cell office:value-type="string">
            <text:p>Disagree</text:p>
          </table:table-cell>
          <table:table-cell table:number-columns-repeated="6"/>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relation to the collection hierarchical structure, to what degree do you agree with the following statements? [The structure was easy to understand]</text:p>
          </table:table-cell>
          <table:table-cell office:value-type="string">
            <text:p>Strongly Agree</text:p>
          </table:table-cell>
          <table:table-cell table:number-columns-repeated="6"/>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relation to the collection hierarchical structure, to what degree do you agree with the following statements? [The structure was easy to understand]</text:p>
          </table:table-cell>
          <table:table-cell office:value-type="string">
            <text:p>Neutral</text:p>
          </table:table-cell>
          <table:table-cell table:number-columns-repeated="6"/>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relation to the collection hierarchical structure, to what degree do you agree with the following statements? [The structure was easy to understand]</text:p>
          </table:table-cell>
          <table:table-cell office:value-type="string">
            <text:p>Agree</text:p>
          </table:table-cell>
          <table:table-cell table:number-columns-repeated="6"/>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relation to the collection hierarchical structure, to what degree do you agree with the following statements? [The structure was easy to understand]</text:p>
          </table:table-cell>
          <table:table-cell office:value-type="string">
            <text:p>Agree</text:p>
          </table:table-cell>
          <table:table-cell table:number-columns-repeated="6"/>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relation to the collection hierarchical structure, to what degree do you agree with the following statements? [The structure was easy to understand]</text:p>
          </table:table-cell>
          <table:table-cell office:value-type="string">
            <text:p>Agree</text:p>
          </table:table-cell>
          <table:table-cell table:number-columns-repeated="6"/>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relation to the collection hierarchical structure, to what degree do you agree with the following statements? [The structure was easy to understand]</text:p>
          </table:table-cell>
          <table:table-cell office:value-type="string">
            <text:p>Disagree</text:p>
          </table:table-cell>
          <table:table-cell table:number-columns-repeated="6"/>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collection hierarchical structure, to what degree do you agree with the following statements? [The structure was easy to understand]</text:p>
          </table:table-cell>
          <table:table-cell office:value-type="string">
            <text:p>Agree</text:p>
          </table:table-cell>
          <table:table-cell table:number-columns-repeated="6"/>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relation to the collection hierarchical structure, to what degree do you agree with the following statements? [The structure was easy to understand]</text:p>
          </table:table-cell>
          <table:table-cell office:value-type="string">
            <text:p>Agree</text:p>
          </table:table-cell>
          <table:table-cell table:number-columns-repeated="6"/>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relation to the collection hierarchical structure, to what degree do you agree with the following statements? [The structure was easy to understand]</text:p>
          </table:table-cell>
          <table:table-cell office:value-type="string">
            <text:p>Neutral</text:p>
          </table:table-cell>
          <table:table-cell table:number-columns-repeated="6"/>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Disagree</text:p>
          </table:table-cell>
          <table:table-cell table:number-columns-repeated="6"/>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Neutral</text:p>
          </table:table-cell>
          <table:table-cell table:number-columns-repeated="6"/>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Disagree</text:p>
          </table:table-cell>
          <table:table-cell table:number-columns-repeated="6"/>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Strongly Agree</text:p>
          </table:table-cell>
          <table:table-cell table:number-columns-repeated="6"/>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Disagree</text:p>
          </table:table-cell>
          <table:table-cell table:number-columns-repeated="6"/>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Strongly Agree</text:p>
          </table:table-cell>
          <table:table-cell table:number-columns-repeated="6"/>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Strongly Agree</text:p>
          </table:table-cell>
          <table:table-cell table:number-columns-repeated="6"/>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Strongly Disagree</text:p>
          </table:table-cell>
          <table:table-cell table:number-columns-repeated="6"/>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Strongly Agree</text:p>
          </table:table-cell>
          <table:table-cell table:number-columns-repeated="6"/>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Neutral</text:p>
          </table:table-cell>
          <table:table-cell table:number-columns-repeated="6"/>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Disagree</text:p>
          </table:table-cell>
          <table:table-cell table:number-columns-repeated="6"/>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Agree</text:p>
          </table:table-cell>
          <table:table-cell table:number-columns-repeated="6"/>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Neutral</text:p>
          </table:table-cell>
          <table:table-cell table:number-columns-repeated="6"/>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Strongly Agree</text:p>
          </table:table-cell>
          <table:table-cell table:number-columns-repeated="6"/>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Disagree</text:p>
          </table:table-cell>
          <table:table-cell table:number-columns-repeated="6"/>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Neutral</text:p>
          </table:table-cell>
          <table:table-cell table:number-columns-repeated="6"/>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Neutral</text:p>
          </table:table-cell>
          <table:table-cell table:number-columns-repeated="6"/>
        </table:table-row>
        <table:table-row table:style-name="ro1">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Neutral</text:p>
          </table:table-cell>
          <table:table-cell table:number-columns-repeated="6"/>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Disagree</text:p>
          </table:table-cell>
          <table:table-cell table:number-columns-repeated="6"/>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Strongly Agree</text:p>
          </table:table-cell>
          <table:table-cell table:number-columns-repeated="6"/>
        </table:table-row>
        <table:table-row table:style-name="ro1">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Strongly Agree</text:p>
          </table:table-cell>
          <table:table-cell table:number-columns-repeated="6"/>
        </table:table-row>
        <table:table-row table:style-name="ro1">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Neutral</text:p>
          </table:table-cell>
          <table:table-cell table:number-columns-repeated="6"/>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Strongly Agree</text:p>
          </table:table-cell>
          <table:table-cell table:number-columns-repeated="6"/>
        </table:table-row>
        <table:table-row table:style-name="ro1">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Neutral</text:p>
          </table:table-cell>
          <table:table-cell table:number-columns-repeated="6"/>
        </table:table-row>
        <table:table-row table:style-name="ro1">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Disagree</text:p>
          </table:table-cell>
          <table:table-cell table:number-columns-repeated="6"/>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Agree</text:p>
          </table:table-cell>
          <table:table-cell table:number-columns-repeated="6"/>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Neutral</text:p>
          </table:table-cell>
          <table:table-cell table:number-columns-repeated="6"/>
        </table:table-row>
        <table:table-row table:style-name="ro1">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Neutral</text:p>
          </table:table-cell>
          <table:table-cell table:number-columns-repeated="6"/>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Neutral</text:p>
          </table:table-cell>
          <table:table-cell table:number-columns-repeated="6"/>
        </table:table-row>
        <table:table-row table:style-name="ro1">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Neutral</text:p>
          </table:table-cell>
          <table:table-cell table:number-columns-repeated="6"/>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Strongly Agree</text:p>
          </table:table-cell>
          <table:table-cell table:number-columns-repeated="6"/>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Neutral</text:p>
          </table:table-cell>
          <table:table-cell table:number-columns-repeated="6"/>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Strongly Agree</text:p>
          </table:table-cell>
          <table:table-cell table:number-columns-repeated="6"/>
        </table:table-row>
        <table:table-row table:style-name="ro1">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Strongly Agree</text:p>
          </table:table-cell>
          <table:table-cell table:number-columns-repeated="6"/>
        </table:table-row>
        <table:table-row table:style-name="ro1">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Neutral</text:p>
          </table:table-cell>
          <table:table-cell table:number-columns-repeated="6"/>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Strongly Agree</text:p>
          </table:table-cell>
          <table:table-cell table:number-columns-repeated="6"/>
        </table:table-row>
        <table:table-row table:style-name="ro1">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Agree</text:p>
          </table:table-cell>
          <table:table-cell table:number-columns-repeated="6"/>
        </table:table-row>
        <table:table-row table:style-name="ro1">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Neutral</text:p>
          </table:table-cell>
          <table:table-cell table:number-columns-repeated="6"/>
        </table:table-row>
        <table:table-row table:style-name="ro1">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isagree</text:p>
          </table:table-cell>
          <table:table-cell table:number-columns-repeated="6"/>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Strongly Agree</text:p>
          </table:table-cell>
          <table:table-cell table:number-columns-repeated="6"/>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isagree</text:p>
          </table:table-cell>
          <table:table-cell table:number-columns-repeated="6"/>
        </table:table-row>
        <table:table-row table:style-name="ro1">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Neutral</text:p>
          </table:table-cell>
          <table:table-cell table:number-columns-repeated="6"/>
        </table:table-row>
        <table:table-row table:style-name="ro2" table:number-rows-repeated="1048418">
          <table:table-cell table:number-columns-repeated="14"/>
        </table:table-row>
        <table:table-row table:style-name="ro2">
          <table:table-cell table:number-columns-repeated="14"/>
        </table:table-row>
      </table:table>
      <table:table table:name="Pivot Table_Q6_1" table:style-name="ta1">
        <office:forms form:automatic-focus="false" form:apply-design-mode="false"/>
        <table:table-column table:style-name="co121" table:default-cell-style-name="ce5"/>
        <table:table-column table:style-name="co122" table:default-cell-style-name="ce10"/>
        <table:table-column table:style-name="co123" table:default-cell-style-name="Pivot_20_Table_20_Value"/>
        <table:table-column table:style-name="co124" table:default-cell-style-name="Pivot_20_Table_20_Value"/>
        <table:table-column table:style-name="co104" table:default-cell-style-name="Pivot_20_Table_20_Value"/>
        <table:table-column table:style-name="co125" table:default-cell-style-name="ce19"/>
        <table:table-row table:style-name="ro3">
          <table:table-cell table:style-name="Default" office:value-type="string">
            <text:p>Filter</text:p>
          </table:table-cell>
          <table:table-cell table:style-name="Default" table:number-columns-repeated="5"/>
        </table:table-row>
        <table:table-row table:style-name="ro3">
          <table:table-cell table:style-name="Default" table:number-columns-repeated="6"/>
        </table:table-row>
        <table:table-row table:style-name="ro3">
          <table:table-cell table:style-name="ce2" office:value-type="string">
            <text:p>Count - ID</text:p>
          </table:table-cell>
          <table:table-cell table:style-name="ce7" office:value-type="string">
            <text:p>LICKERT</text:p>
          </table:table-cell>
          <table:table-cell table:style-name="ce12" table:number-columns-repeated="3"/>
          <table:table-cell table:style-name="ce16"/>
        </table:table-row>
        <table:table-row table:style-name="ro3">
          <table:table-cell table:style-name="ce3" office:value-type="string">
            <text:p>QUESTION</text:p>
          </table:table-cell>
          <table:table-cell table:style-name="ce8" office:value-type="string">
            <text:p>Agree</text:p>
          </table:table-cell>
          <table:table-cell table:style-name="ce13" office:value-type="string">
            <text:p>Disagree</text:p>
          </table:table-cell>
          <table:table-cell table:style-name="ce13" office:value-type="string">
            <text:p>Neutral</text:p>
          </table:table-cell>
          <table:table-cell table:style-name="ce13" office:value-type="string">
            <text:p>Strongly Agree</text:p>
          </table:table-cell>
          <table:table-cell table:style-name="ce17" office:value-type="string">
            <text:p>Strongly Disagree</text:p>
          </table:table-cell>
        </table:table-row>
        <table:table-row table:style-name="ro3">
          <table:table-cell table:style-name="ce4" office:value-type="string">
            <text:p>In relation to storing metadata on the filesystem, to what degree do you agree with the following? [It was easy to move the data to and from different platforms]</text:p>
          </table:table-cell>
          <table:table-cell table:style-name="ce9" office:value-type="float" office:value="15">
            <text:p>15</text:p>
          </table:table-cell>
          <table:table-cell table:style-name="ce14" office:value-type="float" office:value="2">
            <text:p>2</text:p>
          </table:table-cell>
          <table:table-cell table:style-name="ce14" office:value-type="float" office:value="6">
            <text:p>6</text:p>
          </table:table-cell>
          <table:table-cell table:style-name="ce14" office:value-type="float" office:value="3">
            <text:p>3</text:p>
          </table:table-cell>
          <table:table-cell table:style-name="ce18"/>
        </table:table-row>
        <table:table-row table:style-name="ro3">
          <table:table-cell office:value-type="string">
            <text:p>In relation to storing metadata on the filesystem, to what degree do you agree with the following? [There was no need to use additional software tools to access the files]</text:p>
          </table:table-cell>
          <table:table-cell office:value-type="float" office:value="13">
            <text:p>13</text:p>
          </table:table-cell>
          <table:table-cell office:value-type="float" office:value="2">
            <text:p>2</text:p>
          </table:table-cell>
          <table:table-cell office:value-type="float" office:value="6">
            <text:p>6</text:p>
          </table:table-cell>
          <table:table-cell office:value-type="float" office:value="5">
            <text:p>5</text:p>
          </table:table-cell>
          <table:table-cell/>
        </table:table-row>
        <table:table-row table:style-name="ro3">
          <table:table-cell office:value-type="string">
            <text:p>In relation to the collection hierarchical structure, to what degree do you agree with the following statements? [The structure was easy to process with a program]</text:p>
          </table:table-cell>
          <table:table-cell office:value-type="float" office:value="11">
            <text:p>11</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1">
            <text:p>1</text:p>
          </table:table-cell>
        </table:table-row>
        <table:table-row table:style-name="ro3">
          <table:table-cell office:value-type="string">
            <text:p>In relation to the collection hierarchical structure, to what degree do you agree with the following statements? [The structure was easy to understand]</text:p>
          </table:table-cell>
          <table:table-cell office:value-type="float" office:value="10">
            <text:p>10</text:p>
          </table:table-cell>
          <table:table-cell office:value-type="float" office:value="6">
            <text:p>6</text:p>
          </table:table-cell>
          <table:table-cell office:value-type="float" office:value="8">
            <text:p>8</text:p>
          </table:table-cell>
          <table:table-cell office:value-type="float" office:value="2">
            <text:p>2</text:p>
          </table:table-cell>
          <table:table-cell/>
        </table:table-row>
        <table:table-row table:style-name="ro3">
          <table:table-cell office:value-type="string">
            <text:p>In relation to the XML encoding, to what degree do you agree with the following statements? [The metadata encoding was easy to process with a program]</text:p>
          </table:table-cell>
          <table:table-cell office:value-type="float" office:value="13">
            <text:p>13</text:p>
          </table:table-cell>
          <table:table-cell office:value-type="float" office:value="5">
            <text:p>5</text:p>
          </table:table-cell>
          <table:table-cell office:value-type="float" office:value="1">
            <text:p>1</text:p>
          </table:table-cell>
          <table:table-cell office:value-type="float" office:value="6">
            <text:p>6</text:p>
          </table:table-cell>
          <table:table-cell office:value-type="float" office:value="1">
            <text:p>1</text:p>
          </table:table-cell>
        </table:table-row>
        <table:table-row table:style-name="ro3">
          <table:table-cell table:style-name="ce6" office:value-type="string">
            <text:p>In relation to the XML encoding, to what degree do you agree with the following statements? [The metadata encoding was easy to understand]</text:p>
          </table:table-cell>
          <table:table-cell table:style-name="ce11" office:value-type="float" office:value="12">
            <text:p>12</text:p>
          </table:table-cell>
          <table:table-cell table:style-name="ce15" office:value-type="float" office:value="3">
            <text:p>3</text:p>
          </table:table-cell>
          <table:table-cell table:style-name="ce15" office:value-type="float" office:value="7">
            <text:p>7</text:p>
          </table:table-cell>
          <table:table-cell table:style-name="ce15" office:value-type="float" office:value="4">
            <text:p>4</text:p>
          </table:table-cell>
          <table:table-cell table:style-name="ce20"/>
        </table:table-row>
      </table:table>
      <table:table table:name="Q6 LaTeX - NEW" table:style-name="ta1">
        <office:forms form:automatic-focus="false" form:apply-design-mode="false"/>
        <table:table-column table:style-name="co126" table:default-cell-style-name="Default"/>
        <table:table-column table:style-name="co104" table:default-cell-style-name="Default"/>
        <table:table-column table:style-name="co127" table:default-cell-style-name="Default"/>
        <table:table-column table:style-name="co124" table:default-cell-style-name="Default"/>
        <table:table-column table:style-name="co123" table:default-cell-style-name="Default"/>
        <table:table-column table:style-name="co125" table:default-cell-style-name="Default"/>
        <table:table-column table:style-name="co128" table:default-cell-style-name="Default"/>
        <table:table-row table:style-name="ro2">
          <table:table-cell office:value-type="string">
            <text:p>QUESTION</text:p>
          </table:table-cell>
          <table:table-cell office:value-type="string">
            <text:p>Strongly Agree</text:p>
          </table:table-cell>
          <table:table-cell office:value-type="string">
            <text:p>Agree</text:p>
          </table:table-cell>
          <table:table-cell office:value-type="string">
            <text:p>Neutral</text:p>
          </table:table-cell>
          <table:table-cell office:value-type="string">
            <text:p>Disagree</text:p>
          </table:table-cell>
          <table:table-cell office:value-type="string">
            <text:p>Strongly Disagree</text:p>
          </table:table-cell>
          <table:table-cell/>
        </table:table-row>
        <table:table-row table:style-name="ro2">
          <table:table-cell table:number-columns-repeated="6"/>
          <table:table-cell table:style-name="ce21" table:formula="of:=CONCATENATE(&quot;\cline{1-7} {\textbf{&quot;;; &quot;}} &amp; \multicolumn{5}{c}{\textbf{&quot;; [.A3]; &quot;}} \\ \cline{1-7}&quot;)" office:value-type="string" office:string-value="\cline{1-7} {\textbf{}} &amp; \multicolumn{5}{c}{\textbf{File Repository[It was easy to move the data to and from different platforms]}} \\ \cline{1-7}">
            <text:p>\cline{1-7} {\textbf{}} &amp; \multicolumn{5}{c}{\textbf{File Repository[It was easy to move the data to and from different platforms]}} \\ \cline{1-7}</text:p>
          </table:table-cell>
        </table:table-row>
        <table:table-row table:style-name="ro1">
          <table:table-cell office:value-type="string">
            <text:p>File Repository[It was easy to move the data to and from different platforms]</text:p>
          </table:table-cell>
          <table:table-cell office:value-type="float" office:value="3">
            <text:p>3</text:p>
          </table:table-cell>
          <table:table-cell office:value-type="float" office:value="15">
            <text:p>15</text:p>
          </table:table-cell>
          <table:table-cell office:value-type="float" office:value="6">
            <text:p>6</text:p>
          </table:table-cell>
          <table:table-cell office:value-type="float" office:value="2">
            <text:p>2</text:p>
          </table:table-cell>
          <table:table-cell/>
          <table:table-cell table:style-name="ce21" table:formula="of:=CONCATENATE(&quot;{&quot;;;&quot;} &amp; &quot;;&quot;{&quot;;[.B3];&quot;} &amp; &quot;;&quot;{&quot;;[.C3];&quot;} &amp; &quot;;&quot;{&quot;;[.D3];&quot;} &amp; &quot;;&quot;{&quot;;[.E3];&quot;} &amp; &quot;; &quot;{&quot;;[.F3];&quot;} \\ \cline{1-7}&quot;)" office:value-type="string" office:string-value="{} &amp; {3} &amp; {15} &amp; {6} &amp; {2} &amp; {} \\ \cline{1-7}">
            <text:p>{} &amp; {3} &amp; {15} &amp; {6} &amp; {2} &amp; {} \\ \cline{1-7}</text:p>
          </table:table-cell>
        </table:table-row>
        <table:table-row table:style-name="ro2">
          <table:table-cell table:number-columns-repeated="6"/>
          <table:table-cell table:style-name="ce21" table:formula="of:=CONCATENATE(&quot;\cline{1-7} {\textbf{&quot;;; &quot;}} &amp; \multicolumn{5}{c}{\textbf{&quot;; [.A5]; &quot;}} \\ \cline{1-7}&quot;)" office:value-type="string" office:string-value="\cline{1-7} {\textbf{}} &amp; \multicolumn{5}{c}{\textbf{File Repository[There was no need to use additional software tools to access the files]}} \\ \cline{1-7}">
            <text:p>\cline{1-7} {\textbf{}} &amp; \multicolumn{5}{c}{\textbf{File Repository[There was no need to use additional software tools to access the files]}} \\ \cline{1-7}</text:p>
          </table:table-cell>
        </table:table-row>
        <table:table-row table:style-name="ro2">
          <table:table-cell office:value-type="string">
            <text:p>File Repository[There was no need to use additional software tools to access the files]</text:p>
          </table:table-cell>
          <table:table-cell office:value-type="float" office:value="5">
            <text:p>5</text:p>
          </table:table-cell>
          <table:table-cell office:value-type="float" office:value="13">
            <text:p>13</text:p>
          </table:table-cell>
          <table:table-cell office:value-type="float" office:value="6">
            <text:p>6</text:p>
          </table:table-cell>
          <table:table-cell office:value-type="float" office:value="2">
            <text:p>2</text:p>
          </table:table-cell>
          <table:table-cell/>
          <table:table-cell table:style-name="ce21" table:formula="of:=CONCATENATE(&quot;{&quot;;;&quot;} &amp; &quot;;&quot;{&quot;;[.B5];&quot;} &amp; &quot;;&quot;{&quot;;[.C5];&quot;} &amp; &quot;;&quot;{&quot;;[.D5];&quot;} &amp; &quot;;&quot;{&quot;;[.E5];&quot;} &amp; &quot;; &quot;{&quot;;[.F5];&quot;} \\ \cline{1-7}&quot;)" office:value-type="string" office:string-value="{} &amp; {5} &amp; {13} &amp; {6} &amp; {2} &amp; {} \\ \cline{1-7}">
            <text:p>{} &amp; {5} &amp; {13} &amp; {6} &amp; {2} &amp; {} \\ \cline{1-7}</text:p>
          </table:table-cell>
        </table:table-row>
        <table:table-row table:style-name="ro2">
          <table:table-cell table:number-columns-repeated="6"/>
          <table:table-cell table:style-name="ce21" table:formula="of:=CONCATENATE(&quot;\cline{1-7} {\textbf{&quot;;; &quot;}} &amp; \multicolumn{5}{c}{\textbf{&quot;; [.A7]; &quot;}} \\ \cline{1-7}&quot;)" office:value-type="string" office:string-value="\cline{1-7} {\textbf{}} &amp; \multicolumn{5}{c}{\textbf{Hierarchical Structure[The structure was easy to process with a program]}} \\ \cline{1-7}">
            <text:p>\cline{1-7} {\textbf{}} &amp; \multicolumn{5}{c}{\textbf{Hierarchical Structure[The structure was easy to process with a program]}} \\ \cline{1-7}</text:p>
          </table:table-cell>
        </table:table-row>
        <table:table-row table:style-name="ro2">
          <table:table-cell office:value-type="string">
            <text:p>Hierarchical Structure[The structure was easy to process with a program]</text:p>
          </table:table-cell>
          <table:table-cell office:value-type="float" office:value="5">
            <text:p>5</text:p>
          </table:table-cell>
          <table:table-cell office:value-type="float" office:value="11">
            <text:p>11</text:p>
          </table:table-cell>
          <table:table-cell office:value-type="float" office:value="4">
            <text:p>4</text:p>
          </table:table-cell>
          <table:table-cell office:value-type="float" office:value="5">
            <text:p>5</text:p>
          </table:table-cell>
          <table:table-cell office:value-type="float" office:value="1">
            <text:p>1</text:p>
          </table:table-cell>
          <table:table-cell table:style-name="ce21" table:formula="of:=CONCATENATE(&quot;{&quot;;;&quot;} &amp; &quot;;&quot;{&quot;;[.B7];&quot;} &amp; &quot;;&quot;{&quot;;[.C7];&quot;} &amp; &quot;;&quot;{&quot;;[.D7];&quot;} &amp; &quot;;&quot;{&quot;;[.E7];&quot;} &amp; &quot;; &quot;{&quot;;[.F7];&quot;} \\ \cline{1-7}&quot;)" office:value-type="string" office:string-value="{} &amp; {5} &amp; {11} &amp; {4} &amp; {5} &amp; {1} \\ \cline{1-7}">
            <text:p>{} &amp; {5} &amp; {11} &amp; {4} &amp; {5} &amp; {1} \\ \cline{1-7}</text:p>
          </table:table-cell>
        </table:table-row>
        <table:table-row table:style-name="ro2">
          <table:table-cell table:number-columns-repeated="6"/>
          <table:table-cell table:style-name="ce21" table:formula="of:=CONCATENATE(&quot;\cline{1-7} {\textbf{&quot;;; &quot;}} &amp; \multicolumn{5}{c}{\textbf{&quot;; [.A9]; &quot;}} \\ \cline{1-7}&quot;)" office:value-type="string" office:string-value="\cline{1-7} {\textbf{}} &amp; \multicolumn{5}{c}{\textbf{Hierarchical Structure[The structure was easy to understand]}} \\ \cline{1-7}">
            <text:p>\cline{1-7} {\textbf{}} &amp; \multicolumn{5}{c}{\textbf{Hierarchical Structure[The structure was easy to understand]}} \\ \cline{1-7}</text:p>
          </table:table-cell>
        </table:table-row>
        <table:table-row table:style-name="ro2">
          <table:table-cell office:value-type="string">
            <text:p>Hierarchical Structure[The structure was easy to understand]</text:p>
          </table:table-cell>
          <table:table-cell office:value-type="float" office:value="2">
            <text:p>2</text:p>
          </table:table-cell>
          <table:table-cell office:value-type="float" office:value="10">
            <text:p>10</text:p>
          </table:table-cell>
          <table:table-cell office:value-type="float" office:value="8">
            <text:p>8</text:p>
          </table:table-cell>
          <table:table-cell office:value-type="float" office:value="6">
            <text:p>6</text:p>
          </table:table-cell>
          <table:table-cell/>
          <table:table-cell table:style-name="ce21" table:formula="of:=CONCATENATE(&quot;{&quot;;;&quot;} &amp; &quot;;&quot;{&quot;;[.B9];&quot;} &amp; &quot;;&quot;{&quot;;[.C9];&quot;} &amp; &quot;;&quot;{&quot;;[.D9];&quot;} &amp; &quot;;&quot;{&quot;;[.E9];&quot;} &amp; &quot;; &quot;{&quot;;[.F9];&quot;} \\ \cline{1-7}&quot;)" office:value-type="string" office:string-value="{} &amp; {2} &amp; {10} &amp; {8} &amp; {6} &amp; {} \\ \cline{1-7}">
            <text:p>{} &amp; {2} &amp; {10} &amp; {8} &amp; {6} &amp; {} \\ \cline{1-7}</text:p>
          </table:table-cell>
        </table:table-row>
        <table:table-row table:style-name="ro2">
          <table:table-cell table:number-columns-repeated="6"/>
          <table:table-cell table:style-name="ce21" table:formula="of:=CONCATENATE(&quot;\cline{1-7} {\textbf{&quot;;; &quot;}} &amp; \multicolumn{5}{c}{\textbf{&quot;; [.A11]; &quot;}} \\ \cline{1-7}&quot;)" office:value-type="string" office:string-value="\cline{1-7} {\textbf{}} &amp; \multicolumn{5}{c}{\textbf{XML Encoding [The metadata encoding was easy to process with a program]}} \\ \cline{1-7}">
            <text:p>\cline{1-7} {\textbf{}} &amp; \multicolumn{5}{c}{\textbf{XML Encoding [The metadata encoding was easy to process with a program]}} \\ \cline{1-7}</text:p>
          </table:table-cell>
        </table:table-row>
        <table:table-row table:style-name="ro1">
          <table:table-cell office:value-type="string">
            <text:p>XML Encoding [The metadata encoding was easy to process with a program]</text:p>
          </table:table-cell>
          <table:table-cell office:value-type="float" office:value="6">
            <text:p>6</text:p>
          </table:table-cell>
          <table:table-cell office:value-type="float" office:value="13">
            <text:p>13</text:p>
          </table:table-cell>
          <table:table-cell office:value-type="float" office:value="1">
            <text:p>1</text:p>
          </table:table-cell>
          <table:table-cell office:value-type="float" office:value="5">
            <text:p>5</text:p>
          </table:table-cell>
          <table:table-cell office:value-type="float" office:value="1">
            <text:p>1</text:p>
          </table:table-cell>
          <table:table-cell table:style-name="ce21" table:formula="of:=CONCATENATE(&quot;{&quot;;;&quot;} &amp; &quot;;&quot;{&quot;;[.B11];&quot;} &amp; &quot;;&quot;{&quot;;[.C11];&quot;} &amp; &quot;;&quot;{&quot;;[.D11];&quot;} &amp; &quot;;&quot;{&quot;;[.E11];&quot;} &amp; &quot;; &quot;{&quot;;[.F11];&quot;} \\ \cline{1-7}&quot;)" office:value-type="string" office:string-value="{} &amp; {6} &amp; {13} &amp; {1} &amp; {5} &amp; {1} \\ \cline{1-7}">
            <text:p>{} &amp; {6} &amp; {13} &amp; {1} &amp; {5} &amp; {1} \\ \cline{1-7}</text:p>
          </table:table-cell>
        </table:table-row>
        <table:table-row table:style-name="ro2">
          <table:table-cell table:number-columns-repeated="6"/>
          <table:table-cell table:style-name="ce21" table:formula="of:=CONCATENATE(&quot;\cline{1-7} {\textbf{&quot;;; &quot;}} &amp; \multicolumn{5}{c}{\textbf{&quot;; [.A13]; &quot;}} \\ \cline{1-7}&quot;)" office:value-type="string" office:string-value="\cline{1-7} {\textbf{}} &amp; \multicolumn{5}{c}{\textbf{XML Encoding [The metadata encoding was easy to understand]}} \\ \cline{1-7}">
            <text:p>\cline{1-7} {\textbf{}} &amp; \multicolumn{5}{c}{\textbf{XML Encoding [The metadata encoding was easy to understand]}} \\ \cline{1-7}</text:p>
          </table:table-cell>
        </table:table-row>
        <table:table-row table:style-name="ro1">
          <table:table-cell office:value-type="string">
            <text:p>XML Encoding [The metadata encoding was easy to understand]</text:p>
          </table:table-cell>
          <table:table-cell office:value-type="float" office:value="4">
            <text:p>4</text:p>
          </table:table-cell>
          <table:table-cell office:value-type="float" office:value="12">
            <text:p>12</text:p>
          </table:table-cell>
          <table:table-cell office:value-type="float" office:value="7">
            <text:p>7</text:p>
          </table:table-cell>
          <table:table-cell office:value-type="float" office:value="3">
            <text:p>3</text:p>
          </table:table-cell>
          <table:table-cell/>
          <table:table-cell table:style-name="ce21" table:formula="of:=CONCATENATE(&quot;{&quot;;;&quot;} &amp; &quot;;&quot;{&quot;;[.B13];&quot;} &amp; &quot;;&quot;{&quot;;[.C13];&quot;} &amp; &quot;;&quot;{&quot;;[.D13];&quot;} &amp; &quot;;&quot;{&quot;;[.E13];&quot;} &amp; &quot;; &quot;{&quot;;[.F13];&quot;} \\ \cline{1-7}&quot;)" office:value-type="string" office:string-value="{} &amp; {4} &amp; {12} &amp; {7} &amp; {3} &amp; {} \\ \cline{1-7}">
            <text:p>{} &amp; {4} &amp; {12} &amp; {7} &amp; {3} &amp; {} \\ \cline{1-7}</text:p>
          </table:table-cell>
        </table:table-row>
        <table:table-row table:style-name="ro2" table:number-rows-repeated="1048562">
          <table:table-cell table:number-columns-repeated="7"/>
        </table:table-row>
        <table:table-row table:style-name="ro2">
          <table:table-cell table:number-columns-repeated="7"/>
        </table:table-row>
      </table:table>
      <table:table table:name="Q7"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0"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row table:style-name="ro4">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4">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4">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4">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4">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4">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4">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4">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4">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4">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4">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4">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4">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4">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4">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4">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2" table:number-rows-repeated="1048548">
          <table:table-cell table:number-columns-repeated="28"/>
        </table:table-row>
        <table:table-row table:style-name="ro2">
          <table:table-cell table:number-columns-repeated="28"/>
        </table:table-row>
      </table:table>
      <table:table table:name="Q8"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0"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row table:style-name="ro4">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4">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4">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4">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4">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4">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4">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4">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4">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4">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4">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4">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4">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4">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4">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4">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2" table:number-rows-repeated="1048548">
          <table:table-cell table:number-columns-repeated="28"/>
        </table:table-row>
        <table:table-row table:style-name="ro2">
          <table:table-cell table:number-columns-repeated="28"/>
        </table:table-row>
      </table:table>
      <table:table table:name="Q9BK"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08" table:default-cell-style-name="Default"/>
        <table:table-column table:style-name="co109"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24" table:default-cell-style-name="Default"/>
        <table:table-column table:style-name="co134" table:default-cell-style-name="Default"/>
        <table:table-column table:style-name="co135" table:default-cell-style-name="Default"/>
        <table:table-column table:style-name="co136"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0"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row table:style-name="ro1">
          <table:table-cell office:value-type="string">
            <text:p>ID</text:p>
          </table:table-cell>
          <table:table-cell office:value-type="string">
            <text:p>COMPLETED</text:p>
          </table:table-cell>
          <table:table-cell office:value-type="string">
            <text:p>TIME</text:p>
          </table:table-cell>
          <table:table-cell office:value-type="string">
            <text:p>IP</text:p>
          </table:table-cell>
          <table:table-cell office:value-type="string">
            <text:p>CONSENT</text:p>
          </table:table-cell>
          <table:table-cell office:value-type="string">
            <text:p>GROUP</text:p>
          </table:table-cell>
          <table:table-cell office:value-type="string">
            <text:p>C#</text:p>
          </table:table-cell>
          <table:table-cell office:value-type="string">
            <text:p>HTML5</text:p>
          </table:table-cell>
          <table:table-cell office:value-type="string">
            <text:p>Java</text:p>
          </table:table-cell>
          <table:table-cell office:value-type="string">
            <text:p>JavaScript</text:p>
          </table:table-cell>
          <table:table-cell office:value-type="string">
            <text:p>PHP</text:p>
          </table:table-cell>
          <table:table-cell office:value-type="string">
            <text:p>Python</text:p>
          </table:table-cell>
          <table:table-cell office:value-type="string">
            <text:p>Ruby</text:p>
          </table:table-cell>
          <table:table-cell office:value-type="string">
            <text:p>XSLT</text:p>
          </table:table-cell>
          <table:table-cell office:value-type="string">
            <text:p>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1">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1">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1">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1">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1">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1">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1">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2" table:number-rows-repeated="1048548">
          <table:table-cell table:number-columns-repeated="27"/>
        </table:table-row>
        <table:table-row table:style-name="ro2">
          <table:table-cell table:number-columns-repeated="27"/>
        </table:table-row>
      </table:table>
      <table:table table:name="Q9" table:style-name="ta1">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108" table:default-cell-style-name="Default"/>
        <table:table-column table:style-name="co109" table:default-cell-style-name="Default"/>
        <table:table-column table:style-name="co137" table:default-cell-style-name="Default"/>
        <table:table-column table:style-name="co138" table:default-cell-style-name="Default"/>
        <table:table-row table:style-name="ro2">
          <table:table-cell office:value-type="string">
            <text:p>ID</text:p>
          </table:table-cell>
          <table:table-cell office:value-type="string">
            <text:p>COMPLETED</text:p>
          </table:table-cell>
          <table:table-cell table:style-name="Default" office:value-type="string">
            <text:p>TIME</text:p>
          </table:table-cell>
          <table:table-cell office:value-type="string">
            <text:p>IP</text:p>
          </table:table-cell>
          <table:table-cell office:value-type="string">
            <text:p>CONSENT</text:p>
          </table:table-cell>
          <table:table-cell office:value-type="string">
            <text:p>GROUP</text:p>
          </table:table-cell>
          <table:table-cell office:value-type="string">
            <text:p>LANGUAGE</text:p>
          </table:table-cell>
          <table:table-cell office:value-type="string">
            <text:p>COUNT</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C#</text:p>
          </table:table-cell>
          <table:table-cell office:value-type="float" office:value="0">
            <text:p>0</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C#</text:p>
          </table:table-cell>
          <table:table-cell office:value-type="float" office:value="0">
            <text:p>0</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C#</text:p>
          </table:table-cell>
          <table:table-cell office:value-type="float" office:value="0">
            <text:p>0</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C#</text:p>
          </table:table-cell>
          <table:table-cell office:value-type="float" office:value="0">
            <text:p>0</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C#</text:p>
          </table:table-cell>
          <table:table-cell office:value-type="float" office:value="0">
            <text:p>0</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C#</text:p>
          </table:table-cell>
          <table:table-cell office:value-type="float" office:value="0">
            <text:p>0</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C#</text:p>
          </table:table-cell>
          <table:table-cell office:value-type="float" office:value="0">
            <text:p>0</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C#</text:p>
          </table:table-cell>
          <table:table-cell office:value-type="float" office:value="0">
            <text:p>0</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C#</text:p>
          </table:table-cell>
          <table:table-cell office:value-type="float" office:value="0">
            <text:p>0</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C#</text:p>
          </table:table-cell>
          <table:table-cell office:value-type="float" office:value="0">
            <text:p>0</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C#</text:p>
          </table:table-cell>
          <table:table-cell office:value-type="float" office:value="0">
            <text:p>0</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C#</text:p>
          </table:table-cell>
          <table:table-cell office:value-type="float" office:value="1">
            <text:p>1</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C#</text:p>
          </table:table-cell>
          <table:table-cell office:value-type="float" office:value="0">
            <text:p>0</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C#</text:p>
          </table:table-cell>
          <table:table-cell office:value-type="float" office:value="0">
            <text:p>0</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C#</text:p>
          </table:table-cell>
          <table:table-cell office:value-type="float" office:value="0">
            <text:p>0</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C#</text:p>
          </table:table-cell>
          <table:table-cell office:value-type="float" office:value="1">
            <text:p>1</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C#</text:p>
          </table:table-cell>
          <table:table-cell office:value-type="float" office:value="0">
            <text:p>0</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C#</text:p>
          </table:table-cell>
          <table:table-cell office:value-type="float" office:value="0">
            <text:p>0</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C#</text:p>
          </table:table-cell>
          <table:table-cell office:value-type="float" office:value="0">
            <text:p>0</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C#</text:p>
          </table:table-cell>
          <table:table-cell office:value-type="float" office:value="0">
            <text:p>0</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C#</text:p>
          </table:table-cell>
          <table:table-cell office:value-type="float" office:value="0">
            <text:p>0</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C#</text:p>
          </table:table-cell>
          <table:table-cell office:value-type="float" office:value="0">
            <text:p>0</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C#</text:p>
          </table:table-cell>
          <table:table-cell office:value-type="float" office:value="0">
            <text:p>0</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C#</text:p>
          </table:table-cell>
          <table:table-cell office:value-type="float" office:value="0">
            <text:p>0</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C#</text:p>
          </table:table-cell>
          <table:table-cell office:value-type="float" office:value="0">
            <text:p>0</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C#</text:p>
          </table:table-cell>
          <table:table-cell office:value-type="float" office:value="0">
            <text:p>0</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HTML5</text:p>
          </table:table-cell>
          <table:table-cell office:value-type="float" office:value="0">
            <text:p>0</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HTML5</text:p>
          </table:table-cell>
          <table:table-cell office:value-type="float" office:value="0">
            <text:p>0</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HTML5</text:p>
          </table:table-cell>
          <table:table-cell office:value-type="float" office:value="0">
            <text:p>0</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HTML5</text:p>
          </table:table-cell>
          <table:table-cell office:value-type="float" office:value="1">
            <text:p>1</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HTML5</text:p>
          </table:table-cell>
          <table:table-cell office:value-type="float" office:value="1">
            <text:p>1</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HTML5</text:p>
          </table:table-cell>
          <table:table-cell office:value-type="float" office:value="0">
            <text:p>0</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HTML5</text:p>
          </table:table-cell>
          <table:table-cell office:value-type="float" office:value="1">
            <text:p>1</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HTML5</text:p>
          </table:table-cell>
          <table:table-cell office:value-type="float" office:value="1">
            <text:p>1</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HTML5</text:p>
          </table:table-cell>
          <table:table-cell office:value-type="float" office:value="0">
            <text:p>0</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HTML5</text:p>
          </table:table-cell>
          <table:table-cell office:value-type="float" office:value="0">
            <text:p>0</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HTML5</text:p>
          </table:table-cell>
          <table:table-cell office:value-type="float" office:value="0">
            <text:p>0</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HTML5</text:p>
          </table:table-cell>
          <table:table-cell office:value-type="float" office:value="0">
            <text:p>0</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HTML5</text:p>
          </table:table-cell>
          <table:table-cell office:value-type="float" office:value="0">
            <text:p>0</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HTML5</text:p>
          </table:table-cell>
          <table:table-cell office:value-type="float" office:value="0">
            <text:p>0</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HTML5</text:p>
          </table:table-cell>
          <table:table-cell office:value-type="float" office:value="0">
            <text:p>0</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HTML5</text:p>
          </table:table-cell>
          <table:table-cell office:value-type="float" office:value="0">
            <text:p>0</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HTML5</text:p>
          </table:table-cell>
          <table:table-cell office:value-type="float" office:value="1">
            <text:p>1</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HTML5</text:p>
          </table:table-cell>
          <table:table-cell office:value-type="float" office:value="1">
            <text:p>1</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HTML5</text:p>
          </table:table-cell>
          <table:table-cell office:value-type="float" office:value="0">
            <text:p>0</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HTML5</text:p>
          </table:table-cell>
          <table:table-cell office:value-type="float" office:value="1">
            <text:p>1</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HTML5</text:p>
          </table:table-cell>
          <table:table-cell office:value-type="float" office:value="1">
            <text:p>1</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HTML5</text:p>
          </table:table-cell>
          <table:table-cell office:value-type="float" office:value="0">
            <text:p>0</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HTML5</text:p>
          </table:table-cell>
          <table:table-cell office:value-type="float" office:value="0">
            <text:p>0</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HTML5</text:p>
          </table:table-cell>
          <table:table-cell office:value-type="float" office:value="1">
            <text:p>1</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HTML5</text:p>
          </table:table-cell>
          <table:table-cell office:value-type="float" office:value="1">
            <text:p>1</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HTML5</text:p>
          </table:table-cell>
          <table:table-cell office:value-type="float" office:value="1">
            <text:p>1</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Java</text:p>
          </table:table-cell>
          <table:table-cell office:value-type="float" office:value="0">
            <text:p>0</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Java</text:p>
          </table:table-cell>
          <table:table-cell office:value-type="float" office:value="0">
            <text:p>0</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Java</text:p>
          </table:table-cell>
          <table:table-cell office:value-type="float" office:value="0">
            <text:p>0</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Java</text:p>
          </table:table-cell>
          <table:table-cell office:value-type="float" office:value="0">
            <text:p>0</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Java</text:p>
          </table:table-cell>
          <table:table-cell office:value-type="float" office:value="1">
            <text:p>1</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Java</text:p>
          </table:table-cell>
          <table:table-cell office:value-type="float" office:value="0">
            <text:p>0</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Java</text:p>
          </table:table-cell>
          <table:table-cell office:value-type="float" office:value="1">
            <text:p>1</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Java</text:p>
          </table:table-cell>
          <table:table-cell office:value-type="float" office:value="0">
            <text:p>0</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Java</text:p>
          </table:table-cell>
          <table:table-cell office:value-type="float" office:value="0">
            <text:p>0</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Java</text:p>
          </table:table-cell>
          <table:table-cell office:value-type="float" office:value="0">
            <text:p>0</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Java</text:p>
          </table:table-cell>
          <table:table-cell office:value-type="float" office:value="0">
            <text:p>0</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Java</text:p>
          </table:table-cell>
          <table:table-cell office:value-type="float" office:value="0">
            <text:p>0</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Java</text:p>
          </table:table-cell>
          <table:table-cell office:value-type="float" office:value="0">
            <text:p>0</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Java</text:p>
          </table:table-cell>
          <table:table-cell office:value-type="float" office:value="0">
            <text:p>0</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Java</text:p>
          </table:table-cell>
          <table:table-cell office:value-type="float" office:value="0">
            <text:p>0</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Java</text:p>
          </table:table-cell>
          <table:table-cell office:value-type="float" office:value="0">
            <text:p>0</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Java</text:p>
          </table:table-cell>
          <table:table-cell office:value-type="float" office:value="0">
            <text:p>0</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Java</text:p>
          </table:table-cell>
          <table:table-cell office:value-type="float" office:value="0">
            <text:p>0</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Java</text:p>
          </table:table-cell>
          <table:table-cell office:value-type="float" office:value="0">
            <text:p>0</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Java</text:p>
          </table:table-cell>
          <table:table-cell office:value-type="float" office:value="0">
            <text:p>0</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Java</text:p>
          </table:table-cell>
          <table:table-cell office:value-type="float" office:value="0">
            <text:p>0</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Java</text:p>
          </table:table-cell>
          <table:table-cell office:value-type="float" office:value="0">
            <text:p>0</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Java</text:p>
          </table:table-cell>
          <table:table-cell office:value-type="float" office:value="0">
            <text:p>0</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Java</text:p>
          </table:table-cell>
          <table:table-cell office:value-type="float" office:value="0">
            <text:p>0</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Java</text:p>
          </table:table-cell>
          <table:table-cell office:value-type="float" office:value="0">
            <text:p>0</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Java</text:p>
          </table:table-cell>
          <table:table-cell office:value-type="float" office:value="0">
            <text:p>0</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JavaScript</text:p>
          </table:table-cell>
          <table:table-cell office:value-type="float" office:value="0">
            <text:p>0</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JavaScript</text:p>
          </table:table-cell>
          <table:table-cell office:value-type="float" office:value="1">
            <text:p>1</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JavaScript</text:p>
          </table:table-cell>
          <table:table-cell office:value-type="float" office:value="1">
            <text:p>1</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JavaScript</text:p>
          </table:table-cell>
          <table:table-cell office:value-type="float" office:value="1">
            <text:p>1</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JavaScript</text:p>
          </table:table-cell>
          <table:table-cell office:value-type="float" office:value="1">
            <text:p>1</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JavaScript</text:p>
          </table:table-cell>
          <table:table-cell office:value-type="float" office:value="0">
            <text:p>0</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JavaScript</text:p>
          </table:table-cell>
          <table:table-cell office:value-type="float" office:value="1">
            <text:p>1</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JavaScript</text:p>
          </table:table-cell>
          <table:table-cell office:value-type="float" office:value="1">
            <text:p>1</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JavaScript</text:p>
          </table:table-cell>
          <table:table-cell office:value-type="float" office:value="0">
            <text:p>0</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JavaScript</text:p>
          </table:table-cell>
          <table:table-cell office:value-type="float" office:value="1">
            <text:p>1</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JavaScript</text:p>
          </table:table-cell>
          <table:table-cell office:value-type="float" office:value="0">
            <text:p>0</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JavaScript</text:p>
          </table:table-cell>
          <table:table-cell office:value-type="float" office:value="0">
            <text:p>0</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JavaScript</text:p>
          </table:table-cell>
          <table:table-cell office:value-type="float" office:value="1">
            <text:p>1</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JavaScript</text:p>
          </table:table-cell>
          <table:table-cell office:value-type="float" office:value="0">
            <text:p>0</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JavaScript</text:p>
          </table:table-cell>
          <table:table-cell office:value-type="float" office:value="1">
            <text:p>1</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JavaScript</text:p>
          </table:table-cell>
          <table:table-cell office:value-type="float" office:value="0">
            <text:p>0</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JavaScript</text:p>
          </table:table-cell>
          <table:table-cell office:value-type="float" office:value="1">
            <text:p>1</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JavaScript</text:p>
          </table:table-cell>
          <table:table-cell office:value-type="float" office:value="1">
            <text:p>1</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JavaScript</text:p>
          </table:table-cell>
          <table:table-cell office:value-type="float" office:value="0">
            <text:p>0</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JavaScript</text:p>
          </table:table-cell>
          <table:table-cell office:value-type="float" office:value="1">
            <text:p>1</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JavaScript</text:p>
          </table:table-cell>
          <table:table-cell office:value-type="float" office:value="1">
            <text:p>1</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JavaScript</text:p>
          </table:table-cell>
          <table:table-cell office:value-type="float" office:value="1">
            <text:p>1</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JavaScript</text:p>
          </table:table-cell>
          <table:table-cell office:value-type="float" office:value="1">
            <text:p>1</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JavaScript</text:p>
          </table:table-cell>
          <table:table-cell office:value-type="float" office:value="0">
            <text:p>0</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JavaScript</text:p>
          </table:table-cell>
          <table:table-cell office:value-type="float" office:value="1">
            <text:p>1</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JavaScript</text:p>
          </table:table-cell>
          <table:table-cell office:value-type="float" office:value="1">
            <text:p>1</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PHP</text:p>
          </table:table-cell>
          <table:table-cell office:value-type="float" office:value="0">
            <text:p>0</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PHP</text:p>
          </table:table-cell>
          <table:table-cell office:value-type="float" office:value="1">
            <text:p>1</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PHP</text:p>
          </table:table-cell>
          <table:table-cell office:value-type="float" office:value="1">
            <text:p>1</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PHP</text:p>
          </table:table-cell>
          <table:table-cell office:value-type="float" office:value="0">
            <text:p>0</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PHP</text:p>
          </table:table-cell>
          <table:table-cell office:value-type="float" office:value="1">
            <text:p>1</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PHP</text:p>
          </table:table-cell>
          <table:table-cell office:value-type="float" office:value="0">
            <text:p>0</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PHP</text:p>
          </table:table-cell>
          <table:table-cell office:value-type="float" office:value="1">
            <text:p>1</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PHP</text:p>
          </table:table-cell>
          <table:table-cell office:value-type="float" office:value="1">
            <text:p>1</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PHP</text:p>
          </table:table-cell>
          <table:table-cell office:value-type="float" office:value="0">
            <text:p>0</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PHP</text:p>
          </table:table-cell>
          <table:table-cell office:value-type="float" office:value="0">
            <text:p>0</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PHP</text:p>
          </table:table-cell>
          <table:table-cell office:value-type="float" office:value="0">
            <text:p>0</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PHP</text:p>
          </table:table-cell>
          <table:table-cell office:value-type="float" office:value="0">
            <text:p>0</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PHP</text:p>
          </table:table-cell>
          <table:table-cell office:value-type="float" office:value="1">
            <text:p>1</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PHP</text:p>
          </table:table-cell>
          <table:table-cell office:value-type="float" office:value="1">
            <text:p>1</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PHP</text:p>
          </table:table-cell>
          <table:table-cell office:value-type="float" office:value="1">
            <text:p>1</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PHP</text:p>
          </table:table-cell>
          <table:table-cell office:value-type="float" office:value="0">
            <text:p>0</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PHP</text:p>
          </table:table-cell>
          <table:table-cell office:value-type="float" office:value="0">
            <text:p>0</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PHP</text:p>
          </table:table-cell>
          <table:table-cell office:value-type="float" office:value="1">
            <text:p>1</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PHP</text:p>
          </table:table-cell>
          <table:table-cell office:value-type="float" office:value="1">
            <text:p>1</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PHP</text:p>
          </table:table-cell>
          <table:table-cell office:value-type="float" office:value="1">
            <text:p>1</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PHP</text:p>
          </table:table-cell>
          <table:table-cell office:value-type="float" office:value="0">
            <text:p>0</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PHP</text:p>
          </table:table-cell>
          <table:table-cell office:value-type="float" office:value="1">
            <text:p>1</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PHP</text:p>
          </table:table-cell>
          <table:table-cell office:value-type="float" office:value="0">
            <text:p>0</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PHP</text:p>
          </table:table-cell>
          <table:table-cell office:value-type="float" office:value="1">
            <text:p>1</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PHP</text:p>
          </table:table-cell>
          <table:table-cell office:value-type="float" office:value="1">
            <text:p>1</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PHP</text:p>
          </table:table-cell>
          <table:table-cell office:value-type="float" office:value="1">
            <text:p>1</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Python</text:p>
          </table:table-cell>
          <table:table-cell office:value-type="float" office:value="1">
            <text:p>1</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Python</text:p>
          </table:table-cell>
          <table:table-cell office:value-type="float" office:value="0">
            <text:p>0</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Python</text:p>
          </table:table-cell>
          <table:table-cell office:value-type="float" office:value="0">
            <text:p>0</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Python</text:p>
          </table:table-cell>
          <table:table-cell office:value-type="float" office:value="0">
            <text:p>0</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Python</text:p>
          </table:table-cell>
          <table:table-cell office:value-type="float" office:value="0">
            <text:p>0</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Python</text:p>
          </table:table-cell>
          <table:table-cell office:value-type="float" office:value="1">
            <text:p>1</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Python</text:p>
          </table:table-cell>
          <table:table-cell office:value-type="float" office:value="0">
            <text:p>0</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Python</text:p>
          </table:table-cell>
          <table:table-cell office:value-type="float" office:value="0">
            <text:p>0</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Python</text:p>
          </table:table-cell>
          <table:table-cell office:value-type="float" office:value="1">
            <text:p>1</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Python</text:p>
          </table:table-cell>
          <table:table-cell office:value-type="float" office:value="0">
            <text:p>0</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Python</text:p>
          </table:table-cell>
          <table:table-cell office:value-type="float" office:value="1">
            <text:p>1</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Python</text:p>
          </table:table-cell>
          <table:table-cell office:value-type="float" office:value="0">
            <text:p>0</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Python</text:p>
          </table:table-cell>
          <table:table-cell office:value-type="float" office:value="0">
            <text:p>0</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Python</text:p>
          </table:table-cell>
          <table:table-cell office:value-type="float" office:value="0">
            <text:p>0</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Python</text:p>
          </table:table-cell>
          <table:table-cell office:value-type="float" office:value="0">
            <text:p>0</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Python</text:p>
          </table:table-cell>
          <table:table-cell office:value-type="float" office:value="0">
            <text:p>0</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Python</text:p>
          </table:table-cell>
          <table:table-cell office:value-type="float" office:value="0">
            <text:p>0</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Python</text:p>
          </table:table-cell>
          <table:table-cell office:value-type="float" office:value="0">
            <text:p>0</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Python</text:p>
          </table:table-cell>
          <table:table-cell office:value-type="float" office:value="0">
            <text:p>0</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Python</text:p>
          </table:table-cell>
          <table:table-cell office:value-type="float" office:value="0">
            <text:p>0</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Python</text:p>
          </table:table-cell>
          <table:table-cell office:value-type="float" office:value="0">
            <text:p>0</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Python</text:p>
          </table:table-cell>
          <table:table-cell office:value-type="float" office:value="0">
            <text:p>0</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Python</text:p>
          </table:table-cell>
          <table:table-cell office:value-type="float" office:value="0">
            <text:p>0</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Python</text:p>
          </table:table-cell>
          <table:table-cell office:value-type="float" office:value="0">
            <text:p>0</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Python</text:p>
          </table:table-cell>
          <table:table-cell office:value-type="float" office:value="0">
            <text:p>0</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Python</text:p>
          </table:table-cell>
          <table:table-cell office:value-type="float" office:value="0">
            <text:p>0</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Ruby</text:p>
          </table:table-cell>
          <table:table-cell office:value-type="float" office:value="0">
            <text:p>0</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Ruby</text:p>
          </table:table-cell>
          <table:table-cell office:value-type="float" office:value="0">
            <text:p>0</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Ruby</text:p>
          </table:table-cell>
          <table:table-cell office:value-type="float" office:value="0">
            <text:p>0</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Ruby</text:p>
          </table:table-cell>
          <table:table-cell office:value-type="float" office:value="0">
            <text:p>0</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Ruby</text:p>
          </table:table-cell>
          <table:table-cell office:value-type="float" office:value="0">
            <text:p>0</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Ruby</text:p>
          </table:table-cell>
          <table:table-cell office:value-type="float" office:value="0">
            <text:p>0</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Ruby</text:p>
          </table:table-cell>
          <table:table-cell office:value-type="float" office:value="0">
            <text:p>0</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Ruby</text:p>
          </table:table-cell>
          <table:table-cell office:value-type="float" office:value="0">
            <text:p>0</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Ruby</text:p>
          </table:table-cell>
          <table:table-cell office:value-type="float" office:value="0">
            <text:p>0</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Ruby</text:p>
          </table:table-cell>
          <table:table-cell office:value-type="float" office:value="0">
            <text:p>0</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Ruby</text:p>
          </table:table-cell>
          <table:table-cell office:value-type="float" office:value="0">
            <text:p>0</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Ruby</text:p>
          </table:table-cell>
          <table:table-cell office:value-type="float" office:value="0">
            <text:p>0</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Ruby</text:p>
          </table:table-cell>
          <table:table-cell office:value-type="float" office:value="0">
            <text:p>0</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Ruby</text:p>
          </table:table-cell>
          <table:table-cell office:value-type="float" office:value="0">
            <text:p>0</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Ruby</text:p>
          </table:table-cell>
          <table:table-cell office:value-type="float" office:value="0">
            <text:p>0</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Ruby</text:p>
          </table:table-cell>
          <table:table-cell office:value-type="float" office:value="0">
            <text:p>0</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Ruby</text:p>
          </table:table-cell>
          <table:table-cell office:value-type="float" office:value="0">
            <text:p>0</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Ruby</text:p>
          </table:table-cell>
          <table:table-cell office:value-type="float" office:value="0">
            <text:p>0</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Ruby</text:p>
          </table:table-cell>
          <table:table-cell office:value-type="float" office:value="0">
            <text:p>0</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Ruby</text:p>
          </table:table-cell>
          <table:table-cell office:value-type="float" office:value="0">
            <text:p>0</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Ruby</text:p>
          </table:table-cell>
          <table:table-cell office:value-type="float" office:value="0">
            <text:p>0</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Ruby</text:p>
          </table:table-cell>
          <table:table-cell office:value-type="float" office:value="0">
            <text:p>0</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Ruby</text:p>
          </table:table-cell>
          <table:table-cell office:value-type="float" office:value="0">
            <text:p>0</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Ruby</text:p>
          </table:table-cell>
          <table:table-cell office:value-type="float" office:value="0">
            <text:p>0</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Ruby</text:p>
          </table:table-cell>
          <table:table-cell office:value-type="float" office:value="0">
            <text:p>0</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Ruby</text:p>
          </table:table-cell>
          <table:table-cell office:value-type="float" office:value="0">
            <text:p>0</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XSLT</text:p>
          </table:table-cell>
          <table:table-cell office:value-type="float" office:value="0">
            <text:p>0</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XSLT</text:p>
          </table:table-cell>
          <table:table-cell office:value-type="float" office:value="0">
            <text:p>0</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XSLT</text:p>
          </table:table-cell>
          <table:table-cell office:value-type="float" office:value="0">
            <text:p>0</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XSLT</text:p>
          </table:table-cell>
          <table:table-cell office:value-type="float" office:value="0">
            <text:p>0</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XSLT</text:p>
          </table:table-cell>
          <table:table-cell office:value-type="float" office:value="0">
            <text:p>0</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XSLT</text:p>
          </table:table-cell>
          <table:table-cell office:value-type="float" office:value="0">
            <text:p>0</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XSLT</text:p>
          </table:table-cell>
          <table:table-cell office:value-type="float" office:value="0">
            <text:p>0</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XSLT</text:p>
          </table:table-cell>
          <table:table-cell office:value-type="float" office:value="0">
            <text:p>0</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XSLT</text:p>
          </table:table-cell>
          <table:table-cell office:value-type="float" office:value="0">
            <text:p>0</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XSLT</text:p>
          </table:table-cell>
          <table:table-cell office:value-type="float" office:value="0">
            <text:p>0</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XSLT</text:p>
          </table:table-cell>
          <table:table-cell office:value-type="float" office:value="0">
            <text:p>0</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XSLT</text:p>
          </table:table-cell>
          <table:table-cell office:value-type="float" office:value="0">
            <text:p>0</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XSLT</text:p>
          </table:table-cell>
          <table:table-cell office:value-type="float" office:value="0">
            <text:p>0</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XSLT</text:p>
          </table:table-cell>
          <table:table-cell office:value-type="float" office:value="0">
            <text:p>0</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XSLT</text:p>
          </table:table-cell>
          <table:table-cell office:value-type="float" office:value="0">
            <text:p>0</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XSLT</text:p>
          </table:table-cell>
          <table:table-cell office:value-type="float" office:value="0">
            <text:p>0</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XSLT</text:p>
          </table:table-cell>
          <table:table-cell office:value-type="float" office:value="0">
            <text:p>0</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XSLT</text:p>
          </table:table-cell>
          <table:table-cell office:value-type="float" office:value="0">
            <text:p>0</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XSLT</text:p>
          </table:table-cell>
          <table:table-cell office:value-type="float" office:value="0">
            <text:p>0</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XSLT</text:p>
          </table:table-cell>
          <table:table-cell office:value-type="float" office:value="0">
            <text:p>0</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XSLT</text:p>
          </table:table-cell>
          <table:table-cell office:value-type="float" office:value="0">
            <text:p>0</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XSLT</text:p>
          </table:table-cell>
          <table:table-cell office:value-type="float" office:value="0">
            <text:p>0</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XSLT</text:p>
          </table:table-cell>
          <table:table-cell office:value-type="float" office:value="0">
            <text:p>0</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XSLT</text:p>
          </table:table-cell>
          <table:table-cell office:value-type="float" office:value="0">
            <text:p>0</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XSLT</text:p>
          </table:table-cell>
          <table:table-cell office:value-type="float" office:value="0">
            <text:p>0</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XSLT</text:p>
          </table:table-cell>
          <table:table-cell office:value-type="float" office:value="0">
            <text:p>0</text:p>
          </table:table-cell>
        </table:table-row>
      </table:table>
      <table:table table:name="Pivot Table_Q9_1" table:style-name="ta1">
        <office:forms form:automatic-focus="false" form:apply-design-mode="false"/>
        <table:table-column table:style-name="co137" table:default-cell-style-name="Default"/>
        <table:table-column table:style-name="co46" table:number-columns-repeated="7" table:default-cell-style-name="Default"/>
        <table:table-row table:style-name="ro3">
          <table:table-cell office:value-type="string">
            <text:p>Filter</text:p>
          </table:table-cell>
          <table:table-cell table:number-columns-repeated="7"/>
        </table:table-row>
        <table:table-row table:style-name="ro3">
          <table:table-cell table:number-columns-repeated="8"/>
        </table:table-row>
        <table:table-row table:style-name="ro3">
          <table:table-cell table:style-name="ce36" office:value-type="string">
            <text:p>LANGUAGE</text:p>
          </table:table-cell>
          <table:table-cell table:style-name="ce12" table:number-columns-repeated="6"/>
          <table:table-cell table:style-name="ce16"/>
        </table:table-row>
        <table:table-row table:style-name="ro3">
          <table:table-cell table:style-name="ce37" office:value-type="string">
            <text:p>C#</text:p>
          </table:table-cell>
          <table:table-cell table:style-name="ce13" office:value-type="string">
            <text:p>HTML5</text:p>
          </table:table-cell>
          <table:table-cell table:style-name="ce13" office:value-type="string">
            <text:p>Java</text:p>
          </table:table-cell>
          <table:table-cell table:style-name="ce13" office:value-type="string">
            <text:p>JavaScript</text:p>
          </table:table-cell>
          <table:table-cell table:style-name="ce13" office:value-type="string">
            <text:p>PHP</text:p>
          </table:table-cell>
          <table:table-cell table:style-name="ce13" office:value-type="string">
            <text:p>Python</text:p>
          </table:table-cell>
          <table:table-cell table:style-name="ce13" office:value-type="string">
            <text:p>Ruby</text:p>
          </table:table-cell>
          <table:table-cell table:style-name="ce17" office:value-type="string">
            <text:p>XSLT</text:p>
          </table:table-cell>
        </table:table-row>
        <table:table-row table:style-name="ro3">
          <table:table-cell table:style-name="ce38" office:value-type="float" office:value="2">
            <text:p>2</text:p>
          </table:table-cell>
          <table:table-cell table:style-name="ce39" office:value-type="float" office:value="11">
            <text:p>11</text:p>
          </table:table-cell>
          <table:table-cell table:style-name="ce39" office:value-type="float" office:value="2">
            <text:p>2</text:p>
          </table:table-cell>
          <table:table-cell table:style-name="ce39" office:value-type="float" office:value="17">
            <text:p>17</text:p>
          </table:table-cell>
          <table:table-cell table:style-name="ce39" office:value-type="float" office:value="15">
            <text:p>15</text:p>
          </table:table-cell>
          <table:table-cell table:style-name="ce39" office:value-type="float" office:value="4">
            <text:p>4</text:p>
          </table:table-cell>
          <table:table-cell table:style-name="ce39" office:value-type="float" office:value="0">
            <text:p>0</text:p>
          </table:table-cell>
          <table:table-cell table:style-name="ce40" office:value-type="float" office:value="0">
            <text:p>0</text:p>
          </table:table-cell>
        </table:table-row>
      </table:table>
      <table:table table:name="Q9 LaTeX - NEW" table:style-name="ta1">
        <office:forms form:automatic-focus="false" form:apply-design-mode="false"/>
        <table:table-column table:style-name="co139" table:default-cell-style-name="Default"/>
        <table:table-column table:style-name="co46" table:number-columns-repeated="7" table:default-cell-style-name="Default"/>
        <table:table-row table:style-name="ro2">
          <table:table-cell/>
          <table:table-cell office:value-type="string">
            <text:p>C#</text:p>
          </table:table-cell>
          <table:table-cell office:value-type="string">
            <text:p>HTML5</text:p>
          </table:table-cell>
          <table:table-cell office:value-type="string">
            <text:p>Java</text:p>
          </table:table-cell>
          <table:table-cell office:value-type="string">
            <text:p>JavaScript</text:p>
          </table:table-cell>
          <table:table-cell office:value-type="string">
            <text:p>PHP</text:p>
          </table:table-cell>
          <table:table-cell office:value-type="string">
            <text:p>Python</text:p>
          </table:table-cell>
          <table:table-cell/>
        </table:table-row>
        <table:table-row table:style-name="ro2">
          <table:table-cell table:number-columns-repeated="7"/>
          <table:table-cell table:style-name="ce21" table:formula="of:=CONCATENATE(&quot;\cline{1-8} {\textbf{&quot;;; &quot;}} &amp; \multicolumn{6}{c}{\textbf{&quot;; [.A3]; &quot;}} &amp; {} \\ \cline{1-8}&quot;)" office:value-type="string" office:string-value="\cline{1-8} {\textbf{}} &amp; \multicolumn{6}{c}{\textbf{Which programming languages did you use to implement your service?}} &amp; {} \\ \cline{1-8}">
            <text:p>\cline{1-8} {\textbf{}} &amp; \multicolumn{6}{c}{\textbf{Which programming languages did you use to implement your service?}} &amp; {} \\ \cline{1-8}</text:p>
          </table:table-cell>
        </table:table-row>
        <table:table-row table:style-name="ro2">
          <table:table-cell office:value-type="string">
            <text:p>Which programming languages did you use to implement your service?</text:p>
          </table:table-cell>
          <table:table-cell office:value-type="float" office:value="2">
            <text:p>2</text:p>
          </table:table-cell>
          <table:table-cell office:value-type="float" office:value="11">
            <text:p>11</text:p>
          </table:table-cell>
          <table:table-cell office:value-type="float" office:value="2">
            <text:p>2</text:p>
          </table:table-cell>
          <table:table-cell office:value-type="float" office:value="17">
            <text:p>17</text:p>
          </table:table-cell>
          <table:table-cell office:value-type="float" office:value="15">
            <text:p>15</text:p>
          </table:table-cell>
          <table:table-cell office:value-type="float" office:value="4">
            <text:p>4</text:p>
          </table:table-cell>
          <table:table-cell table:style-name="ce21" table:formula="of:=CONCATENATE(&quot;{&quot;;;&quot;} &amp; &quot;;&quot;{&quot;;[.B3];&quot;} &amp; &quot;;&quot;{&quot;;[.C3];&quot;} &amp; &quot;;&quot;{&quot;;[.D3];&quot;} &amp; &quot;;&quot;{&quot;;[.E3];&quot;} &amp; &quot;;&quot;{&quot;;[.F3];&quot;} &amp; &quot;; &quot;{&quot;;[.G3];&quot;} \\ \cline{1-8}&quot;)" office:value-type="string" office:string-value="{} &amp; {2} &amp; {11} &amp; {2} &amp; {17} &amp; {15} &amp; {4} \\ \cline{1-8}">
            <text:p>{} &amp; {2} &amp; {11} &amp; {2} &amp; {17} &amp; {15} &amp; {4} \\ \cline{1-8}</text:p>
          </table:table-cell>
        </table:table-row>
        <table:table-row table:style-name="ro2" table:number-rows-repeated="2">
          <table:table-cell table:number-columns-repeated="8"/>
        </table:table-row>
        <table:table-row table:style-name="ro2">
          <table:table-cell/>
          <table:table-cell office:value-type="string">
            <text:p>Yes</text:p>
          </table:table-cell>
          <table:table-cell table:number-columns-repeated="2"/>
          <table:table-cell office:value-type="string">
            <text:p>No</text:p>
          </table:table-cell>
          <table:table-cell table:number-columns-repeated="3"/>
        </table:table-row>
      </table:table>
      <table:table table:name="Q10"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5" table:default-cell-style-name="Default"/>
        <table:table-column table:style-name="co36" table:default-cell-style-name="Default"/>
        <table:table-row table:style-name="ro4">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row>
        <table:table-row table:style-name="ro4">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Yes</text:p>
          </table:table-cell>
          <table:table-cell office:value-type="string">
            <text:p>It stores the metadata and models the data.</text:p>
          </table:table-cell>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No</text:p>
          </table:table-cell>
          <table:table-cell/>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No</text:p>
          </table:table-cell>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No</text:p>
          </table:table-cell>
          <table:table-cell/>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Yes</text:p>
          </table:table-cell>
          <table:table-cell office:value-type="string">
            <text:p>To store annotations</text:p>
          </table:table-cell>
        </table:table-row>
        <table:table-row table:style-name="ro4">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Yes</text:p>
          </table:table-cell>
          <table:table-cell office:value-type="string">
            <text:p>Prepopulated database with all the metadata of archive</text:p>
          </table:table-cell>
        </table:table-row>
        <table:table-row table:style-name="ro4">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Yes</text:p>
          </table:table-cell>
          <table:table-cell office:value-type="string">
            <text:p>Store annotation data in a mySQL database</text:p>
          </table:table-cell>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No</text:p>
          </table:table-cell>
          <table:table-cell/>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Yes</text:p>
          </table:table-cell>
          <table:table-cell office:value-type="string">
            <text:p>Stores translation data, user data and data read in from the XML</text:p>
          </table:table-cell>
        </table:table-row>
        <table:table-row table:style-name="ro4">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Yes</text:p>
          </table:table-cell>
          <table:table-cell office:value-type="string">
            <text:p>MongoDB helps us query and easily access the data required while still maintaining some of the structure of the files</text:p>
          </table:table-cell>
        </table:table-row>
        <table:table-row table:style-name="ro4">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Yes</text:p>
          </table:table-cell>
          <table:table-cell office:value-type="string">
            <text:p>the DB stored the metadata </text:p>
          </table:table-cell>
        </table:table-row>
        <table:table-row table:style-name="ro4">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Yes</text:p>
          </table:table-cell>
          <table:table-cell office:value-type="string">
            <text:p>We used Sencha Touch</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No</text:p>
          </table:table-cell>
          <table:table-cell/>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No</text:p>
          </table:table-cell>
          <table:table-cell/>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No</text:p>
          </table:table-cell>
          <table:table-cell/>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No</text:p>
          </table:table-cell>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No</text:p>
          </table:table-cell>
          <table:table-cell/>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Yes</text:p>
          </table:table-cell>
          <table:table-cell office:value-type="string">
            <text:p>we used a file-based where we store the images that the user had chosen, so we only stored the path</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No</text:p>
          </table:table-cell>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No</text:p>
          </table:table-cell>
          <table:table-cell/>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No</text:p>
          </table:table-cell>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No</text:p>
          </table:table-cell>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Yes</text:p>
          </table:table-cell>
          <table:table-cell office:value-type="string">
            <text:p>stores the data</text:p>
          </table:table-cell>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No</text:p>
          </table:table-cell>
          <table:table-cell/>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No</text:p>
          </table:table-cell>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Yes</text:p>
          </table:table-cell>
          <table:table-cell office:value-type="string">
            <text:p>A laptop was the server that hosted all the content.</text:p>
          </table:table-cell>
        </table:table-row>
        <table:table-row table:style-name="ro2" table:number-rows-repeated="1048548">
          <table:table-cell table:number-columns-repeated="8"/>
        </table:table-row>
        <table:table-row table:style-name="ro2">
          <table:table-cell table:number-columns-repeated="8"/>
        </table:table-row>
      </table:table>
      <table:table table:name="Pivot Table_Q10_2" table:style-name="ta1">
        <office:forms form:automatic-focus="false" form:apply-design-mode="false"/>
        <table:table-column table:style-name="co46" table:default-cell-style-name="ce42"/>
        <table:table-column table:style-name="co140" table:default-cell-style-name="ce46"/>
        <table:table-column table:style-name="co46" table:default-cell-style-name="ce51"/>
        <table:table-row table:style-name="ro3">
          <table:table-cell table:style-name="Default" office:value-type="string">
            <text:p>Filter</text:p>
          </table:table-cell>
          <table:table-cell table:style-name="Default" table:number-columns-repeated="2"/>
        </table:table-row>
        <table:table-row table:style-name="ro3">
          <table:table-cell table:style-name="Default" table:number-columns-repeated="3"/>
        </table:table-row>
        <table:table-row table:style-name="ro3">
          <table:table-cell table:style-name="ce36" office:value-type="string">
            <text:p>Which programming assignment group were you a member of?</text:p>
          </table:table-cell>
          <table:table-cell table:style-name="ce7" office:value-type="string">
            <text:p>Does the Web service you implemented make use of an additional backend tools (i.e. database)?</text:p>
          </table:table-cell>
          <table:table-cell table:style-name="ce48"/>
        </table:table-row>
        <table:table-row table:style-name="ro3">
          <table:table-cell table:style-name="ce4" office:value-type="string">
            <text:p>Group 1</text:p>
          </table:table-cell>
          <table:table-cell table:style-name="ce44" office:value-type="string">
            <text:p>No</text:p>
          </table:table-cell>
          <table:table-cell table:style-name="ce49"/>
        </table:table-row>
        <table:table-row table:style-name="ro3">
          <table:table-cell table:style-name="ce41"/>
          <table:table-cell table:style-name="ce45" office:value-type="string">
            <text:p>Yes</text:p>
          </table:table-cell>
          <table:table-cell table:style-name="ce50"/>
        </table:table-row>
        <table:table-row table:style-name="ro3">
          <table:table-cell office:value-type="string">
            <text:p>Group 10</text:p>
          </table:table-cell>
          <table:table-cell office:value-type="string">
            <text:p>No</text:p>
          </table:table-cell>
          <table:table-cell/>
        </table:table-row>
        <table:table-row table:style-name="ro3">
          <table:table-cell office:value-type="string">
            <text:p>Group 11</text:p>
          </table:table-cell>
          <table:table-cell office:value-type="string">
            <text:p>No</text:p>
          </table:table-cell>
          <table:table-cell/>
        </table:table-row>
        <table:table-row table:style-name="ro3">
          <table:table-cell office:value-type="string">
            <text:p>Group 12</text:p>
          </table:table-cell>
          <table:table-cell office:value-type="string">
            <text:p>No</text:p>
          </table:table-cell>
          <table:table-cell/>
        </table:table-row>
        <table:table-row table:style-name="ro3">
          <table:table-cell table:style-name="ce4" office:value-type="string">
            <text:p>Group 2</text:p>
          </table:table-cell>
          <table:table-cell table:style-name="ce44" office:value-type="string">
            <text:p>No</text:p>
          </table:table-cell>
          <table:table-cell table:style-name="ce49"/>
        </table:table-row>
        <table:table-row table:style-name="ro3">
          <table:table-cell table:style-name="ce41"/>
          <table:table-cell table:style-name="ce45" office:value-type="string">
            <text:p>Yes</text:p>
          </table:table-cell>
          <table:table-cell table:style-name="ce50"/>
        </table:table-row>
        <table:table-row table:style-name="ro3">
          <table:table-cell office:value-type="string">
            <text:p>Group 3</text:p>
          </table:table-cell>
          <table:table-cell office:value-type="string">
            <text:p>No</text:p>
          </table:table-cell>
          <table:table-cell/>
        </table:table-row>
        <table:table-row table:style-name="ro3">
          <table:table-cell office:value-type="string">
            <text:p>Group 4</text:p>
          </table:table-cell>
          <table:table-cell office:value-type="string">
            <text:p>Yes</text:p>
          </table:table-cell>
          <table:table-cell/>
        </table:table-row>
        <table:table-row table:style-name="ro3">
          <table:table-cell office:value-type="string">
            <text:p>Group 5</text:p>
          </table:table-cell>
          <table:table-cell office:value-type="string">
            <text:p>Yes</text:p>
          </table:table-cell>
          <table:table-cell/>
        </table:table-row>
        <table:table-row table:style-name="ro3">
          <table:table-cell office:value-type="string">
            <text:p>Group 6</text:p>
          </table:table-cell>
          <table:table-cell office:value-type="string">
            <text:p>Yes</text:p>
          </table:table-cell>
          <table:table-cell/>
        </table:table-row>
        <table:table-row table:style-name="ro3">
          <table:table-cell office:value-type="string">
            <text:p>Group 7</text:p>
          </table:table-cell>
          <table:table-cell office:value-type="string">
            <text:p>No</text:p>
          </table:table-cell>
          <table:table-cell/>
        </table:table-row>
        <table:table-row table:style-name="ro3">
          <table:table-cell office:value-type="string">
            <text:p>Group 8</text:p>
          </table:table-cell>
          <table:table-cell office:value-type="string">
            <text:p>Yes</text:p>
          </table:table-cell>
          <table:table-cell/>
        </table:table-row>
        <table:table-row table:style-name="ro3">
          <table:table-cell office:value-type="string">
            <text:p>Group 9</text:p>
          </table:table-cell>
          <table:table-cell office:value-type="string">
            <text:p>No</text:p>
          </table:table-cell>
          <table:table-cell/>
        </table:table-row>
        <table:table-row table:style-name="ro3">
          <table:table-cell table:style-name="ce43" office:value-type="string">
            <text:p>Total Result</text:p>
          </table:table-cell>
          <table:table-cell table:style-name="ce47"/>
          <table:table-cell table:style-name="ce35"/>
        </table:table-row>
      </table:table>
      <table:table table:name="Pivot Table_Q10_1" table:style-name="ta1">
        <office:forms form:automatic-focus="false" form:apply-design-mode="false"/>
        <table:table-column table:style-name="co141" table:default-cell-style-name="Default"/>
        <table:table-column table:style-name="co46" table:default-cell-style-name="Default"/>
        <table:table-row table:style-name="ro3">
          <table:table-cell office:value-type="string">
            <text:p>Filter</text:p>
          </table:table-cell>
          <table:table-cell/>
        </table:table-row>
        <table:table-row table:style-name="ro3">
          <table:table-cell table:number-columns-repeated="2"/>
        </table:table-row>
        <table:table-row table:style-name="ro3">
          <table:table-cell table:style-name="ce36" office:value-type="string">
            <text:p>Does the Web service you implemented make use of an additional backend tools (i.e. database)?</text:p>
          </table:table-cell>
          <table:table-cell table:style-name="ce16"/>
        </table:table-row>
        <table:table-row table:style-name="ro3">
          <table:table-cell table:style-name="ce37" office:value-type="string">
            <text:p>No</text:p>
          </table:table-cell>
          <table:table-cell table:style-name="ce17" office:value-type="string">
            <text:p>Yes</text:p>
          </table:table-cell>
        </table:table-row>
        <table:table-row table:style-name="ro3">
          <table:table-cell table:style-name="ce38" office:value-type="float" office:value="15">
            <text:p>15</text:p>
          </table:table-cell>
          <table:table-cell table:style-name="ce40" office:value-type="float" office:value="11">
            <text:p>11</text:p>
          </table:table-cell>
        </table:table-row>
      </table:table>
      <table:table table:name="Q10 LaTeX - NEW" table:style-name="ta1">
        <office:forms form:automatic-focus="false" form:apply-design-mode="false"/>
        <table:table-column table:style-name="co46" table:number-columns-repeated="4" table:default-cell-style-name="Default"/>
        <table:table-row table:style-name="ro2">
          <table:table-cell/>
          <table:table-cell office:value-type="string">
            <text:p>Yes</text:p>
          </table:table-cell>
          <table:table-cell office:value-type="string">
            <text:p>No</text:p>
          </table:table-cell>
          <table:table-cell/>
        </table:table-row>
        <table:table-row table:style-name="ro2">
          <table:table-cell table:number-columns-repeated="3"/>
          <table:table-cell table:formula="of:=CONCATENATE(&quot;\cline{1-4} {\textbf{&quot;;; &quot;}} &amp; \multicolumn{2}{c}{\textbf{&quot;; [.A3]; &quot;}} &amp; {} \\ \cline{1-4}&quot;)" office:value-type="string" office:string-value="\cline{1-4} {\textbf{}} &amp; \multicolumn{2}{c}{\textbf{Does the Web service you implemented make use of an additional backend tools (i.e. database)?}} &amp; {} \\ \cline{1-4}">
            <text:p>\cline{1-4} {\textbf{}} &amp; \multicolumn{2}{c}{\textbf{Does the Web service you implemented make use of an additional backend tools (i.e. database)?}} &amp; {} \\ \cline{1-4}</text:p>
          </table:table-cell>
        </table:table-row>
        <table:table-row table:style-name="ro1">
          <table:table-cell office:value-type="string">
            <text:p>Does the Web service you implemented make use of an additional backend tools (i.e. database)?</text:p>
          </table:table-cell>
          <table:table-cell office:value-type="float" office:value="11">
            <text:p>11</text:p>
          </table:table-cell>
          <table:table-cell office:value-type="float" office:value="15">
            <text:p>15</text:p>
          </table:table-cell>
          <table:table-cell table:formula="of:=CONCATENATE(&quot;{&quot;;;&quot;} &amp; &quot;;&quot;{&quot;;[.B3];&quot;} &amp; &quot;; &quot;{&quot;;[.C3];&quot;} &amp; {} \\ \cline{1-4}&quot;)" office:value-type="string" office:string-value="{} &amp; {11} &amp; {15} &amp; {} \\ \cline{1-4}">
            <text:p>{} &amp; {11} &amp; {15} &amp; {} \\ \cline{1-4}</text:p>
          </table:table-cell>
        </table:table-row>
        <table:table-row table:style-name="ro2" table:number-rows-repeated="1048572">
          <table:table-cell table:number-columns-repeated="4"/>
        </table:table-row>
        <table:table-row table:style-name="ro2">
          <table:table-cell table:number-columns-repeated="4"/>
        </table:table-row>
      </table:table>
      <table:table table:name="Q11" table:style-name="ta1">
        <office:forms form:automatic-focus="false" form:apply-design-mode="false"/>
        <table:table-column table:style-name="co1" table:default-cell-style-name="Default"/>
        <table:table-column table:style-name="co116" table:default-cell-style-name="Default"/>
        <table:table-column table:style-name="co3" table:default-cell-style-name="ce1"/>
        <table:table-column table:style-name="co4" table:default-cell-style-name="Default"/>
        <table:table-column table:style-name="co108" table:default-cell-style-name="Default"/>
        <table:table-column table:style-name="co109" table:default-cell-style-name="Default"/>
        <table:table-column table:style-name="co142" table:default-cell-style-name="Default"/>
        <table:table-column table:style-name="co125" table:default-cell-style-name="Default"/>
        <table:table-row table:style-name="ro2">
          <table:table-cell office:value-type="string">
            <text:p>ID</text:p>
          </table:table-cell>
          <table:table-cell office:value-type="string">
            <text:p>COMPLETED</text:p>
          </table:table-cell>
          <table:table-cell table:style-name="Default" office:value-type="string">
            <text:p>TIME</text:p>
          </table:table-cell>
          <table:table-cell office:value-type="string">
            <text:p>IP</text:p>
          </table:table-cell>
          <table:table-cell office:value-type="string">
            <text:p>CONSENT</text:p>
          </table:table-cell>
          <table:table-cell office:value-type="string">
            <text:p>GROUP</text:p>
          </table:table-cell>
          <table:table-cell office:value-type="string">
            <text:p>QUESTION</text:p>
          </table:table-cell>
          <table:table-cell office:value-type="string">
            <text:p>RESPONSE</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Disagree</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Disagree</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Agree</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Disagree</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Strongly Disagree</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Agree</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Strongly Disagree</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Strongly Disagree</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Strongly Disagree</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Disagree</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Strongly Disagree</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Agree</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Disagree</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Strongly Agree</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Neutral</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Disagree</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relation to the programming languages used, to what degree do you agree with the following? [The metadata file format was easy to parse]</text:p>
          </table:table-cell>
          <table:table-cell office:value-type="string">
            <text:p>Disagree</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metadata file format was easy to parse]</text:p>
          </table:table-cell>
          <table:table-cell office:value-type="string">
            <text:p>Disagree</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programming languages used, to what degree do you agree with the following? [The metadata file format was easy to parse]</text:p>
          </table:table-cell>
          <table:table-cell office:value-type="string">
            <text:p>Strongly Agree</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relation to the programming languages used, to what degree do you agree with the following? [The metadata file format was easy to parse]</text:p>
          </table:table-cell>
          <table:table-cell office:value-type="string">
            <text:p>Disagree</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relation to the programming languages used, to what degree do you agree with the following? [The metadata file format was easy to parse]</text:p>
          </table:table-cell>
          <table:table-cell office:value-type="string">
            <text:p>Neutral</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relation to the programming languages used, to what degree do you agree with the following? [The metadata file format was easy to parse]</text:p>
          </table:table-cell>
          <table:table-cell office:value-type="string">
            <text:p>Strongly Agree</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programming languages used, to what degree do you agree with the following? [The metadata file format was easy to parse]</text:p>
          </table:table-cell>
          <table:table-cell office:value-type="string">
            <text:p>Disagree</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relation to the programming languages used, to what degree do you agree with the following? [The metadata file format was easy to parse]</text:p>
          </table:table-cell>
          <table:table-cell office:value-type="string">
            <text:p>Neutral</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metadata file format was easy to parse]</text:p>
          </table:table-cell>
          <table:table-cell office:value-type="string">
            <text:p>Neutral</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relation to the programming languages used, to what degree do you agree with the following? [The metadata file format was easy to parse]</text:p>
          </table:table-cell>
          <table:table-cell office:value-type="string">
            <text:p>Disagree</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relation to the programming languages used, to what degree do you agree with the following? [The metadata file format was easy to parse]</text:p>
          </table:table-cell>
          <table:table-cell office:value-type="string">
            <text:p>Agree</text:p>
          </table:table-cell>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relation to the programming languages used, to what degree do you agree with the following? [The directory hierarchical structure was easy to process]</text:p>
          </table:table-cell>
          <table:table-cell office:value-type="string">
            <text:p>Disagree</text:p>
          </table:table-cell>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directory hierarchical structure was easy to process]</text:p>
          </table:table-cell>
          <table:table-cell office:value-type="string">
            <text:p>Neutral</text:p>
          </table:table-cell>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directory hierarchical structure was easy to process]</text:p>
          </table:table-cell>
          <table:table-cell office:value-type="string">
            <text:p>Neutral</text:p>
          </table:table-cell>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programming languages used, to what degree do you agree with the following? [The directory hierarchical structure was easy to process]</text:p>
          </table:table-cell>
          <table:table-cell office:value-type="string">
            <text:p>Strongly Agree</text:p>
          </table:table-cell>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relation to the programming languages used, to what degree do you agree with the following? [The directory hierarchical structure was easy to process]</text:p>
          </table:table-cell>
          <table:table-cell office:value-type="string">
            <text:p>Neutral</text:p>
          </table:table-cell>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relation to the programming languages used, to what degree do you agree with the following? [The directory hierarchical structure was easy to process]</text:p>
          </table:table-cell>
          <table:table-cell office:value-type="string">
            <text:p>Neutral</text:p>
          </table:table-cell>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relation to the programming languages used, to what degree do you agree with the following? [The directory hierarchical structure was easy to process]</text:p>
          </table:table-cell>
          <table:table-cell office:value-type="string">
            <text:p>Neutral</text:p>
          </table:table-cell>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relation to the programming languages used, to what degree do you agree with the following? [The directory hierarchical structure was easy to process]</text:p>
          </table:table-cell>
          <table:table-cell office:value-type="string">
            <text:p>Strongly Agree</text:p>
          </table:table-cell>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relation to the programming languages used, to what degree do you agree with the following? [The directory hierarchical structure was easy to process]</text:p>
          </table:table-cell>
          <table:table-cell office:value-type="string">
            <text:p>Strongly Agree</text:p>
          </table:table-cell>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relation to the programming languages used, to what degree do you agree with the following? [The directory hierarchical structure was easy to process]</text:p>
          </table:table-cell>
          <table:table-cell office:value-type="string">
            <text:p>Neutral</text:p>
          </table:table-cell>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directory hierarchical structure was easy to process]</text:p>
          </table:table-cell>
          <table:table-cell office:value-type="string">
            <text:p>Strongly Agree</text:p>
          </table:table-cell>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relation to the programming languages used, to what degree do you agree with the following? [The directory hierarchical structure was easy to process]</text:p>
          </table:table-cell>
          <table:table-cell office:value-type="string">
            <text:p>Agree</text:p>
          </table:table-cell>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relation to the programming languages used, to what degree do you agree with the following? [The directory hierarchical structure was easy to process]</text:p>
          </table:table-cell>
          <table:table-cell office:value-type="string">
            <text:p>Disagree</text:p>
          </table:table-cell>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relation to the programming languages used, to what degree do you agree with the following? [The directory hierarchical structure was easy to process]</text:p>
          </table:table-cell>
          <table:table-cell office:value-type="string">
            <text:p>Strongly Agree</text:p>
          </table:table-cell>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relation to the programming languages used, to what degree do you agree with the following? [The directory hierarchical structure was easy to process]</text:p>
          </table:table-cell>
          <table:table-cell office:value-type="string">
            <text:p>Disagree</text:p>
          </table:table-cell>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relation to the programming languages used, to what degree do you agree with the following? [The directory hierarchical structure was easy to process]</text:p>
          </table:table-cell>
          <table:table-cell office:value-type="string">
            <text:p>Neutral</text:p>
          </table:table-cell>
        </table:table-row>
      </table:table>
      <table:table table:name="Pivot Table_Q11_1" table:style-name="ta1">
        <office:forms form:automatic-focus="false" form:apply-design-mode="false"/>
        <table:table-column table:style-name="co46" table:number-columns-repeated="6" table:default-cell-style-name="Default"/>
        <table:table-row table:style-name="ro3">
          <table:table-cell office:value-type="string">
            <text:p>Filter</text:p>
          </table:table-cell>
          <table:table-cell table:number-columns-repeated="5"/>
        </table:table-row>
        <table:table-row table:style-name="ro3">
          <table:table-cell table:number-columns-repeated="6"/>
        </table:table-row>
        <table:table-row table:style-name="ro3">
          <table:table-cell table:style-name="ce2" office:value-type="string">
            <text:p>Count - ID</text:p>
          </table:table-cell>
          <table:table-cell table:style-name="ce7" office:value-type="string">
            <text:p>RESPONSE</text:p>
          </table:table-cell>
          <table:table-cell table:style-name="ce12" table:number-columns-repeated="3"/>
          <table:table-cell table:style-name="ce16"/>
        </table:table-row>
        <table:table-row table:style-name="ro3">
          <table:table-cell table:style-name="ce3" office:value-type="string">
            <text:p>QUESTION</text:p>
          </table:table-cell>
          <table:table-cell table:style-name="ce8" office:value-type="string">
            <text:p>Agree</text:p>
          </table:table-cell>
          <table:table-cell table:style-name="ce13" office:value-type="string">
            <text:p>Disagree</text:p>
          </table:table-cell>
          <table:table-cell table:style-name="ce13" office:value-type="string">
            <text:p>Neutral</text:p>
          </table:table-cell>
          <table:table-cell table:style-name="ce13" office:value-type="string">
            <text:p>Strongly Agree</text:p>
          </table:table-cell>
          <table:table-cell table:style-name="ce17" office:value-type="string">
            <text:p>Strongly Disagree</text:p>
          </table:table-cell>
        </table:table-row>
        <table:table-row table:style-name="ro3">
          <table:table-cell table:style-name="ce4" office:value-type="string">
            <text:p>In relation to the programming languages used, to what degree do you agree with the following? [The directory hierarchical structure was easy to process]</text:p>
          </table:table-cell>
          <table:table-cell table:style-name="ce9" office:value-type="float" office:value="11">
            <text:p>11</text:p>
          </table:table-cell>
          <table:table-cell table:style-name="ce14" office:value-type="float" office:value="3">
            <text:p>3</text:p>
          </table:table-cell>
          <table:table-cell table:style-name="ce14" office:value-type="float" office:value="7">
            <text:p>7</text:p>
          </table:table-cell>
          <table:table-cell table:style-name="ce14" office:value-type="float" office:value="5">
            <text:p>5</text:p>
          </table:table-cell>
          <table:table-cell table:style-name="ce18"/>
        </table:table-row>
        <table:table-row table:style-name="ro3">
          <table:table-cell table:style-name="ce5" office:value-type="string">
            <text:p>In relation to the programming languages used, to what degree do you agree with the following? [The metadata file format was easy to parse]</text:p>
          </table:table-cell>
          <table:table-cell table:style-name="ce10" office:value-type="float" office:value="16">
            <text:p>16</text:p>
          </table:table-cell>
          <table:table-cell table:style-name="Pivot_20_Table_20_Value" office:value-type="float" office:value="5">
            <text:p>5</text:p>
          </table:table-cell>
          <table:table-cell table:style-name="Pivot_20_Table_20_Value" office:value-type="float" office:value="3">
            <text:p>3</text:p>
          </table:table-cell>
          <table:table-cell table:style-name="Pivot_20_Table_20_Value" office:value-type="float" office:value="2">
            <text:p>2</text:p>
          </table:table-cell>
          <table:table-cell table:style-name="ce19"/>
        </table:table-row>
        <table:table-row table:style-name="ro3">
          <table:table-cell table:style-name="ce6" office:value-type="string">
            <text:p>In relation to the programming languages used, to what degree do you agree with the following? [The metadata format influenced the choice of the programming language]</text:p>
          </table:table-cell>
          <table:table-cell table:style-name="ce11" office:value-type="float" office:value="3">
            <text:p>3</text:p>
          </table:table-cell>
          <table:table-cell table:style-name="ce15" office:value-type="float" office:value="6">
            <text:p>6</text:p>
          </table:table-cell>
          <table:table-cell table:style-name="ce15" office:value-type="float" office:value="11">
            <text:p>11</text:p>
          </table:table-cell>
          <table:table-cell table:style-name="ce15" office:value-type="float" office:value="1">
            <text:p>1</text:p>
          </table:table-cell>
          <table:table-cell table:style-name="ce20" office:value-type="float" office:value="5">
            <text:p>5</text:p>
          </table:table-cell>
        </table:table-row>
      </table:table>
      <table:table table:name="Q11 LaTeX - NEW" table:style-name="ta1">
        <table:table-column table:style-name="co143" table:default-cell-style-name="Default"/>
        <table:table-column table:style-name="co127" table:default-cell-style-name="Default"/>
        <table:table-column table:style-name="co123" table:default-cell-style-name="Default"/>
        <table:table-column table:style-name="co124" table:default-cell-style-name="Default"/>
        <table:table-column table:style-name="co104" table:default-cell-style-name="Default"/>
        <table:table-column table:style-name="co125" table:default-cell-style-name="Default"/>
        <table:table-column table:style-name="co46" table:default-cell-style-name="ce21"/>
        <table:table-row table:style-name="ro2">
          <table:table-cell office:value-type="string">
            <text:p>QUESTION</text:p>
          </table:table-cell>
          <table:table-cell office:value-type="string">
            <text:p>Agree</text:p>
          </table:table-cell>
          <table:table-cell office:value-type="string">
            <text:p>Disagree</text:p>
          </table:table-cell>
          <table:table-cell office:value-type="string">
            <text:p>Neutral</text:p>
          </table:table-cell>
          <table:table-cell office:value-type="string">
            <text:p>Strongly Agree</text:p>
          </table:table-cell>
          <table:table-cell office:value-type="string">
            <text:p>Strongly Disagree</text:p>
          </table:table-cell>
          <table:table-cell table:style-name="Default"/>
        </table:table-row>
        <table:table-row table:style-name="ro2">
          <table:table-cell table:number-columns-repeated="6"/>
          <table:table-cell table:formula="of:=CONCATENATE(&quot;\cline{1-7} \multicolumn{1}{c}{\textbf{&quot;;; &quot;}} &amp; \multicolumn{5}{c}{\textbf{&quot;; [.A3]; &quot;}} \\ \cline{1-7}&quot;)" office:value-type="string" office:string-value="\cline{1-7} \multicolumn{1}{c}{\textbf{}} &amp; \multicolumn{5}{c}{\textbf{[The directory hierarchical structure was easy to process]}} \\ \cline{1-7}">
            <text:p>\cline{1-7} \multicolumn{1}{c}{\textbf{}} &amp; \multicolumn{5}{c}{\textbf{[The directory hierarchical structure was easy to process]}} \\ \cline{1-7}</text:p>
          </table:table-cell>
        </table:table-row>
        <table:table-row table:style-name="ro2">
          <table:table-cell office:value-type="string">
            <text:p>[The directory hierarchical structure was easy to process]</text:p>
          </table:table-cell>
          <table:table-cell office:value-type="float" office:value="11">
            <text:p>11</text:p>
          </table:table-cell>
          <table:table-cell office:value-type="float" office:value="3">
            <text:p>3</text:p>
          </table:table-cell>
          <table:table-cell office:value-type="float" office:value="7">
            <text:p>7</text:p>
          </table:table-cell>
          <table:table-cell office:value-type="float" office:value="5">
            <text:p>5</text:p>
          </table:table-cell>
          <table:table-cell/>
          <table:table-cell table:formula="of:=CONCATENATE(&quot;{&quot;;;&quot;} &amp; &quot;;&quot;{&quot;;[.B3];&quot;} &amp; &quot;;&quot;{&quot;;[.C3];&quot;} &amp; &quot;;&quot;{&quot;;[.D3];&quot;} &amp; &quot;;&quot;{&quot;;[.E3];&quot;} &amp; &quot;; &quot;{&quot;;[.F3];&quot;} \\ \cline{2-6}&quot;)" office:value-type="string" office:string-value="{} &amp; {11} &amp; {3} &amp; {7} &amp; {5} &amp; {} \\ \cline{2-6}">
            <text:p>{} &amp; {11} &amp; {3} &amp; {7} &amp; {5} &amp; {} \\ \cline{2-6}</text:p>
          </table:table-cell>
        </table:table-row>
        <table:table-row table:style-name="ro2">
          <table:table-cell table:number-columns-repeated="6"/>
          <table:table-cell table:formula="of:=CONCATENATE(&quot;\cline{1-7} \multicolumn{1}{c}{\textbf{&quot;;; &quot;}} &amp; \multicolumn{5}{c}{\textbf{&quot;; [.A5]; &quot;}} \\ \cline{1-7}&quot;)" office:value-type="string" office:string-value="\cline{1-7} \multicolumn{1}{c}{\textbf{}} &amp; \multicolumn{5}{c}{\textbf{[The metadata file format was easy to parse]}} \\ \cline{1-7}">
            <text:p>\cline{1-7} \multicolumn{1}{c}{\textbf{}} &amp; \multicolumn{5}{c}{\textbf{[The metadata file format was easy to parse]}} \\ \cline{1-7}</text:p>
          </table:table-cell>
        </table:table-row>
        <table:table-row table:style-name="ro2">
          <table:table-cell office:value-type="string">
            <text:p>[The metadata file format was easy to parse]</text:p>
          </table:table-cell>
          <table:table-cell office:value-type="float" office:value="16">
            <text:p>16</text:p>
          </table:table-cell>
          <table:table-cell office:value-type="float" office:value="5">
            <text:p>5</text:p>
          </table:table-cell>
          <table:table-cell office:value-type="float" office:value="3">
            <text:p>3</text:p>
          </table:table-cell>
          <table:table-cell office:value-type="float" office:value="2">
            <text:p>2</text:p>
          </table:table-cell>
          <table:table-cell/>
          <table:table-cell table:formula="of:=CONCATENATE(&quot;{&quot;;;&quot;} &amp; &quot;;&quot;{&quot;;[.B5];&quot;} &amp; &quot;;&quot;{&quot;;[.C5];&quot;} &amp; &quot;;&quot;{&quot;;[.D5];&quot;} &amp; &quot;;&quot;{&quot;;[.E5];&quot;} &amp; &quot;; &quot;{&quot;;[.F5];&quot;} \\ \cline{2-6}&quot;)" office:value-type="string" office:string-value="{} &amp; {16} &amp; {5} &amp; {3} &amp; {2} &amp; {} \\ \cline{2-6}">
            <text:p>{} &amp; {16} &amp; {5} &amp; {3} &amp; {2} &amp; {} \\ \cline{2-6}</text:p>
          </table:table-cell>
        </table:table-row>
        <table:table-row table:style-name="ro2">
          <table:table-cell table:number-columns-repeated="6"/>
          <table:table-cell table:formula="of:=CONCATENATE(&quot;\cline{1-7} \multicolumn{1}{c}{\textbf{&quot;;; &quot;}} &amp; \multicolumn{5}{c}{\textbf{&quot;; [.A7]; &quot;}} \\ \cline{1-7}&quot;)" office:value-type="string" office:string-value="\cline{1-7} \multicolumn{1}{c}{\textbf{}} &amp; \multicolumn{5}{c}{\textbf{[The metadata format influenced the choice of the programming language]}} \\ \cline{1-7}">
            <text:p>\cline{1-7} \multicolumn{1}{c}{\textbf{}} &amp; \multicolumn{5}{c}{\textbf{[The metadata format influenced the choice of the programming language]}} \\ \cline{1-7}</text:p>
          </table:table-cell>
        </table:table-row>
        <table:table-row table:style-name="ro2">
          <table:table-cell office:value-type="string">
            <text:p>[The metadata format influenced the choice of the programming language]</text:p>
          </table:table-cell>
          <table:table-cell office:value-type="float" office:value="3">
            <text:p>3</text:p>
          </table:table-cell>
          <table:table-cell office:value-type="float" office:value="6">
            <text:p>6</text:p>
          </table:table-cell>
          <table:table-cell office:value-type="float" office:value="11">
            <text:p>11</text:p>
          </table:table-cell>
          <table:table-cell office:value-type="float" office:value="1">
            <text:p>1</text:p>
          </table:table-cell>
          <table:table-cell office:value-type="float" office:value="5">
            <text:p>5</text:p>
          </table:table-cell>
          <table:table-cell table:formula="of:=CONCATENATE(&quot;{&quot;;;&quot;} &amp; &quot;;&quot;{&quot;;[.B7];&quot;} &amp; &quot;;&quot;{&quot;;[.C7];&quot;} &amp; &quot;;&quot;{&quot;;[.D7];&quot;} &amp; &quot;;&quot;{&quot;;[.E7];&quot;} &amp; &quot;; &quot;{&quot;;[.F7];&quot;} \\ \cline{2-6}&quot;)" office:value-type="string" office:string-value="{} &amp; {3} &amp; {6} &amp; {11} &amp; {1} &amp; {5} \\ \cline{2-6}">
            <text:p>{} &amp; {3} &amp; {6} &amp; {11} &amp; {1} &amp; {5} \\ \cline{2-6}</text:p>
          </table:table-cell>
        </table:table-row>
      </table:table>
      <table:table table:name="Q12" table:style-name="ta1">
        <table:table-column table:style-name="co119" table:default-cell-style-name="Default"/>
        <table:table-column table:style-name="co116" table:default-cell-style-name="Default"/>
        <table:table-column table:style-name="co3" table:default-cell-style-name="ce1"/>
        <table:table-column table:style-name="co4" table:default-cell-style-name="Default"/>
        <table:table-column table:style-name="co108" table:default-cell-style-name="Default"/>
        <table:table-column table:style-name="co109" table:default-cell-style-name="Default"/>
        <table:table-column table:style-name="co40" table:default-cell-style-name="Default"/>
        <table:table-column table:style-name="co144" table:default-cell-style-name="Default"/>
        <table:table-column table:style-name="co46" table:number-columns-repeated="2" table:default-cell-style-name="Default"/>
        <table:table-column table:style-name="co42" table:default-cell-style-name="Default"/>
        <table:table-row table:style-name="ro2">
          <table:table-cell office:value-type="string">
            <text:p>ID</text:p>
          </table:table-cell>
          <table:table-cell office:value-type="string">
            <text:p>COMPLETED</text:p>
          </table:table-cell>
          <table:table-cell table:style-name="Default" office:value-type="string">
            <text:p>TIME</text:p>
          </table:table-cell>
          <table:table-cell office:value-type="string">
            <text:p>IP</text:p>
          </table:table-cell>
          <table:table-cell office:value-type="string">
            <text:p>CONSENT</text:p>
          </table:table-cell>
          <table:table-cell office:value-type="string">
            <text:p>GROUP</text:p>
          </table:table-cell>
          <table:table-cell office:value-type="string">
            <text:p>QUESTION</text:p>
          </table:table-cell>
          <table:table-cell office:value-type="string">
            <text:p>SOLUTION</text:p>
          </table:table-cell>
          <table:table-cell table:number-columns-repeated="3"/>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Reading metadata records]</text:p>
          </table:table-cell>
          <table:table-cell office:value-type="string">
            <text:p>Database-centric Store</text:p>
          </table:table-cell>
          <table:table-cell table:number-columns-repeated="3"/>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your opinion, between file-based and database-centric solutions, which would be best suited for the following tasks? [Reading metadata records]</text:p>
          </table:table-cell>
          <table:table-cell office:value-type="string">
            <text:p>Database-centric Store</text:p>
          </table:table-cell>
          <table:table-cell table:number-columns-repeated="3"/>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Reading metadata records]</text:p>
          </table:table-cell>
          <table:table-cell office:value-type="string">
            <text:p>Both</text:p>
          </table:table-cell>
          <table:table-cell table:number-columns-repeated="3"/>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your opinion, between file-based and database-centric solutions, which would be best suited for the following tasks? [Reading metadata records]</text:p>
          </table:table-cell>
          <table:table-cell office:value-type="string">
            <text:p>Database-centric Store</text:p>
          </table:table-cell>
          <table:table-cell table:number-columns-repeated="3"/>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your opinion, between file-based and database-centric solutions, which would be best suited for the following tasks? [Reading metadata records]</text:p>
          </table:table-cell>
          <table:table-cell office:value-type="string">
            <text:p>Both</text:p>
          </table:table-cell>
          <table:table-cell table:number-columns-repeated="3"/>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Reading metadata records]</text:p>
          </table:table-cell>
          <table:table-cell office:value-type="string">
            <text:p>Both</text:p>
          </table:table-cell>
          <table:table-cell table:number-columns-repeated="3"/>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Reading metadata records]</text:p>
          </table:table-cell>
          <table:table-cell office:value-type="string">
            <text:p>Database-centric Store</text:p>
          </table:table-cell>
          <table:table-cell table:number-columns-repeated="3"/>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Reading metadata records]</text:p>
          </table:table-cell>
          <table:table-cell office:value-type="string">
            <text:p>Both</text:p>
          </table:table-cell>
          <table:table-cell table:number-columns-repeated="3"/>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Reading metadata records]</text:p>
          </table:table-cell>
          <table:table-cell office:value-type="string">
            <text:p>Database-centric Store</text:p>
          </table:table-cell>
          <table:table-cell table:number-columns-repeated="3"/>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your opinion, between file-based and database-centric solutions, which would be best suited for the following tasks? [Reading metadata records]</text:p>
          </table:table-cell>
          <table:table-cell office:value-type="string">
            <text:p>File-base Store</text:p>
          </table:table-cell>
          <table:table-cell table:number-columns-repeated="3"/>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your opinion, between file-based and database-centric solutions, which would be best suited for the following tasks? [Reading metadata records]</text:p>
          </table:table-cell>
          <table:table-cell office:value-type="string">
            <text:p>Database-centric Store</text:p>
          </table:table-cell>
          <table:table-cell table:number-columns-repeated="3"/>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your opinion, between file-based and database-centric solutions, which would be best suited for the following tasks? [Reading metadata records]</text:p>
          </table:table-cell>
          <table:table-cell office:value-type="string">
            <text:p>Both</text:p>
          </table:table-cell>
          <table:table-cell table:number-columns-repeated="3"/>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your opinion, between file-based and database-centric solutions, which would be best suited for the following tasks? [Reading metadata records]</text:p>
          </table:table-cell>
          <table:table-cell office:value-type="string">
            <text:p>Database-centric Store</text:p>
          </table:table-cell>
          <table:table-cell table:number-columns-repeated="3"/>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your opinion, between file-based and database-centric solutions, which would be best suited for the following tasks? [Reading metadata records]</text:p>
          </table:table-cell>
          <table:table-cell office:value-type="string">
            <text:p>Neither</text:p>
          </table:table-cell>
          <table:table-cell table:number-columns-repeated="3"/>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your opinion, between file-based and database-centric solutions, which would be best suited for the following tasks? [Editing metadata records]</text:p>
          </table:table-cell>
          <table:table-cell office:value-type="string">
            <text:p>Database-centric Store</text:p>
          </table:table-cell>
          <table:table-cell table:number-columns-repeated="3"/>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your opinion, between file-based and database-centric solutions, which would be best suited for the following tasks? [Editing metadata records]</text:p>
          </table:table-cell>
          <table:table-cell office:value-type="string">
            <text:p>Database-centric Store</text:p>
          </table:table-cell>
          <table:table-cell table:number-columns-repeated="3"/>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Editing metadata records]</text:p>
          </table:table-cell>
          <table:table-cell office:value-type="string">
            <text:p>Both</text:p>
          </table:table-cell>
          <table:table-cell table:number-columns-repeated="3"/>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your opinion, between file-based and database-centric solutions, which would be best suited for the following tasks? [Editing metadata records]</text:p>
          </table:table-cell>
          <table:table-cell office:value-type="string">
            <text:p>Database-centric Store</text:p>
          </table:table-cell>
          <table:table-cell table:number-columns-repeated="3"/>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your opinion, between file-based and database-centric solutions, which would be best suited for the following tasks? [Editing metadata records]</text:p>
          </table:table-cell>
          <table:table-cell office:value-type="string">
            <text:p>Database-centric Store</text:p>
          </table:table-cell>
          <table:table-cell table:number-columns-repeated="3"/>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Editing metadata records]</text:p>
          </table:table-cell>
          <table:table-cell office:value-type="string">
            <text:p>Both</text:p>
          </table:table-cell>
          <table:table-cell table:number-columns-repeated="3"/>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Editing metadata records]</text:p>
          </table:table-cell>
          <table:table-cell office:value-type="string">
            <text:p>Database-centric Store</text:p>
          </table:table-cell>
          <table:table-cell table:number-columns-repeated="3"/>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Editing metadata records]</text:p>
          </table:table-cell>
          <table:table-cell office:value-type="string">
            <text:p>Both</text:p>
          </table:table-cell>
          <table:table-cell table:number-columns-repeated="3"/>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Editing metadata records]</text:p>
          </table:table-cell>
          <table:table-cell office:value-type="string">
            <text:p>Both</text:p>
          </table:table-cell>
          <table:table-cell table:number-columns-repeated="3"/>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Editing metadata records]</text:p>
          </table:table-cell>
          <table:table-cell office:value-type="string">
            <text:p>Database-centric Store</text:p>
          </table:table-cell>
          <table:table-cell table:number-columns-repeated="3"/>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your opinion, between file-based and database-centric solutions, which would be best suited for the following tasks? [Editing metadata records]</text:p>
          </table:table-cell>
          <table:table-cell office:value-type="string">
            <text:p>File-base Store</text:p>
          </table:table-cell>
          <table:table-cell table:number-columns-repeated="3"/>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your opinion, between file-based and database-centric solutions, which would be best suited for the following tasks? [Editing metadata records]</text:p>
          </table:table-cell>
          <table:table-cell office:value-type="string">
            <text:p>Database-centric Store</text:p>
          </table:table-cell>
          <table:table-cell table:number-columns-repeated="3"/>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your opinion, between file-based and database-centric solutions, which would be best suited for the following tasks? [Editing metadata records]</text:p>
          </table:table-cell>
          <table:table-cell office:value-type="string">
            <text:p>Both</text:p>
          </table:table-cell>
          <table:table-cell table:number-columns-repeated="3"/>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your opinion, between file-based and database-centric solutions, which would be best suited for the following tasks? [Editing metadata records]</text:p>
          </table:table-cell>
          <table:table-cell office:value-type="string">
            <text:p>Database-centric Store</text:p>
          </table:table-cell>
          <table:table-cell table:number-columns-repeated="3"/>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your opinion, between file-based and database-centric solutions, which would be best suited for the following tasks? [Editing metadata records]</text:p>
          </table:table-cell>
          <table:table-cell office:value-type="string">
            <text:p>Both</text:p>
          </table:table-cell>
          <table:table-cell table:number-columns-repeated="3"/>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Deleting metadata records]</text:p>
          </table:table-cell>
          <table:table-cell office:value-type="string">
            <text:p>File-base Store</text:p>
          </table:table-cell>
          <table:table-cell table:number-columns-repeated="3"/>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Deleting metadata records]</text:p>
          </table:table-cell>
          <table:table-cell office:value-type="string">
            <text:p>File-base Store</text:p>
          </table:table-cell>
          <table:table-cell table:number-columns-repeated="3"/>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Deleting metadata records]</text:p>
          </table:table-cell>
          <table:table-cell office:value-type="string">
            <text:p>File-base Store</text:p>
          </table:table-cell>
          <table:table-cell table:number-columns-repeated="3"/>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Deleting metadata records]</text:p>
          </table:table-cell>
          <table:table-cell office:value-type="string">
            <text:p>Both</text:p>
          </table:table-cell>
          <table:table-cell table:number-columns-repeated="3"/>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Deleting metadata records]</text:p>
          </table:table-cell>
          <table:table-cell office:value-type="string">
            <text:p>Both</text:p>
          </table:table-cell>
          <table:table-cell table:number-columns-repeated="3"/>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Deleting metadata records]</text:p>
          </table:table-cell>
          <table:table-cell office:value-type="string">
            <text:p>Both</text:p>
          </table:table-cell>
          <table:table-cell table:number-columns-repeated="3"/>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your opinion, between file-based and database-centric solutions, which would be best suited for the following tasks? [Deleting metadata records]</text:p>
          </table:table-cell>
          <table:table-cell office:value-type="string">
            <text:p>File-base Store</text:p>
          </table:table-cell>
          <table:table-cell table:number-columns-repeated="3"/>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your opinion, between file-based and database-centric solutions, which would be best suited for the following tasks? [Deleting metadata records]</text:p>
          </table:table-cell>
          <table:table-cell office:value-type="string">
            <text:p>File-base Store</text:p>
          </table:table-cell>
          <table:table-cell table:number-columns-repeated="3"/>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your opinion, between file-based and database-centric solutions, which would be best suited for the following tasks? [Deleting metadata records]</text:p>
          </table:table-cell>
          <table:table-cell office:value-type="string">
            <text:p>File-base Store</text:p>
          </table:table-cell>
          <table:table-cell table:number-columns-repeated="3"/>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Deleting metadata records]</text:p>
          </table:table-cell>
          <table:table-cell office:value-type="string">
            <text:p>Both</text:p>
          </table:table-cell>
          <table:table-cell table:number-columns-repeated="3"/>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Deleting metadata records]</text:p>
          </table:table-cell>
          <table:table-cell office:value-type="string">
            <text:p>Both</text:p>
          </table:table-cell>
          <table:table-cell table:number-columns-repeated="3"/>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your opinion, between file-based and database-centric solutions, which would be best suited for the following tasks? [Deleting metadata records]</text:p>
          </table:table-cell>
          <table:table-cell office:value-type="string">
            <text:p>File-base Store</text:p>
          </table:table-cell>
          <table:table-cell table:number-columns-repeated="3"/>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your opinion, between file-based and database-centric solutions, which would be best suited for the following tasks? [Deleting metadata records]</text:p>
          </table:table-cell>
          <table:table-cell office:value-type="string">
            <text:p>File-base Store</text:p>
          </table:table-cell>
          <table:table-cell table:number-columns-repeated="3"/>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your opinion, between file-based and database-centric solutions, which would be best suited for the following tasks? [Deleting metadata records]</text:p>
          </table:table-cell>
          <table:table-cell office:value-type="string">
            <text:p>Database-centric Store</text:p>
          </table:table-cell>
          <table:table-cell table:number-columns-repeated="3"/>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your opinion, between file-based and database-centric solutions, which would be best suited for the following tasks? [Deleting metadata records]</text:p>
          </table:table-cell>
          <table:table-cell office:value-type="string">
            <text:p>File-base Store</text:p>
          </table:table-cell>
          <table:table-cell table:number-columns-repeated="3"/>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your opinion, between file-based and database-centric solutions, which would be best suited for the following tasks? [Deleting metadata records]</text:p>
          </table:table-cell>
          <table:table-cell office:value-type="string">
            <text:p>Both</text:p>
          </table:table-cell>
          <table:table-cell table:number-columns-repeated="3"/>
        </table:table-row>
        <table:table-row table:style-name="ro2">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atabase-centric Store</text:p>
          </table:table-cell>
          <table:table-cell table:number-columns-repeated="3"/>
        </table:table-row>
        <table:table-row table:style-name="ro2">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atabase-centric Store</text:p>
          </table:table-cell>
          <table:table-cell table:number-columns-repeated="3"/>
        </table:table-row>
        <table:table-row table:style-name="ro2">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atabase-centric Store</text:p>
          </table:table-cell>
          <table:table-cell table:number-columns-repeated="3"/>
        </table:table-row>
        <table:table-row table:style-name="ro2">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atabase-centric Store</text:p>
          </table:table-cell>
          <table:table-cell table:number-columns-repeated="3"/>
        </table:table-row>
        <table:table-row table:style-name="ro2">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Neither</text:p>
          </table:table-cell>
          <table:table-cell table:number-columns-repeated="3"/>
        </table:table-row>
        <table:table-row table:style-name="ro2">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Both</text:p>
          </table:table-cell>
          <table:table-cell table:number-columns-repeated="3"/>
        </table:table-row>
        <table:table-row table:style-name="ro2">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File-base Store</text:p>
          </table:table-cell>
          <table:table-cell table:number-columns-repeated="3"/>
        </table:table-row>
        <table:table-row table:style-name="ro2">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atabase-centric Store</text:p>
          </table:table-cell>
          <table:table-cell table:number-columns-repeated="3"/>
        </table:table-row>
      </table:table>
      <table:table table:name="Pivot Table_Q12_1" table:style-name="ta1">
        <table:table-column table:style-name="co46" table:default-cell-style-name="ce5"/>
        <table:table-column table:style-name="co46" table:number-columns-repeated="4" table:default-cell-style-name="Default"/>
        <table:table-row table:style-name="ro3">
          <table:table-cell table:style-name="Default" office:value-type="string">
            <text:p>Filter</text:p>
          </table:table-cell>
          <table:table-cell table:number-columns-repeated="4"/>
        </table:table-row>
        <table:table-row table:style-name="ro3">
          <table:table-cell table:style-name="Default"/>
          <table:table-cell table:number-columns-repeated="4"/>
        </table:table-row>
        <table:table-row table:style-name="ro3">
          <table:table-cell table:style-name="ce2" office:value-type="string">
            <text:p>Count - ID</text:p>
          </table:table-cell>
          <table:table-cell table:style-name="ce7" office:value-type="string">
            <text:p>SOLUTION</text:p>
          </table:table-cell>
          <table:table-cell table:style-name="ce12" table:number-columns-repeated="2"/>
          <table:table-cell table:style-name="ce16"/>
        </table:table-row>
        <table:table-row table:style-name="ro3">
          <table:table-cell table:style-name="ce3" office:value-type="string">
            <text:p>QUESTION</text:p>
          </table:table-cell>
          <table:table-cell table:style-name="ce8" office:value-type="string">
            <text:p>Both</text:p>
          </table:table-cell>
          <table:table-cell table:style-name="ce13" office:value-type="string">
            <text:p>Database-centric Store</text:p>
          </table:table-cell>
          <table:table-cell table:style-name="ce13" office:value-type="string">
            <text:p>File-base Store</text:p>
          </table:table-cell>
          <table:table-cell table:style-name="ce17" office:value-type="string">
            <text:p>Neither</text:p>
          </table:table-cell>
        </table:table-row>
        <table:table-row table:style-name="ro3">
          <table:table-cell table:style-name="ce4" office:value-type="string">
            <text:p>In your opinion, between file-based and database-centric solutions, which would be best suited for the following tasks? [Copying files to and from different platforms]</text:p>
          </table:table-cell>
          <table:table-cell table:style-name="ce9" office:value-type="float" office:value="1">
            <text:p>1</text:p>
          </table:table-cell>
          <table:table-cell table:style-name="ce14" office:value-type="float" office:value="5">
            <text:p>5</text:p>
          </table:table-cell>
          <table:table-cell table:style-name="ce14" office:value-type="float" office:value="19">
            <text:p>19</text:p>
          </table:table-cell>
          <table:table-cell table:style-name="ce18" office:value-type="float" office:value="1">
            <text:p>1</text:p>
          </table:table-cell>
        </table:table-row>
        <table:table-row table:style-name="ro3">
          <table:table-cell office:value-type="string">
            <text:p>In your opinion, between file-based and database-centric solutions, which would be best suited for the following tasks? [Deleting metadata records]</text:p>
          </table:table-cell>
          <table:table-cell table:style-name="ce10" office:value-type="float" office:value="6">
            <text:p>6</text:p>
          </table:table-cell>
          <table:table-cell table:style-name="Pivot_20_Table_20_Value" office:value-type="float" office:value="11">
            <text:p>11</text:p>
          </table:table-cell>
          <table:table-cell table:style-name="Pivot_20_Table_20_Value" office:value-type="float" office:value="9">
            <text:p>9</text:p>
          </table:table-cell>
          <table:table-cell table:style-name="ce19"/>
        </table:table-row>
        <table:table-row table:style-name="ro3">
          <table:table-cell office:value-type="string">
            <text:p>In your opinion, between file-based and database-centric solutions, which would be best suited for the following tasks? [Editing metadata records]</text:p>
          </table:table-cell>
          <table:table-cell table:style-name="ce10" office:value-type="float" office:value="6">
            <text:p>6</text:p>
          </table:table-cell>
          <table:table-cell table:style-name="Pivot_20_Table_20_Value" office:value-type="float" office:value="8">
            <text:p>8</text:p>
          </table:table-cell>
          <table:table-cell table:style-name="Pivot_20_Table_20_Value" office:value-type="float" office:value="12">
            <text:p>12</text:p>
          </table:table-cell>
          <table:table-cell table:style-name="ce19"/>
        </table:table-row>
        <table:table-row table:style-name="ro3">
          <table:table-cell table:style-name="ce6" office:value-type="string">
            <text:p>In your opinion, between file-based and database-centric solutions, which would be best suited for the following tasks? [Reading metadata records]</text:p>
          </table:table-cell>
          <table:table-cell table:style-name="ce11" office:value-type="float" office:value="5">
            <text:p>5</text:p>
          </table:table-cell>
          <table:table-cell table:style-name="ce15" office:value-type="float" office:value="7">
            <text:p>7</text:p>
          </table:table-cell>
          <table:table-cell table:style-name="ce15" office:value-type="float" office:value="13">
            <text:p>13</text:p>
          </table:table-cell>
          <table:table-cell table:style-name="ce20" office:value-type="float" office:value="1">
            <text:p>1</text:p>
          </table:table-cell>
        </table:table-row>
      </table:table>
      <table:table table:name="Q12 LaTeX - NEW" table:style-name="ta1">
        <table:table-column table:style-name="co145" table:default-cell-style-name="Default"/>
        <table:table-column table:style-name="co146" table:default-cell-style-name="Default"/>
        <table:table-column table:style-name="co144" table:default-cell-style-name="Default"/>
        <table:table-column table:style-name="co147" table:default-cell-style-name="Default"/>
        <table:table-column table:style-name="co124" table:default-cell-style-name="Default"/>
        <table:table-column table:style-name="co46" table:default-cell-style-name="Default"/>
        <table:table-row table:style-name="ro2">
          <table:table-cell office:value-type="string">
            <text:p>QUESTION</text:p>
          </table:table-cell>
          <table:table-cell office:value-type="string">
            <text:p>Both</text:p>
          </table:table-cell>
          <table:table-cell office:value-type="string">
            <text:p>Database-centric Store</text:p>
          </table:table-cell>
          <table:table-cell office:value-type="string">
            <text:p>File-base Store</text:p>
          </table:table-cell>
          <table:table-cell office:value-type="string">
            <text:p>Neither</text:p>
          </table:table-cell>
          <table:table-cell/>
        </table:table-row>
        <table:table-row table:style-name="ro2">
          <table:table-cell table:number-columns-repeated="5"/>
          <table:table-cell table:formula="of:=CONCATENATE(&quot;\cline{1-5} {\textbf{&quot;;; &quot;}} &amp; \multicolumn{4}{c}{\textbf{&quot;; [.A3]; &quot;}} \\ \cline{1-5}&quot;)" office:value-type="string" office:string-value="\cline{1-5} {\textbf{}} &amp; \multicolumn{4}{c}{\textbf{ [Copying files to and from different platforms]}} \\ \cline{1-5}">
            <text:p>\cline{1-5} {\textbf{}} &amp; \multicolumn{4}{c}{\textbf{ [Copying files to and from different platforms]}} \\ \cline{1-5}</text:p>
          </table:table-cell>
        </table:table-row>
        <table:table-row table:style-name="ro2">
          <table:table-cell office:value-type="string">
            <text:p><text:s/>[Copying files to and from different platforms]</text:p>
          </table:table-cell>
          <table:table-cell office:value-type="float" office:value="1">
            <text:p>1</text:p>
          </table:table-cell>
          <table:table-cell office:value-type="float" office:value="5">
            <text:p>5</text:p>
          </table:table-cell>
          <table:table-cell office:value-type="float" office:value="19">
            <text:p>19</text:p>
          </table:table-cell>
          <table:table-cell office:value-type="float" office:value="1">
            <text:p>1</text:p>
          </table:table-cell>
          <table:table-cell table:formula="of:=CONCATENATE(&quot;{&quot;;;&quot;} &amp; &quot;;&quot;{&quot;;[.B3];&quot;} &amp; &quot;;&quot;{&quot;;[.C3];&quot;} &amp; &quot;;&quot;{&quot;;[.D3];&quot;} &amp; &quot;; &quot;{&quot;;[.E3];&quot;} \\ \cline{2-5}&quot;)" office:value-type="string" office:string-value="{} &amp; {1} &amp; {5} &amp; {19} &amp; {1} \\ \cline{2-5}">
            <text:p>{} &amp; {1} &amp; {5} &amp; {19} &amp; {1} \\ \cline{2-5}</text:p>
          </table:table-cell>
        </table:table-row>
        <table:table-row table:style-name="ro2">
          <table:table-cell table:number-columns-repeated="5"/>
          <table:table-cell table:formula="of:=CONCATENATE(&quot;\cline{1-5} {\textbf{&quot;;; &quot;}} &amp; \multicolumn{4}{c}{\textbf{&quot;; [.A5]; &quot;}} \\ \cline{1-5}&quot;)" office:value-type="string" office:string-value="\cline{1-5} {\textbf{}} &amp; \multicolumn{4}{c}{\textbf{ [Deleting metadata records]}} \\ \cline{1-5}">
            <text:p>\cline{1-5} {\textbf{}} &amp; \multicolumn{4}{c}{\textbf{ [Deleting metadata records]}} \\ \cline{1-5}</text:p>
          </table:table-cell>
        </table:table-row>
        <table:table-row table:style-name="ro2">
          <table:table-cell office:value-type="string">
            <text:p><text:s/>[Deleting metadata records]</text:p>
          </table:table-cell>
          <table:table-cell office:value-type="float" office:value="6">
            <text:p>6</text:p>
          </table:table-cell>
          <table:table-cell office:value-type="float" office:value="11">
            <text:p>11</text:p>
          </table:table-cell>
          <table:table-cell office:value-type="float" office:value="9">
            <text:p>9</text:p>
          </table:table-cell>
          <table:table-cell/>
          <table:table-cell table:formula="of:=CONCATENATE(&quot;{&quot;;;&quot;} &amp; &quot;;&quot;{&quot;;[.B5];&quot;} &amp; &quot;;&quot;{&quot;;[.C5];&quot;} &amp; &quot;;&quot;{&quot;;[.D5];&quot;} &amp; &quot;; &quot;{&quot;;[.E5];&quot;} \\ \cline{2-5}&quot;)" office:value-type="string" office:string-value="{} &amp; {6} &amp; {11} &amp; {9} &amp; {} \\ \cline{2-5}">
            <text:p>{} &amp; {6} &amp; {11} &amp; {9} &amp; {} \\ \cline{2-5}</text:p>
          </table:table-cell>
        </table:table-row>
        <table:table-row table:style-name="ro2">
          <table:table-cell table:number-columns-repeated="5"/>
          <table:table-cell table:formula="of:=CONCATENATE(&quot;\cline{1-5} {\textbf{&quot;;; &quot;}} &amp; \multicolumn{4}{c}{\textbf{&quot;; [.A7]; &quot;}} \\ \cline{1-5}&quot;)" office:value-type="string" office:string-value="\cline{1-5} {\textbf{}} &amp; \multicolumn{4}{c}{\textbf{ [Editing metadata records]}} \\ \cline{1-5}">
            <text:p>\cline{1-5} {\textbf{}} &amp; \multicolumn{4}{c}{\textbf{ [Editing metadata records]}} \\ \cline{1-5}</text:p>
          </table:table-cell>
        </table:table-row>
        <table:table-row table:style-name="ro2">
          <table:table-cell office:value-type="string">
            <text:p><text:s/>[Editing metadata records]</text:p>
          </table:table-cell>
          <table:table-cell office:value-type="float" office:value="6">
            <text:p>6</text:p>
          </table:table-cell>
          <table:table-cell office:value-type="float" office:value="8">
            <text:p>8</text:p>
          </table:table-cell>
          <table:table-cell office:value-type="float" office:value="12">
            <text:p>12</text:p>
          </table:table-cell>
          <table:table-cell/>
          <table:table-cell table:formula="of:=CONCATENATE(&quot;{&quot;;;&quot;} &amp; &quot;;&quot;{&quot;;[.B7];&quot;} &amp; &quot;;&quot;{&quot;;[.C7];&quot;} &amp; &quot;;&quot;{&quot;;[.D7];&quot;} &amp; &quot;; &quot;{&quot;;[.E7];&quot;} \\ \cline{2-5}&quot;)" office:value-type="string" office:string-value="{} &amp; {6} &amp; {8} &amp; {12} &amp; {} \\ \cline{2-5}">
            <text:p>{} &amp; {6} &amp; {8} &amp; {12} &amp; {} \\ \cline{2-5}</text:p>
          </table:table-cell>
        </table:table-row>
        <table:table-row table:style-name="ro2">
          <table:table-cell table:number-columns-repeated="5"/>
          <table:table-cell table:formula="of:=CONCATENATE(&quot;\cline{1-5} {\textbf{&quot;;; &quot;}} &amp; \multicolumn{4}{c}{\textbf{&quot;; [.A9]; &quot;}} \\ \cline{1-5}&quot;)" office:value-type="string" office:string-value="\cline{1-5} {\textbf{}} &amp; \multicolumn{4}{c}{\textbf{ [Reading metadata records]}} \\ \cline{1-5}">
            <text:p>\cline{1-5} {\textbf{}} &amp; \multicolumn{4}{c}{\textbf{ [Reading metadata records]}} \\ \cline{1-5}</text:p>
          </table:table-cell>
        </table:table-row>
        <table:table-row table:style-name="ro2">
          <table:table-cell office:value-type="string">
            <text:p><text:s/>[Reading metadata records]</text:p>
          </table:table-cell>
          <table:table-cell office:value-type="float" office:value="5">
            <text:p>5</text:p>
          </table:table-cell>
          <table:table-cell office:value-type="float" office:value="7">
            <text:p>7</text:p>
          </table:table-cell>
          <table:table-cell office:value-type="float" office:value="13">
            <text:p>13</text:p>
          </table:table-cell>
          <table:table-cell office:value-type="float" office:value="1">
            <text:p>1</text:p>
          </table:table-cell>
          <table:table-cell table:formula="of:=CONCATENATE(&quot;{&quot;;;&quot;} &amp; &quot;;&quot;{&quot;;[.B9];&quot;} &amp; &quot;;&quot;{&quot;;[.C9];&quot;} &amp; &quot;;&quot;{&quot;;[.D9];&quot;} &amp; &quot;; &quot;{&quot;;[.E9];&quot;} \\ \cline{2-5}&quot;)" office:value-type="string" office:string-value="{} &amp; {5} &amp; {7} &amp; {13} &amp; {1} \\ \cline{2-5}">
            <text:p>{} &amp; {5} &amp; {7} &amp; {13} &amp; {1} \\ \cline{2-5}</text:p>
          </table:table-cell>
        </table:table-row>
      </table:table>
      <table:table table:name="Q1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3" table:default-cell-style-name="Default"/>
        <table:table-column table:style-name="co44" table:default-cell-style-name="Default"/>
        <table:table-column table:style-name="co45" table:default-cell-style-name="Default"/>
        <table:table-row table:style-name="ro2">
          <table:table-cell office:value-type="string">
            <text:p>id</text:p>
          </table:table-cell>
          <table:table-cell office:value-type="string">
            <text:p>Completed</text:p>
          </table:table-cell>
          <table:table-cell office:value-type="string">
            <text:p>Time Submitted</text:p>
          </table:table-cell>
          <table:table-cell office:value-type="string">
            <text:p>IP-Address</text:p>
          </table:table-cell>
          <table:table-cell office:value-type="string">
            <text:p>I agree with the terms and hereby consent to participate in the study.</text:p>
          </table:table-cell>
          <table:table-cell office:value-type="string">
            <text:p>Which programming assignment group were you a member of?</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4">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table-cell office:value-type="string">
            <text:p>Yes</text:p>
          </table:table-cell>
          <table:table-cell office:value-type="string">
            <text:p>dominic.follett@gmail.com</text:p>
          </table:table-cell>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table-cell office:value-type="string">
            <text:p>Yes</text:p>
          </table:table-cell>
          <table:table-cell office:value-type="string">
            <text:p>tkpdeo001@myuct.ac.za</text:p>
          </table:table-cell>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table-cell office:value-type="string">
            <text:p>No</text:p>
          </table:table-cell>
          <table:table-cell/>
        </table:table-row>
        <table:table-row table:style-name="ro2">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table-cell office:value-type="string">
            <text:p>Yes</text:p>
          </table:table-cell>
          <table:table-cell office:value-type="string">
            <text:p>creative630@gmail.com</text:p>
          </table:table-cell>
        </table:table-row>
        <table:table-row table:style-name="ro4">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table:table-cell office:value-type="string">
            <text:p>Yes</text:p>
          </table:table-cell>
          <table:table-cell office:value-type="string">
            <text:p>ratshidaho@gmail.com</text:p>
          </table:table-cell>
        </table:table-row>
        <table:table-row table:style-name="ro4">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table:table-cell office:value-type="string">
            <text:p>Yes</text:p>
          </table:table-cell>
          <table:table-cell office:value-type="string">
            <text:p>saschawatermeyer@gmail.com</text:p>
          </table:table-cell>
        </table:table-row>
        <table:table-row table:style-name="ro4">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table:table-cell office:value-type="string">
            <text:p>Yes</text:p>
          </table:table-cell>
          <table:table-cell office:value-type="string">
            <text:p>jpchaka@gmail.com</text:p>
          </table:table-cell>
        </table:table-row>
        <table:table-row table:style-name="ro4">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4">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table-cell office:value-type="string">
            <text:p>Yes</text:p>
          </table:table-cell>
          <table:table-cell office:value-type="string">
            <text:p>timminata@gmail.com</text:p>
          </table:table-cell>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table-cell office:value-type="string">
            <text:p>No</text:p>
          </table:table-cell>
          <table:table-cell/>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table-cell office:value-type="string">
            <text:p>No</text:p>
          </table:table-cell>
          <table:table-cell/>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table-cell office:value-type="string">
            <text:p>Yes</text:p>
          </table:table-cell>
          <table:table-cell office:value-type="string">
            <text:p>sngsas006@myuct.ac.za</text:p>
          </table:table-cell>
        </table:table-row>
        <table:table-row table:style-name="ro2">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table-cell office:value-type="string">
            <text:p>Yes</text:p>
          </table:table-cell>
          <table:table-cell office:value-type="string">
            <text:p>tjma2001@gmail.com</text:p>
          </table:table-cell>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table:table-cell office:value-type="string">
            <text:p>Yes</text:p>
          </table:table-cell>
          <table:table-cell office:value-type="string">
            <text:p>myxmol001@myuct.ac.za</text:p>
          </table:table-cell>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table:table-cell office:value-type="string">
            <text:p>Yes</text:p>
          </table:table-cell>
          <table:table-cell office:value-type="string">
            <text:p>shmtat001@myuct.ac.za</text:p>
          </table:table-cell>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table:table-cell office:value-type="string">
            <text:p>No</text:p>
          </table:table-cell>
          <table:table-cell/>
        </table:table-row>
        <table:table-row table:style-name="ro2">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table-cell office:value-type="string">
            <text:p>No</text:p>
          </table:table-cell>
          <table:table-cell/>
        </table:table-row>
        <table:table-row table:style-name="ro4">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2">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table-cell office:value-type="string">
            <text:p>No</text:p>
          </table:table-cell>
          <table:table-cell/>
        </table:table-row>
        <table:table-row table:style-name="ro2">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table:table-cell office:value-type="string">
            <text:p>Yes</text:p>
          </table:table-cell>
          <table:table-cell office:value-type="string">
            <text:p>hrrhen002@myuct.ac.za</text:p>
          </table:table-cell>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table-cell office:value-type="string">
            <text:p>No</text:p>
          </table:table-cell>
          <table:table-cell/>
        </table:table-row>
        <table:table-row table:style-name="ro2">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table-cell office:value-type="string">
            <text:p>No</text:p>
          </table:table-cell>
          <table:table-cell/>
        </table:table-row>
        <table:table-row table:style-name="ro2">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table:table-cell office:value-type="string">
            <text:p>No</text:p>
          </table:table-cell>
          <table:table-cell/>
        </table:table-row>
        <table:table-row table:style-name="ro4">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4">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table:table-cell office:value-type="string">
            <text:p>Yes</text:p>
          </table:table-cell>
          <table:table-cell office:value-type="string">
            <text:p>gngethe@cs.uct.ac.za</text:p>
          </table:table-cell>
        </table:table-row>
        <table:table-row table:style-name="ro2">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table-cell office:value-type="string">
            <text:p>No</text:p>
          </table:table-cell>
          <table:table-cell/>
        </table:table-row>
        <table:table-row table:style-name="ro2" table:number-rows-repeated="1048548">
          <table:table-cell table:number-columns-repeated="9"/>
        </table:table-row>
        <table:table-row table:style-name="ro2">
          <table:table-cell table:number-columns-repeated="9"/>
        </table:table-row>
      </table:table>
      <table:named-expressions/>
      <table:database-ranges>
        <table:database-range table:name="__Anonymous_Sheet_DB__1" table:target-range-address="'Experiment Raw Data'.A2:'Experiment Raw Data'.AX40">
          <table:sort>
            <table:sort-by table:field-number="5" table:data-type="automatic"/>
            <table:sort-by table:field-number="0" table:data-type="automatic"/>
          </table:sort>
        </table:database-range>
        <table:database-range table:name="__Anonymous_Sheet_DB__2" table:target-range-address="Q1.A1:Q1.I105">
          <table:sort>
            <table:sort-by table:field-number="5" table:data-type="automatic"/>
            <table:sort-by table:field-number="0" table:data-type="automatic"/>
          </table:sort>
        </table:database-range>
      </table:database-ranges>
      <table:data-pilot-tables>
        <table:data-pilot-table table:name="DataPilot1" table:application-data="" table:target-range-address="'Pivot Table - Q1'.A1:'Pivot Table - Q1'.E8" table:buttons="'Pivot Table - Q1'.A1 'Pivot Table - Q1'.A4 'Pivot Table - Q1'.B3" table:grand-total="none">
          <table:source-cell-range table:cell-range-address="Q1.A1:Q1.I105"/>
          <table:data-pilot-field table:source-field-name="Experience" table:orientation="column" table:used-hierarchy="0" table:function="auto">
            <table:data-pilot-level table:show-empty="false">
              <table:data-pilot-members>
                <table:data-pilot-member table:name="1-3 years" table:display="true" table:show-details="true"/>
                <table:data-pilot-member table:name="3-6 years" table:display="true" table:show-details="true"/>
                <table:data-pilot-member table:name="Less than 1 year" table:display="true" table:show-details="true"/>
                <table:data-pilot-member table:name="More than 6 year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Question" table:orientation="row" table:used-hierarchy="0" table:function="auto">
            <table:data-pilot-level table:show-empty="false">
              <table:data-pilot-members>
                <table:data-pilot-member table:name="What is your experience working with the following tools and techniques? [Database Management Systems (e.g. MySQL, MS Access, Oracle)]" table:display="true" table:show-details="true"/>
                <table:data-pilot-member table:name="What is your experience working with the following tools and techniques? [Database-driven Applications]" table:display="true" table:show-details="true"/>
                <table:data-pilot-member table:name="What is your experience working with the following tools and techniques? [Extensible Markup Language (XML)]" table:display="true" table:show-details="true"/>
                <table:data-pilot-member table:name="What is your experience working with the following tools and techniques? [Web-based Application Development]"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Pivot Table_Q2_1'.A1:'Pivot Table_Q2_1'.F7" table:buttons="'Pivot Table_Q2_1'.A1 'Pivot Table_Q2_1'.A4 'Pivot Table_Q2_1'.B3" table:grand-total="none">
          <table:source-cell-range table:cell-range-address="Q2.A1:Q2.H79"/>
          <table:data-pilot-field table:source-field-name="FREQUENCY" table:orientation="column" table:used-hierarchy="0" table:function="auto">
            <table:data-pilot-level table:show-empty="false">
              <table:data-pilot-members>
                <table:data-pilot-member table:name="All the time" table:display="true" table:show-details="true"/>
                <table:data-pilot-member table:name="Most of the time" table:display="true" table:show-details="true"/>
                <table:data-pilot-member table:name="Not at all" table:display="true" table:show-details="true"/>
                <table:data-pilot-member table:name="Rarely" table:display="true" table:show-details="true"/>
                <table:data-pilot-member table:name="Some of the ti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QUESTION" table:orientation="row" table:used-hierarchy="0" table:function="auto">
            <table:data-pilot-level table:show-empty="false">
              <table:data-pilot-members>
                <table:data-pilot-member table:name="How often do you use the following storage solutions when building data-centric applications? [Cloud-based]" table:display="true" table:show-details="true"/>
                <table:data-pilot-member table:name="How often do you use the following storage solutions when building data-centric applications? [Database-based]" table:display="true" table:show-details="true"/>
                <table:data-pilot-member table:name="How often do you use the following storage solutions when building data-centric applications? [File-bas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3" table:application-data="" table:target-range-address="'Pivot Table_Q3_1'.A1:'Pivot Table_Q3_1'.E8" table:buttons="'Pivot Table_Q3_1'.A1 'Pivot Table_Q3_1'.A4 'Pivot Table_Q3_1'.B3">
          <table:source-cell-range table:cell-range-address="Q3.A1:Q3.H79"/>
          <table:data-pilot-field table:source-field-name="STORAGE" table:orientation="column" table:used-hierarchy="0" table:function="auto">
            <table:data-pilot-level table:show-empty="false">
              <table:data-pilot-members>
                <table:data-pilot-member table:name="Cloud-based" table:display="true" table:show-details="true"/>
                <table:data-pilot-member table:name="Database-based" table:display="true" table:show-details="true"/>
                <table:data-pilot-member table:name="File-bas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QUESTION" table:orientation="row" table:used-hierarchy="0" table:function="auto">
            <table:data-pilot-level table:show-empty="false">
              <table:data-pilot-members>
                <table:data-pilot-member table:name="Please order the following storage solutions by preference, starting with the most prefered [Ranking 1]" table:display="true" table:show-details="true"/>
                <table:data-pilot-member table:name="Please order the following storage solutions by preference, starting with the most prefered [Ranking 2]" table:display="true" table:show-details="true"/>
                <table:data-pilot-member table:name="Please order the following storage solutions by preference, starting with the most prefered [Ranking 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Pivot Table_Q6_1'.A1:'Pivot Table_Q6_1'.F10" table:buttons="'Pivot Table_Q6_1'.A1 'Pivot Table_Q6_1'.A4 'Pivot Table_Q6_1'.B3" table:grand-total="none">
          <table:source-cell-range table:cell-range-address="Q6.A1:Q6.H157"/>
          <table:data-pilot-field table:source-field-name="LICKERT" table:orientation="column" table:used-hierarchy="0" table:function="auto">
            <table:data-pilot-level table:show-empty="false">
              <table:data-pilot-members>
                <table:data-pilot-member table:name="Agree" table:display="true" table:show-details="true"/>
                <table:data-pilot-member table:name="Disagree" table:display="true" table:show-details="true"/>
                <table:data-pilot-member table:name="Neutral" table:display="true" table:show-details="true"/>
                <table:data-pilot-member table:name="Strongly Agree" table:display="true" table:show-details="true"/>
                <table:data-pilot-member table:name="Strongly Disagre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QUESTION" table:orientation="row" table:used-hierarchy="0" table:function="auto">
            <table:data-pilot-level table:show-empty="false">
              <table:data-pilot-members>
                <table:data-pilot-member table:name="In relation to storing metadata on the filesystem, to what degree do you agree with the following? [It was easy to move the data to and from different platforms]" table:display="true" table:show-details="true"/>
                <table:data-pilot-member table:name="In relation to storing metadata on the filesystem, to what degree do you agree with the following? [There was no need to use additional software tools to access the files]" table:display="true" table:show-details="true"/>
                <table:data-pilot-member table:name="In relation to the collection hierarchical structure, to what degree do you agree with the following statements? [The structure was easy to process with a program]" table:display="true" table:show-details="true"/>
                <table:data-pilot-member table:name="In relation to the collection hierarchical structure, to what degree do you agree with the following statements? [The structure was easy to understand]" table:display="true" table:show-details="true"/>
                <table:data-pilot-member table:name="In relation to the XML encoding, to what degree do you agree with the following statements? [The metadata encoding was easy to process with a program]" table:display="true" table:show-details="true"/>
                <table:data-pilot-member table:name="In relation to the XML encoding, to what degree do you agree with the following statements? [The metadata encoding was easy to understan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5" table:application-data="" table:target-range-address="'Pivot Table_Q11_1'.A1:'Pivot Table_Q11_1'.F7" table:buttons="'Pivot Table_Q11_1'.A1 'Pivot Table_Q11_1'.A4 'Pivot Table_Q11_1'.B3" table:grand-total="none">
          <table:source-cell-range table:cell-range-address="Q11.A1:Q11.H79"/>
          <table:data-pilot-field table:source-field-name="RESPONSE" table:orientation="column" table:used-hierarchy="0" table:function="auto">
            <table:data-pilot-level table:show-empty="false">
              <table:data-pilot-members>
                <table:data-pilot-member table:name="Agree" table:display="true" table:show-details="true"/>
                <table:data-pilot-member table:name="Disagree" table:display="true" table:show-details="true"/>
                <table:data-pilot-member table:name="Neutral" table:display="true" table:show-details="true"/>
                <table:data-pilot-member table:name="Strongly Agree" table:display="true" table:show-details="true"/>
                <table:data-pilot-member table:name="Strongly Disagre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QUESTION" table:orientation="row" table:used-hierarchy="0" table:function="auto">
            <table:data-pilot-level table:show-empty="false">
              <table:data-pilot-members>
                <table:data-pilot-member table:name="In relation to the programming languages used, to what degree do you agree with the following? [The directory hierarchical structure was easy to process]" table:display="true" table:show-details="true"/>
                <table:data-pilot-member table:name="In relation to the programming languages used, to what degree do you agree with the following? [The metadata file format was easy to parse]" table:display="true" table:show-details="true"/>
                <table:data-pilot-member table:name="In relation to the programming languages used, to what degree do you agree with the following? [The metadata format influenced the choice of the programming languag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6" table:application-data="" table:target-range-address="'Pivot Table_Q12_1'.A1:'Pivot Table_Q12_1'.E8" table:buttons="'Pivot Table_Q12_1'.A1 'Pivot Table_Q12_1'.A4 'Pivot Table_Q12_1'.B3" table:grand-total="none">
          <table:source-cell-range table:cell-range-address="Q12.A1:Q12.H105"/>
          <table:data-pilot-field table:source-field-name="SOLUTION" table:orientation="column" table:used-hierarchy="0" table:function="auto">
            <table:data-pilot-level table:show-empty="false">
              <table:data-pilot-members>
                <table:data-pilot-member table:name="Both" table:display="true" table:show-details="true"/>
                <table:data-pilot-member table:name="Database-centric Store" table:display="true" table:show-details="true"/>
                <table:data-pilot-member table:name="File-base Store" table:display="true" table:show-details="true"/>
                <table:data-pilot-member table:name="Neithe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QUESTION" table:orientation="row" table:used-hierarchy="0" table:function="auto">
            <table:data-pilot-level table:show-empty="false">
              <table:data-pilot-members>
                <table:data-pilot-member table:name="In your opinion, between file-based and database-centric solutions, which would be best suited for the following tasks? [Copying files to and from different platforms]" table:display="true" table:show-details="true"/>
                <table:data-pilot-member table:name="In your opinion, between file-based and database-centric solutions, which would be best suited for the following tasks? [Deleting metadata records]" table:display="true" table:show-details="true"/>
                <table:data-pilot-member table:name="In your opinion, between file-based and database-centric solutions, which would be best suited for the following tasks? [Editing metadata records]" table:display="true" table:show-details="true"/>
                <table:data-pilot-member table:name="In your opinion, between file-based and database-centric solutions, which would be best suited for the following tasks? [Reading metadata record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7" table:application-data="" table:target-range-address="'Pivot Table_Q9_1'.A1:'Pivot Table_Q9_1'.H5" table:buttons="'Pivot Table_Q9_1'.A1 'Pivot Table_Q9_1'.A3" table:grand-total="none">
          <table:source-cell-range table:cell-range-address="Q9.A1:Q9.H209"/>
          <table:data-pilot-field table:source-field-name="LANGUAGE" table:orientation="column" table:used-hierarchy="0" table:function="auto">
            <table:data-pilot-level table:show-empty="false">
              <table:data-pilot-members>
                <table:data-pilot-member table:name="C#" table:display="true" table:show-details="true"/>
                <table:data-pilot-member table:name="HTML5" table:display="true" table:show-details="true"/>
                <table:data-pilot-member table:name="Java" table:display="true" table:show-details="true"/>
                <table:data-pilot-member table:name="JavaScript" table:display="true" table:show-details="true"/>
                <table:data-pilot-member table:name="PHP" table:display="true" table:show-details="true"/>
                <table:data-pilot-member table:name="Python" table:display="true" table:show-details="true"/>
                <table:data-pilot-member table:name="Ruby" table:display="true" table:show-details="true"/>
                <table:data-pilot-member table:name="XSLT"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COUNT" table:orientation="data" table:used-hierarchy="0" table:function="sum">
            <table:data-pilot-level table:show-empty="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8" table:application-data="" table:target-range-address="'Pivot Table_Q10_1'.A1:'Pivot Table_Q10_1'.B5" table:buttons="'Pivot Table_Q10_1'.A1 'Pivot Table_Q10_1'.A3" table:grand-total="none">
          <table:source-cell-range table:cell-range-address="Q10.A1:Q10.G27"/>
          <table:data-pilot-field table:source-field-name="Does the Web service you implemented make use of an additional backend tools (i.e. database)?" table:orientation="column" table:used-hierarchy="0" table:function="auto">
            <table:data-pilot-level table:show-empty="false">
              <table:data-pilot-members>
                <table:data-pilot-member table:name="No" table:display="true" table:show-details="true"/>
                <table:data-pilot-member table:name="Ye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9" table:application-data="" table:target-range-address="'Pivot Table_Q10_2'.A1:'Pivot Table_Q10_2'.C18" table:buttons="'Pivot Table_Q10_2'.A1 'Pivot Table_Q10_2'.A3 'Pivot Table_Q10_2'.B3">
          <table:source-cell-range table:cell-range-address="Q10.A1:Q10.G27"/>
          <table:data-pilot-field table:source-field-name="Which programming assignment group were you a member of?" table:orientation="row" table:used-hierarchy="0" table:function="auto">
            <table:data-pilot-level table:show-empty="false">
              <table:data-pilot-members>
                <table:data-pilot-member table:name="Group 1" table:display="true" table:show-details="true"/>
                <table:data-pilot-member table:name="Group 10" table:display="true" table:show-details="true"/>
                <table:data-pilot-member table:name="Group 11" table:display="true" table:show-details="true"/>
                <table:data-pilot-member table:name="Group 12" table:display="true" table:show-details="true"/>
                <table:data-pilot-member table:name="Group 2" table:display="true" table:show-details="true"/>
                <table:data-pilot-member table:name="Group 3" table:display="true" table:show-details="true"/>
                <table:data-pilot-member table:name="Group 4" table:display="true" table:show-details="true"/>
                <table:data-pilot-member table:name="Group 5" table:display="true" table:show-details="true"/>
                <table:data-pilot-member table:name="Group 6" table:display="true" table:show-details="true"/>
                <table:data-pilot-member table:name="Group 7" table:display="true" table:show-details="true"/>
                <table:data-pilot-member table:name="Group 8" table:display="true" table:show-details="true"/>
                <table:data-pilot-member table:name="Group 9"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oes the Web service you implemented make use of an additional backend tools (i.e. database)?" table:orientation="row" table:used-hierarchy="0" table:function="auto">
            <table:data-pilot-level table:show-empty="false">
              <table:data-pilot-subtotals>
                <table:data-pilot-subtotal table:function="count"/>
              </table:data-pilot-subtotals>
              <table:data-pilot-members>
                <table:data-pilot-member table:name="No" table:display="true" table:show-details="true"/>
                <table:data-pilot-member table:name="Ye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table>
        <table:data-pilot-table table:name="DataPilot10" table:application-data="" table:target-range-address="'Pivot Table_Q5_1'.A1:'Pivot Table_Q5_1'.E7" table:buttons="'Pivot Table_Q5_1'.A1 'Pivot Table_Q5_1'.A4 'Pivot Table_Q5_1'.B3" table:grand-total="none">
          <table:source-cell-range table:cell-range-address="Q5.A1:Q5.H79"/>
          <table:data-pilot-field table:source-field-name="RATING" table:orientation="column" table:used-hierarchy="0" table:function="auto">
            <table:data-pilot-level table:show-empty="false">
              <table:data-pilot-members>
                <table:data-pilot-member table:name="1" table:display="true" table:show-details="true"/>
                <table:data-pilot-member table:name="2" table:display="true" table:show-details="true"/>
                <table:data-pilot-member table:name="3" table:display="true" table:show-details="true"/>
                <table:data-pilot-member table:name="4"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QUESTION" table:orientation="row" table:used-hierarchy="0" table:function="auto">
            <table:data-pilot-level table:show-empty="false">
              <table:data-pilot-members>
                <table:data-pilot-member table:name="How would you rate your knowledge of the following DL concepts? [Digital Libraries]" table:display="true" table:show-details="true"/>
                <table:data-pilot-member table:name="How would you rate your knowledge of the following DL concepts? [Digital Preservation]" table:display="true" table:show-details="true"/>
                <table:data-pilot-member table:name="How would you rate your knowledge of the following DL concepts? [Metadata Standards (e.g. Dublin Core, MET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number:number-style style:name="N111">
      <number:number number:decimal-places="1" number:min-integer-digits="1"/>
    </number:number-style>
    <number:number-style style:name="N112">
      <number:number number:decimal-places="10" number:min-integer-digits="1"/>
    </number:number-style>
    <style:style style:name="Default" style:family="table-cell">
      <style:text-properties style:font-name="Liberation Serif"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ghton Phiri</meta:initial-creator>
    <meta:creation-date>2013-03-12T01:46:54</meta:creation-date>
    <dc:date>2013-03-17T15:06:18</dc:date>
    <dc:creator>Lighton Phiri</dc:creator>
    <meta:editing-duration>PT16H40M3S</meta:editing-duration>
    <meta:editing-cycles>162</meta:editing-cycles>
    <meta:generator>LibreOffice/3.5$Linux_x86 LibreOffice_project/350m1$Build-2</meta:generator>
    <meta:document-statistic meta:table-count="37" meta:cell-count="14098" meta:object-count="0"/>
  </office:meta>
</office:document-meta>
</file>